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5.976cm"/>
    </style:style>
    <style:style style:name="co8" style:family="table-column">
      <style:table-column-properties fo:break-before="auto" style:column-width="15.676cm"/>
    </style:style>
    <style:style style:name="co9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778cm"/>
    </style:style>
    <style:style style:name="co43" style:family="table-column">
      <style:table-column-properties fo:break-before="auto" style:column-width="2.879cm"/>
    </style:style>
    <style:style style:name="co44" style:family="table-column">
      <style:table-column-properties fo:break-before="auto" style:column-width="4.117cm"/>
    </style:style>
    <style:style style:name="co45" style:family="table-column">
      <style:table-column-properties fo:break-before="auto" style:column-width="3.445cm"/>
    </style:style>
    <style:style style:name="co46" style:family="table-column">
      <style:table-column-properties fo:break-before="auto" style:column-width="7.292cm"/>
    </style:style>
    <style:style style:name="co15" style:family="table-column">
      <style:table-column-properties fo:break-before="auto" style:column-width="1.81cm"/>
    </style:style>
    <style:style style:name="co16" style:family="table-column">
      <style:table-column-properties fo:break-before="auto" style:column-width="6.89cm"/>
    </style:style>
    <style:style style:name="co17" style:family="table-column">
      <style:table-column-properties fo:break-before="auto" style:column-width="7.184cm"/>
    </style:style>
    <style:style style:name="co18" style:family="table-column">
      <style:table-column-properties fo:break-before="auto" style:column-width="2.757cm"/>
    </style:style>
    <style:style style:name="co19" style:family="table-column">
      <style:table-column-properties fo:break-before="auto" style:column-width="5.371cm"/>
    </style:style>
    <style:style style:name="co20" style:family="table-column">
      <style:table-column-properties fo:break-before="auto" style:column-width="2.044cm"/>
    </style:style>
    <style:style style:name="co21" style:family="table-column">
      <style:table-column-properties fo:break-before="auto" style:column-width="3.958cm"/>
    </style:style>
    <style:style style:name="co22" style:family="table-column">
      <style:table-column-properties fo:break-before="auto" style:column-width="3.12cm"/>
    </style:style>
    <style:style style:name="co23" style:family="table-column">
      <style:table-column-properties fo:break-before="auto" style:column-width="4.763cm"/>
    </style:style>
    <style:style style:name="co24" style:family="table-column">
      <style:table-column-properties fo:break-before="auto" style:column-width="4.547cm"/>
    </style:style>
    <style:style style:name="co25" style:family="table-column">
      <style:table-column-properties fo:break-before="auto" style:column-width="6.389cm"/>
    </style:style>
    <style:style style:name="co26" style:family="table-column">
      <style:table-column-properties fo:break-before="auto" style:column-width="16.524cm"/>
    </style:style>
    <style:style style:name="co27" style:family="table-column">
      <style:table-column-properties fo:break-before="auto" style:column-width="6.916cm"/>
    </style:style>
    <style:style style:name="co28" style:family="table-column">
      <style:table-column-properties fo:break-before="auto" style:column-width="2.475cm"/>
    </style:style>
    <style:style style:name="co29" style:family="table-column">
      <style:table-column-properties fo:break-before="auto" style:column-width="2.649cm"/>
    </style:style>
    <style:style style:name="co30" style:family="table-column">
      <style:table-column-properties fo:break-before="auto" style:column-width="2.314cm"/>
    </style:style>
    <style:style style:name="co31" style:family="table-column">
      <style:table-column-properties fo:break-before="auto" style:column-width="3.632cm"/>
    </style:style>
    <style:style style:name="co32" style:family="table-column">
      <style:table-column-properties fo:break-before="auto" style:column-width="3.149cm"/>
    </style:style>
    <style:style style:name="co33" style:family="table-column">
      <style:table-column-properties fo:break-before="auto" style:column-width="3.687cm"/>
    </style:style>
    <style:style style:name="co34" style:family="table-column">
      <style:table-column-properties fo:break-before="auto" style:column-width="5.14cm"/>
    </style:style>
    <style:style style:name="co35" style:family="table-column">
      <style:table-column-properties fo:break-before="auto" style:column-width="5.166cm"/>
    </style:style>
    <style:style style:name="co36" style:family="table-column">
      <style:table-column-properties fo:break-before="auto" style:column-width="5.408cm"/>
    </style:style>
    <style:style style:name="co37" style:family="table-column">
      <style:table-column-properties fo:break-before="auto" style:column-width="5.274cm"/>
    </style:style>
    <style:style style:name="co38" style:family="table-column">
      <style:table-column-properties fo:break-before="auto" style:column-width="1.829cm"/>
    </style:style>
    <style:style style:name="co39" style:family="table-column">
      <style:table-column-properties fo:break-before="auto" style:column-width="4.157cm"/>
    </style:style>
    <style:style style:name="co40" style:family="table-column">
      <style:table-column-properties fo:break-before="auto" style:column-width="2.099cm"/>
    </style:style>
    <style:style style:name="co41" style:family="table-column">
      <style:table-column-properties fo:break-before="auto" style:column-width="3.417cm"/>
    </style:style>
    <style:style style:name="co42" style:family="table-column">
      <style:table-column-properties fo:break-before="auto" style:column-width="4.655cm"/>
    </style:style>
    <style:style style:name="co47" style:family="table-column">
      <style:table-column-properties fo:break-before="auto" style:column-width="4.736cm"/>
    </style:style>
    <style:style style:name="co48" style:family="table-column">
      <style:table-column-properties fo:break-before="auto" style:column-width="5.355cm"/>
    </style:style>
    <style:style style:name="co49" style:family="table-column">
      <style:table-column-properties fo:break-before="auto" style:column-width="5.006cm"/>
    </style:style>
    <style:style style:name="co50" style:family="table-column">
      <style:table-column-properties fo:break-before="auto" style:column-width="2.582cm"/>
    </style:style>
    <style:style style:name="ro12" style:family="table-row">
      <style:table-row-properties style:row-height="1.711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473cm" fo:break-before="auto" style:use-optimal-row-height="false"/>
    </style:style>
    <style:style style:name="ro1" style:family="table-row">
      <style:table-row-properties style:row-height="0.494cm" fo:break-before="auto" style:use-optimal-row-height="true"/>
    </style:style>
    <style:style style:name="ro44" style:family="table-row">
      <style:table-row-properties style:row-height="1.263cm" fo:break-before="auto" style:use-optimal-row-height="false"/>
    </style:style>
    <style:style style:name="ro51" style:family="table-row">
      <style:table-row-properties style:row-height="1.342cm" fo:break-before="auto" style:use-optimal-row-height="false"/>
    </style:style>
    <style:style style:name="ro77" style:family="table-row">
      <style:table-row-properties style:row-height="1.236cm" fo:break-before="auto" style:use-optimal-row-height="false"/>
    </style:style>
    <style:style style:name="ro9" style:family="table-row">
      <style:table-row-properties style:row-height="0.841cm" fo:break-before="auto" style:use-optimal-row-height="true"/>
    </style:style>
    <style:style style:name="ro78" style:family="table-row">
      <style:table-row-properties style:row-height="1.842cm" fo:break-before="auto" style:use-optimal-row-height="false"/>
    </style:style>
    <style:style style:name="ro11" style:family="table-row">
      <style:table-row-properties style:row-height="0.496cm" fo:break-before="auto" style:use-optimal-row-height="true"/>
    </style:style>
    <style:style style:name="ro15" style:family="table-row">
      <style:table-row-properties style:row-height="0.792cm" fo:break-before="auto" style:use-optimal-row-height="true"/>
    </style:style>
    <style:style style:name="ro16" style:family="table-row">
      <style:table-row-properties style:row-height="0.894cm" fo:break-before="auto" style:use-optimal-row-height="false"/>
    </style:style>
    <style:style style:name="ro17" style:family="table-row">
      <style:table-row-properties style:row-height="9.003cm" fo:break-before="auto" style:use-optimal-row-height="true"/>
    </style:style>
    <style:style style:name="ro18" style:family="table-row">
      <style:table-row-properties style:row-height="3.316cm" fo:break-before="auto" style:use-optimal-row-height="true"/>
    </style:style>
    <style:style style:name="ro19" style:family="table-row">
      <style:table-row-properties style:row-height="0.894cm" fo:break-before="auto" style:use-optimal-row-height="true"/>
    </style:style>
    <style:style style:name="ro20" style:family="table-row">
      <style:table-row-properties style:row-height="2.157cm" fo:break-before="auto" style:use-optimal-row-height="true"/>
    </style:style>
    <style:style style:name="ro21" style:family="table-row">
      <style:table-row-properties style:row-height="1.289cm" fo:break-before="auto" style:use-optimal-row-height="false"/>
    </style:style>
    <style:style style:name="ro22" style:family="table-row">
      <style:table-row-properties style:row-height="1.42cm" fo:break-before="auto" style:use-optimal-row-height="false"/>
    </style:style>
    <style:style style:name="ro23" style:family="table-row">
      <style:table-row-properties style:row-height="1.369cm" fo:break-before="auto" style:use-optimal-row-height="false"/>
    </style:style>
    <style:style style:name="ro24" style:family="table-row">
      <style:table-row-properties style:row-height="0.947cm" fo:break-before="auto" style:use-optimal-row-height="false"/>
    </style:style>
    <style:style style:name="ro25" style:family="table-row">
      <style:table-row-properties style:row-height="0.526cm" fo:break-before="auto" style:use-optimal-row-height="true"/>
    </style:style>
    <style:style style:name="ro26" style:family="table-row">
      <style:table-row-properties style:row-height="0.605cm" fo:break-before="auto" style:use-optimal-row-height="false"/>
    </style:style>
    <style:style style:name="ro27" style:family="table-row">
      <style:table-row-properties style:row-height="0.529cm" fo:break-before="auto" style:use-optimal-row-height="false"/>
    </style:style>
    <style:style style:name="ro28" style:family="table-row">
      <style:table-row-properties style:row-height="1.316cm" fo:break-before="auto" style:use-optimal-row-height="true"/>
    </style:style>
    <style:style style:name="ro29" style:family="table-row">
      <style:table-row-properties style:row-height="8.475cm" fo:break-before="auto" style:use-optimal-row-height="true"/>
    </style:style>
    <style:style style:name="ro30" style:family="table-row">
      <style:table-row-properties style:row-height="1.737cm" fo:break-before="auto" style:use-optimal-row-height="true"/>
    </style:style>
    <style:style style:name="ro31" style:family="table-row">
      <style:table-row-properties style:row-height="9.687cm" fo:break-before="auto" style:use-optimal-row-height="false"/>
    </style:style>
    <style:style style:name="ro32" style:family="table-row">
      <style:table-row-properties style:row-height="2.579cm" fo:break-before="auto" style:use-optimal-row-height="true"/>
    </style:style>
    <style:style style:name="ro33" style:family="table-row">
      <style:table-row-properties style:row-height="4.263cm" fo:break-before="auto" style:use-optimal-row-height="true"/>
    </style:style>
    <style:style style:name="ro34" style:family="table-row">
      <style:table-row-properties style:row-height="5.95cm" fo:break-before="auto" style:use-optimal-row-height="true"/>
    </style:style>
    <style:style style:name="ro35" style:family="table-row">
      <style:table-row-properties style:row-height="3cm" fo:break-before="auto" style:use-optimal-row-height="true"/>
    </style:style>
    <style:style style:name="ro36" style:family="table-row">
      <style:table-row-properties style:row-height="6.369cm" fo:break-before="auto" style:use-optimal-row-height="true"/>
    </style:style>
    <style:style style:name="ro37" style:family="table-row">
      <style:table-row-properties style:row-height="6.791cm" fo:break-before="auto" style:use-optimal-row-height="true"/>
    </style:style>
    <style:style style:name="ro38" style:family="table-row">
      <style:table-row-properties style:row-height="1.974cm" fo:break-before="auto" style:use-optimal-row-height="false"/>
    </style:style>
    <style:style style:name="ro39" style:family="table-row">
      <style:table-row-properties style:row-height="14.374cm" fo:break-before="auto" style:use-optimal-row-height="true"/>
    </style:style>
    <style:style style:name="ro40" style:family="table-row">
      <style:table-row-properties style:row-height="2.947cm" fo:break-before="auto" style:use-optimal-row-height="false"/>
    </style:style>
    <style:style style:name="ro41" style:family="table-row">
      <style:table-row-properties style:row-height="1.685cm" fo:break-before="auto" style:use-optimal-row-height="false"/>
    </style:style>
    <style:style style:name="ro42" style:family="table-row">
      <style:table-row-properties style:row-height="1.131cm" fo:break-before="auto" style:use-optimal-row-height="false"/>
    </style:style>
    <style:style style:name="ro43" style:family="table-row">
      <style:table-row-properties style:row-height="5.897cm" fo:break-before="auto" style:use-optimal-row-height="false"/>
    </style:style>
    <style:style style:name="ro45" style:family="table-row">
      <style:table-row-properties style:row-height="3.422cm" fo:break-before="auto" style:use-optimal-row-height="false"/>
    </style:style>
    <style:style style:name="ro46" style:family="table-row">
      <style:table-row-properties style:row-height="1.053cm" fo:break-before="auto" style:use-optimal-row-height="false"/>
    </style:style>
    <style:style style:name="ro47" style:family="table-row">
      <style:table-row-properties style:row-height="4.685cm" fo:break-before="auto" style:use-optimal-row-height="true"/>
    </style:style>
    <style:style style:name="ro48" style:family="table-row">
      <style:table-row-properties style:row-height="3.422cm" fo:break-before="auto" style:use-optimal-row-height="true"/>
    </style:style>
    <style:style style:name="ro49" style:family="table-row">
      <style:table-row-properties style:row-height="1.632cm" fo:break-before="auto" style:use-optimal-row-height="false"/>
    </style:style>
    <style:style style:name="ro50" style:family="table-row">
      <style:table-row-properties style:row-height="2.027cm" fo:break-before="auto" style:use-optimal-row-height="false"/>
    </style:style>
    <style:style style:name="ro52" style:family="table-row">
      <style:table-row-properties style:row-height="1.316cm" fo:break-before="auto" style:use-optimal-row-height="false"/>
    </style:style>
    <style:style style:name="ro53" style:family="table-row">
      <style:table-row-properties style:row-height="2cm" fo:break-before="auto" style:use-optimal-row-height="false"/>
    </style:style>
    <style:style style:name="ro54" style:family="table-row">
      <style:table-row-properties style:row-height="2.263cm" fo:break-before="auto" style:use-optimal-row-height="false"/>
    </style:style>
    <style:style style:name="ro55" style:family="table-row">
      <style:table-row-properties style:row-height="1.605cm" fo:break-before="auto" style:use-optimal-row-height="false"/>
    </style:style>
    <style:style style:name="ro56" style:family="table-row">
      <style:table-row-properties style:row-height="1.499cm" fo:break-before="auto" style:use-optimal-row-height="false"/>
    </style:style>
    <style:style style:name="ro57" style:family="table-row">
      <style:table-row-properties style:row-height="1.552cm" fo:break-before="auto" style:use-optimal-row-height="false"/>
    </style:style>
    <style:style style:name="ro58" style:family="table-row">
      <style:table-row-properties style:row-height="2.21cm" fo:break-before="auto" style:use-optimal-row-height="false"/>
    </style:style>
    <style:style style:name="ro59" style:family="table-row">
      <style:table-row-properties style:row-height="1.579cm" fo:break-before="auto" style:use-optimal-row-height="false"/>
    </style:style>
    <style:style style:name="ro60" style:family="table-row">
      <style:table-row-properties style:row-height="1.21cm" fo:break-before="auto" style:use-optimal-row-height="false"/>
    </style:style>
    <style:style style:name="ro61" style:family="table-row">
      <style:table-row-properties style:row-height="1.446cm" fo:break-before="auto" style:use-optimal-row-height="false"/>
    </style:style>
    <style:style style:name="ro62" style:family="table-row">
      <style:table-row-properties style:row-height="3.106cm" fo:break-before="auto" style:use-optimal-row-height="false"/>
    </style:style>
    <style:style style:name="ro63" style:family="table-row">
      <style:table-row-properties style:row-height="3.475cm" fo:break-before="auto" style:use-optimal-row-height="false"/>
    </style:style>
    <style:style style:name="ro64" style:family="table-row">
      <style:table-row-properties style:row-height="1.395cm" fo:break-before="auto" style:use-optimal-row-height="false"/>
    </style:style>
    <style:style style:name="ro65" style:family="table-row">
      <style:table-row-properties style:row-height="2.605cm" fo:break-before="auto" style:use-optimal-row-height="false"/>
    </style:style>
    <style:style style:name="ro66" style:family="table-row">
      <style:table-row-properties style:row-height="2.738cm" fo:break-before="auto" style:use-optimal-row-height="false"/>
    </style:style>
    <style:style style:name="ro67" style:family="table-row">
      <style:table-row-properties style:row-height="3.343cm" fo:break-before="auto" style:use-optimal-row-height="false"/>
    </style:style>
    <style:style style:name="ro68" style:family="table-row">
      <style:table-row-properties style:row-height="2.316cm" fo:break-before="auto" style:use-optimal-row-height="false"/>
    </style:style>
    <style:style style:name="ro69" style:family="table-row">
      <style:table-row-properties style:row-height="2.422cm" fo:break-before="auto" style:use-optimal-row-height="false"/>
    </style:style>
    <style:style style:name="ro70" style:family="table-row">
      <style:table-row-properties style:row-height="1.868cm" fo:break-before="auto" style:use-optimal-row-height="false"/>
    </style:style>
    <style:style style:name="ro71" style:family="table-row">
      <style:table-row-properties style:row-height="1.737cm" fo:break-before="auto" style:use-optimal-row-height="false"/>
    </style:style>
    <style:style style:name="ro72" style:family="table-row">
      <style:table-row-properties style:row-height="3.053cm" fo:break-before="auto" style:use-optimal-row-height="false"/>
    </style:style>
    <style:style style:name="ro73" style:family="table-row">
      <style:table-row-properties style:row-height="3cm" fo:break-before="auto" style:use-optimal-row-height="false"/>
    </style:style>
    <style:style style:name="ro74" style:family="table-row">
      <style:table-row-properties style:row-height="2.685cm" fo:break-before="auto" style:use-optimal-row-height="false"/>
    </style:style>
    <style:style style:name="ro75" style:family="table-row">
      <style:table-row-properties style:row-height="3.237cm" fo:break-before="auto" style:use-optimal-row-height="false"/>
    </style:style>
    <style:style style:name="ro76" style:family="table-row">
      <style:table-row-properties style:row-height="1.658cm" fo:break-before="auto" style:use-optimal-row-height="false"/>
    </style:style>
    <style:style style:name="ro79" style:family="table-row">
      <style:table-row-properties style:row-height="2.08cm" fo:break-before="auto" style:use-optimal-row-height="false"/>
    </style:style>
    <style:style style:name="ro80" style:family="table-row">
      <style:table-row-properties style:row-height="3.159cm" fo:break-before="auto" style:use-optimal-row-height="false"/>
    </style:style>
    <style:style style:name="ro81" style:family="table-row">
      <style:table-row-properties style:row-height="2.369cm" fo:break-before="auto" style:use-optimal-row-height="false"/>
    </style:style>
    <style:style style:name="ro82" style:family="table-row">
      <style:table-row-properties style:row-height="8.056cm" fo:break-before="auto" style:use-optimal-row-height="true"/>
    </style:style>
    <style:style style:name="ro83" style:family="table-row">
      <style:table-row-properties style:row-height="2.79cm" fo:break-before="auto" style:use-optimal-row-height="false"/>
    </style:style>
    <style:style style:name="ro84" style:family="table-row">
      <style:table-row-properties style:row-height="2.711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Cover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4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fo:background-color="#e6e6ff" fo:wrap-option="wrap" fo:border="0.002cm solid #000000" style:vertical-align="top"/>
      <style:text-properties style:font-name="Arial1" fo:font-size="10pt" fo:font-weight="bold" style:font-name-asian="ＭＳ Ｐゴシック" style:font-weight-asian="normal" style:font-name-complex="Arial1" style:font-weight-complex="normal"/>
    </style:style>
    <style:style style:name="ce51" style:family="table-cell" style:parent-style-name="Default">
      <style:table-cell-properties fo:background-color="#e6e6ff" fo:wrap-option="wrap" fo:border="0.002cm solid #000000" style:vertical-align="top"/>
      <style:text-properties style:font-name="Arial1" fo:font-size="10pt" fo:font-weight="bold" style:font-name-asian="ＭＳ Ｐゴシック" style:font-name-complex="Arial1"/>
    </style:style>
    <style:style style:name="ce52" style:family="table-cell" style:parent-style-name="Default">
      <style:table-cell-properties fo:background-color="#e6e6ff" fo:wrap-option="wrap" fo:border="0.002cm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53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1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54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1" fo:font-size="10pt" fo:font-weight="bold" style:font-name-asian="ＭＳ Ｐゴシック" style:font-size-asian="11pt" style:font-weight-asian="normal" style:font-name-complex="Arial1" style:font-size-complex="11pt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name-complex="Arial1" style:font-size-complex="10pt" style:font-weight-complex="bold"/>
    </style:style>
    <style:style style:name="ce57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name-complex="Arial1" style:font-size-complex="10pt"/>
    </style:style>
    <style:style style:name="ce58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59" style:family="table-cell" style:parent-style-name="Normal_5f_Sheet1">
      <style:table-cell-properties fo:background-color="#e6e6ff" fo:border="0.002cm solid #000000"/>
      <style:text-properties style:font-name="Arial" fo:font-size="10pt" fo:language="en" fo:country="US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60" style:family="table-cell" style:parent-style-name="Normal_5f_Sheet1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4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61" style:family="table-cell" style:parent-style-name="Normal_5f_Sheet1">
      <style:table-cell-properties style:glyph-orientation-vertical="0" fo:background-color="#e6e6ff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0pt" style:font-size-asian="10pt" style:font-size-complex="10pt"/>
    </style:style>
    <style:style style:name="ce64" style:family="table-cell" style:parent-style-name="Default">
      <style:text-properties fo:font-size="10pt" style:font-size-asian="10pt" style:font-size-complex="10pt"/>
    </style:style>
    <style:style style:name="ce6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212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size="10pt" style:font-name-asian="Arial" style:font-size-asian="9pt" style:font-name-complex="Tahoma" style:font-size-complex="9pt"/>
    </style:style>
    <style:style style:name="ce206" style:family="table-cell" style:parent-style-name="Default">
      <style:table-cell-properties fo:wrap-option="wrap"/>
    </style:style>
    <style:style style:name="ce19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ahoma1" fo:font-size="16pt" fo:font-style="normal" fo:text-shadow="none" style:text-underline-style="none" fo:font-weight="bold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9" style:family="table-cell" style:parent-style-name="Default">
      <style:table-cell-properties fo:background-color="#e6e6ff" fo:wrap-option="wrap" fo:border="0.002cm solid #000000" style:vertical-align="top"/>
      <style:text-properties style:font-name="Arial1" fo:font-size="10pt" fo:font-weight="bold" style:font-name-asian="ＭＳ Ｐゴシック" style:font-weight-asian="bold" style:font-name-complex="Arial1" style:font-weight-complex="bold"/>
    </style:style>
    <style:style style:name="ce200" style:family="table-cell" style:parent-style-name="Default">
      <style:table-cell-properties fo:background-color="#e6e6ff" fo:wrap-option="wrap" fo:border="0.002cm solid #000000" style:vertical-align="top"/>
      <style:text-properties style:font-name="Arial1" fo:font-size="10pt" fo:font-weight="bold" style:font-name-asian="ＭＳ Ｐゴシック" style:font-name-complex="Arial1"/>
    </style:style>
    <style:style style:name="ce201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name-asian="Arial" style:font-size-asian="9pt" style:font-weight-asian="bold" style:font-name-complex="Tahoma" style:font-size-complex="9pt" style:font-weight-complex="bold"/>
    </style:style>
    <style:style style:name="ce202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203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3" fo:font-size="10pt" fo:font-weight="bold" style:font-name-asian="ＭＳ Ｐゴシック" style:font-size-asian="11pt" style:font-weight-asian="bold" style:font-name-complex="Arial1" style:font-size-complex="11pt" style:font-weight-complex="bold"/>
    </style:style>
    <style:style style:name="ce204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center" fo:margin-left="0cm"/>
      <style:text-properties fo:font-size="10pt" fo:font-weight="bold"/>
    </style:style>
    <style:style style:name="ce205" style:family="table-cell" style:parent-style-name="Default">
      <style:table-cell-properties fo:wrap-option="wrap" style:vertical-align="top"/>
      <style:text-properties fo:font-size="10pt"/>
    </style:style>
    <style:style style:name="ce20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09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210" style:family="table-cell" style:parent-style-name="Default">
      <style:table-cell-properties fo:background-color="#e6e6ff" fo:wrap-option="wrap" fo:border="0.002cm solid #000000"/>
    </style:style>
    <style:style style:name="ce211" style:family="table-cell" style:parent-style-name="Default">
      <style:table-cell-properties fo:wrap-option="wrap"/>
      <style:text-properties fo:font-size="10pt"/>
    </style:style>
    <style:style style:name="ce213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name-asian="Arial" style:font-size-asian="9pt" style:font-weight-asian="normal" style:font-name-complex="Tahoma" style:font-size-complex="9pt" style:font-weight-complex="normal"/>
    </style:style>
    <style:style style:name="ce214" style:family="table-cell" style:parent-style-name="Default">
      <style:table-cell-properties fo:background-color="#e6e6ff" style:text-align-source="fix" style:repeat-content="false" fo:wrap-option="wrap" fo:border="0.002cm solid #000000" style:vertical-align="top"/>
      <style:paragraph-properties fo:text-align="start"/>
      <style:text-properties fo:color="#000000" style:font-name="Arial3" fo:font-size="10pt" fo:font-weight="normal" style:font-name-asian="Tahoma1" style:font-size-asian="9pt" style:font-weight-asian="normal" style:font-name-complex="Tahoma" style:font-size-complex="9pt" style:font-weight-complex="normal"/>
    </style:style>
    <style:style style:name="ce215" style:family="table-cell" style:parent-style-name="Default">
      <style:table-cell-properties fo:background-color="#e6e6ff" fo:wrap-option="wrap" fo:border="0.002cm solid #000000"/>
      <style:text-properties fo:font-size="10pt"/>
    </style:style>
    <style:style style:name="ce216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217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 fo:margin-left="0cm"/>
      <style:text-properties fo:font-size="10pt"/>
    </style:style>
    <style:style style:name="ce218" style:family="table-cell" style:parent-style-name="Default">
      <style:table-cell-properties fo:background-color="#e6e6ff" style:text-align-source="fix" style:repeat-content="false" fo:wrap-option="wrap" fo:border="0.002cm solid #000000"/>
      <style:paragraph-properties fo:text-align="center" fo:margin-left="0cm"/>
      <style:text-properties fo:font-size="10pt" fo:font-weight="bold"/>
    </style:style>
    <style:style style:name="ce4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2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 style:data-style-name="N157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5" style:family="table-cell" style:parent-style-name="Default" style:data-style-name="N157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57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1" fo:font-size="10pt"/>
    </style:style>
    <style:style style:name="ce8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order-bottom="0.035cm solid #000000" fo:background-color="#e6e6e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1" style:family="table-cell" style:parent-style-name="Default">
      <style:table-cell-properties fo:background-color="#ffffff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2" style:family="table-cell" style:parent-style-name="Default">
      <style:table-cell-properties fo:background-color="#ffffff" fo:wrap-option="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ff" fo:wrap-option="wrap" fo:border="0.002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4" style:family="table-cell" style:parent-style-name="Default">
      <style:table-cell-properties style:vertical-align="top"/>
    </style:style>
    <style:style style:name="ce95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 style:data-style-name="N37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top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" style:data-style-name="N188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bold"/>
    </style:style>
    <style:style style:name="ce12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bold"/>
    </style:style>
    <style:style style:name="ce12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12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fo:color="#0000ff" fo:font-size="10pt" fo:font-weight="bold"/>
    </style:style>
    <style:style style:name="ce125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3" fo:font-size="10pt" fo:font-weight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2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Default">
      <style:text-properties style:font-name="Arial3" fo:font-size="10pt" fo:font-weight="normal"/>
    </style:style>
    <style:style style:name="ce13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1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_20_1" style:data-style-name="N188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13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43" style:family="table-cell" style:parent-style-name="Normal_5f_Sheet1">
      <style:text-properties style:font-name="Arial" fo:font-size="10pt" fo:language="en" fo:country="US" fo:font-weight="bold" style:text-underline-mode="continuous" style:text-overline-mode="continuous" style:text-line-through-mode="continuous" style:font-size-asian="10pt" style:language-asian="en" style:country-asian="US" style:font-weight-asian="bold" style:font-size-complex="10pt" style:language-complex="en" style:country-complex="US" style:font-weight-complex="bold" style:text-emphasize="none" style:font-relief="none" style:text-overline-style="none" style:text-overline-color="font-color"/>
    </style:style>
    <style:style style:name="ce144" style:family="table-cell" style:parent-style-name="Normal_5f_Sheet1">
      <style:text-properties style:font-name="Arial" fo:font-size="10pt" fo:language="en" fo:country="US" fo:font-weight="normal" style:text-underline-mode="continuous" style:text-overline-mode="continuous" style:text-line-through-mode="continuous" style:font-size-asian="10pt" style:language-asian="en" style:country-asian="US" style:font-weight-asian="normal" style:font-size-complex="10pt" style:language-complex="en" style:country-complex="US" style:font-weight-complex="normal" style:text-emphasize="none" style:font-relief="none" style:text-overline-style="none" style:text-overline-color="font-color"/>
    </style:style>
    <style:style style:name="ce145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4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46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4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ce1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5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5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ff" style:font-name="Arial3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weight-asian="bold" style:font-size-complex="10pt" style:font-weight-complex="bold"/>
    </style:style>
    <style:style style:name="ce15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156" style:family="table-cell" style:parent-style-name="Normal_5f_Sheet1">
      <style:text-properties style:font-name="Arial"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normal" style:font-name-asian="Tahoma1" style:font-size-asian="10pt" style:font-name-complex="Arial1" style:font-size-complex="10pt"/>
    </style:style>
    <style:style style:name="ce15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3" fo:font-size="10pt" fo:language="en" fo:country="GB" fo:font-weight="normal" style:font-name-asian="Tahoma1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ff" style:font-name="Arial3" fo:font-size="10pt" fo:language="en" fo:country="GB" fo:font-weight="normal" style:font-name-asian="Tahoma1" style:font-size-asian="10pt" style:font-size-complex="10pt"/>
    </style:style>
    <style:style style:name="ce16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 style:writing-mode="lr-tb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6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 style:data-style-name="N4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164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6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use-window-font-color="true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16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3" fo:font-size="10pt" fo:font-weight="normal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000000" style:font-name="Arial3" fo:font-size="10pt" fo:language="en" fo:country="GB" fo:font-weight="normal" style:font-name-asian="Tahoma1" style:font-size-asian="10pt" style:font-size-complex="10pt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8" style:family="table-cell" style:parent-style-name="Default">
      <style:table-cell-properties fo:wrap-option="wrap"/>
      <style:text-properties style:font-name="Arial3" fo:font-size="10pt" fo:font-weight="normal"/>
    </style:style>
    <style:style style:name="ce179" style:family="table-cell" style:parent-style-name="Default">
      <style:table-cell-properties style:vertical-align="top"/>
      <style:text-properties style:font-name="Arial3" fo:font-size="10pt" fo:font-weight="normal" style:font-name-asian="Arial" style:font-size-asian="10pt"/>
    </style:style>
    <style:style style:name="ce180" style:family="table-cell" style:parent-style-name="Default">
      <style:text-properties style:font-name="Arial3" fo:font-size="10pt" fo:font-weight="bold" style:font-name-asian="Arial" style:font-size-asian="10pt"/>
    </style:style>
    <style:style style:name="ce181" style:family="table-cell" style:parent-style-name="Default">
      <style:text-properties fo:font-weight="bold"/>
    </style:style>
    <style:style style:name="ce182" style:family="table-cell" style:parent-style-name="Default">
      <style:table-cell-properties style:vertical-align="top"/>
      <style:text-properties style:font-name="Arial3" fo:font-size="10pt" fo:font-weight="bold"/>
    </style:style>
    <style:style style:name="ce183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font-name="Arial3" fo:font-size="10pt" fo:font-weight="bold"/>
    </style:style>
    <style:style style:name="ce184" style:family="table-cell" style:parent-style-name="Default">
      <style:table-cell-properties style:vertical-align="top"/>
      <style:text-properties fo:font-weight="bold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bold" style:font-name-asian="Tahoma1" style:font-size-asian="10pt" style:font-size-complex="10pt"/>
    </style:style>
    <style:style style:name="ce18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normal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3" fo:font-size="10pt" fo:font-weight="normal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language="en" fo:country="GB" fo:font-weight="bold" style:text-underline-mode="skip-white-space" style:text-overline-mode="skip-white-space" style:text-line-through-mode="skip-white-space" style:font-name-asian="Tahoma1" style:font-size-asian="10pt" style:font-weight-asian="bold" style:font-size-complex="10pt" style:font-weight-complex="bold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3" fo:font-size="10pt" fo:language="en" fo:country="GB" fo:font-weight="bold" style:font-name-asian="Tahoma1" style:font-size-asian="10pt" style:font-size-complex="10pt"/>
    </style:style>
    <style:style style:name="ce19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style:font-name="Arial3" fo:font-size="10pt" fo:language="en" fo:country="GB" fo:font-weight="normal" style:font-name-asian="Tahoma1" style:font-size-asian="10pt" style:font-size-complex="10pt"/>
    </style:style>
    <style:style style:name="ce192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font-weight="bold" style:font-name-asian="Tahoma1" style:font-size-asian="10pt" style:font-weight-asian="bold" style:font-size-complex="10pt" style:font-weight-complex="bold" fo:hyphenate="true"/>
    </style:style>
    <style:style style:name="ce193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none" style:font-name="Arial3" fo:font-size="10pt" fo:font-weight="normal" style:font-name-asian="Tahoma1" style:font-size-asian="10pt" style:font-weight-asian="bold" style:font-size-complex="10pt" style:font-weight-complex="bold" fo:hyphenate="true"/>
    </style:style>
    <style:style style:name="ce19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1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0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3" fo:font-size="10pt" fo:language="en" fo:country="GB" fo:font-weight="normal"/>
    </style:style>
    <style:style style:name="ce221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ff0000" style:font-name="Arial3" fo:font-size="10pt" fo:language="en" fo:country="GB" fo:font-weight="normal" style:font-name-asian="Tahoma1" style:font-size-asian="10pt" style:font-size-complex="10pt"/>
    </style:style>
    <style:style style:name="ce222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23" style:family="table-cell" style:parent-style-name="Default" style:data-style-name="N4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  <style:map style:condition="is-true-formula('released notes'.$#ref!#ref!=&quot;Closed&quot;)" style:apply-style-name="Excel_5f_CondFormat_5f_6_5f_1_5f_1" style:base-cell-address="Integration_Features.C197"/>
    </style:style>
    <style:style style:name="ce22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2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name-asian="Ari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26" style:family="table-cell" style:parent-style-name="Default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text-line-through-style="solid" style:font-name="Arial3" fo:font-size="10pt" fo:language="en" fo:country="GB" fo:font-weight="normal" style:font-name-asian="Tahoma1" style:font-size-asian="10pt" style:font-size-complex="10pt"/>
    </style:style>
    <style:style style:name="ce22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Arial3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8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000000" style:text-line-through-style="none" style:font-name="Arial3" fo:font-size="10pt" fo:font-weight="normal" style:font-name-asian="Tahoma1" style:font-size-asian="10pt" style:font-size-complex="10pt" fo:hyphenate="true"/>
    </style:style>
    <style:style style:name="ce229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color="#000000" style:text-line-through-style="none" style:font-name="Arial3" fo:font-size="10pt" fo:language="en" fo:country="GB" fo:font-weight="normal" style:font-name-asian="Tahoma1" style:font-size-asian="10pt" style:font-size-complex="10pt"/>
    </style:style>
    <style:style style:name="ce230" style:family="table-cell" style:parent-style-name="Default">
      <style:text-properties fo:font-size="10pt"/>
    </style:style>
    <style:style style:name="ce231" style:family="table-cell" style:parent-style-name="Default">
      <style:text-properties style:font-name="Arial3" fo:font-size="10pt" fo:font-weight="normal" style:font-name-asian="Arial" style:font-size-asian="10pt"/>
    </style:style>
    <style:style style:name="ce232" style:family="table-cell" style:parent-style-name="Default">
      <style:text-properties style:font-name="Arial3" fo:font-size="10pt" fo:font-weight="bold"/>
    </style:style>
    <style:style style:name="ce233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font-name="Arial3" fo:font-size="10pt" fo:font-weight="normal" style:font-weight-asian="normal" style:font-weight-complex="normal"/>
    </style:style>
    <style:style style:name="ce234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style:font-name="Arial3" fo:font-size="10pt" fo:font-weight="bold" style:font-weight-asian="bold" style:font-weight-complex="bold"/>
    </style:style>
    <style:style style:name="ce23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bold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3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name-asian="Tahoma1" style:font-size-asian="9pt" style:font-style-asian="normal" style:font-weight-asian="bold" style:font-name-complex="Tahoma" style:font-size-complex="9pt" style:font-style-complex="normal" style:font-weight-complex="bold"/>
    </style:style>
    <style:style style:name="ce23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3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1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3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2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3" fo:font-size="10pt" fo:font-weight="normal"/>
    </style:style>
    <style:style style:name="ce24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6" style:family="text">
      <style:text-properties style:font-name="Tahoma1" fo:font-size="20pt"/>
    </style:style>
    <style:style style:name="T7" style:family="text">
      <style:text-properties style:font-name="Tahoma1" fo:font-size="12pt"/>
    </style:style>
    <style:style style:name="T3" style:family="text">
      <style:text-properties style:font-name="Arial1" style:font-name-asian="ＭＳ Ｐゴシック" style:font-name-complex="Arial1"/>
    </style:style>
    <style:style style:name="T4" style:family="text">
      <style:text-properties fo:font-size="12pt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5" style:family="text">
      <style:text-properties style:font-name="Arial1" fo:font-weight="bold" style:font-name-asian="ＭＳ Ｐゴシック" style:font-size-asian="11pt" style:font-name-complex="Arial1" style:font-size-complex="11pt"/>
    </style:style>
    <style:style style:name="T8" style:family="text">
      <style:text-properties style:font-name="Arial1" style:font-name-asian="ＭＳ Ｐゴシック" style:font-size-asian="11pt" style:font-name-complex="Arial1" style:font-size-complex="11pt"/>
    </style:style>
    <style:style style:name="T9" style:family="text">
      <style:text-properties style:font-name="Arial1" fo:font-weight="normal" style:font-name-asian="ＭＳ Ｐゴシック" style:font-size-asian="11pt" style:font-weight-asian="normal" style:font-name-complex="Arial1" style:font-size-complex="11pt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1" style:family="text">
      <style:text-properties style:font-name="Arial" fo:language="en" fo:country="US" style:font-name-asian="Arial" style:font-size-asian="9pt" style:font-name-complex="Tahoma" style:font-size-complex="9pt"/>
    </style:style>
    <style:style style:name="T12" style:family="text">
      <style:text-properties style:font-name="Arial" fo:language="en" fo:country="US" style:font-name-asian="ＭＳ Ｐゴシック" style:font-name-complex="Arial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Arial" style:font-name-asian="Arial" style:font-name-complex="Tahoma"/>
    </style:style>
    <style:style style:name="T15" style:family="text">
      <style:text-properties style:font-name="Arial3" style:font-name-asian="Tahoma1" style:font-name-complex="Arial1"/>
    </style:style>
    <style:style style:name="T16" style:family="text">
      <style:text-properties fo:font-weight="bold"/>
    </style:style>
    <style:style style:name="T17" style:family="text">
      <style:text-properties fo:color="#000000" style:font-name="Arial3" fo:font-size="10pt" fo:language="en" fo:country="GB" style:font-name-asian="Tahoma1" style:font-size-asian="10pt" style:font-name-complex="Arial1" style:font-size-complex="10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3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15" table:number-columns-repeated="249" table:default-cell-style-name="Default"/>
        <table:table-row table:style-name="ro11">
          <table:table-cell table:style-name="ce45" office:value-type="string">
            <text:p><text:s/></text:p>
            <draw:frame table:end-cell-address="Cover.B6" table:end-x="5.791cm" table:end-y="0.398cm" draw:z-index="0" draw:name="Graphics 3" draw:style-name="gr1" draw:text-style-name="P1" svg:width="5.871cm" svg:height="2.867cm" svg:x="1.722cm" svg:y="0cm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70"/>
          <table:table-cell table:style-name="ce76"/>
          <table:table-cell table:style-name="ce89"/>
          <table:table-cell table:style-name="ce45" table:number-columns-repeated="251"/>
          <table:table-cell/>
        </table:table-row>
        <table:table-row table:style-name="ro11" table:number-rows-repeated="4">
          <table:table-cell table:style-name="ce46"/>
          <table:table-cell table:number-columns-repeated="2"/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5">
          <table:table-cell table:style-name="ce46"/>
          <table:table-cell table:style-name="ce71" office:value-type="string">
            <text:p>PLF 3.0 User Stories</text:p>
          </table:table-cell>
          <table:table-cell table:style-name="ce77"/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2" office:value-type="string">
            <text:p>Version:</text:p>
          </table:table-cell>
          <table:table-cell table:style-name="ce78" office:value-type="string">
            <text:p>1.6</text:p>
          </table:table-cell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2" office:value-type="string">
            <text:p>Issue date:</text:p>
          </table:table-cell>
          <table:table-cell table:style-name="ce79" office:value-type="string">
            <text:p>05/Sep/2011</text:p>
          </table:table-cell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2" office:value-type="string">
            <text:p>Project Name:</text:p>
          </table:table-cell>
          <table:table-cell table:style-name="ce80" office:value-type="string" table:number-columns-spanned="2" table:number-rows-spanned="1">
            <text:p>Platform 3.0.x</text:p>
          </table:table-cell>
          <table:covered-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2" office:value-type="string">
            <text:p>Project Code:</text:p>
          </table:table-cell>
          <table:table-cell table:style-name="ce81" office:value-type="string">
            <text:p>PLF</text:p>
          </table:table-cell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2" office:value-type="string">
            <text:p>Total Cases:</text:p>
          </table:table-cell>
          <table:table-cell table:style-name="ce82" table:formula="of:=SUM([Integration_Features.C4:System_Administration.C4])" office:value-type="float" office:value="46">
            <text:p>46</text:p>
          </table:table-cell>
          <table:table-cell table:style-name="ce90"/>
          <table:table-cell table:style-name="ce46" table:number-columns-repeated="2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2" office:value-type="string">
            <text:p>Test Status</text:p>
          </table:table-cell>
          <table:table-cell table:style-name="ce83" office:value-type="string">
            <text:p>Passed</text:p>
          </table:table-cell>
          <table:table-cell table:style-name="ce91" office:value-type="string" table:number-columns-spanned="2" table:number-rows-spanned="1">
            <text:p><text:s/>Test is OK</text:p>
          </table:table-cell>
          <table:covered-table-cell table:style-name="ce46"/>
          <table:table-cell table:style-name="ce46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2"/>
          <table:table-cell table:style-name="ce83" office:value-type="string">
            <text:p>Blocked</text:p>
          </table:table-cell>
          <table:table-cell table:style-name="ce92" office:value-type="string" table:number-columns-spanned="2" table:number-rows-spanned="1">
            <text:p>Could not run the test (another bug is blocking)</text:p>
          </table:table-cell>
          <table:covered-table-cell table:style-name="ce46"/>
          <table:table-cell table:style-name="ce46"/>
          <table:table-cell table:style-name="ce45" table:number-columns-repeated="249"/>
          <table:table-cell/>
        </table:table-row>
        <table:table-row table:style-name="ro11">
          <table:table-cell table:style-name="ce46"/>
          <table:table-cell table:style-name="ce72"/>
          <table:table-cell table:style-name="ce83" office:value-type="string">
            <text:p>Failed</text:p>
          </table:table-cell>
          <table:table-cell table:style-name="ce93" office:value-type="string" table:number-columns-spanned="2" table:number-rows-spanned="1">
            <text:p>Test failed, a bug is entered on it (please add the bug ID)</text:p>
          </table:table-cell>
          <table:covered-table-cell table:style-name="ce46"/>
          <table:table-cell table:style-name="ce46"/>
          <table:table-cell table:style-name="ce45" table:number-columns-repeated="249"/>
          <table:table-cell/>
        </table:table-row>
        <table:table-row table:style-name="ro11">
          <table:table-cell table:style-name="ce47"/>
          <table:table-cell table:style-name="ce72"/>
          <table:table-cell table:style-name="ce83" office:value-type="string">
            <text:p>N/A</text:p>
          </table:table-cell>
          <table:table-cell table:style-name="ce93" office:value-type="string">
            <text:p>Test is not possible to run on this version </text:p>
          </table:table-cell>
          <table:table-cell table:number-columns-repeated="4"/>
          <table:table-cell table:style-name="ce47" table:number-columns-repeated="247"/>
          <table:table-cell/>
        </table:table-row>
        <table:table-row table:style-name="ro11" table:number-rows-repeated="2">
          <table:table-cell table:style-name="ce47"/>
          <table:table-cell/>
          <table:table-cell table:style-name="ce84"/>
          <table:table-cell table:style-name="ce94"/>
          <table:table-cell table:number-columns-repeated="4"/>
          <table:table-cell table:style-name="ce47" table:number-columns-repeated="247"/>
          <table:table-cell/>
        </table:table-row>
        <table:table-row table:style-name="ro11">
          <table:table-cell table:style-name="ce47"/>
          <table:table-cell table:style-name="ce73" office:value-type="string">
            <text:p>Record of change:</text:p>
          </table:table-cell>
          <table:table-cell table:style-name="ce85"/>
          <table:table-cell table:style-name="ce89"/>
          <table:table-cell table:style-name="ce45" table:number-columns-repeated="3"/>
          <table:table-cell/>
          <table:table-cell table:style-name="ce47" table:number-columns-repeated="247"/>
          <table:table-cell/>
        </table:table-row>
        <table:table-row table:style-name="ro16">
          <table:table-cell table:style-name="ce69"/>
          <table:table-cell table:style-name="ce74" office:value-type="string">
            <text:p>Effective Date</text:p>
          </table:table-cell>
          <table:table-cell table:style-name="ce86" office:value-type="string">
            <text:p>Version</text:p>
          </table:table-cell>
          <table:table-cell table:style-name="ce95" office:value-type="string">
            <text:p>Change description</text:p>
          </table:table-cell>
          <table:table-cell table:style-name="ce86" office:value-type="string">
            <text:p>Originator</text:p>
          </table:table-cell>
          <table:table-cell table:style-name="ce107" office:value-type="string">
            <text:p>Reviewer/</text:p>
            <text:p>Approver</text:p>
          </table:table-cell>
          <table:table-cell table:style-name="ce108" office:value-type="string">
            <text:p>Reference</text:p>
          </table:table-cell>
          <table:table-cell/>
          <table:table-cell table:style-name="ce69" table:number-columns-repeated="247"/>
          <table:table-cell/>
        </table:table-row>
        <table:table-row table:style-name="ro17">
          <table:table-cell table:style-name="ce69"/>
          <table:table-cell table:style-name="ce75" office:value-type="string">
            <text:p>19/Aug/2010</text:p>
          </table:table-cell>
          <table:table-cell table:style-name="ce87" office:value-type="string">
            <text:p>1.0</text:p>
          </table:table-cell>
          <table:table-cell table:style-name="ce96" office:value-type="string">
            <text:p>INT_IDE_01</text:p>
            <text:p>INT_IDE_02</text:p>
            <text:p>INT_IDE_03</text:p>
            <text:p><text:span text:style-name="T3">INT_IDE_04</text:span></text:p>
            <text:p>INT_SOC_01</text:p>
            <text:p>INT_COL_MAL_01</text:p>
            <text:p>INT_COL_CAL_01</text:p>
            <text:p>INT_COL_CAL_02</text:p>
            <text:p>INT_KS_FOR_01</text:p>
            <text:p>INT_KS_FOR_02</text:p>
            <text:p><text:span text:style-name="T4">INT_KS_ANS_01</text:span></text:p>
            <text:p><text:span text:style-name="T4">INT_KS_ANS_02</text:span></text:p>
            <text:p><text:span text:style-name="T4">BUI_WEL_01</text:span></text:p>
            <text:p><text:span text:style-name="T4">BUI_WEL_01.001</text:span></text:p>
            <text:p><text:span text:style-name="T4">BUI_WEL_01.002</text:span></text:p>
            <text:p><text:span text:style-name="T4">BUI_WEL_01.003</text:span></text:p>
            <text:p><text:span text:style-name="T4">BUI_WEL_01.004</text:span></text:p>
            <text:p><text:span text:style-name="T4">BUI_AWI_01</text:span></text:p>
            <text:p><text:span text:style-name="T4">BUI_AIW_02.001</text:span></text:p>
            <text:p><text:span text:style-name="T4">BUI_AIW_03.001</text:span></text:p>
          </table:table-cell>
          <table:table-cell table:style-name="ce104" office:value-type="string">
            <text:p>minh.nguyen</text:p>
          </table:table-cell>
          <table:table-cell table:style-name="ce105"/>
          <table:table-cell table:style-name="ce109" office:value-type="string">
            <text:p><text:a xlink:href="http://wiki-int.exoplatform.org/display/PLF/Platform+3.0+Acceptance">Platform 3.0 Acceptance</text:a></text:p>
          </table:table-cell>
          <table:table-cell/>
          <table:table-cell table:style-name="ce69" table:number-columns-repeated="247"/>
          <table:table-cell/>
        </table:table-row>
        <table:table-row table:style-name="ro18">
          <table:table-cell table:style-name="ce69"/>
          <table:table-cell table:style-name="ce75" office:value-type="string">
            <text:p>26/Nov/2010</text:p>
          </table:table-cell>
          <table:table-cell table:style-name="ce87" office:value-type="string">
            <text:p>1.1</text:p>
          </table:table-cell>
          <table:table-cell table:style-name="ce96" office:value-type="string">
            <text:p><text:span text:style-name="T5"/></text:p>
            <text:p><text:span text:style-name="T4">SYS_SPR_01</text:span></text:p>
            <text:p><text:span text:style-name="T4">SYS_SPR_02</text:span></text:p>
            <text:p><text:span text:style-name="T4">SYS_SPR_03</text:span></text:p>
            <text:p><text:span text:style-name="T4">SYS_SPR_04</text:span></text:p>
            <text:p><text:span text:style-name="T4">SYS_SPR_05</text:span></text:p>
            <text:p><text:span text:style-name="T4">SYS_SPR_06</text:span>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09" office:value-type="string">
            <text:p><text:a xlink:href="http://wiki-int.exoplatform.org/display/PLF/Platform+3.0+Acceptance">Platform 3.0 Acceptance</text:a></text:p>
          </table:table-cell>
          <table:table-cell table:style-name="ce45"/>
          <table:table-cell table:style-name="ce69" table:number-columns-repeated="247"/>
          <table:table-cell/>
        </table:table-row>
        <table:table-row table:style-name="ro19">
          <table:table-cell table:style-name="ce47"/>
          <table:table-cell table:style-name="ce75" office:value-type="string">
            <text:p>29/Nov/2010</text:p>
          </table:table-cell>
          <table:table-cell table:style-name="ce87" office:value-type="string">
            <text:p>1.2</text:p>
          </table:table-cell>
          <table:table-cell table:style-name="ce97" office:value-type="string">
            <text:p>Update:</text:p>
            <text:p>INT_COL_CAL_01</text:p>
          </table:table-cell>
          <table:table-cell table:style-name="ce105" office:value-type="string">
            <text:p>an.nguyen</text:p>
          </table:table-cell>
          <table:table-cell table:style-name="ce105"/>
          <table:table-cell table:style-name="ce109"/>
          <table:table-cell table:style-name="ce47" table:number-columns-repeated="248"/>
          <table:table-cell/>
        </table:table-row>
        <table:table-row table:style-name="ro20">
          <table:table-cell table:style-name="ce47"/>
          <table:table-cell table:style-name="ce75" office:value-type="string">
            <text:p>03/Dec/2010</text:p>
          </table:table-cell>
          <table:table-cell table:style-name="ce87" office:value-type="string">
            <text:p>1.3</text:p>
          </table:table-cell>
          <table:table-cell table:style-name="ce98" office:value-type="string">
            <text:p>Add new test:</text:p>
            <text:p><text:span text:style-name="T8">INT_CNT_01</text:span></text:p>
            <text:p><text:span text:style-name="T8">INT_CNT_02</text:span></text:p>
            <text:p><text:span text:style-name="T8">INT_CNT_03</text:span></text:p>
            <text:p><text:span text:style-name="T8">INT_CNT_04</text:span>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10"/>
          <table:table-cell table:style-name="ce47" table:number-columns-repeated="248"/>
          <table:table-cell/>
        </table:table-row>
        <table:table-row table:style-name="ro11">
          <table:table-cell table:style-name="ce47"/>
          <table:table-cell table:style-name="ce75" office:value-type="string">
            <text:p>13/Dec/2010</text:p>
          </table:table-cell>
          <table:table-cell table:style-name="ce87" office:value-type="string">
            <text:p>1.4</text:p>
          </table:table-cell>
          <table:table-cell table:style-name="ce99" office:value-type="string">
            <text:p>INT_CNT_05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10"/>
          <table:table-cell table:style-name="ce47" table:number-columns-repeated="248"/>
          <table:table-cell/>
        </table:table-row>
        <table:table-row table:style-name="ro19">
          <table:table-cell table:style-name="ce47"/>
          <table:table-cell table:style-name="ce75" office:value-type="string">
            <text:p>23/Dec/2010</text:p>
          </table:table-cell>
          <table:table-cell table:style-name="ce87" office:value-type="string">
            <text:p>1.5</text:p>
          </table:table-cell>
          <table:table-cell table:style-name="ce100" office:value-type="string">
            <text:p>Update Referential Normalization for PLF base on PLF 3.0.2 feedback</text:p>
          </table:table-cell>
          <table:table-cell table:style-name="ce105" office:value-type="string">
            <text:p>Minh.nguyen</text:p>
          </table:table-cell>
          <table:table-cell table:style-name="ce105"/>
          <table:table-cell table:style-name="ce110"/>
          <table:table-cell table:style-name="ce47" table:number-columns-repeated="248"/>
          <table:table-cell/>
        </table:table-row>
        <table:table-row table:style-name="ro20">
          <table:table-cell table:style-name="ce47"/>
          <table:table-cell table:style-name="ce75" office:value-type="string">
            <text:p>05/Sep/2011</text:p>
          </table:table-cell>
          <table:table-cell table:style-name="ce87" office:value-type="string">
            <text:p>1.6</text:p>
          </table:table-cell>
          <table:table-cell table:style-name="ce101" office:value-type="string">
            <text:p>Add new test:</text:p>
            <text:p><text:span text:style-name="T9">USR_PLF_INT_IDE_05</text:span></text:p>
            <text:p><text:span text:style-name="T9">USR_PLF_INT_IDE_06</text:span></text:p>
            <text:p><text:span text:style-name="T9">USR_PLF_INT_CON_01.005</text:span></text:p>
            <text:p><text:span text:style-name="T9">USR_PLF_INT_CON_01.006</text:span></text:p>
          </table:table-cell>
          <table:table-cell table:style-name="ce105" office:value-type="string">
            <text:p>Hanh.Ly</text:p>
          </table:table-cell>
          <table:table-cell table:style-name="ce105"/>
          <table:table-cell table:style-name="ce111"/>
          <table:table-cell table:style-name="ce69"/>
          <table:table-cell table:style-name="ce47" table:number-columns-repeated="247"/>
          <table:table-cell/>
        </table:table-row>
        <table:table-row table:style-name="ro11">
          <table:table-cell table:style-name="ce47"/>
          <table:table-cell table:style-name="ce75"/>
          <table:table-cell table:style-name="ce87"/>
          <table:table-cell table:style-name="ce100"/>
          <table:table-cell table:style-name="ce105" table:number-columns-repeated="2"/>
          <table:table-cell table:style-name="ce110"/>
          <table:table-cell table:style-name="ce69"/>
          <table:table-cell table:style-name="ce47" table:number-columns-repeated="247"/>
          <table:table-cell/>
        </table:table-row>
        <table:table-row table:style-name="ro11">
          <table:table-cell table:style-name="ce47"/>
          <table:table-cell table:style-name="ce75"/>
          <table:table-cell table:style-name="ce87"/>
          <table:table-cell table:style-name="ce100"/>
          <table:table-cell table:style-name="ce104" table:number-columns-repeated="2"/>
          <table:table-cell table:style-name="ce110"/>
          <table:table-cell table:style-name="ce47" table:number-columns-repeated="248"/>
          <table:table-cell/>
        </table:table-row>
        <table:table-row table:style-name="ro11" table:number-rows-repeated="2">
          <table:table-cell table:style-name="ce45"/>
          <table:table-cell table:style-name="ce75"/>
          <table:table-cell table:style-name="ce87"/>
          <table:table-cell table:style-name="ce100"/>
          <table:table-cell table:style-name="ce104" table:number-columns-repeated="2"/>
          <table:table-cell table:style-name="ce110"/>
          <table:table-cell table:style-name="ce47"/>
          <table:table-cell table:style-name="ce45" table:number-columns-repeated="247"/>
          <table:table-cell/>
        </table:table-row>
        <table:table-row table:style-name="ro11">
          <table:table-cell table:style-name="ce45"/>
          <table:table-cell table:style-name="ce75"/>
          <table:table-cell table:style-name="ce87"/>
          <table:table-cell table:style-name="ce101"/>
          <table:table-cell table:style-name="ce104" table:number-columns-repeated="2"/>
          <table:table-cell table:style-name="ce110"/>
          <table:table-cell table:style-name="ce47"/>
          <table:table-cell table:style-name="ce45" table:number-columns-repeated="247"/>
          <table:table-cell/>
        </table:table-row>
        <table:table-row table:style-name="ro11" table:number-rows-repeated="2">
          <table:table-cell table:style-name="ce45"/>
          <table:table-cell table:style-name="ce75"/>
          <table:table-cell table:style-name="ce88"/>
          <table:table-cell table:style-name="ce102"/>
          <table:table-cell table:style-name="ce106" table:number-columns-repeated="2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11" table:number-rows-repeated="3">
          <table:table-cell table:style-name="ce45"/>
          <table:table-cell table:style-name="ce75"/>
          <table:table-cell table:style-name="ce88"/>
          <table:table-cell table:style-name="ce102"/>
          <table:table-cell table:style-name="ce106"/>
          <table:table-cell table:style-name="ce105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11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11" table:number-rows-repeated="2">
          <table:table-cell table:style-name="ce45"/>
          <table:table-cell table:style-name="ce75"/>
          <table:table-cell table:style-name="ce88"/>
          <table:table-cell table:style-name="ce102"/>
          <table:table-cell table:style-name="ce106"/>
          <table:table-cell table:style-name="ce105"/>
          <table:table-cell table:style-name="ce112"/>
          <table:table-cell/>
          <table:table-cell table:style-name="ce45" table:number-columns-repeated="247"/>
          <table:table-cell/>
        </table:table-row>
        <table:table-row table:style-name="ro21">
          <table:table-cell table:style-name="ce45"/>
          <table:table-cell table:style-name="ce75"/>
          <table:table-cell table:style-name="ce88"/>
          <table:table-cell table:style-name="ce102"/>
          <table:table-cell table:style-name="ce106"/>
          <table:table-cell table:style-name="ce105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22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7"/>
          <table:table-cell table:style-name="ce45" table:number-columns-repeated="247"/>
          <table:table-cell/>
        </table:table-row>
        <table:table-row table:style-name="ro11" table:number-rows-repeated="2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5" table:number-columns-repeated="248"/>
          <table:table-cell/>
        </table:table-row>
        <table:table-row table:style-name="ro23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5" table:number-columns-repeated="248"/>
          <table:table-cell/>
        </table:table-row>
        <table:table-row table:style-name="ro24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5" table:number-columns-repeated="248"/>
          <table:table-cell/>
        </table:table-row>
        <table:table-row table:style-name="ro11">
          <table:table-cell table:style-name="ce45"/>
          <table:table-cell table:style-name="ce75"/>
          <table:table-cell table:style-name="ce88"/>
          <table:table-cell table:style-name="ce103"/>
          <table:table-cell table:style-name="ce106"/>
          <table:table-cell table:style-name="ce105"/>
          <table:table-cell table:style-name="ce112"/>
          <table:table-cell table:style-name="ce45" table:number-columns-repeated="248"/>
          <table:table-cell/>
        </table:table-row>
        <table:table-row table:style-name="ro11" table:number-rows-repeated="11">
          <table:table-cell table:style-name="ce45" table:number-columns-repeated="2"/>
          <table:table-cell table:style-name="ce85"/>
          <table:table-cell table:style-name="ce89"/>
          <table:table-cell table:style-name="ce45" table:number-columns-repeated="251"/>
          <table:table-cell/>
        </table:table-row>
        <table:table-row table:style-name="ro11" table:number-rows-repeated="1048518">
          <table:table-cell table:number-columns-repeated="256"/>
        </table:table-row>
        <table:table-row table:style-name="ro11">
          <table:table-cell table:number-columns-repeated="256"/>
        </table:table-row>
      </table:table>
      <table:table table:name="Check_List" table:style-name="ta2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6" table:default-cell-style-name="Default"/>
        <table:table-row table:style-name="ro12">
          <table:table-cell table:style-name="ce48" office:value-type="string" table:number-columns-spanned="2" table:number-rows-spanned="1">
            <text:p><text:span text:style-name="T6">PLF User </text:span><text:span text:style-name="T6">Stories </text:span><text:span text:style-name="T6">Check List</text:span></text:p>
            <text:p><text:span text:style-name="T7">Based on Product </text:span><text:span text:style-name="T7">built version: PLF </text:span><text:span text:style-name="T7">3.0.x</text:span></text:p>
          </table:table-cell>
          <table:covered-table-cell table:style-name="ce55"/>
          <table:table-cell table:style-name="ce55" table:number-columns-repeated="4"/>
        </table:table-row>
        <table:table-row table:style-name="ro13">
          <table:table-cell table:style-name="ce49" office:value-type="string">
            <text:p>Id</text:p>
          </table:table-cell>
          <table:table-cell table:style-name="ce55" office:value-type="string">
            <text:p>Main cases</text:p>
          </table:table-cell>
          <table:table-cell table:style-name="ce6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5" office:value-type="string" table:number-columns-spanned="2" table:number-rows-spanned="1">
            <text:p>Table of record</text:p>
          </table:table-cell>
          <table:covered-table-cell table:style-name="ce67"/>
        </table:table-row>
        <table:table-row table:style-name="ro14">
          <table:table-cell table:style-name="ce50" office:value-type="string">
            <text:p>USR_PLF_INT_IDE_01.001</text:p>
          </table:table-cell>
          <table:table-cell table:style-name="ce56" office:value-type="string">
            <text:p>Edit and save a WC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High</text:p>
          </table:table-cell>
          <table:table-cell table:style-name="ce68" table:formula="of:=SUMPRODUCT(([.C4:.C541]=&quot;High&quot;)*([.D4:.D541]=&quot;x&quot;))" office:value-type="float" office:value="0">
            <text:p>0</text:p>
          </table:table-cell>
        </table:table-row>
        <table:table-row table:style-name="ro14">
          <table:table-cell table:style-name="ce50" office:value-type="string">
            <text:p>USR_PLF_INT_IDE_01.002</text:p>
          </table:table-cell>
          <table:table-cell table:style-name="ce56" office:value-type="string">
            <text:p>Add a new WC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Medium</text:p>
          </table:table-cell>
          <table:table-cell table:style-name="ce66" table:formula="of:=SUMPRODUCT(([.C4:.C541]=&quot;Medium&quot;)*([.D4:.D541]=&quot;x&quot;))" office:value-type="float" office:value="0">
            <text:p>0</text:p>
          </table:table-cell>
        </table:table-row>
        <table:table-row table:style-name="ro1">
          <table:table-cell table:style-name="ce51" office:value-type="string">
            <text:p>USR_PLF_INT_IDE_02.001</text:p>
          </table:table-cell>
          <table:table-cell table:style-name="ce56" office:value-type="string">
            <text:p>Try create simple gadget and deploy it</text:p>
          </table:table-cell>
          <table:table-cell table:style-name="ce63" office:value-type="string">
            <text:p>High</text:p>
          </table:table-cell>
          <table:table-cell table:style-name="ce64"/>
          <table:table-cell table:style-name="ce66" office:value-type="string">
            <text:p>Total of Low</text:p>
          </table:table-cell>
          <table:table-cell table:style-name="ce68" table:formula="of:=SUMPRODUCT(([.C4:.C541]=&quot;Low&quot;)*([.D4:.D541]=&quot;x&quot;))" office:value-type="float" office:value="0">
            <text:p>0</text:p>
          </table:table-cell>
        </table:table-row>
        <table:table-row table:style-name="ro1">
          <table:table-cell table:style-name="ce52" office:value-type="string">
            <text:p>USR_PLF_INT_IDE_03.001</text:p>
          </table:table-cell>
          <table:table-cell table:style-name="ce57" office:value-type="string">
            <text:p>Try create simple REST Service and deploy i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4.001</text:p>
          </table:table-cell>
          <table:table-cell table:style-name="ce58" office:value-type="string">
            <text:p>Shared groovy scripts library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5.001</text:p>
          </table:table-cell>
          <table:table-cell table:style-name="ce58" office:value-type="string">
            <text:p>Create new project fro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5.002</text:p>
          </table:table-cell>
          <table:table-cell table:style-name="ce58" office:value-type="string">
            <text:p>Create new file from templ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6.001</text:p>
          </table:table-cell>
          <table:table-cell table:style-name="ce59" office:value-type="string">
            <text:p>Upload any Fil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INT_IDE_06.002</text:p>
          </table:table-cell>
          <table:table-cell table:style-name="ce60" office:value-type="string">
            <text:p>Download and Upload Zipped Folder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ON_01.001</text:p>
          </table:table-cell>
          <table:table-cell table:style-name="ce58" office:value-type="string">
            <text:p>Install CMIS Expert gadge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ON_01.002</text:p>
          </table:table-cell>
          <table:table-cell table:style-name="ce58" office:value-type="string">
            <text:p>Browse Driv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3</text:p>
          </table:table-cell>
          <table:table-cell table:style-name="ce58" office:value-type="string">
            <text:p>Follow Symlink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4</text:p>
          </table:table-cell>
          <table:table-cell table:style-name="ce58" office:value-type="string">
            <text:p>Browse Categori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5</text:p>
          </table:table-cell>
          <table:table-cell table:style-name="ce61" office:value-type="string">
            <text:p>Versioning Documen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1.006</text:p>
          </table:table-cell>
          <table:table-cell table:style-name="ce61" office:value-type="string">
            <text:p>Query tes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INT_CON_02.001</text:p>
          </table:table-cell>
          <table:table-cell table:style-name="ce58" office:value-type="string">
            <text:p>Modify WCM template via CMI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SOC_01.001</text:p>
          </table:table-cell>
          <table:table-cell table:style-name="ce56" office:value-type="string">
            <text:p>Attach a DMS Document link to status upda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MA_01.001</text:p>
          </table:table-cell>
          <table:table-cell table:style-name="ce56" office:value-type="string">
            <text:p>Detach a file to DM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MA_01.002</text:p>
          </table:table-cell>
          <table:table-cell table:style-name="ce56" office:value-type="string">
            <text:p>Attach a file from server while composing new mai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CA_01.001</text:p>
          </table:table-cell>
          <table:table-cell table:style-name="ce56" office:value-type="string">
            <text:p>Add a calendar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CS_CA_02.001</text:p>
          </table:table-cell>
          <table:table-cell table:style-name="ce56" office:value-type="string">
            <text:p>As a space user, my activity in the space calendar is published in the space activity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FOR_01.001</text:p>
          </table:table-cell>
          <table:table-cell table:style-name="ce56" office:value-type="string">
            <text:p>As a space manager, I can add a forum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FOR_02.001</text:p>
          </table:table-cell>
          <table:table-cell table:style-name="ce58" office:value-type="string">
            <text:p>Publish Answers Activities in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1.001</text:p>
          </table:table-cell>
          <table:table-cell table:style-name="ce56" office:value-type="string">
            <text:p>As a space manager, I can add the Answers application for my spaces member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2.001</text:p>
          </table:table-cell>
          <table:table-cell table:style-name="ce56" office:value-type="string">
            <text:p>As a space user, my questions in the space Answers are published in the space activity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2" office:value-type="string">
            <text:p>USR_PLF_INT_KS_ANS_02.002</text:p>
          </table:table-cell>
          <table:table-cell table:style-name="ce56" office:value-type="string">
            <text:p>Publish answers to space stream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1" office:value-type="string">
            <text:p>USR_PLF_BUI_WEL_01.001</text:p>
          </table:table-cell>
          <table:table-cell table:style-name="ce56" office:value-type="string">
            <text:p>Check link to acme sample site on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2</text:p>
          </table:table-cell>
          <table:table-cell table:style-name="ce56" office:value-type="string">
            <text:p>Check link to intranet sample site on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3</text:p>
          </table:table-cell>
          <table:table-cell table:style-name="ce56" office:value-type="string">
            <text:p>Check access document from Welcome pa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WEL_01.004</text:p>
          </table:table-cell>
          <table:table-cell table:style-name="ce56" office:value-type="string">
            <text:p>Check access site from link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1.001</text:p>
          </table:table-cell>
          <table:table-cell table:style-name="ce56" office:value-type="string">
            <text:p>Check sign in intranet sit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3" office:value-type="string">
            <text:p>USR_PLF_BUI_AIW_01.001</text:p>
          </table:table-cell>
          <table:table-cell table:style-name="ce56" office:value-type="string">
            <text:p>Check Register from Welcome page in public mod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2.001</text:p>
          </table:table-cell>
          <table:table-cell table:style-name="ce56" office:value-type="string">
            <text:p>Check updating my space gadget in Home page after added/joined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BUI_AIW_03.001</text:p>
          </table:table-cell>
          <table:table-cell table:style-name="ce54" office:value-type="string">
            <text:p>View My stream, My friends activities and activities of my space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1.001</text:p>
          </table:table-cell>
          <table:table-cell table:style-name="ce54" office:value-type="string">
            <text:p>Activate minimal profil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2.001</text:p>
          </table:table-cell>
          <table:table-cell table:style-name="ce54" office:value-type="string">
            <text:p>Activate workflow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3.001</text:p>
          </table:table-cell>
          <table:table-cell table:style-name="ce54" office:value-type="string">
            <text:p>Activate socia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3.002</text:p>
          </table:table-cell>
          <table:table-cell table:style-name="ce54" office:value-type="string">
            <text:p>Deactivate social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4.001</text:p>
          </table:table-cell>
          <table:table-cell table:style-name="ce54" office:value-type="string">
            <text:p>Activate collaboration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4.002</text:p>
          </table:table-cell>
          <table:table-cell table:style-name="ce54" office:value-type="string">
            <text:p>Deactivate collaboration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5.001</text:p>
          </table:table-cell>
          <table:table-cell table:style-name="ce54" office:value-type="string">
            <text:p>Activate knowled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5.002</text:p>
          </table:table-cell>
          <table:table-cell table:style-name="ce54" office:value-type="string">
            <text:p>Deactivate knowledge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6.001</text:p>
          </table:table-cell>
          <table:table-cell table:style-name="ce54" office:value-type="string">
            <text:p>Remove samples on Tomcat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style-name="ce54" office:value-type="string">
            <text:p>USR_PLF_SYS_SPR_06.002</text:p>
          </table:table-cell>
          <table:table-cell table:style-name="ce54" office:value-type="string">
            <text:p>Remove samples on Jboss</text:p>
          </table:table-cell>
          <table:table-cell table:style-name="ce63" office:value-type="string">
            <text:p>High</text:p>
          </table:table-cell>
          <table:table-cell table:style-name="ce6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tegration_Features" table:style-name="ta2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6" table:number-columns-repeated="197" table:default-cell-style-name="Default"/>
        <table:table-row table:style-name="ro25">
          <table:table-cell/>
          <table:table-cell table:style-name="ce116" office:value-type="string">
            <text:p>TEST CASES</text:p>
          </table:table-cell>
          <table:table-cell table:style-name="ce127"/>
          <table:table-cell table:style-name="ce133" table:number-columns-repeated="2"/>
          <table:table-cell table:number-columns-repeated="2"/>
          <table:table-cell table:style-name="ce133"/>
          <table:table-cell table:style-name="ce171"/>
          <table:table-cell table:style-name="ce176" office:value-type="string">
            <text:p>Passed</text:p>
          </table:table-cell>
          <table:table-cell table:style-name="ce176" table:formula="of:=COUNTIF([.K$7:.K$1064];[.$J1])" office:value-type="float" office:value="85">
            <text:p>85</text:p>
          </table:table-cell>
          <table:table-cell table:style-name="ce176" table:formula="of:=COUNTIF([.L$7:.L$1064];[.$J1])" office:value-type="float" office:value="91">
            <text:p>91</text:p>
          </table:table-cell>
          <table:table-cell table:style-name="ce176" table:formula="of:=COUNTIF([.M$7:.M$1064];[.$J1])" office:value-type="float" office:value="0">
            <text:p>0</text:p>
          </table:table-cell>
          <table:table-cell table:style-name="ce176" table:formula="of:=COUNTIF([.N$7:.N$1064];[.$J1])" office:value-type="float" office:value="0">
            <text:p>0</text:p>
          </table:table-cell>
          <table:table-cell table:style-name="ce179" table:number-columns-repeated="192"/>
          <table:table-cell table:number-columns-repeated="2"/>
        </table:table-row>
        <table:table-row table:style-name="ro25">
          <table:table-cell/>
          <table:table-cell table:style-name="ce117" table:number-columns-repeated="2"/>
          <table:table-cell table:style-name="ce133" table:number-columns-repeated="2"/>
          <table:table-cell table:number-columns-repeated="2"/>
          <table:table-cell table:style-name="ce133"/>
          <table:table-cell table:style-name="ce171"/>
          <table:table-cell table:style-name="ce176" office:value-type="string">
            <text:p>Failed</text:p>
          </table:table-cell>
          <table:table-cell table:style-name="ce176" table:formula="of:=COUNTIF([.K$7:.K$1064];[.$J2])" office:value-type="float" office:value="2">
            <text:p>2</text:p>
          </table:table-cell>
          <table:table-cell table:style-name="ce176" table:formula="of:=COUNTIF([.L$7:.L$1064];[.$J2])" office:value-type="float" office:value="1">
            <text:p>1</text:p>
          </table:table-cell>
          <table:table-cell table:style-name="ce176" table:formula="of:=COUNTIF([.M$7:.M$1064];[.$J2])" office:value-type="float" office:value="0">
            <text:p>0</text:p>
          </table:table-cell>
          <table:table-cell table:style-name="ce176" table:formula="of:=COUNTIF([.N$7:.N$1064];[.$J2])" office:value-type="float" office:value="0">
            <text:p>0</text:p>
          </table:table-cell>
          <table:table-cell table:style-name="ce176" table:number-columns-repeated="3"/>
          <table:table-cell table:style-name="ce179" table:number-columns-repeated="189"/>
          <table:table-cell table:number-columns-repeated="2"/>
        </table:table-row>
        <table:table-row table:style-name="ro26">
          <table:table-cell/>
          <table:table-cell table:style-name="ce118" office:value-type="string">
            <text:p>Function List<text:span text:style-name="T10">:</text:span></text:p>
          </table:table-cell>
          <table:table-cell table:style-name="ce128" table:number-columns-spanned="3" table:number-rows-spanned="1"/>
          <table:covered-table-cell table:number-columns-repeated="2"/>
          <table:table-cell table:number-columns-repeated="2"/>
          <table:table-cell table:style-name="ce165"/>
          <table:table-cell table:style-name="ce172"/>
          <table:table-cell table:style-name="ce176" office:value-type="string">
            <text:p>Blocked</text:p>
          </table:table-cell>
          <table:table-cell table:style-name="ce176" table:formula="of:=COUNTIF([.K$7:.K$1064];[.$J3])" office:value-type="float" office:value="5">
            <text:p>5</text:p>
          </table:table-cell>
          <table:table-cell table:style-name="ce176" table:formula="of:=COUNTIF([.L$7:.L$1064];[.$J3])" office:value-type="float" office:value="0">
            <text:p>0</text:p>
          </table:table-cell>
          <table:table-cell table:style-name="ce176" table:formula="of:=COUNTIF([.M$7:.M$1064];[.$J3])" office:value-type="float" office:value="0">
            <text:p>0</text:p>
          </table:table-cell>
          <table:table-cell table:style-name="ce176" table:formula="of:=COUNTIF([.N$7:.N$1064];[.$J3])" office:value-type="float" office:value="0">
            <text:p>0</text:p>
          </table:table-cell>
          <table:table-cell table:style-name="ce176" table:number-columns-repeated="3"/>
          <table:table-cell table:style-name="ce179" table:number-columns-repeated="189"/>
          <table:table-cell table:number-columns-repeated="2"/>
        </table:table-row>
        <table:table-row table:style-name="ro27">
          <table:table-cell/>
          <table:table-cell table:style-name="ce118" office:value-type="string">
            <text:p>Total main cases</text:p>
          </table:table-cell>
          <table:table-cell table:style-name="ce128" table:formula="of:=MAX([.A7:.A1163])" office:value-type="float" office:value="28" table:number-columns-spanned="3" table:number-rows-spanned="1">
            <text:p>28</text:p>
          </table:table-cell>
          <table:covered-table-cell table:style-name="ce134"/>
          <table:covered-table-cell table:style-name="ce128"/>
          <table:table-cell table:number-columns-repeated="2"/>
          <table:table-cell table:style-name="ce165"/>
          <table:table-cell table:style-name="ce172"/>
          <table:table-cell table:style-name="ce177" office:value-type="string">
            <text:p>Untested</text:p>
          </table:table-cell>
          <table:table-cell table:style-name="ce176" table:formula="of:=COUNTIF([.K$7:.K$1064];[.$J4])" office:value-type="float" office:value="0">
            <text:p>0</text:p>
          </table:table-cell>
          <table:table-cell table:style-name="ce176" table:formula="of:=COUNTIF([.L$7:.L$1064];[.$J4])" office:value-type="float" office:value="0">
            <text:p>0</text:p>
          </table:table-cell>
          <table:table-cell table:style-name="ce176" table:formula="of:=COUNTIF([.M$7:.M$1064];[.$J4])" office:value-type="float" office:value="0">
            <text:p>0</text:p>
          </table:table-cell>
          <table:table-cell table:style-name="ce176" table:formula="of:=COUNTIF([.N$7:.N$1064];[.$J4])" office:value-type="float" office:value="0">
            <text:p>0</text:p>
          </table:table-cell>
          <table:table-cell table:style-name="ce176" table:number-columns-repeated="3"/>
          <table:table-cell table:style-name="ce179" table:number-columns-repeated="189"/>
          <table:table-cell table:number-columns-repeated="2"/>
        </table:table-row>
        <table:table-row table:style-name="ro25">
          <table:table-cell/>
          <table:table-cell table:style-name="ce119"/>
          <table:table-cell table:style-name="ce129" table:number-columns-repeated="6"/>
          <table:table-cell table:style-name="ce173"/>
          <table:table-cell office:value-type="string">
            <text:p>N/A</text:p>
          </table:table-cell>
          <table:table-cell table:style-name="ce176" table:formula="of:=COUNTIF([.K$7:.K$1064];[.$J5])" office:value-type="float" office:value="0">
            <text:p>0</text:p>
          </table:table-cell>
          <table:table-cell table:style-name="ce176" table:formula="of:=COUNTIF([.L$7:.L$1064];[.$J5])" office:value-type="float" office:value="0">
            <text:p>0</text:p>
          </table:table-cell>
          <table:table-cell table:style-name="ce176" table:formula="of:=COUNTIF([.M$7:.M$1064];[.$J5])" office:value-type="float" office:value="0">
            <text:p>0</text:p>
          </table:table-cell>
          <table:table-cell table:style-name="ce176" table:formula="of:=COUNTIF([.N$7:.N$1064];[.$J5])" office:value-type="float" office:value="0">
            <text:p>0</text:p>
          </table:table-cell>
          <table:table-cell table:style-name="ce176" table:number-columns-repeated="3"/>
          <table:table-cell table:style-name="ce129" table:number-columns-repeated="189"/>
          <table:table-cell table:number-columns-repeated="2"/>
        </table:table-row>
        <table:table-row table:style-name="ro19">
          <table:table-cell table:style-name="ce113" office:value-type="string">
            <text:p>Case No</text:p>
          </table:table-cell>
          <table:table-cell table:style-name="ce120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130" office:value-type="string">
            <text:p>Case Name</text:p>
          </table:table-cell>
          <table:table-cell table:style-name="ce130" office:value-type="string">
            <text:p>Description</text:p>
          </table:table-cell>
          <table:table-cell table:style-name="ce130" office:value-type="string">
            <text:p>Steps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Tester</text:p>
          </table:table-cell>
          <table:table-cell table:style-name="ce130" office:value-type="string">
            <text:p>IE7</text:p>
          </table:table-cell>
          <table:table-cell table:style-name="ce130" office:value-type="string">
            <text:p>FireFox3.5</text:p>
          </table:table-cell>
          <table:table-cell table:style-name="ce130" office:value-type="string">
            <text:p>Comment/Bug</text:p>
          </table:table-cell>
          <table:table-cell table:style-name="ce130" table:number-columns-repeated="6"/>
          <table:table-cell table:style-name="ce180" table:number-columns-repeated="188"/>
          <table:table-cell table:style-name="ce181"/>
        </table:table-row>
        <table:table-row table:style-name="ro28">
          <table:table-cell table:style-name="ce114" office:value-type="float" office:value="1">
            <text:p>001</text:p>
          </table:table-cell>
          <table:table-cell table:style-name="ce121" office:value-type="string">
            <text:p>USR_PLF_INT_IDE_01</text:p>
          </table:table-cell>
          <table:table-cell table:style-name="ce131" office:value-type="float" office:value="1">
            <text:p>001</text:p>
          </table:table-cell>
          <table:table-cell table:style-name="ce135" office:value-type="string">
            <text:p>Integration Features\IDE\Develop WCM Templates</text:p>
          </table:table-cell>
          <table:table-cell table:style-name="ce139" office:value-type="string">
            <text:p>Edit and save a WCM template</text:p>
          </table:table-cell>
          <table:table-cell table:style-name="ce136" office:value-type="string">
            <text:p>Step 1: Login</text:p>
          </table:table-cell>
          <table:table-cell table:style-name="ce160" office:value-type="string">
            <text:p>- Login to the acme website as a user with developer role (user in developers &amp; administrators group)</text:p>
          </table:table-cell>
          <table:table-cell table:style-name="ce140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Edit and save a WCM template</text:p>
          </table:table-cell>
          <table:table-cell table:style-name="ce136" office:value-type="string">
            <text:p>Step 2: Show IDE page</text:p>
          </table:table-cell>
          <table:table-cell table:style-name="ce160" office:value-type="string">
            <text:p>- Go to Group --&gt; Developer's page → IDE</text:p>
          </table:table-cell>
          <table:table-cell table:style-name="ce140" office:value-type="string">
            <text:p>Page is shown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Edit and save a WCM template</text:p>
          </table:table-cell>
          <table:table-cell table:style-name="ce136" office:value-type="string">
            <text:p>Step 3: Select workspace</text:p>
          </table:table-cell>
          <table:table-cell table:style-name="ce160" office:value-type="string">
            <text:p>- In the IDE portlet: click on Window and choose Select Workspace</text:p>
            <text:p>- Choose dms-system</text:p>
            <text:p>- Click OK</text:p>
          </table:table-cell>
          <table:table-cell table:style-name="ce140" office:value-type="string">
            <text:p>Dms-system workspace &amp; its nodes are listed in left pane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Edit and save a WCM template</text:p>
          </table:table-cell>
          <table:table-cell table:style-name="ce136" office:value-type="string">
            <text:p>Step 4: Open file</text:p>
          </table:table-cell>
          <table:table-cell table:style-name="ce160" office:value-type="string">
            <text:p>In the left tree I browse and open : /exo:ecm/views/templates/Content List Viewer/list/OneColumnCLVTemplate.gtmpl</text:p>
          </table:table-cell>
          <table:table-cell table:style-name="ce140" office:value-type="string">
            <text:p>The file is open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9">
          <table:table-cell table:style-name="ce11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Edit and save a WCM template</text:p>
          </table:table-cell>
          <table:table-cell table:style-name="ce136" office:value-type="string">
            <text:p>Step 5: Change file content</text:p>
          </table:table-cell>
          <table:table-cell table:style-name="ce160" office:value-type="string">
            <text:p>Modify the template as:</text:p>
            <text:p>- Change div element at begin of the templa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>- with link to the eXo site:</text:p>
            <text:p><text:s text:c="4"/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&lt;/a&gt;&lt;%</text:p>
            <text:p><text:s text:c="6"/>}%&gt;</text:p>
            <text:p><text:s text:c="4"/>&lt;/div&gt;</text:p>
            <text:p>- Save</text:p>
            <text:p/>
          </table:table-cell>
          <table:table-cell table:style-name="ce140" office:value-type="string">
            <text:p>Change is sav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Edit and save a WCM template</text:p>
          </table:table-cell>
          <table:table-cell table:style-name="ce136" office:value-type="string">
            <text:p>Step 6: Check the change</text:p>
          </table:table-cell>
          <table:table-cell table:style-name="ce160" office:value-type="string">
            <text:p>- Go to Home page of acme site</text:p>
          </table:table-cell>
          <table:table-cell table:style-name="ce160" office:value-type="string">
            <text:p>Change of the template is affected in Latest News (Latest News eXo)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39" office:value-type="string">
            <text:p>Add a new WCM template</text:p>
          </table:table-cell>
          <table:table-cell table:style-name="ce136" office:value-type="string">
            <text:p>Step 1: Login</text:p>
          </table:table-cell>
          <table:table-cell table:style-name="ce160" office:value-type="string">
            <text:p>Login to the acme website as a user with developer role (user in developers &amp; administrators group)</text:p>
          </table:table-cell>
          <table:table-cell table:style-name="ce160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2: Show IDE page</text:p>
          </table:table-cell>
          <table:table-cell table:style-name="ce160" office:value-type="string">
            <text:p>In toolbar I click on My Spaces &gt; Developers &gt; IDE</text:p>
          </table:table-cell>
          <table:table-cell table:style-name="ce160" office:value-type="string">
            <text:p>IDE page is shown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0">
          <table:table-cell table:style-name="ce11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3: Select workspace</text:p>
          </table:table-cell>
          <table:table-cell table:style-name="ce160" office:value-type="string">
            <text:p>In IDE page:</text:p>
            <text:p>- Select Window → Select Workspace</text:p>
            <text:p>- Choose dms-system</text:p>
            <text:p>- Click OK</text:p>
          </table:table-cell>
          <table:table-cell table:style-name="ce160" office:value-type="string">
            <text:p>Dms-system workspace &amp; its nodes are listed in left pane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4: Show add new template form</text:p>
          </table:table-cell>
          <table:table-cell table:style-name="ce160" office:value-type="string">
            <text:p>- Select path from left pane: /exo:ecm/views/templates/Content List Viewer/list</text:p>
            <text:p>- Go to File → New → Groovy Template</text:p>
          </table:table-cell>
          <table:table-cell table:style-name="ce160" office:value-type="string">
            <text:p>A blank .gtmpl file is open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1">
          <table:table-cell table:style-name="ce11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5: Add new template</text:p>
          </table:table-cell>
          <table:table-cell table:style-name="ce160" office:value-type="string">
            <text:p>- Add content</text:p>
            <text:p>&lt;div id="$uicomponent.id" class="OneColumnCLVTemplate"&gt;</text:p>
            <text:p><text:s text:c="2"/>&lt;div class="CLV"&gt;</text:p>
            <text:p><text:s text:c="4"/>&lt;%</text:p>
            <text:p><text:s text:c="6"/>def header = uicomponent.getHeader();</text:p>
            <text:p><text:s text:c="4"/>%&gt;</text:p>
            <text:p><text:s text:c="2"/>&lt;/div&gt;</text:p>
            <text:p>&lt;/div&gt;</text:p>
            <text:p/>
            <text:p>&lt;div class="TopBoxHeader"&gt;</text:p>
            <text:p><text:s text:c="2"/>&lt;div class="TitleBarL"&gt;</text:p>
            <text:p><text:s text:c="4"/>&lt;div class="TitleBarR"&gt;</text:p>
            <text:p><text:s text:c="6"/>&lt;div class="TitleBarM"&gt;</text:p>
            <text:p><text:s text:c="8"/>$header</text:p>
            <text:p><text:s text:c="6"/>&lt;/div&gt;</text:p>
            <text:p><text:s text:c="4"/>&lt;/div&gt;</text:p>
            <text:p><text:s text:c="2"/>&lt;/div&gt;</text:p>
            <text:p>&lt;/div&gt;</text:p>
            <text:p/>
            <text:p>&lt;div class="Contents"&gt;</text:p>
            <text:p><text:s text:c="2"/>Hello from eXo IDE!</text:p>
            <text:p>&lt;/div&gt;</text:p>
            <text:p>- Save As the template with name MyTemplate.gtmpl</text:p>
            <text:p/>
          </table:table-cell>
          <table:table-cell table:style-name="ce160" office:value-type="string">
            <text:p>New file is ad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6: Show edit page by wizard</text:p>
          </table:table-cell>
          <table:table-cell table:style-name="ce160" office:value-type="string">
            <text:p>- Go to acme site Home page</text:p>
            <text:p>- Go to Site Editor → Edit page</text:p>
          </table:table-cell>
          <table:table-cell table:style-name="ce160" office:value-type="string">
            <text:p>Edit page wizard form is shown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7: Add portlet into page</text:p>
          </table:table-cell>
          <table:table-cell table:style-name="ce160" office:value-type="string">
            <text:p>Drag &amp; drop Content List portlet to the bottom of the page</text:p>
          </table:table-cell>
          <table:table-cell table:style-name="ce160" office:value-type="string">
            <text:p>The portlet is added into page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8: Show form to edit portlet</text:p>
          </table:table-cell>
          <table:table-cell table:style-name="ce160" office:value-type="string">
            <text:p>Click edit portlet icon (Content List)</text:p>
          </table:table-cell>
          <table:table-cell table:style-name="ce160" office:value-type="string">
            <text:p>Content List config form is shown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2">
          <table:table-cell table:style-name="ce11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9: Select properties for portlet</text:p>
          </table:table-cell>
          <table:table-cell table:style-name="ce160" office:value-type="string">
            <text:p>- Click icon to show form to select Folder Path</text:p>
            <text:p>- Select General drives → Sites Management → acme → web contents from left pane</text:p>
            <text:p>- Select Events from right pane</text:p>
            <text:p>- Input “My Template Header” for Header</text:p>
            <text:p>- Select MyTemplate.gtmpl for Template</text:p>
            <text:p>- Click Save and Close.</text:p>
          </table:table-cell>
          <table:table-cell table:style-name="ce160" office:value-type="string">
            <text:p>Chang on portlet is sav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22" office:value-type="string">
            <text:p>USR_PLF_INT_IDE_01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136" office:value-type="string">
            <text:p>Integration Features\IDE\Develop WCM Templates</text:p>
          </table:table-cell>
          <table:table-cell table:style-name="ce141" office:value-type="string">
            <text:p>Add a new WCM template</text:p>
          </table:table-cell>
          <table:table-cell table:style-name="ce136" office:value-type="string">
            <text:p>Step 10: Check after config portlet</text:p>
          </table:table-cell>
          <table:table-cell table:style-name="ce160" office:value-type="string">
            <text:p>- Click Save editing page</text:p>
          </table:table-cell>
          <table:table-cell table:style-name="ce160" office:value-type="string">
            <text:p>- Back to Home page</text:p>
            <text:p>- There's portlet with text Hello from eXo IDE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23];6;FIND(&quot;:&quot;;[.F23];1)-FIND(&quot; &quot;;[.F23];1)-1))&gt;VALUE(MID([.F22];6;FIND(&quot;:&quot;;[.F22];1)-FIND(&quot; &quot;;[.F22];1)-1));&quot;&quot;;MAX([.A$7:.A22])+1)" office:value-type="float" office:value="3">
            <text:p>003</text:p>
          </table:table-cell>
          <table:table-cell table:style-name="ce121" office:value-type="string">
            <text:p>USR_PLF_INT_IDE_02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Develop Gadgets</text:p>
          </table:table-cell>
          <table:table-cell table:style-name="ce139" office:value-type="string">
            <text:p>Try create simple gadget and deploy it</text:p>
          </table:table-cell>
          <table:table-cell table:style-name="ce136" office:value-type="string">
            <text:p>Step 1: Login</text:p>
          </table:table-cell>
          <table:table-cell table:style-name="ce160" office:value-type="string">
            <text:p>- Login to the acme website as a user with developer role (user in developers)</text:p>
          </table:table-cell>
          <table:table-cell table:style-name="ce140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1" office:value-type="string">
            <text:p>Try create simple gadget and deploy it</text:p>
          </table:table-cell>
          <table:table-cell table:style-name="ce136" office:value-type="string">
            <text:p>Step 2: Show IDE page</text:p>
          </table:table-cell>
          <table:table-cell table:style-name="ce160" office:value-type="string">
            <text:p>- Go to My Spaces --&gt; Developer's page → IDE</text:p>
          </table:table-cell>
          <table:table-cell table:style-name="ce140" office:value-type="string">
            <text:p>Page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1" office:value-type="string">
            <text:p>Try create simple gadget and deploy it</text:p>
          </table:table-cell>
          <table:table-cell table:style-name="ce136" office:value-type="string">
            <text:p>Step 3: Select workspace</text:p>
          </table:table-cell>
          <table:table-cell table:style-name="ce160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40" office:value-type="string">
            <text:p>Dev-monit workspace &amp; its nodes are listed in left pan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0">
          <table:table-cell table:style-name="ce11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1" office:value-type="string">
            <text:p>Try create simple gadget and deploy it</text:p>
          </table:table-cell>
          <table:table-cell table:style-name="ce136" office:value-type="string">
            <text:p>Step 4: Add gadget</text:p>
          </table:table-cell>
          <table:table-cell table:style-name="ce160" office:value-type="string">
            <text:p>In the IDE portlet: </text:p>
            <text:p>- Goto File -&gt; New -&gt; Google Gadget</text:p>
            <text:p>- Goto File -&gt; Save As</text:p>
            <text:p>- Save as with name "HelloWorld_gadget.xml"</text:p>
          </table:table-cell>
          <table:table-cell table:style-name="ce166" office:value-type="string">
            <text:p>New "HelloWorld_gadget.xml" file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1" office:value-type="string">
            <text:p>Try create simple gadget and deploy it</text:p>
          </table:table-cell>
          <table:table-cell table:style-name="ce136" office:value-type="string">
            <text:p>Step 5: Preview added gadget</text:p>
          </table:table-cell>
          <table:table-cell table:style-name="ce160" office:value-type="string">
            <text:p><text:span text:style-name="T11">In the IDE portlet:</text:span></text:p>
            <text:p><text:span text:style-name="T11">- Click Run → Show Preview</text:span></text:p>
          </table:table-cell>
          <table:table-cell table:style-name="ce160" office:value-type="string">
            <text:p>Hello, world! <text:s/>Is displayed in Gadget Preview tab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3">
          <table:table-cell table:style-name="ce11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1" office:value-type="string">
            <text:p>Try create simple gadget and deploy it</text:p>
          </table:table-cell>
          <table:table-cell table:style-name="ce136" office:value-type="string">
            <text:p>Step 6: Deploy gadget</text:p>
          </table:table-cell>
          <table:table-cell table:style-name="ce160" office:value-type="string">
            <text:p><text:span text:style-name="T11">In the IDE portlet:</text:span></text:p>
            <text:p><text:span text:style-name="T11">- Click Run → Deploy gadget to Gatein</text:span></text:p>
          </table:table-cell>
          <table:table-cell table:style-name="ce166" office:value-type="string">
            <text:p>Deployed successfully message is shown in Output tab</text:p>
            <text:p>[INFO] /rest/private/ideall/gadget/deploy?gadgetURL=http%3A%2F%2F192.168.0.171%3A8080%2Frest%2Fprivate%2Fjcr%2Frepository%2Fdev-monit%2FHelloWorld_gadget.xml&amp;privateContext=%2Frest%2Fprivate&amp;publicContext=%2Frest deployed successfully.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2" office:value-type="string">
            <text:p>USR_PLF_INT_IDE_02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36" office:value-type="string">
            <text:p>Integration Features\IDE\Develop Gadgets</text:p>
          </table:table-cell>
          <table:table-cell table:style-name="ce141" office:value-type="string">
            <text:p>Try create simple gadget and deploy it</text:p>
          </table:table-cell>
          <table:table-cell table:style-name="ce136" office:value-type="string">
            <text:p>Step 7: Check added gadget in Gate In</text:p>
          </table:table-cell>
          <table:table-cell table:style-name="ce140" office:value-type="string">
            <text:p>- Go to My Spaces -&gt; Administration -&gt; Application Registry</text:p>
            <text:p>- Select Gadget category</text:p>
          </table:table-cell>
          <table:table-cell table:style-name="ce140" office:value-type="string">
            <text:p>There's "Hello, World!" in gadget list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30];6;FIND(&quot;:&quot;;[.F30];1)-FIND(&quot; &quot;;[.F30];1)-1))&gt;VALUE(MID([.F29];6;FIND(&quot;:&quot;;[.F29];1)-FIND(&quot; &quot;;[.F29];1)-1));&quot;&quot;;MAX([.A$7:.A29])+1)" office:value-type="float" office:value="4">
            <text:p>004</text:p>
          </table:table-cell>
          <table:table-cell table:style-name="ce123" office:value-type="string">
            <text:p>USR_PLF_INT_IDE_03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Develop REST Services</text:p>
          </table:table-cell>
          <table:table-cell table:style-name="ce142" office:value-type="string">
            <text:p>Try create simple REST Service and deploy it</text:p>
          </table:table-cell>
          <table:table-cell table:style-name="ce136" office:value-type="string">
            <text:p>Step 1: Login</text:p>
          </table:table-cell>
          <table:table-cell table:style-name="ce160" office:value-type="string">
            <text:p>- Login to the acme website as a user with developer role (user in developers)</text:p>
          </table:table-cell>
          <table:table-cell table:style-name="ce140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2: Show IDE page</text:p>
          </table:table-cell>
          <table:table-cell table:style-name="ce160" office:value-type="string">
            <text:p>- Go to Group --&gt; Developer's page → IDE</text:p>
          </table:table-cell>
          <table:table-cell table:style-name="ce140" office:value-type="string">
            <text:p>Page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3: Select workspace</text:p>
          </table:table-cell>
          <table:table-cell table:style-name="ce160" office:value-type="string">
            <text:p>- In the IDE portlet: click on Window and choose Select Workspace</text:p>
            <text:p>- Choose dev-monit</text:p>
            <text:p>- Click OK</text:p>
          </table:table-cell>
          <table:table-cell table:style-name="ce140" office:value-type="string">
            <text:p>Dev-monit workspace &amp; its nodes are listed in left pan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4: Open new groovy file to add new rest service</text:p>
          </table:table-cell>
          <table:table-cell table:style-name="ce160" office:value-type="string">
            <text:p>In the IDE portlet:</text:p>
            <text:p>- Goto File -&gt; New -&gt; REST Service</text:p>
          </table:table-cell>
          <table:table-cell table:style-name="ce140" office:value-type="string">
            <text:p>1 groovy file is open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5: Save file</text:p>
          </table:table-cell>
          <table:table-cell table:style-name="ce160" office:value-type="string">
            <text:p><text:span text:style-name="T11">- Change content with the path: <text:s/>@Path("/my-service")</text:span></text:p>
            <text:p><text:span text:style-name="T11">- Goto File -&gt; Save As</text:span></text:p>
            <text:p><text:span text:style-name="T11">- Click OK to save the file</text:span></text:p>
          </table:table-cell>
          <table:table-cell table:style-name="ce140" office:value-type="string">
            <text:p>1 groovy file is added &amp; listed in left pan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>
          <table:table-cell table:style-name="ce115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6: Deploy</text:p>
          </table:table-cell>
          <table:table-cell table:style-name="ce140" office:value-type="string">
            <text:p>- Go to Run -&gt; Deploy</text:p>
          </table:table-cell>
          <table:table-cell table:style-name="ce160" office:value-type="string">
            <text:p>There's message about successful deploy in Output panel</text:p>
            <text:p>[INFO] [http://192.168.0.171:8080/rest/private/jcr/repository/dev-monit/HelloWorld.groovy] deployed successfully.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7: Show Launch REST Service form</text:p>
          </table:table-cell>
          <table:table-cell table:style-name="ce140" office:value-type="string">
            <text:p>- Run -&gt; Launch REST Service</text:p>
          </table:table-cell>
          <table:table-cell table:style-name="ce160" office:value-type="string">
            <text:p>Launch REST Service form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4">
          <table:table-cell table:style-name="ce115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22" office:value-type="string">
            <text:p>USR_PLF_INT_IDE_03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36" office:value-type="string">
            <text:p>Integration Features\IDE\Develop REST Services</text:p>
          </table:table-cell>
          <table:table-cell table:style-name="ce141" office:value-type="string">
            <text:p>Try create simple REST Service and deploy it</text:p>
          </table:table-cell>
          <table:table-cell table:style-name="ce136" office:value-type="string">
            <text:p>Step 8: Send</text:p>
          </table:table-cell>
          <table:table-cell table:style-name="ce140" office:value-type="string">
            <text:p>- In opened window push "Send" button</text:p>
          </table:table-cell>
          <table:table-cell table:style-name="ce160" office:value-type="string">
            <text:p><text:span text:style-name="T14">- Check the service result work in IDE output:</text:span></text:p>
            <text:p><text:span text:style-name="T14">[OUTPUT] - -Status - - - - - - - -</text:span></text:p>
            <text:p><text:span text:style-name="T14">200 OK</text:span></text:p>
            <text:p><text:span text:style-name="T14">- -Headers- - - - - - - -</text:span></text:p>
            <text:p><text:span text:style-name="T14">Server : Apache-Coyote/1.1</text:span></text:p>
            <text:p><text:span text:style-name="T14">Pragma : No-cache</text:span></text:p>
            <text:p><text:span text:style-name="T14">Cache-Control : no-cache</text:span></text:p>
            <text:p><text:span text:style-name="T14">Expires : Thu, 01 Jan 1970 03:00:00 EET</text:span></text:p>
            <text:p><text:span text:style-name="T14">Content-Type : */*</text:span></text:p>
            <text:p><text:span text:style-name="T14">Transfer-Encoding : chunked</text:span></text:p>
            <text:p><text:span text:style-name="T14">Date : Fri, 13 Aug 2010 08:11:54 GMT</text:span></text:p>
            <text:p><text:span text:style-name="T14">- -Text - - - - - - - - -</text:span></text:p>
            <text:p><text:span text:style-name="T14">Hello eXo</text:span>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38];6;FIND(&quot;:&quot;;[.F38];1)-FIND(&quot; &quot;;[.F38];1)-1))&gt;VALUE(MID([.F37];6;FIND(&quot;:&quot;;[.F37];1)-FIND(&quot; &quot;;[.F37];1)-1));&quot;&quot;;MAX([.A$7:.A37])+1)" office:value-type="float" office:value="5">
            <text:p>005</text:p>
          </table:table-cell>
          <table:table-cell table:style-name="ce123" office:value-type="string">
            <text:p>USR_PLF_INT_IDE_04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Share groovy scripts</text:p>
          </table:table-cell>
          <table:table-cell table:style-name="ce135" office:value-type="string">
            <text:p>Shared groovy scripts library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Login to the acme website as a user with developer role (user in developers &amp; administrators group)</text:p>
          </table:table-cell>
          <table:table-cell table:style-name="ce160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2: Show IDE page</text:p>
          </table:table-cell>
          <table:table-cell table:style-name="ce140" office:value-type="string">
            <text:p>Click on Group -&gt; Developers -&gt; IDE</text:p>
          </table:table-cell>
          <table:table-cell table:style-name="ce160" office:value-type="string">
            <text:p>- IDE page is shown</text:p>
            <text:p>- Currently dev-monit workspace is being selec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3: Show add new groovy script form</text:p>
          </table:table-cell>
          <table:table-cell table:style-name="ce140" office:value-type="string">
            <text:p>Goto File -&gt; New -&gt; Groovy Script</text:p>
          </table:table-cell>
          <table:table-cell table:style-name="ce160" office:value-type="string">
            <text:p>A blank .groovy file is open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5">
          <table:table-cell table:style-name="ce115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4: Save file</text:p>
          </table:table-cell>
          <table:table-cell table:style-name="ce140" office:value-type="string">
            <text:p>- Add content:</text:p>
            <text:p>package dependencies;</text:p>
            <text:p/>
            <text:p>class Dep1 {</text:p>
            <text:p><text:s text:c="2"/>String name = getClass().getName()</text:p>
            <text:p>}</text:p>
            <text:p>- Goto File -&gt; Save As, save the script as "file_dep1.groovy"</text:p>
          </table:table-cell>
          <table:table-cell table:style-name="ce160" office:value-type="string">
            <text:p>File is sav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5: Validate file</text:p>
          </table:table-cell>
          <table:table-cell table:style-name="ce140" office:value-type="string">
            <text:p>- Go to Run --&gt; Validate</text:p>
          </table:table-cell>
          <table:table-cell table:style-name="ce160" office:value-type="string">
            <text:p>Out put: [INFO] file_dep1.groovy validated successfully.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3];6;FIND(&quot;:&quot;;[.F43];1)-FIND(&quot; &quot;;[.F43];1)-1))&gt;VALUE(MID([.F41];6;FIND(&quot;:&quot;;[.F41];1)-FIND(&quot; &quot;;[.F41];1)-1));[.C41];[.C41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6: Show add new rest service form</text:p>
          </table:table-cell>
          <table:table-cell table:style-name="ce140" office:value-type="string">
            <text:p>Goto File -&gt; New -&gt; REST Service</text:p>
          </table:table-cell>
          <table:table-cell table:style-name="ce160" office:value-type="string">
            <text:p>Another groovy file is opened with default content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6">
          <table:table-cell table:style-name="ce115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7: Save file</text:p>
          </table:table-cell>
          <table:table-cell table:style-name="ce140" office:value-type="string">
            <text:p>- Add content of the service: </text:p>
            <text:p>import javax.ws.rs.GET</text:p>
            <text:p>import javax.ws.rs.Path</text:p>
            <text:p/>
            <text:p>import dependencies.Dep1</text:p>
            <text:p/>
            <text:p>@Path("/my-shared-groovy-test")</text:p>
            <text:p>public class MySharedGroovyTest {</text:p>
            <text:p/>
            <text:p><text:s text:c="2"/>@GET</text:p>
            <text:p><text:s text:c="2"/>def method() {</text:p>
            <text:p><text:s text:c="4"/>return new Dep1().getName()</text:p>
            <text:p><text:s text:c="2"/>}</text:p>
            <text:p>}</text:p>
            <text:p>- Goto File -&gt; Save As, save the service as "MySharedGroovyTest.groovy"</text:p>
          </table:table-cell>
          <table:table-cell table:style-name="ce157" office:value-type="string">
            <text:p>MySharedGroovyTest.groovy is sav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5">
          <table:table-cell table:style-name="ce115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8: Deploy</text:p>
          </table:table-cell>
          <table:table-cell table:style-name="ce136" office:value-type="string">
            <text:p>Run -&gt; Deploy</text:p>
          </table:table-cell>
          <table:table-cell table:style-name="ce160" office:value-type="string">
            <text:p>There's message about successful deploy in Output panel: [INFO] [http://192.168.0.171:8080/rest/private/jcr/repository/dev-monit/MySharedGroovyTest.groovy] deployed successfully.</text:p>
            <text:p/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7">
          <table:table-cell table:style-name="ce115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22" office:value-type="string">
            <text:p>USR_PLF_INT_IDE_04</text:p>
          </table:table-cell>
          <table:table-cell table:style-name="ce132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136" office:value-type="string">
            <text:p>Integration Features\IDE\Share groovy scripts</text:p>
          </table:table-cell>
          <table:table-cell table:style-name="ce136" office:value-type="string">
            <text:p>Shared groovy scripts library</text:p>
          </table:table-cell>
          <table:table-cell table:style-name="ce136" office:value-type="string">
            <text:p>Step 9: Launch</text:p>
          </table:table-cell>
          <table:table-cell table:style-name="ce140" office:value-type="string">
            <text:p>Run -&gt; Launch REST Service</text:p>
          </table:table-cell>
          <table:table-cell table:style-name="ce160" office:value-type="string">
            <text:p>- In opened window push Send button</text:p>
            <text:p>- Check the service result work in IDE output: </text:p>
            <text:p>[OUTPUT] - -Status - - - - - - - -</text:p>
            <text:p>200 OK</text:p>
            <text:p>- -Headers- - - - - - - -</text:p>
            <text:p>Server : Apache-Coyote/1.1</text:p>
            <text:p>Pragma : No-cache</text:p>
            <text:p>Cache-Control : no-cache</text:p>
            <text:p>Expires : Thu, 01 Jan 1970 03:00:00 EET</text:p>
            <text:p>Content-Type : */*</text:p>
            <text:p>Transfer-Encoding : chunked</text:p>
            <text:p>Date : Fri, 13 Aug 2010 10:25:03 GMT</text:p>
            <text:p>- -Text - - - - - - - - -</text:p>
            <text:p>dependencies.Dep1</text:p>
            <text:p/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47];6;FIND(&quot;:&quot;;[.F47];1)-FIND(&quot; &quot;;[.F47];1)-1))&gt;VALUE(MID([.F46];6;FIND(&quot;:&quot;;[.F46];1)-FIND(&quot; &quot;;[.F46];1)-1));&quot;&quot;;MAX([.A$7:.A46])+1)" office:value-type="float" office:value="6">
            <text:p>006</text:p>
          </table:table-cell>
          <table:table-cell table:style-name="ce123" office:value-type="string">
            <text:p>USR_PLF_INT_IDE_05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Develop from any template</text:p>
          </table:table-cell>
          <table:table-cell table:style-name="ce135" office:value-type="string">
            <text:p>Create new project from template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Login to the acme website as a user with developer role (user in developers &amp; administrators group)</text:p>
          </table:table-cell>
          <table:table-cell table:style-name="ce160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project from template</text:p>
          </table:table-cell>
          <table:table-cell table:style-name="ce136" office:value-type="string">
            <text:p>Step 2: Show IDE page</text:p>
          </table:table-cell>
          <table:table-cell table:style-name="ce140" office:value-type="string">
            <text:p>Click on Group -&gt; Developers -&gt; IDE</text:p>
          </table:table-cell>
          <table:table-cell table:style-name="ce160" office:value-type="string">
            <text:p>- IDE page is shown</text:p>
            <text:p>- Currently dev-monit workspace is being selec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project from template</text:p>
          </table:table-cell>
          <table:table-cell table:style-name="ce136" office:value-type="string">
            <text:p>Step 3: Show add new project from template</text:p>
          </table:table-cell>
          <table:table-cell table:style-name="ce140" office:value-type="string">
            <text:p>Goto File -&gt; New -&gt; Project From Template</text:p>
          </table:table-cell>
          <table:table-cell table:style-name="ce160" office:value-type="string">
            <text:p>A project template is open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project from template</text:p>
          </table:table-cell>
          <table:table-cell table:style-name="ce156" office:value-type="string">
            <text:p>Step 4: Create new project from template</text:p>
          </table:table-cell>
          <table:table-cell table:style-name="ce140" office:value-type="string">
            <text:p>- In dialog window Choose "twitter-trends-project" </text:p>
            <text:p>- Type "my-twitter-trends-project" for project name</text:p>
            <text:p>- Press the Create button.</text:p>
          </table:table-cell>
          <table:table-cell table:style-name="ce160" office:value-type="string">
            <text:p>New project is crea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51];6;FIND(&quot;:&quot;;[.F51];1)-FIND(&quot; &quot;;[.F51];1)-1))&gt;VALUE(MID([.F50];6;FIND(&quot;:&quot;;[.F50];1)-FIND(&quot; &quot;;[.F50];1)-1));&quot;&quot;;MAX([.A$7:.A50])+1)" office:value-type="float" office:value="7">
            <text:p>007</text:p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1];6;FIND(&quot;:&quot;;[.F51];1)-FIND(&quot; &quot;;[.F51];1)-1))&gt;VALUE(MID([.F50];6;FIND(&quot;:&quot;;[.F50];1)-FIND(&quot; &quot;;[.F50];1)-1));[.C50];[.C50]+1)" office:value-type="float" office:value="2">
            <text:p>002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5" office:value-type="string">
            <text:p>Create new file from template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Login to the acme website as a user with developer role (user in developers &amp; administrators group)</text:p>
          </table:table-cell>
          <table:table-cell table:style-name="ce160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2];6;FIND(&quot;:&quot;;[.F52];1)-FIND(&quot; &quot;;[.F52];1)-1))&gt;VALUE(MID([.F51];6;FIND(&quot;:&quot;;[.F51];1)-FIND(&quot; &quot;;[.F51];1)-1));[.C51];[.C51]+1)" office:value-type="float" office:value="2">
            <text:p>002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file from template</text:p>
          </table:table-cell>
          <table:table-cell table:style-name="ce136" office:value-type="string">
            <text:p>Step 2: Show IDE page</text:p>
          </table:table-cell>
          <table:table-cell table:style-name="ce140" office:value-type="string">
            <text:p>Click on Group -&gt; Developers -&gt; IDE</text:p>
          </table:table-cell>
          <table:table-cell table:style-name="ce160" office:value-type="string">
            <text:p>- IDE page is shown</text:p>
            <text:p>- Currently dev-monit workspace is being selec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3];6;FIND(&quot;:&quot;;[.F53];1)-FIND(&quot; &quot;;[.F53];1)-1))&gt;VALUE(MID([.F52];6;FIND(&quot;:&quot;;[.F52];1)-FIND(&quot; &quot;;[.F52];1)-1));[.C52];[.C52]+1)" office:value-type="float" office:value="2">
            <text:p>002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file from template</text:p>
          </table:table-cell>
          <table:table-cell table:style-name="ce136" office:value-type="string">
            <text:p>Step 3: Show add new file from template</text:p>
          </table:table-cell>
          <table:table-cell table:style-name="ce140" office:value-type="string">
            <text:p>Goto File -&gt; New -&gt; File From Template</text:p>
          </table:table-cell>
          <table:table-cell table:style-name="ce160" office:value-type="string">
            <text:p>A file template is open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122" office:value-type="string">
            <text:p>USR_PLF_INT_IDE_05</text:p>
          </table:table-cell>
          <table:table-cell table:style-name="ce132"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table:style-name="ce136" office:value-type="string">
            <text:p>Integration Features\IDE\Develop from any template</text:p>
          </table:table-cell>
          <table:table-cell table:style-name="ce136" office:value-type="string">
            <text:p>Create new file from template</text:p>
          </table:table-cell>
          <table:table-cell table:style-name="ce156" office:value-type="string">
            <text:p>Step 4: Create new file from template</text:p>
          </table:table-cell>
          <table:table-cell table:style-name="ce140" office:value-type="string">
            <text:p>- In dialog window Choose "Product.groovy" </text:p>
            <text:p>- Type "my-product.groovy" for project name</text:p>
            <text:p>- Press the Create button.</text:p>
          </table:table-cell>
          <table:table-cell table:style-name="ce160" office:value-type="string">
            <text:p>New file is crea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55];6;FIND(&quot;:&quot;;[.F55];1)-FIND(&quot; &quot;;[.F55];1)-1))&gt;VALUE(MID([.F54];6;FIND(&quot;:&quot;;[.F54];1)-FIND(&quot; &quot;;[.F54];1)-1));&quot;&quot;;MAX([.A$7:.A54])+1)" office:value-type="float" office:value="8">
            <text:p>008</text:p>
          </table:table-cell>
          <table:table-cell table:style-name="ce123" office:value-type="string">
            <text:p>USR_PLF_INT_IDE_06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IDE\Upload any file</text:p>
          </table:table-cell>
          <table:table-cell table:style-name="ce143" office:value-type="string">
            <text:p>Upload any File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Login to the acme website as a user with developer role (user in developers &amp; administrators group)</text:p>
          </table:table-cell>
          <table:table-cell table:style-name="ce160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36" office:value-type="string">
            <text:p>Integration Features\IDE\Upload any file</text:p>
          </table:table-cell>
          <table:table-cell table:style-name="ce144" office:value-type="string">
            <text:p>Upload any File</text:p>
          </table:table-cell>
          <table:table-cell table:style-name="ce136" office:value-type="string">
            <text:p>Step 2: Show IDE page</text:p>
          </table:table-cell>
          <table:table-cell table:style-name="ce140" office:value-type="string">
            <text:p>Click on Group -&gt; Developers -&gt; IDE</text:p>
          </table:table-cell>
          <table:table-cell table:style-name="ce160" office:value-type="string">
            <text:p>- IDE page is shown</text:p>
            <text:p>- Currently dev-monit workspace is being selec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136" office:value-type="string">
            <text:p>Integration Features\IDE\Upload any file</text:p>
          </table:table-cell>
          <table:table-cell table:style-name="ce144" office:value-type="string">
            <text:p>Upload any File</text:p>
          </table:table-cell>
          <table:table-cell table:style-name="ce156" office:value-type="string">
            <text:p>Step 3: Upload a file</text:p>
          </table:table-cell>
          <table:table-cell table:style-name="ce140" office:value-type="string">
            <text:p>- Go to File -&gt; Upload File</text:p>
            <text:p>- In dialog window press Browse and choose file</text:p>
            <text:p>- Press Upload.</text:p>
          </table:table-cell>
          <table:table-cell table:style-name="ce160" office:value-type="string">
            <text:p>New file is uploa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36" office:value-type="string">
            <text:p>Integration Features\IDE\Upload any file</text:p>
          </table:table-cell>
          <table:table-cell table:style-name="ce144" office:value-type="string">
            <text:p>Upload any File</text:p>
          </table:table-cell>
          <table:table-cell table:style-name="ce156" office:value-type="string">
            <text:p>Step 4: Check upload file content</text:p>
          </table:table-cell>
          <table:table-cell table:style-name="ce140" office:value-type="string">
            <text:p>Select uploaded file</text:p>
          </table:table-cell>
          <table:table-cell table:style-name="ce160" office:value-type="string">
            <text:p>Content of uploaded file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59];6;FIND(&quot;:&quot;;[.F59];1)-FIND(&quot; &quot;;[.F59];1)-1))&gt;VALUE(MID([.F58];6;FIND(&quot;:&quot;;[.F58];1)-FIND(&quot; &quot;;[.F58];1)-1));&quot;&quot;;MAX([.A$7:.A58])+1)" office:value-type="float" office:value="9">
            <text:p>009</text:p>
          </table:table-cell>
          <table:table-cell table:style-name="ce122" office:value-type="string">
            <text:p>USR_PLF_INT_IDE_06</text:p>
          </table:table-cell>
          <table:table-cell table:style-name="ce132"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5" office:value-type="string">
            <text:p>Download and Upload Zipped Folder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Login to the acme website as a user with developer role (user in developers &amp; administrators group)</text:p>
          </table:table-cell>
          <table:table-cell table:style-name="ce160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6" office:value-type="string">
            <text:p>Download and Upload Zipped Folder</text:p>
          </table:table-cell>
          <table:table-cell table:style-name="ce136" office:value-type="string">
            <text:p>Step 2: Show IDE page</text:p>
          </table:table-cell>
          <table:table-cell table:style-name="ce140" office:value-type="string">
            <text:p>Click on Group -&gt; Developers -&gt; IDE</text:p>
          </table:table-cell>
          <table:table-cell table:style-name="ce160" office:value-type="string">
            <text:p>- IDE page is shown</text:p>
            <text:p>- Currently dev-monit workspace is being selec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6" office:value-type="string">
            <text:p>Download and Upload Zipped Folder</text:p>
          </table:table-cell>
          <table:table-cell table:style-name="ce156" office:value-type="string">
            <text:p>Step 3: Create files</text:p>
          </table:table-cell>
          <table:table-cell table:style-name="ce140" office:value-type="string">
            <text:p>- Go to File -&gt; New</text:p>
            <text:p>- Create any 3 files</text:p>
          </table:table-cell>
          <table:table-cell table:style-name="ce160" office:value-type="string">
            <text:p>Files are crea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6" office:value-type="string">
            <text:p>Download and Upload Zipped Folder</text:p>
          </table:table-cell>
          <table:table-cell table:style-name="ce156" office:value-type="string">
            <text:p>Step 4: Download Zipped Folder</text:p>
          </table:table-cell>
          <table:table-cell table:style-name="ce140" office:value-type="string">
            <text:p>- Goto File -&gt; Download Zipped Folder</text:p>
            <text:p>- Choose path to download file in your machine</text:p>
          </table:table-cell>
          <table:table-cell table:style-name="ce160" office:value-type="string">
            <text:p>File is downloa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6" office:value-type="string">
            <text:p>Download and Upload Zipped Folder</text:p>
          </table:table-cell>
          <table:table-cell table:style-name="ce156" office:value-type="string">
            <text:p>Step 5: Delete files</text:p>
          </table:table-cell>
          <table:table-cell table:style-name="ce140" office:value-type="string">
            <text:p>Delete all created files in dev-monit workspace </text:p>
          </table:table-cell>
          <table:table-cell table:style-name="ce160" office:value-type="string">
            <text:p>Files are dele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8">
          <table:table-cell table:style-name="ce115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22" office:value-type="string">
            <text:p>USR_PLF_INT_IDE_06</text:p>
          </table:table-cell>
          <table:table-cell table:style-name="ce132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36" office:value-type="string">
            <text:p>Integration Features\IDE\Upload any file</text:p>
          </table:table-cell>
          <table:table-cell table:style-name="ce146" office:value-type="string">
            <text:p>Download and Upload Zipped Folder</text:p>
          </table:table-cell>
          <table:table-cell table:style-name="ce156" office:value-type="string">
            <text:p>Step 6: Upload Zipped Folder</text:p>
          </table:table-cell>
          <table:table-cell table:style-name="ce140" office:value-type="string">
            <text:p><text:span text:style-name="T12">- Go to File -&gt; Upload Zipped Folder </text:span></text:p>
            <text:p><text:span text:style-name="T12">- Choose just downloaded archive dev-monit.zip.</text:span></text:p>
            <text:p><text:span text:style-name="T12"/></text:p>
          </table:table-cell>
          <table:table-cell table:style-name="ce160" office:value-type="string">
            <text:p>3 files is uploa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0">
          <table:table-cell table:style-name="ce115" table:formula="of:=IF(VALUE(MID([.F65];6;FIND(&quot;:&quot;;[.F65];1)-FIND(&quot; &quot;;[.F65];1)-1))&gt;VALUE(MID([.F64];6;FIND(&quot;:&quot;;[.F64];1)-FIND(&quot; &quot;;[.F64];1)-1));&quot;&quot;;MAX([.A$7:.A64])+1)" office:value-type="float" office:value="10">
            <text:p>010</text:p>
          </table:table-cell>
          <table:table-cell table:style-name="ce123" office:value-type="string">
            <text:p>USR_PLF_INT_CON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Content\Browse WCM via CMIS\Install CMIS Expert gadget</text:p>
          </table:table-cell>
          <table:table-cell table:style-name="ce135" office:value-type="string">
            <text:p>Install CMIS Expert gadget</text:p>
          </table:table-cell>
          <table:table-cell table:style-name="ce136" office:value-type="string">
            <text:p>Step 1: Open form to add gadget</text:p>
          </table:table-cell>
          <table:table-cell table:style-name="ce140" office:value-type="string">
            <text:p>- Login by admin</text:p>
            <text:p>- Go to My Spaces -&gt;Portal Administration -&gt; Application Registry</text:p>
          </table:table-cell>
          <table:table-cell table:style-name="ce160" office:value-type="string">
            <text:p>Application registry form is shown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0">
          <table:table-cell table:style-name="ce115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22" office:value-type="string">
            <text:p>USR_PLF_INT_CON_01</text:p>
          </table:table-cell>
          <table:table-cell table:style-name="ce132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136" office:value-type="string">
            <text:p>Integration Features\Content\Browse WCM via CMIS\Install CMIS Expert gadget</text:p>
          </table:table-cell>
          <table:table-cell table:style-name="ce136" office:value-type="string">
            <text:p>Install CMIS Expert gadget</text:p>
          </table:table-cell>
          <table:table-cell table:style-name="ce136" office:value-type="string">
            <text:p>Step 2: Add gadget</text:p>
          </table:table-cell>
          <table:table-cell table:style-name="ce161" office:value-type="string">
            <text:p>- Click Gadgets and Add a remote gadget. Enter URL given bellow and click Add. http://www.xcmis.org/CmisExpert4Platform/org.exoplatform.cmis.CmisExpertGadget/org.exoplatform.cmis.client.CmisExpertGadget.gadget.xml</text:p>
          </table:table-cell>
          <table:table-cell table:style-name="ce160" office:value-type="string">
            <text:p>New Gadget is ad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0">
          <table:table-cell table:style-name="ce115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122" office:value-type="string">
            <text:p>USR_PLF_INT_CON_01</text:p>
          </table:table-cell>
          <table:table-cell table:style-name="ce132" table:formula="of:=IF(VALUE(MID([.F67];6;FIND(&quot;:&quot;;[.F67];1)-FIND(&quot; &quot;;[.F67];1)-1))&gt;VALUE(MID([.F66];6;FIND(&quot;:&quot;;[.F66];1)-FIND(&quot; &quot;;[.F66];1)-1));[.C66];[.C66]+1)" office:value-type="float" office:value="1">
            <text:p>001</text:p>
          </table:table-cell>
          <table:table-cell table:style-name="ce136" office:value-type="string">
            <text:p>Integration Features\Content\Browse WCM via CMIS\Install CMIS Expert gadget</text:p>
          </table:table-cell>
          <table:table-cell table:style-name="ce136" office:value-type="string">
            <text:p>Install CMIS Expert gadget</text:p>
          </table:table-cell>
          <table:table-cell table:style-name="ce136" office:value-type="string">
            <text:p>Step 3: Add the gadget to Gadgets category</text:p>
          </table:table-cell>
          <table:table-cell table:style-name="ce161" office:value-type="string">
            <text:p>- Click on "Click here to add into categories" and enable checkbox <text:span text:style-name="T13">Gadgets</text:span></text:p>
          </table:table-cell>
          <table:table-cell table:style-name="ce160" office:value-type="string">
            <text:p>Add gadget into category is done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0">
          <table:table-cell table:style-name="ce115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22" office:value-type="string">
            <text:p>USR_PLF_INT_CON_01</text:p>
          </table:table-cell>
          <table:table-cell table:style-name="ce132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36" office:value-type="string">
            <text:p>Integration Features\Content\Browse WCM via CMIS\Install CMIS Expert gadget</text:p>
          </table:table-cell>
          <table:table-cell table:style-name="ce136" office:value-type="string">
            <text:p>Install CMIS Expert gadget</text:p>
          </table:table-cell>
          <table:table-cell table:style-name="ce136" office:value-type="string">
            <text:p>Step 4: Import application</text:p>
          </table:table-cell>
          <table:table-cell table:style-name="ce140" office:value-type="string">
            <text:p>- Go to Categories and do Import Applications</text:p>
          </table:table-cell>
          <table:table-cell table:style-name="ce160" office:value-type="string">
            <text:p>Applications are imported &amp; listed in left pane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2">
          <table:table-cell table:style-name="ce115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22" office:value-type="string">
            <text:p>USR_PLF_INT_CON_01</text:p>
          </table:table-cell>
          <table:table-cell table:style-name="ce132"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36" office:value-type="string">
            <text:p>Integration Features\Content\Browse WCM via CMIS\Install CMIS Expert gadget</text:p>
          </table:table-cell>
          <table:table-cell table:style-name="ce136" office:value-type="string">
            <text:p>Install CMIS Expert gadget</text:p>
          </table:table-cell>
          <table:table-cell table:style-name="ce136" office:value-type="string">
            <text:p>Step 5: Add page with CMIS</text:p>
          </table:table-cell>
          <table:table-cell table:style-name="ce140" office:value-type="string">
            <text:p>- Go to My Spaces -&gt; Developers -&gt; IDE</text:p>
            <text:p>- Then Group Editor -&gt; Add page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60" office:value-type="string">
            <text:p>New page with CMIS is added &amp; well display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70];6;FIND(&quot;:&quot;;[.F70];1)-FIND(&quot; &quot;;[.F70];1)-1))&gt;VALUE(MID([.F69];6;FIND(&quot;:&quot;;[.F69];1)-FIND(&quot; &quot;;[.F69];1)-1));&quot;&quot;;MAX([.A$7:.A69])+1)" office:value-type="float" office:value="11">
            <text:p>011</text:p>
          </table:table-cell>
          <table:table-cell table:style-name="ce122" office:value-type="string">
            <text:p>USR_PLF_INT_CON_02</text:p>
          </table:table-cell>
          <table:table-cell table:style-name="ce132"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135" office:value-type="string">
            <text:p>Integration Features\Content\Browse Drives</text:p>
          </table:table-cell>
          <table:table-cell table:style-name="ce135" office:value-type="string">
            <text:p>Browse Drives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- Login as an user in developer group</text:p>
            <text:p>- Go to My Spaces -&gt; Developers -&gt; CMISexpert</text:p>
          </table:table-cell>
          <table:table-cell table:style-name="ce160" office:value-type="string">
            <text:p>CMISexpert page is shown proper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22" office:value-type="string">
            <text:p>USR_PLF_INT_CON_02</text:p>
          </table:table-cell>
          <table:table-cell table:style-name="ce132"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136" office:value-type="string">
            <text:p>Integration Features\Content\Browse Drives</text:p>
          </table:table-cell>
          <table:table-cell table:style-name="ce136" office:value-type="string">
            <text:p>Browse Drives</text:p>
          </table:table-cell>
          <table:table-cell table:style-name="ce136" office:value-type="string">
            <text:p>Step 2: Check if repositories match existing drives</text:p>
          </table:table-cell>
          <table:table-cell table:style-name="ce140" office:value-type="string">
            <text:p>Navigate through Repositories in left tree panel</text:p>
          </table:table-cell>
          <table:table-cell table:style-name="ce160" office:value-type="string">
            <text:p>Each repository it's a Drive in WCM terms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0">
          <table:table-cell table:style-name="ce115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122" office:value-type="string">
            <text:p>USR_PLF_INT_CON_02</text:p>
          </table:table-cell>
          <table:table-cell table:style-name="ce132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136" office:value-type="string">
            <text:p>Integration Features\Content\Browse Drives</text:p>
          </table:table-cell>
          <table:table-cell table:style-name="ce136" office:value-type="string">
            <text:p>Browse Drives</text:p>
          </table:table-cell>
          <table:table-cell table:style-name="ce136" office:value-type="string">
            <text:p>Step 3: Check content inside CMISexpert &amp; Content Explorer</text:p>
          </table:table-cell>
          <table:table-cell table:style-name="ce140" office:value-type="string">
            <text:p>- Select DMS Administration repository in CMISexpert, go to folder /exo:ecm/views/templates/Content List Viewer/list</text:p>
            <text:p>Then:</text:p>
            <text:p>- Open My Spaces --&gt; Content Explorer, select DMS Administration, go to folder /exo:ecm/views/templates/Content List Viewer/list</text:p>
          </table:table-cell>
          <table:table-cell table:style-name="ce160" office:value-type="string">
            <text:p>Content in CMISexpert and Content Explorer are the same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73];6;FIND(&quot;:&quot;;[.F73];1)-FIND(&quot; &quot;;[.F73];1)-1))&gt;VALUE(MID([.F72];6;FIND(&quot;:&quot;;[.F72];1)-FIND(&quot; &quot;;[.F72];1)-1));&quot;&quot;;MAX([.A$7:.A72])+1)" office:value-type="float" office:value="12">
            <text:p>012</text:p>
          </table:table-cell>
          <table:table-cell table:style-name="ce122" office:value-type="string">
            <text:p>USR_PLF_INT_CON_03</text:p>
          </table:table-cell>
          <table:table-cell table:style-name="ce132" table:formula="of:=IF(VALUE(MID([.F73];6;FIND(&quot;:&quot;;[.F73];1)-FIND(&quot; &quot;;[.F73];1)-1))&gt;VALUE(MID([.F72];6;FIND(&quot;:&quot;;[.F72];1)-FIND(&quot; &quot;;[.F72];1)-1));[.C72];[.C72]+1)" office:value-type="float" office:value="3">
            <text:p>003</text:p>
          </table:table-cell>
          <table:table-cell table:style-name="ce135" office:value-type="string">
            <text:p>Integration Features\Content\Follow Symlinks</text:p>
          </table:table-cell>
          <table:table-cell table:style-name="ce135" office:value-type="string">
            <text:p>Follow Symlinks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- Login as an user in developer group</text:p>
          </table:table-cell>
          <table:table-cell table:style-name="ce160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122" office:value-type="string">
            <text:p>USR_PLF_INT_CON_03</text:p>
          </table:table-cell>
          <table:table-cell table:style-name="ce132" table:formula="of:=IF(VALUE(MID([.F74];6;FIND(&quot;:&quot;;[.F74];1)-FIND(&quot; &quot;;[.F74];1)-1))&gt;VALUE(MID([.F73];6;FIND(&quot;:&quot;;[.F73];1)-FIND(&quot; &quot;;[.F73];1)-1));[.C73];[.C73]+1)" office:value-type="float" office:value="3">
            <text:p>003</text:p>
          </table:table-cell>
          <table:table-cell table:style-name="ce136" office:value-type="string">
            <text:p>Integration Features\Content\Follow Symlinks</text:p>
          </table:table-cell>
          <table:table-cell table:style-name="ce136" office:value-type="string">
            <text:p>Follow Symlinks</text:p>
          </table:table-cell>
          <table:table-cell table:style-name="ce136" office:value-type="string">
            <text:p>Step 2: Upload file</text:p>
          </table:table-cell>
          <table:table-cell table:style-name="ce140" office:value-type="string">
            <text:p>- Open My Spaces -&gt; Content Explorer, select Sites Management, go to folder /acme/events/All/Air</text:p>
            <text:p>- Upload any file (e.g. test.txt) to Products events</text:p>
          </table:table-cell>
          <table:table-cell table:style-name="ce160" office:value-type="string">
            <text:p>File is uploa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2">
          <table:table-cell table:style-name="ce115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122" office:value-type="string">
            <text:p>USR_PLF_INT_CON_03</text:p>
          </table:table-cell>
          <table:table-cell table:style-name="ce132"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136" office:value-type="string">
            <text:p>Integration Features\Content\Follow Symlinks</text:p>
          </table:table-cell>
          <table:table-cell table:style-name="ce136" office:value-type="string">
            <text:p>Follow Symlinks</text:p>
          </table:table-cell>
          <table:table-cell table:style-name="ce136" office:value-type="string">
            <text:p>Step 3: Check uploaded file in CMIS</text:p>
          </table:table-cell>
          <table:table-cell table:style-name="ce140" office:value-type="string">
            <text:p>- Go to Group -&gt; Developers -&gt; CMISexpert in Admin bar</text:p>
            <text:p>- Select Managed Sites repository (it's WCM drive) in Repositories panel</text:p>
            <text:p>- Go to folder /acme/events/All/Air</text:p>
          </table:table-cell>
          <table:table-cell table:style-name="ce157" office:value-type="string">
            <text:p>The file just uploaded in Site Explorer is there</text:p>
            <text:p>It's a symlink to the actual file stored somewhere by path with current date at the end, like /sites content/live/acme/web contents/2010/08/18/test.txt.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122" office:value-type="string">
            <text:p>USR_PLF_INT_CON_03</text:p>
          </table:table-cell>
          <table:table-cell table:style-name="ce132"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136" office:value-type="string">
            <text:p>Integration Features\Content\Follow Symlinks</text:p>
          </table:table-cell>
          <table:table-cell table:style-name="ce136" office:value-type="string">
            <text:p>Follow Symlinks</text:p>
          </table:table-cell>
          <table:table-cell table:style-name="ce136" office:value-type="string">
            <text:p>Step 4: Check content of uploaded file &amp; its symlink</text:p>
          </table:table-cell>
          <table:table-cell table:style-name="ce140" office:value-type="string">
            <text:p>- Browse /acme/web contents then folder to current date</text:p>
            <text:p>- Select uploaded file</text:p>
          </table:table-cell>
          <table:table-cell table:style-name="ce157" office:value-type="string">
            <text:p>This file &amp; the symlink at step 3 has the same content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77];6;FIND(&quot;:&quot;;[.F77];1)-FIND(&quot; &quot;;[.F77];1)-1))&gt;VALUE(MID([.F76];6;FIND(&quot;:&quot;;[.F76];1)-FIND(&quot; &quot;;[.F76];1)-1));&quot;&quot;;MAX([.A$7:.A76])+1)" office:value-type="float" office:value="13">
            <text:p>013</text:p>
          </table:table-cell>
          <table:table-cell table:style-name="ce122" office:value-type="string">
            <text:p>USR_PLF_INT_CON_04</text:p>
          </table:table-cell>
          <table:table-cell table:style-name="ce132" table:formula="of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135" office:value-type="string">
            <text:p>Integration Features\Content\Browse Categories</text:p>
          </table:table-cell>
          <table:table-cell table:style-name="ce135" office:value-type="string">
            <text:p>Browse Categories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- Login as an user in developer group</text:p>
          </table:table-cell>
          <table:table-cell table:style-name="ce160" office:value-type="string">
            <text:p>Login successful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78];6;FIND(&quot;:&quot;;[.F78];1)-FIND(&quot; &quot;;[.F78];1)-1))&gt;VALUE(MID([.F77];6;FIND(&quot;:&quot;;[.F77];1)-FIND(&quot; &quot;;[.F77];1)-1));[.C77];[.C77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2: Upload file</text:p>
          </table:table-cell>
          <table:table-cell table:style-name="ce140" office:value-type="string">
            <text:p>- Open My Spaces → Content Explorer, select Sites Management, go to folder /acme/categories/acme/From The Lab</text:p>
            <text:p>- Upload any file (e.g. news.txt) to From The Lab category</text:p>
          </table:table-cell>
          <table:table-cell table:style-name="ce157" office:value-type="string">
            <text:p>File is uploa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79];6;FIND(&quot;:&quot;;[.F79];1)-FIND(&quot; &quot;;[.F79];1)-1))&gt;VALUE(MID([.F78];6;FIND(&quot;:&quot;;[.F78];1)-FIND(&quot; &quot;;[.F78];1)-1));[.C78];[.C78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3: Upload file</text:p>
          </table:table-cell>
          <table:table-cell table:style-name="ce140" office:value-type="string">
            <text:p>- In Content Explorer go to folder /acme/documents</text:p>
            <text:p>- Upload any file (e.g. document.txt) to documents</text:p>
          </table:table-cell>
          <table:table-cell table:style-name="ce157" office:value-type="string">
            <text:p>File is uploa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0">
          <table:table-cell table:style-name="ce115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4: Change category</text:p>
          </table:table-cell>
          <table:table-cell table:style-name="ce157" office:value-type="string">
            <text:p>- <text:s/>Select to view uploaded file</text:p>
            <text:p>- Click on Manage Categories in Publication menu</text:p>
            <text:p>- Choose Select Category tab</text:p>
            <text:p>- Select acme for Taxonomy Tree</text:p>
            <text:p>- Choose Special Offers and From The Lab by clicking Add icon</text:p>
          </table:table-cell>
          <table:table-cell table:style-name="ce157" office:value-type="string">
            <text:p>Selected categories are listed in Referenced categories tab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office:value-type="string">
            <text:p>TESTVN-5418</text:p>
          </table:table-cell>
          <table:table-cell table:style-name="ce129" table:number-columns-repeated="194"/>
          <table:table-cell/>
        </table:table-row>
        <table:table-row table:style-name="ro28">
          <table:table-cell table:style-name="ce115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5: Check in CMIS</text:p>
          </table:table-cell>
          <table:table-cell table:style-name="ce157" office:value-type="string">
            <text:p>- Go to Group -&gt; Developers -&gt; CMISexpert</text:p>
            <text:p>- Select Managed Sites repository (it's WCM drive) in Repositories panel</text:p>
            <text:p>- Go to folder /acme/categories/acme/From The Lab</text:p>
          </table:table-cell>
          <table:table-cell table:style-name="ce157" office:value-type="string">
            <text:p>There're 2 uploaded files at step 2 &amp; 3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6: Check listing file</text:p>
          </table:table-cell>
          <table:table-cell table:style-name="ce157" office:value-type="string">
            <text:p>- Go to folder /acme/categories/acme/Special Offers</text:p>
          </table:table-cell>
          <table:table-cell table:style-name="ce157" office:value-type="string">
            <text:p>There's only uploaded file at step 3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7: Check if first uploaded file stored in /acme/web contents/</text:p>
          </table:table-cell>
          <table:table-cell table:style-name="ce157" office:value-type="string">
            <text:p>Browse /acme/web contents/</text:p>
          </table:table-cell>
          <table:table-cell table:style-name="ce157" office:value-type="string">
            <text:p>There's uploaded file at step 2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122" office:value-type="string">
            <text:p>USR_PLF_INT_CON_04</text:p>
          </table:table-cell>
          <table:table-cell table:style-name="ce132"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136" office:value-type="string">
            <text:p>Integration Features\Content\Browse Categories</text:p>
          </table:table-cell>
          <table:table-cell table:style-name="ce136" office:value-type="string">
            <text:p>Browse Categories</text:p>
          </table:table-cell>
          <table:table-cell table:style-name="ce136" office:value-type="string">
            <text:p>Step 8: Check if the second uploaded file stored in /acme/documents</text:p>
          </table:table-cell>
          <table:table-cell table:style-name="ce157" office:value-type="string">
            <text:p>Browse /acme/documents</text:p>
          </table:table-cell>
          <table:table-cell table:style-name="ce157" office:value-type="string">
            <text:p>There's uploaded file at step 3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85];6;FIND(&quot;:&quot;;[.F85];1)-FIND(&quot; &quot;;[.F85];1)-1))&gt;VALUE(MID([.F84];6;FIND(&quot;:&quot;;[.F84];1)-FIND(&quot; &quot;;[.F84];1)-1));&quot;&quot;;MAX([.A$7:.A84])+1)" office:value-type="float" office:value="14">
            <text:p>014</text:p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5];6;FIND(&quot;:&quot;;[.F85];1)-FIND(&quot; &quot;;[.F85];1)-1))&gt;VALUE(MID([.F84];6;FIND(&quot;:&quot;;[.F84];1)-FIND(&quot; &quot;;[.F84];1)-1));[.C84];[.C84]+1)" office:value-type="float" office:value="5">
            <text:p>005</text:p>
          </table:table-cell>
          <table:table-cell table:style-name="ce135" office:value-type="string">
            <text:p>Integration Features\Content\Versioning Document</text:p>
          </table:table-cell>
          <table:table-cell table:style-name="ce135" office:value-type="string">
            <text:p>Versioning Document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- Login as an user in developer group</text:p>
            <text:p>- Go to My Spaces -&gt; Developers -&gt; CMISexpert</text:p>
          </table:table-cell>
          <table:table-cell table:style-name="ce160" office:value-type="string">
            <text:p>CMISexpert page is shown proper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6];6;FIND(&quot;:&quot;;[.F86];1)-FIND(&quot; &quot;;[.F86];1)-1))&gt;VALUE(MID([.F85];6;FIND(&quot;:&quot;;[.F85];1)-FIND(&quot; &quot;;[.F85];1)-1));[.C85];[.C85]+1)" office:value-type="float" office:value="5">
            <text:p>005</text:p>
          </table:table-cell>
          <table:table-cell table:style-name="ce136" office:value-type="string">
            <text:p>Integration Features\Content\Versioning Document</text:p>
          </table:table-cell>
          <table:table-cell table:style-name="ce136" office:value-type="string">
            <text:p>Versioning Document</text:p>
          </table:table-cell>
          <table:table-cell table:style-name="ce136" office:value-type="string">
            <text:p>Step 2: Check if repositories match existing drives</text:p>
          </table:table-cell>
          <table:table-cell table:style-name="ce140" office:value-type="string">
            <text:p>Navigate through Repositories in left tree panel</text:p>
          </table:table-cell>
          <table:table-cell table:style-name="ce160" office:value-type="string">
            <text:p>Each repository it's a Drive in WCM terms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7];6;FIND(&quot;:&quot;;[.F87];1)-FIND(&quot; &quot;;[.F87];1)-1))&gt;VALUE(MID([.F86];6;FIND(&quot;:&quot;;[.F86];1)-FIND(&quot; &quot;;[.F86];1)-1));[.C86];[.C86]+1)" office:value-type="float" office:value="5">
            <text:p>005</text:p>
          </table:table-cell>
          <table:table-cell table:style-name="ce136" office:value-type="string">
            <text:p>Integration Features\Content\Versioning Document</text:p>
          </table:table-cell>
          <table:table-cell table:style-name="ce136" office:value-type="string">
            <text:p>Versioning Document</text:p>
          </table:table-cell>
          <table:table-cell table:style-name="ce136" office:value-type="string">
            <text:p>Step 3: Upload file</text:p>
          </table:table-cell>
          <table:table-cell table:style-name="ce140" office:value-type="string">
            <text:p>- Select Managed Site repository in CMISexpert, go to folder /acme/document</text:p>
            <text:p>- Upload any file (e.g. test.txt) to the documents</text:p>
          </table:table-cell>
          <table:table-cell table:style-name="ce160" office:value-type="string">
            <text:p>File is uploaded successful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8];6;FIND(&quot;:&quot;;[.F88];1)-FIND(&quot; &quot;;[.F88];1)-1))&gt;VALUE(MID([.F87];6;FIND(&quot;:&quot;;[.F87];1)-FIND(&quot; &quot;;[.F87];1)-1));[.C87];[.C87]+1)" office:value-type="float" office:value="5">
            <text:p>005</text:p>
          </table:table-cell>
          <table:table-cell table:style-name="ce136" office:value-type="string">
            <text:p>Integration Features\Content\Versioning Document</text:p>
          </table:table-cell>
          <table:table-cell table:style-name="ce136" office:value-type="string">
            <text:p>Versioning Document</text:p>
          </table:table-cell>
          <table:table-cell table:style-name="ce136" office:value-type="string">
            <text:p>Step 4: Check out and view all versions</text:p>
          </table:table-cell>
          <table:table-cell table:style-name="ce157" office:value-type="string">
            <text:p>- Select uploaded file, right click on it &amp; select Checkout</text:p>
            <text:p>- Re-select file again, right click on it &amp; select View All Versions</text:p>
          </table:table-cell>
          <table:table-cell table:style-name="ce167" office:value-type="string">
            <text:p>Check is the pwc and latest version are present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122" office:value-type="string">
            <text:p>USR_PLF_INT_CON_05</text:p>
          </table:table-cell>
          <table:table-cell table:style-name="ce132" table:formula="of:=IF(VALUE(MID([.F89];6;FIND(&quot;:&quot;;[.F89];1)-FIND(&quot; &quot;;[.F89];1)-1))&gt;VALUE(MID([.F88];6;FIND(&quot;:&quot;;[.F88];1)-FIND(&quot; &quot;;[.F88];1)-1));[.C88];[.C88]+1)" office:value-type="float" office:value="5">
            <text:p>005</text:p>
          </table:table-cell>
          <table:table-cell table:style-name="ce136" office:value-type="string">
            <text:p>Integration Features\Content\Versioning Document</text:p>
          </table:table-cell>
          <table:table-cell table:style-name="ce136" office:value-type="string">
            <text:p>Versioning Document</text:p>
          </table:table-cell>
          <table:table-cell table:style-name="ce136" office:value-type="string">
            <text:p>Step 5: Cancel check out</text:p>
          </table:table-cell>
          <table:table-cell table:style-name="ce157" office:value-type="string">
            <text:p>- Back to directory browsing tab, select file again, right click on it &amp; select Cancel Checkout</text:p>
            <text:p>- Right click on file &amp; select View All Versions</text:p>
          </table:table-cell>
          <table:table-cell table:style-name="ce167" office:value-type="string">
            <text:p>Check that the only latest version is present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90];6;FIND(&quot;:&quot;;[.F90];1)-FIND(&quot; &quot;;[.F90];1)-1))&gt;VALUE(MID([.F89];6;FIND(&quot;:&quot;;[.F89];1)-FIND(&quot; &quot;;[.F89];1)-1));&quot;&quot;;MAX([.A$7:.A89])+1)" office:value-type="float" office:value="15">
            <text:p>015</text:p>
          </table:table-cell>
          <table:table-cell table:style-name="ce122" office:value-type="string">
            <text:p>USR_PLF_INT_CON_06</text:p>
          </table:table-cell>
          <table:table-cell table:style-name="ce132" table:formula="of:=IF(VALUE(MID([.F90];6;FIND(&quot;:&quot;;[.F90];1)-FIND(&quot; &quot;;[.F90];1)-1))&gt;VALUE(MID([.F89];6;FIND(&quot;:&quot;;[.F89];1)-FIND(&quot; &quot;;[.F89];1)-1));[.C89];[.C89]+1)" office:value-type="float" office:value="6">
            <text:p>006</text:p>
          </table:table-cell>
          <table:table-cell table:style-name="ce135" office:value-type="string">
            <text:p>Integration Features\Content\Query test</text:p>
          </table:table-cell>
          <table:table-cell table:style-name="ce135" office:value-type="string">
            <text:p>Query test</text:p>
          </table:table-cell>
          <table:table-cell table:style-name="ce136" office:value-type="string">
            <text:p>Step 1: Login</text:p>
          </table:table-cell>
          <table:table-cell table:style-name="ce140" office:value-type="string">
            <text:p>- Login as an user in developer group</text:p>
            <text:p>- Go to My Spaces -&gt; Developers -&gt; CMISexpert</text:p>
          </table:table-cell>
          <table:table-cell table:style-name="ce160" office:value-type="string">
            <text:p>CMISexpert page is shown proper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19">
          <table:table-cell table:style-name="ce115"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122" office:value-type="string">
            <text:p>USR_PLF_INT_CON_06</text:p>
          </table:table-cell>
          <table:table-cell table:style-name="ce132" table:formula="of:=IF(VALUE(MID([.F91];6;FIND(&quot;:&quot;;[.F91];1)-FIND(&quot; &quot;;[.F91];1)-1))&gt;VALUE(MID([.F90];6;FIND(&quot;:&quot;;[.F90];1)-FIND(&quot; &quot;;[.F90];1)-1));[.C90];[.C90]+1)" office:value-type="float" office:value="6">
            <text:p>006</text:p>
          </table:table-cell>
          <table:table-cell table:style-name="ce136" office:value-type="string">
            <text:p>Integration Features\Content\Query test</text:p>
          </table:table-cell>
          <table:table-cell table:style-name="ce136" office:value-type="string">
            <text:p>Query test</text:p>
          </table:table-cell>
          <table:table-cell table:style-name="ce136" office:value-type="string">
            <text:p>Step 2: Check if repositories match existing drives</text:p>
          </table:table-cell>
          <table:table-cell table:style-name="ce140" office:value-type="string">
            <text:p>Navigate through Repositories in left tree panel</text:p>
          </table:table-cell>
          <table:table-cell table:style-name="ce160" office:value-type="string">
            <text:p>Each repository it's a Drive in WCM terms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19">
          <table:table-cell table:style-name="ce115"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122" office:value-type="string">
            <text:p>USR_PLF_INT_CON_06</text:p>
          </table:table-cell>
          <table:table-cell table:style-name="ce132" table:formula="of:=IF(VALUE(MID([.F92];6;FIND(&quot;:&quot;;[.F92];1)-FIND(&quot; &quot;;[.F92];1)-1))&gt;VALUE(MID([.F91];6;FIND(&quot;:&quot;;[.F91];1)-FIND(&quot; &quot;;[.F91];1)-1));[.C91];[.C91]+1)" office:value-type="float" office:value="6">
            <text:p>006</text:p>
          </table:table-cell>
          <table:table-cell table:style-name="ce136" office:value-type="string">
            <text:p>Integration Features\Content\Query test</text:p>
          </table:table-cell>
          <table:table-cell table:style-name="ce136" office:value-type="string">
            <text:p>Query test</text:p>
          </table:table-cell>
          <table:table-cell table:style-name="ce136" office:value-type="string">
            <text:p>Step 3: Upload file</text:p>
          </table:table-cell>
          <table:table-cell table:style-name="ce140" office:value-type="string">
            <text:p>- Select Managed Site repository in CMISexpert, go to folder /acme/document</text:p>
            <text:p>- Upload any file (e.g. test.txt) to the documents (known content)</text:p>
          </table:table-cell>
          <table:table-cell table:style-name="ce160" office:value-type="string">
            <text:p>File is uploaded successful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19">
          <table:table-cell table:style-name="ce115"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122" office:value-type="string">
            <text:p>USR_PLF_INT_CON_06</text:p>
          </table:table-cell>
          <table:table-cell table:style-name="ce132" table:formula="of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136" office:value-type="string">
            <text:p>Integration Features\Content\Query test</text:p>
          </table:table-cell>
          <table:table-cell table:style-name="ce136" office:value-type="string">
            <text:p>Query test</text:p>
          </table:table-cell>
          <table:table-cell table:style-name="ce136" office:value-type="string">
            <text:p>Step 4: Searching</text:p>
          </table:table-cell>
          <table:table-cell table:style-name="ce157" office:value-type="string">
            <text:p>- Enter any word from document's content into the search window</text:p>
            <text:p>- Press "Search" button</text:p>
          </table:table-cell>
          <table:table-cell table:style-name="ce157" office:value-type="string">
            <text:p>Document must appear in opened Search results tab.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Failed</text:p>
          </table:table-cell>
          <table:table-cell table:style-name="ce129" office:value-type="string">
            <text:p>TESTVN-5420</text:p>
          </table:table-cell>
          <table:table-cell table:style-name="ce129" table:number-columns-repeated="194"/>
          <table:table-cell/>
        </table:table-row>
        <table:table-row table:style-name="ro28">
          <table:table-cell table:style-name="ce115" table:formula="of:=IF(VALUE(MID([.F94];6;FIND(&quot;:&quot;;[.F94];1)-FIND(&quot; &quot;;[.F94];1)-1))&gt;VALUE(MID([.F93];6;FIND(&quot;:&quot;;[.F93];1)-FIND(&quot; &quot;;[.F93];1)-1));&quot;&quot;;MAX([.A$7:.A93])+1)" office:value-type="float" office:value="16">
            <text:p>016</text:p>
          </table:table-cell>
          <table:table-cell table:style-name="ce122" office:value-type="string">
            <text:p>USR_PLF_INT_CON_07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Content\Modify template</text:p>
          </table:table-cell>
          <table:table-cell table:style-name="ce135" office:value-type="string">
            <text:p>Modify WCM template via CMIS</text:p>
          </table:table-cell>
          <table:table-cell table:style-name="ce136" office:value-type="string">
            <text:p>Step 1: Go to CMISexpert page</text:p>
          </table:table-cell>
          <table:table-cell table:style-name="ce157" office:value-type="string">
            <text:p>- I login to the acme website as a user with developer role</text:p>
            <text:p>- In toolbar I click on My Spaces -&gt; Developers -&gt; CMISexpert</text:p>
          </table:table-cell>
          <table:table-cell table:style-name="ce157" office:value-type="string">
            <text:p>CMISexpert page is shown properly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2: Select node</text:p>
          </table:table-cell>
          <table:table-cell table:style-name="ce157" office:value-type="string">
            <text:p>- Select DMS Administration repository (it's WCM drive actually) in Repositories panel on left</text:p>
            <text:p>- Go to folder /exo:ecm/views/templates/Content List Viewer/list</text:p>
          </table:table-cell>
          <table:table-cell table:style-name="ce157" office:value-type="string">
            <text:p>Sub nodes of “list” are list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3: Download file</text:p>
          </table:table-cell>
          <table:table-cell table:style-name="ce157" office:value-type="string">
            <text:p>Double click on OneColumnCLVTemplate.gtmpl and save to local (e.g: exo-working folder)</text:p>
          </table:table-cell>
          <table:table-cell table:style-name="ce157" office:value-type="string">
            <text:p>File is downloa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office:value-type="string">
            <text:p>Failed</text:p>
          </table:table-cell>
          <table:table-cell table:style-name="ce129" office:value-type="string">
            <text:p>Passed</text:p>
          </table:table-cell>
          <table:table-cell table:style-name="ce129" office:value-type="string">
            <text:p>TESTVN-5424</text:p>
          </table:table-cell>
          <table:table-cell table:style-name="ce129" table:number-columns-repeated="194"/>
          <table:table-cell/>
        </table:table-row>
        <table:table-row table:style-name="ro29">
          <table:table-cell table:style-name="ce115"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7];6;FIND(&quot;:&quot;;[.F97];1)-FIND(&quot; &quot;;[.F97];1)-1))&gt;VALUE(MID([.F96];6;FIND(&quot;:&quot;;[.F96];1)-FIND(&quot; &quot;;[.F96];1)-1));[.C96];[.C96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4: Modify template</text:p>
          </table:table-cell>
          <table:table-cell table:style-name="ce157" office:value-type="string">
            <text:p>Modify the div:</text:p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&lt;%</text:p>
            <text:p><text:s text:c="6"/>}%&gt;</text:p>
            <text:p><text:s text:c="4"/>&lt;/div&gt;</text:p>
            <text:p/>
            <text:p><text:span text:style-name="T13">By:</text:span></text:p>
            <text:p/>
            <text:p>&lt;div class="TitleBarM"&gt;</text:p>
            <text:p><text:s text:c="6"/>$header</text:p>
            <text:p><text:s text:c="6"/>&lt;%if (isShowRssLink) {</text:p>
            <text:p><text:s text:c="6"/>%&gt;&lt;a class="RssIcon" href="$rssLink" target="_newrss" title="&lt;%= _ctx.appRes("UICLVPresentation.label.rssFeed") %&gt;"&gt;&amp;nbsp;&lt;/a&gt;</text:p>
            <text:p><text:s text:c="6"/>&lt;a href="http://www.exoplatform.org/"&gt;eXo site&lt;/a&gt;&lt;%</text:p>
            <text:p><text:s text:c="6"/>}%&gt;</text:p>
            <text:p><text:s text:c="4"/>&lt;/div&gt;</text:p>
            <text:p/>
          </table:table-cell>
          <table:table-cell table:style-name="ce157" office:value-type="string">
            <text:p>File is chang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office:value-type="string">
            <text:p>Block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5: Open the template</text:p>
          </table:table-cell>
          <table:table-cell table:style-name="ce136" office:value-type="string">
            <text:p>- Go to My Spaces --&gt; Content Explorer</text:p>
            <text:p>- Select DMS Administration drive</text:p>
            <text:p>- Go to file /exo:ecm/views/templates/Content List Viewer/list/OneColumnCLVTemplate.gtmpl.</text:p>
          </table:table-cell>
          <table:table-cell table:style-name="ce157" office:value-type="string">
            <text:p>Template is open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office:value-type="string">
            <text:p>Block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6: View node properties</text:p>
          </table:table-cell>
          <table:table-cell table:style-name="ce136" office:value-type="string">
            <text:p>- Choose Admin view then Admin tab</text:p>
            <text:p>- Click View Node Properties</text:p>
            <text:p>- Copy the value (file_ID) of jcr:uuid</text:p>
          </table:table-cell>
          <table:table-cell table:style-name="ce157" office:value-type="string">
            <text:p>Properties Management form is shown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office:value-type="string">
            <text:p>Block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9">
          <table:table-cell table:style-name="ce115"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7: Upload modified local file</text:p>
          </table:table-cell>
          <table:table-cell table:style-name="ce136" office:value-type="string">
            <text:p>- Open your terminal (syswin)</text:p>
            <text:p>- Go to folder contains downloaded template (e.g: exo-working)</text:p>
            <text:p>- Type sudo apt-get install curl (you may don't have to do this command)</text:p>
            <text:p>- Run this command:</text:p>
            <text:p>curl -T OneColumnCLVTemplate.gtmpl -X PUT -H "Content-Type:application/x-groovy+html; charset=UTF-8" -u root:gtn curl -T OneColumnCLVTemplate.gtmpl -X PUT -H "Content-Type:application/x-groovy+html; charset=UTF-8" -u root:gtn http://localhost:8080/rest/private/cmisatom/DMS%20Administration/file/&lt;file_ID&gt;</text:p>
            <text:p/>
          </table:table-cell>
          <table:table-cell table:style-name="ce157" office:value-type="string">
            <text:p>Command is done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office:value-type="string">
            <text:p>Blocked</text:p>
          </table:table-cell>
          <table:table-cell table:style-name="ce129" office:value-type="string">
            <text:p>Passed</text:p>
          </table:table-cell>
          <table:table-cell table:style-name="ce178" office:value-type="string">
            <text:p>Update: curl -T OneColumnCLVTemplate.gtmpl -X PUT -H "Content-Type:application/x-groovy+html; charset=UTF-8" -u root:gtn curl -T OneColumnCLVTemplate.gtmpl -X PUT -H "Content-Type:application/x-groovy+html; charset=UTF-8" -u root:gtn <text:a xlink:href="http://localhost:8080/rest/private/cmisatom/DMS">http://localhost:8080/rest/private/cmisatom/DMS</text:a> To : curl -T OneColumnCLVTemplate.gtmpl -X PUT -H "Content-Type:application/x-groovy+html; charset=UTF-8" -u root:gtn <text:a xlink:href="http://localhost:8080/rest/private/cmisatom/DMS%20Administration/file/">http://localhost:8080/rest/private/cmisatom/DMS%20Administration/file/</text:a>&lt;file_ID&gt;</text:p>
          </table:table-cell>
          <table:table-cell table:style-name="ce129" table:number-columns-repeated="194"/>
          <table:table-cell/>
        </table:table-row>
        <table:table-row table:style-name="ro28">
          <table:table-cell table:style-name="ce115"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table:style-name="ce122" office:value-type="string">
            <text:p>USR_PLF_INT_CON_07</text:p>
          </table:table-cell>
          <table:table-cell table:style-name="ce132" table:formula="of:=IF(VALUE(MID([.F101];6;FIND(&quot;:&quot;;[.F101];1)-FIND(&quot; &quot;;[.F101];1)-1))&gt;VALUE(MID([.F100];6;FIND(&quot;:&quot;;[.F100];1)-FIND(&quot; &quot;;[.F100];1)-1));[.C100];[.C100]+1)" office:value-type="float" office:value="1">
            <text:p>001</text:p>
          </table:table-cell>
          <table:table-cell table:style-name="ce136" office:value-type="string">
            <text:p>Integration Features\Content\Modify template</text:p>
          </table:table-cell>
          <table:table-cell table:style-name="ce136" office:value-type="string">
            <text:p>Modify WCM template via CMIS</text:p>
          </table:table-cell>
          <table:table-cell table:style-name="ce136" office:value-type="string">
            <text:p>Step 8: Check change applied from the local file</text:p>
          </table:table-cell>
          <table:table-cell table:style-name="ce157" office:value-type="string">
            <text:p>- Go to the home page of Acme</text:p>
          </table:table-cell>
          <table:table-cell table:style-name="ce157" office:value-type="string">
            <text:p>There's link to eXo site on portlet header (Latest News on the right)</text:p>
            <text:p/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style-name="ce129" office:value-type="string">
            <text:p>Blocked</text:p>
          </table:table-cell>
          <table:table-cell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0">
          <table:table-cell table:style-name="ce115" table:formula="of:=IF(VALUE(MID([.F102];6;FIND(&quot;:&quot;;[.F102];1)-FIND(&quot; &quot;;[.F102];1)-1))&gt;VALUE(MID([.F101];6;FIND(&quot;:&quot;;[.F101];1)-FIND(&quot; &quot;;[.F101];1)-1));&quot;&quot;;MAX([.A$7:.A101])+1)" office:value-type="float" office:value="17">
            <text:p>017</text:p>
          </table:table-cell>
          <table:table-cell table:style-name="ce123" office:value-type="string">
            <text:p>USR_PLF_INT_SOC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SOC\Share a Document in Stream</text:p>
          </table:table-cell>
          <table:table-cell table:style-name="ce139" office:value-type="string">
            <text:p>Attach a DMS Document link to status update</text:p>
          </table:table-cell>
          <table:table-cell table:style-name="ce136" office:value-type="string">
            <text:p>Step 1: Create DMS document</text:p>
          </table:table-cell>
          <table:table-cell table:style-name="ce140" office:value-type="string">
            <text:p>- Login as a web contributor</text:p>
            <text:p>- Go to My Spaces → Content Explorer</text:p>
            <text:p>- Select Public drive</text:p>
            <text:p>- Upload file</text:p>
          </table:table-cell>
          <table:table-cell table:style-name="ce140" office:value-type="string">
            <text:p>File is uploa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table:style-name="ce123" office:value-type="string">
            <text:p>USR_PLF_INT_SOC_01</text:p>
          </table:table-cell>
          <table:table-cell table:style-name="ce132"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136" office:value-type="string">
            <text:p>Integration Features\SOC\Share a Document in Stream</text:p>
          </table:table-cell>
          <table:table-cell table:style-name="ce141" office:value-type="string">
            <text:p>Attach a DMS Document link to status update</text:p>
          </table:table-cell>
          <table:table-cell table:style-name="ce136" office:value-type="string">
            <text:p>Step 2: Show form to select document to share</text:p>
          </table:table-cell>
          <table:table-cell table:style-name="ce140" office:value-type="string">
            <text:p>- Go to Intranet site</text:p>
            <text:p>- At Home page, in In my user status update (under the text box to write text to share), click icon to select DMS document</text:p>
          </table:table-cell>
          <table:table-cell table:style-name="ce166" office:value-type="string">
            <text:p>Select node form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123" office:value-type="string">
            <text:p>USR_PLF_INT_SOC_01</text:p>
          </table:table-cell>
          <table:table-cell table:style-name="ce132" table:formula="of:=IF(VALUE(MID([.F104];6;FIND(&quot;:&quot;;[.F104];1)-FIND(&quot; &quot;;[.F104];1)-1))&gt;VALUE(MID([.F103];6;FIND(&quot;:&quot;;[.F103];1)-FIND(&quot; &quot;;[.F103];1)-1));[.C103];[.C103]+1)" office:value-type="float" office:value="1">
            <text:p>001</text:p>
          </table:table-cell>
          <table:table-cell table:style-name="ce136" office:value-type="string">
            <text:p>Integration Features\SOC\Share a Document in Stream</text:p>
          </table:table-cell>
          <table:table-cell table:style-name="ce141" office:value-type="string">
            <text:p>Attach a DMS Document link to status update</text:p>
          </table:table-cell>
          <table:table-cell table:style-name="ce136" office:value-type="string">
            <text:p>Step 3: Select node</text:p>
          </table:table-cell>
          <table:table-cell table:style-name="ce140" office:value-type="string">
            <text:p>- Browse Public folder from left pane</text:p>
            <text:p>- Click icon to select uploaded file at step 1 in right pane</text:p>
          </table:table-cell>
          <table:table-cell table:style-name="ce140" office:value-type="string">
            <text:p>The document is listed &amp; ready to be shar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table:style-name="ce123" office:value-type="string">
            <text:p>USR_PLF_INT_SOC_01</text:p>
          </table:table-cell>
          <table:table-cell table:style-name="ce132" table:formula="of:=IF(VALUE(MID([.F105];6;FIND(&quot;:&quot;;[.F105];1)-FIND(&quot; &quot;;[.F105];1)-1))&gt;VALUE(MID([.F104];6;FIND(&quot;:&quot;;[.F104];1)-FIND(&quot; &quot;;[.F104];1)-1));[.C104];[.C104]+1)" office:value-type="float" office:value="1">
            <text:p>001</text:p>
          </table:table-cell>
          <table:table-cell table:style-name="ce136" office:value-type="string">
            <text:p>Integration Features\SOC\Share a Document in Stream</text:p>
          </table:table-cell>
          <table:table-cell table:style-name="ce141" office:value-type="string">
            <text:p>Attach a DMS Document link to status update</text:p>
          </table:table-cell>
          <table:table-cell table:style-name="ce136" office:value-type="string">
            <text:p>Step 4: Share document</text:p>
          </table:table-cell>
          <table:table-cell table:style-name="ce140" office:value-type="string">
            <text:p>Click Share</text:p>
          </table:table-cell>
          <table:table-cell table:style-name="ce166" office:value-type="string">
            <text:p>A new activity is created. It contains a link to download to the document.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>
          <table:table-cell table:style-name="ce115" table:formula="of:=IF(VALUE(MID([.F106];6;FIND(&quot;:&quot;;[.F106];1)-FIND(&quot; &quot;;[.F106];1)-1))&gt;VALUE(MID([.F105];6;FIND(&quot;:&quot;;[.F105];1)-FIND(&quot; &quot;;[.F105];1)-1));&quot;&quot;;MAX([.A$7:.A105])+1)" office:value-type="float" office:value="18">
            <text:p>018</text:p>
          </table:table-cell>
          <table:table-cell table:style-name="ce123" office:value-type="string">
            <text:p>USR_PLF_INT_MAL_01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7" office:value-type="string">
            <text:p>Detach a file to DMS</text:p>
          </table:table-cell>
          <table:table-cell table:style-name="ce136" office:value-type="string">
            <text:p>Step 1: Add new mail account</text:p>
          </table:table-cell>
          <table:table-cell table:style-name="ce140" office:value-type="string">
            <text:p>- Login intranet site (by user in web contributor group)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40" office:value-type="string">
            <text:p>New mail account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07];6;FIND(&quot;:&quot;;[.F107];1)-FIND(&quot; &quot;;[.F107];1)-1))&gt;VALUE(MID([.F106];6;FIND(&quot;:&quot;;[.F106];1)-FIND(&quot; &quot;;[.F106];1)-1));[.C106];[.C106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Detach a file to DMS</text:p>
          </table:table-cell>
          <table:table-cell table:style-name="ce136" office:value-type="string">
            <text:p>Step 2: Check mail from server</text:p>
          </table:table-cell>
          <table:table-cell table:style-name="ce140" office:value-type="string">
            <text:p>Click Get Mail</text:p>
          </table:table-cell>
          <table:table-cell table:style-name="ce140" office:value-type="string">
            <text:p>- Get Mail action is done</text:p>
            <text:p>- Mails from server are lis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Detach a file to DMS</text:p>
          </table:table-cell>
          <table:table-cell table:style-name="ce136" office:value-type="string">
            <text:p>Step 3: View mail with attachment</text:p>
          </table:table-cell>
          <table:table-cell table:style-name="ce140" office:value-type="string">
            <text:p>Click on the mail contains attachment</text:p>
          </table:table-cell>
          <table:table-cell table:style-name="ce140" office:value-type="string">
            <text:p>Mail content is displayed at the bottom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09];6;FIND(&quot;:&quot;;[.F109];1)-FIND(&quot; &quot;;[.F109];1)-1))&gt;VALUE(MID([.F108];6;FIND(&quot;:&quot;;[.F108];1)-FIND(&quot; &quot;;[.F108];1)-1));[.C108];[.C108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Detach a file to DMS</text:p>
          </table:table-cell>
          <table:table-cell table:style-name="ce136" office:value-type="string">
            <text:p>Step 4: Open form to Save attachment to sever</text:p>
          </table:table-cell>
          <table:table-cell table:style-name="ce140" office:value-type="string">
            <text:p>In the Attachment part of mail detail: click Save to DMS</text:p>
          </table:table-cell>
          <table:table-cell table:style-name="ce140" office:value-type="string">
            <text:p>Save a file to server form is open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0];6;FIND(&quot;:&quot;;[.F110];1)-FIND(&quot; &quot;;[.F110];1)-1))&gt;VALUE(MID([.F109];6;FIND(&quot;:&quot;;[.F109];1)-FIND(&quot; &quot;;[.F109];1)-1));[.C109];[.C109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Detach a file to DMS</text:p>
          </table:table-cell>
          <table:table-cell table:style-name="ce136" office:value-type="string">
            <text:p>Step 5: Select path to store the attachment</text:p>
          </table:table-cell>
          <table:table-cell table:style-name="ce140" office:value-type="string">
            <text:p>- Select Private drive from left pane then click icon to select a folder from right pane to store the attachment</text:p>
          </table:table-cell>
          <table:table-cell table:style-name="ce140" office:value-type="string">
            <text:p>A message is shown to alert save attachment successfull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8">
          <table:table-cell table:style-name="ce115"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1];6;FIND(&quot;:&quot;;[.F111];1)-FIND(&quot; &quot;;[.F111];1)-1))&gt;VALUE(MID([.F110];6;FIND(&quot;:&quot;;[.F110];1)-FIND(&quot; &quot;;[.F110];1)-1));[.C110];[.C110]+1)" office:value-type="float" office:value="1">
            <text:p>001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Detach a file to DMS</text:p>
          </table:table-cell>
          <table:table-cell table:style-name="ce136" office:value-type="string">
            <text:p>Step 6: Check after saved</text:p>
            <text:p/>
          </table:table-cell>
          <table:table-cell table:style-name="ce140" office:value-type="string">
            <text:p>- Go to Content Explorer</text:p>
            <text:p>- Select Private drive</text:p>
            <text:p>- Click on selected folder at step 5</text:p>
          </table:table-cell>
          <table:table-cell table:style-name="ce140" office:value-type="string">
            <text:p>There's the attachment file in the mail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0">
          <table:table-cell table:style-name="ce115" table:formula="of:=IF(VALUE(MID([.F112];6;FIND(&quot;:&quot;;[.F112];1)-FIND(&quot; &quot;;[.F112];1)-1))&gt;VALUE(MID([.F111];6;FIND(&quot;:&quot;;[.F111];1)-FIND(&quot; &quot;;[.F111];1)-1));&quot;&quot;;MAX([.A$7:.A111])+1)" office:value-type="float" office:value="19">
            <text:p>019</text:p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2];6;FIND(&quot;:&quot;;[.F112];1)-FIND(&quot; &quot;;[.F112];1)-1))&gt;VALUE(MID([.F111];6;FIND(&quot;:&quot;;[.F111];1)-FIND(&quot; &quot;;[.F111];1)-1));[.C111];[.C111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7" office:value-type="string">
            <text:p>Attach a file from server while composing new mail</text:p>
          </table:table-cell>
          <table:table-cell table:style-name="ce157" office:value-type="string">
            <text:p>Step 1: Add document</text:p>
          </table:table-cell>
          <table:table-cell table:style-name="ce157" office:value-type="string">
            <text:p>- Login intranet site (by user in web contributor group)</text:p>
            <text:p>- Go to Content Explorer</text:p>
            <text:p>- Choose Private drive</text:p>
            <text:p>- Add some document/upload file</text:p>
          </table:table-cell>
          <table:table-cell table:style-name="ce157" office:value-type="string">
            <text:p>Document/upload file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2">
          <table:table-cell table:style-name="ce115"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3];6;FIND(&quot;:&quot;;[.F113];1)-FIND(&quot; &quot;;[.F113];1)-1))&gt;VALUE(MID([.F112];6;FIND(&quot;:&quot;;[.F112];1)-FIND(&quot; &quot;;[.F112];1)-1));[.C112];[.C112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Attach a file from server while composing new mail</text:p>
          </table:table-cell>
          <table:table-cell table:style-name="ce136" office:value-type="string">
            <text:p>Step 2: Add new mail account</text:p>
          </table:table-cell>
          <table:table-cell table:style-name="ce140" office:value-type="string">
            <text:p>- Back to Intranet Home page</text:p>
            <text:p>- Click Mail link (or create a page with Mail portlet if there's no Mail page)</text:p>
            <text:p>- Click Manage Accounts icon and select Add Account</text:p>
            <text:p>- Input needed values for fields from step 1 to 5 (register an email address that has mail with attachment)</text:p>
            <text:p>- Finish</text:p>
          </table:table-cell>
          <table:table-cell table:style-name="ce140" office:value-type="string">
            <text:p>New mail account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4];6;FIND(&quot;:&quot;;[.F114];1)-FIND(&quot; &quot;;[.F114];1)-1))&gt;VALUE(MID([.F113];6;FIND(&quot;:&quot;;[.F113];1)-FIND(&quot; &quot;;[.F113];1)-1));[.C113];[.C113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Attach a file from server while composing new mail</text:p>
          </table:table-cell>
          <table:table-cell table:style-name="ce136" office:value-type="string">
            <text:p>Step 3: Show form to compose new mail</text:p>
          </table:table-cell>
          <table:table-cell table:style-name="ce140" office:value-type="string">
            <text:p>Click Write Mail</text:p>
          </table:table-cell>
          <table:table-cell table:style-name="ce140" office:value-type="string">
            <text:p>Compose a new message form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5];6;FIND(&quot;:&quot;;[.F115];1)-FIND(&quot; &quot;;[.F115];1)-1))&gt;VALUE(MID([.F114];6;FIND(&quot;:&quot;;[.F114];1)-FIND(&quot; &quot;;[.F114];1)-1));[.C114];[.C114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Attach a file from server while composing new mail</text:p>
          </table:table-cell>
          <table:table-cell table:style-name="ce136" office:value-type="string">
            <text:p>Step 4: Show form to select document</text:p>
          </table:table-cell>
          <table:table-cell table:style-name="ce140" office:value-type="string">
            <text:p>Click Attach a server file</text:p>
          </table:table-cell>
          <table:table-cell table:style-name="ce140" office:value-type="string">
            <text:p>Attach a file from server form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6];6;FIND(&quot;:&quot;;[.F116];1)-FIND(&quot; &quot;;[.F116];1)-1))&gt;VALUE(MID([.F115];6;FIND(&quot;:&quot;;[.F115];1)-FIND(&quot; &quot;;[.F115];1)-1));[.C115];[.C115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Attach a file from server while composing new mail</text:p>
          </table:table-cell>
          <table:table-cell table:style-name="ce136" office:value-type="string">
            <text:p>Step 5: Select file to attach</text:p>
          </table:table-cell>
          <table:table-cell table:style-name="ce140" office:value-type="string">
            <text:p>Browse Private drive from left pane &amp; select any file from right pane</text:p>
          </table:table-cell>
          <table:table-cell table:style-name="ce140" office:value-type="string">
            <text:p>Selected file is listed in attachments list in compose mail form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19">
          <table:table-cell table:style-name="ce115"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122" office:value-type="string">
            <text:p>USR_PLF_INT_MAL_01</text:p>
          </table:table-cell>
          <table:table-cell table:style-name="ce132" table:formula="of:=IF(VALUE(MID([.F117];6;FIND(&quot;:&quot;;[.F117];1)-FIND(&quot; &quot;;[.F117];1)-1))&gt;VALUE(MID([.F116];6;FIND(&quot;:&quot;;[.F116];1)-FIND(&quot; &quot;;[.F116];1)-1));[.C116];[.C116]+1)" office:value-type="float" office:value="2">
            <text:p>002</text:p>
          </table:table-cell>
          <table:table-cell table:style-name="ce136" office:value-type="string">
            <text:p>Integration Features\CS\Mail Attachments in DMS</text:p>
          </table:table-cell>
          <table:table-cell table:style-name="ce148" office:value-type="string">
            <text:p>Attach a file from server while composing new mail</text:p>
          </table:table-cell>
          <table:table-cell table:style-name="ce136" office:value-type="string">
            <text:p>Step 6: Send mail</text:p>
          </table:table-cell>
          <table:table-cell table:style-name="ce140" office:value-type="string">
            <text:p>- Input receiver, mail subject, content &amp; click Send</text:p>
          </table:table-cell>
          <table:table-cell table:style-name="ce140" office:value-type="string">
            <text:p>Mail is sent with attached fil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118];6;FIND(&quot;:&quot;;[.F118];1)-FIND(&quot; &quot;;[.F118];1)-1))&gt;VALUE(MID([.F117];6;FIND(&quot;:&quot;;[.F117];1)-FIND(&quot; &quot;;[.F117];1)-1));&quot;&quot;;MAX([.A$7:.A117])+1)" office:value-type="float" office:value="20">
            <text:p>020</text:p>
          </table:table-cell>
          <table:table-cell table:style-name="ce123" office:value-type="string">
            <text:p>USR_PLF_INT_CAL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CS\Space Calendar</text:p>
          </table:table-cell>
          <table:table-cell table:style-name="ce147" office:value-type="string">
            <text:p>Add a calendar for my spaces members</text:p>
          </table:table-cell>
          <table:table-cell table:style-name="ce136" office:value-type="string">
            <text:p>Step 1: Add new space</text:p>
          </table:table-cell>
          <table:table-cell table:style-name="ce140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40" office:value-type="string">
            <text:p>New space is ad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19">
          <table:table-cell table:style-name="ce115"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122" office:value-type="string">
            <text:p>USR_PLF_INT_CAL_01</text:p>
          </table:table-cell>
          <table:table-cell table:style-name="ce132" table:formula="of:=IF(VALUE(MID([.F119];6;FIND(&quot;:&quot;;[.F119];1)-FIND(&quot; &quot;;[.F119];1)-1))&gt;VALUE(MID([.F118];6;FIND(&quot;:&quot;;[.F118];1)-FIND(&quot; &quot;;[.F118];1)-1));[.C118];[.C118]+1)" office:value-type="float" office:value="1">
            <text:p>001</text:p>
          </table:table-cell>
          <table:table-cell table:style-name="ce136" office:value-type="string">
            <text:p>Integration Features\CS\Space Calendar</text:p>
          </table:table-cell>
          <table:table-cell table:style-name="ce148" office:value-type="string">
            <text:p>Add a calendar for my spaces members</text:p>
          </table:table-cell>
          <table:table-cell table:style-name="ce136" office:value-type="string">
            <text:p>Step 2: Open space</text:p>
          </table:table-cell>
          <table:table-cell table:style-name="ce140" office:value-type="string">
            <text:p>- Click on the space from list to view added space</text:p>
          </table:table-cell>
          <table:table-cell table:style-name="ce140" office:value-type="string">
            <text:p>The space is open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19">
          <table:table-cell table:style-name="ce115"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122" office:value-type="string">
            <text:p>USR_PLF_INT_CAL_01</text:p>
          </table:table-cell>
          <table:table-cell table:style-name="ce132" table:formula="of:=IF(VALUE(MID([.F120];6;FIND(&quot;:&quot;;[.F120];1)-FIND(&quot; &quot;;[.F120];1)-1))&gt;VALUE(MID([.F119];6;FIND(&quot;:&quot;;[.F119];1)-FIND(&quot; &quot;;[.F119];1)-1));[.C119];[.C119]+1)" office:value-type="float" office:value="1">
            <text:p>001</text:p>
          </table:table-cell>
          <table:table-cell table:style-name="ce136" office:value-type="string">
            <text:p>Integration Features\CS\Space Calendar</text:p>
          </table:table-cell>
          <table:table-cell table:style-name="ce148" office:value-type="string">
            <text:p>Add a calendar for my spaces members</text:p>
          </table:table-cell>
          <table:table-cell table:style-name="ce136" office:value-type="string">
            <text:p>Step 3: Open space settings form</text:p>
          </table:table-cell>
          <table:table-cell table:style-name="ce140" office:value-type="string">
            <text:p>- Click Space Settings in left pane</text:p>
          </table:table-cell>
          <table:table-cell table:style-name="ce140" office:value-type="string">
            <text:p>Space settings form is shown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2">
          <table:table-cell table:style-name="ce115"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122" office:value-type="string">
            <text:p>USR_PLF_INT_CAL_01</text:p>
          </table:table-cell>
          <table:table-cell table:style-name="ce132" table:formula="of:=IF(VALUE(MID([.F121];6;FIND(&quot;:&quot;;[.F121];1)-FIND(&quot; &quot;;[.F121];1)-1))&gt;VALUE(MID([.F120];6;FIND(&quot;:&quot;;[.F120];1)-FIND(&quot; &quot;;[.F120];1)-1));[.C120];[.C120]+1)" office:value-type="float" office:value="1">
            <text:p>001</text:p>
          </table:table-cell>
          <table:table-cell table:style-name="ce136" office:value-type="string">
            <text:p>Integration Features\CS\Space Calendar</text:p>
          </table:table-cell>
          <table:table-cell table:style-name="ce148" office:value-type="string">
            <text:p>Add a calendar for my spaces members</text:p>
          </table:table-cell>
          <table:table-cell table:style-name="ce136" office:value-type="string">
            <text:p>Step 4: Add application</text:p>
          </table:table-cell>
          <table:table-cell table:style-name="ce140" office:value-type="string">
            <text:p>- Click Applications tab in setting form</text:p>
            <text:p>- Click Add</text:p>
            <text:p>- Click on Calendar category and click cross + icon to add Calendar portlet</text:p>
            <text:p>- Close Application selector list</text:p>
          </table:table-cell>
          <table:table-cell table:style-name="ce140" office:value-type="string">
            <text:p>Added Calendar portlet appears in Applications list of current space with name was added more random number</text:p>
            <text:p><text:span text:style-name="T15">(besides, there's another calendar for space created automatically right after the space is added)</text:span>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19">
          <table:table-cell table:style-name="ce115"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table:style-name="ce122" office:value-type="string">
            <text:p>USR_PLF_INT_CAL_01</text:p>
          </table:table-cell>
          <table:table-cell table:style-name="ce132" table:formula="of:=IF(VALUE(MID([.F122];6;FIND(&quot;:&quot;;[.F122];1)-FIND(&quot; &quot;;[.F122];1)-1))&gt;VALUE(MID([.F121];6;FIND(&quot;:&quot;;[.F121];1)-FIND(&quot; &quot;;[.F121];1)-1));[.C121];[.C121]+1)" office:value-type="float" office:value="1">
            <text:p>001</text:p>
          </table:table-cell>
          <table:table-cell table:style-name="ce136" office:value-type="string">
            <text:p>Integration Features\CS\Space Calendar</text:p>
          </table:table-cell>
          <table:table-cell table:style-name="ce148" office:value-type="string">
            <text:p>Add a calendar for my spaces members</text:p>
          </table:table-cell>
          <table:table-cell table:style-name="ce136" office:value-type="string">
            <text:p>Step 5: Check after adding calendar into space</text:p>
          </table:table-cell>
          <table:table-cell table:style-name="ce140" office:value-type="string">
            <text:p>- Go to Added calendar application</text:p>
            <text:p/>
          </table:table-cell>
          <table:table-cell table:style-name="ce157" office:value-type="string">
            <text:p>- Calendar is display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0">
          <table:table-cell table:style-name="ce115" table:formula="of:=IF(VALUE(MID([.F123];6;FIND(&quot;:&quot;;[.F123];1)-FIND(&quot; &quot;;[.F123];1)-1))&gt;VALUE(MID([.F122];6;FIND(&quot;:&quot;;[.F122];1)-FIND(&quot; &quot;;[.F122];1)-1));&quot;&quot;;MAX([.A$7:.A122])+1)" office:value-type="float" office:value="21">
            <text:p>021</text:p>
          </table:table-cell>
          <table:table-cell table:style-name="ce123" office:value-type="string">
            <text:p>USR_PLF_INT_CAL_02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CS\Publish Calendar Activities in Stream</text:p>
          </table:table-cell>
          <table:table-cell table:style-name="ce147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1: Add space</text:p>
          </table:table-cell>
          <table:table-cell table:style-name="ce140" office:value-type="string">
            <text:p>- Login intranet site by "root"</text:p>
            <text:p>- Add new space &amp; add Calendar portlet into this space (<text:a xlink:href="#INT_COL_CAL_01">details</text:a>)</text:p>
          </table:table-cell>
          <table:table-cell table:style-name="ce157" office:value-type="string">
            <text:p>- A new calendar for space is added <text:span text:style-name="T16">(</text:span>besides, there's another calendar for space created automatically right after the space is added<text:span text:style-name="T16">)</text:span>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0">
          <table:table-cell table:style-name="ce115"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4];6;FIND(&quot;:&quot;;[.F124];1)-FIND(&quot; &quot;;[.F124];1)-1))&gt;VALUE(MID([.F123];6;FIND(&quot;:&quot;;[.F123];1)-FIND(&quot; &quot;;[.F123];1)-1));[.C123];[.C123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8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2: Request to join space</text:p>
          </table:table-cell>
          <table:table-cell table:style-name="ce140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57" office:value-type="string">
            <text:p>his space disappears from Publics list &amp; is <text:s/>listed in Pendings list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2">
          <table:table-cell table:style-name="ce115"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8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3: Approve the request</text:p>
          </table:table-cell>
          <table:table-cell table:style-name="ce140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57" office:value-type="string">
            <text:p>“john” disappears from pending list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0">
          <table:table-cell table:style-name="ce115"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8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4: Check after being approved</text:p>
          </table:table-cell>
          <table:table-cell table:style-name="ce140" office:value-type="string">
            <text:p>- Back to "john"</text:p>
            <text:p>- Click on My Space from left pane in My Spaces list</text:p>
          </table:table-cell>
          <table:table-cell table:style-name="ce157" office:value-type="string">
            <text:p>Requested space is added &amp; list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0">
          <table:table-cell table:style-name="ce115"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7];6;FIND(&quot;:&quot;;[.F127];1)-FIND(&quot; &quot;;[.F127];1)-1))&gt;VALUE(MID([.F126];6;FIND(&quot;:&quot;;[.F126];1)-FIND(&quot; &quot;;[.F126];1)-1));[.C126];[.C126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8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5: Add event</text:p>
          </table:table-cell>
          <table:table-cell table:style-name="ce140" office:value-type="string">
            <text:p>- "john" open calendar application</text:p>
            <text:p>- Add new event on added calendar of joined space</text:p>
          </table:table-cell>
          <table:table-cell table:style-name="ce157" office:value-type="string">
            <text:p>New event is ad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0">
          <table:table-cell table:style-name="ce115"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122" office:value-type="string">
            <text:p>USR_PLF_INT_CAL_02</text:p>
          </table:table-cell>
          <table:table-cell table:style-name="ce132" table:formula="of:=IF(VALUE(MID([.F128];6;FIND(&quot;:&quot;;[.F128];1)-FIND(&quot; &quot;;[.F128];1)-1))&gt;VALUE(MID([.F127];6;FIND(&quot;:&quot;;[.F127];1)-FIND(&quot; &quot;;[.F127];1)-1));[.C127];[.C127]+1)" office:value-type="float" office:value="1">
            <text:p>001</text:p>
          </table:table-cell>
          <table:table-cell table:style-name="ce136" office:value-type="string">
            <text:p>Integration Features\CS\Publish Calendar Activities in Stream</text:p>
          </table:table-cell>
          <table:table-cell table:style-name="ce148" office:value-type="string">
            <text:p>As a space user, my activity in the space calendar is published in the space activity stream</text:p>
          </table:table-cell>
          <table:table-cell table:style-name="ce136" office:value-type="string">
            <text:p>Step 6: Check adding event as space activity</text:p>
          </table:table-cell>
          <table:table-cell table:style-name="ce140" office:value-type="string">
            <text:p>- "john" back to Home page</text:p>
            <text:p>- Click Spaces button</text:p>
          </table:table-cell>
          <table:table-cell table:style-name="ce157" office:value-type="string">
            <text:p>There's an activity for added event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0">
          <table:table-cell table:style-name="ce115" table:formula="of:=IF(VALUE(MID([.F129];6;FIND(&quot;:&quot;;[.F129];1)-FIND(&quot; &quot;;[.F129];1)-1))&gt;VALUE(MID([.F128];6;FIND(&quot;:&quot;;[.F128];1)-FIND(&quot; &quot;;[.F128];1)-1));&quot;&quot;;MAX([.A$7:.A128])+1)" office:value-type="float" office:value="22">
            <text:p>022</text:p>
          </table:table-cell>
          <table:table-cell table:style-name="ce123" office:value-type="string">
            <text:p>USR_PLF_INT_FOR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KS\Space Forum</text:p>
          </table:table-cell>
          <table:table-cell table:style-name="ce147" office:value-type="string">
            <text:p>As a space manager, I can add a forum for my spaces members</text:p>
          </table:table-cell>
          <table:table-cell table:style-name="ce136" office:value-type="string">
            <text:p>Step 1: Add new space</text:p>
          </table:table-cell>
          <table:table-cell table:style-name="ce140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40" office:value-type="string">
            <text:p>New space is ad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0];6;FIND(&quot;:&quot;;[.F130];1)-FIND(&quot; &quot;;[.F130];1)-1))&gt;VALUE(MID([.F129];6;FIND(&quot;:&quot;;[.F129];1)-FIND(&quot; &quot;;[.F129];1)-1));[.C129];[.C129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8" office:value-type="string">
            <text:p>As a space manager, I can add a forum for my spaces members</text:p>
          </table:table-cell>
          <table:table-cell table:style-name="ce136" office:value-type="string">
            <text:p>Step 2: Open space</text:p>
          </table:table-cell>
          <table:table-cell table:style-name="ce140" office:value-type="string">
            <text:p>- Click on the space from list to view added space</text:p>
          </table:table-cell>
          <table:table-cell table:style-name="ce140" office:value-type="string">
            <text:p>The space is open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8" office:value-type="string">
            <text:p>As a space manager, I can add a forum for my spaces members</text:p>
          </table:table-cell>
          <table:table-cell table:style-name="ce136" office:value-type="string">
            <text:p>Step 3: Open space settings form</text:p>
          </table:table-cell>
          <table:table-cell table:style-name="ce140" office:value-type="string">
            <text:p>- Click Space Settings in left pane</text:p>
          </table:table-cell>
          <table:table-cell table:style-name="ce140" office:value-type="string">
            <text:p>Space settings form is shown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0">
          <table:table-cell table:style-name="ce115"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8" office:value-type="string">
            <text:p>As a space manager, I can add a forum for my spaces members</text:p>
          </table:table-cell>
          <table:table-cell table:style-name="ce136" office:value-type="string">
            <text:p>Step 4: Add application</text:p>
          </table:table-cell>
          <table:table-cell table:style-name="ce140" office:value-type="string">
            <text:p>- Click Applications tab in setting form</text:p>
            <text:p>- Click Add</text:p>
            <text:p>- Click on Forum category and click cross + icon to add Forum portlet</text:p>
            <text:p>- Close Application selector list</text:p>
          </table:table-cell>
          <table:table-cell table:style-name="ce140" office:value-type="string">
            <text:p>Forum portlet appears in Applications list of current space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8" office:value-type="string">
            <text:p>As a space manager, I can add a forum for my spaces members</text:p>
          </table:table-cell>
          <table:table-cell table:style-name="ce136" office:value-type="string">
            <text:p>Step 5: Check after adding Forum into space</text:p>
          </table:table-cell>
          <table:table-cell table:style-name="ce140" office:value-type="string">
            <text:p>- Back to Home page</text:p>
            <text:p>- Go to Forum application</text:p>
            <text:p/>
          </table:table-cell>
          <table:table-cell table:style-name="ce157" office:value-type="string">
            <text:p>A category and a default forum has been created for the space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0">
          <table:table-cell table:style-name="ce115"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123" office:value-type="string">
            <text:p>USR_PLF_INT_FOR_01</text:p>
          </table:table-cell>
          <table:table-cell table:style-name="ce132" table:formula="of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136" office:value-type="string">
            <text:p>Integration Features\KS\Space Forum</text:p>
          </table:table-cell>
          <table:table-cell table:style-name="ce148" office:value-type="string">
            <text:p>As a space manager, I can add a forum for my spaces members</text:p>
          </table:table-cell>
          <table:table-cell table:style-name="ce140" office:value-type="string">
            <text:p>Step 6: Check default moderator on added Forum of space</text:p>
          </table:table-cell>
          <table:table-cell table:style-name="ce140" office:value-type="string">
            <text:p>- Go to Forum application</text:p>
            <text:p>- Click to go into added Forum for above space</text:p>
            <text:p>- Click on More Actions then select Edit</text:p>
            <text:p>- Choose Permission tab</text:p>
          </table:table-cell>
          <table:table-cell table:style-name="ce140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0">
          <table:table-cell table:style-name="ce115" table:formula="of:=IF(VALUE(MID([.F135];6;FIND(&quot;:&quot;;[.F135];1)-FIND(&quot; &quot;;[.F135];1)-1))&gt;VALUE(MID([.F134];6;FIND(&quot;:&quot;;[.F134];1)-FIND(&quot; &quot;;[.F134];1)-1));&quot;&quot;;MAX([.A$7:.A134])+1)" office:value-type="float" office:value="23">
            <text:p>023</text:p>
          </table:table-cell>
          <table:table-cell table:style-name="ce123" office:value-type="string">
            <text:p>USR_PLF_INT_FOR_02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39" office:value-type="string">
            <text:p>As a space user, my posts in the space forum are published in the space activity stream</text:p>
          </table:table-cell>
          <table:table-cell table:style-name="ce140" office:value-type="string">
            <text:p>Step 1: Add space with Forum application</text:p>
          </table:table-cell>
          <table:table-cell table:style-name="ce140" office:value-type="string">
            <text:p>- Login intranet site by root</text:p>
            <text:p>- Add new space with a Forum application (<text:a xlink:href="#INT_KS_FOR_01">details</text:a>)</text:p>
          </table:table-cell>
          <table:table-cell table:style-name="ce140" office:value-type="string">
            <text:p>New space with Forum is ad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0">
          <table:table-cell table:style-name="ce115"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1" office:value-type="string">
            <text:p>As a space user, my posts in the space forum are published in the space activity stream</text:p>
          </table:table-cell>
          <table:table-cell table:style-name="ce136" office:value-type="string">
            <text:p>Step 2: Request to join space</text:p>
          </table:table-cell>
          <table:table-cell table:style-name="ce140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57" office:value-type="string">
            <text:p>his space disappears from Publics list &amp; is <text:s/>listed in Pendings list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2">
          <table:table-cell table:style-name="ce115"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37];6;FIND(&quot;:&quot;;[.F137];1)-FIND(&quot; &quot;;[.F137];1)-1))&gt;VALUE(MID([.F136];6;FIND(&quot;:&quot;;[.F136];1)-FIND(&quot; &quot;;[.F136];1)-1));[.C136];[.C136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1" office:value-type="string">
            <text:p>As a space user, my posts in the space forum are published in the space activity stream</text:p>
          </table:table-cell>
          <table:table-cell table:style-name="ce136" office:value-type="string">
            <text:p>Step 3: Approve the request</text:p>
          </table:table-cell>
          <table:table-cell table:style-name="ce140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57" office:value-type="string">
            <text:p>“john” disappears from pending list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0">
          <table:table-cell table:style-name="ce115"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1" office:value-type="string">
            <text:p>As a space user, my posts in the space forum are published in the space activity stream</text:p>
          </table:table-cell>
          <table:table-cell table:style-name="ce136" office:value-type="string">
            <text:p>Step 4: Check after being approved</text:p>
          </table:table-cell>
          <table:table-cell table:style-name="ce140" office:value-type="string">
            <text:p>- Back to "john"</text:p>
            <text:p>- Click on My Space from left pane in My Spaces list</text:p>
          </table:table-cell>
          <table:table-cell table:style-name="ce157" office:value-type="string">
            <text:p>Requested space is added &amp; list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0">
          <table:table-cell table:style-name="ce115"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39];6;FIND(&quot;:&quot;;[.F139];1)-FIND(&quot; &quot;;[.F139];1)-1))&gt;VALUE(MID([.F138];6;FIND(&quot;:&quot;;[.F138];1)-FIND(&quot; &quot;;[.F138];1)-1));[.C138];[.C138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1" office:value-type="string">
            <text:p>As a space user, my posts in the space forum are published in the space activity stream</text:p>
          </table:table-cell>
          <table:table-cell table:style-name="ce140" office:value-type="string">
            <text:p>Step 5: Jump to space forum</text:p>
          </table:table-cell>
          <table:table-cell table:style-name="ce140" office:value-type="string">
            <text:p>- Click on the new joined space in space list</text:p>
            <text:p>- Click Forum portlet in left pane</text:p>
          </table:table-cell>
          <table:table-cell table:style-name="ce140" office:value-type="string">
            <text:p>Forum portlet appears, focusing on the forum of space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0">
          <table:table-cell table:style-name="ce115"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40];6;FIND(&quot;:&quot;;[.F140];1)-FIND(&quot; &quot;;[.F140];1)-1))&gt;VALUE(MID([.F139];6;FIND(&quot;:&quot;;[.F139];1)-FIND(&quot; &quot;;[.F139];1)-1));[.C139];[.C139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1" office:value-type="string">
            <text:p>As a space user, my posts in the space forum are published in the space activity stream</text:p>
          </table:table-cell>
          <table:table-cell table:style-name="ce140" office:value-type="string">
            <text:p>Step 6: Start new topic as space member</text:p>
          </table:table-cell>
          <table:table-cell table:style-name="ce140" office:value-type="string">
            <text:p>- "john" click Start topic</text:p>
            <text:p>- Input needed value &amp; click Submit</text:p>
          </table:table-cell>
          <table:table-cell table:style-name="ce140" office:value-type="string">
            <text:p>New topic is ad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0">
          <table:table-cell table:style-name="ce115"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table:style-name="ce122" office:value-type="string">
            <text:p>USR_PLF_INT_FOR_02</text:p>
          </table:table-cell>
          <table:table-cell table:style-name="ce132" table:formula="of:=IF(VALUE(MID([.F141];6;FIND(&quot;:&quot;;[.F141];1)-FIND(&quot; &quot;;[.F141];1)-1))&gt;VALUE(MID([.F140];6;FIND(&quot;:&quot;;[.F140];1)-FIND(&quot; &quot;;[.F140];1)-1));[.C140];[.C140]+1)" office:value-type="float" office:value="1">
            <text:p>001</text:p>
          </table:table-cell>
          <table:table-cell table:style-name="ce136" office:value-type="string">
            <text:p>Integration Features\KS\Publish Forum Activities in Stream</text:p>
          </table:table-cell>
          <table:table-cell table:style-name="ce141" office:value-type="string">
            <text:p>As a space user, my posts in the space forum are published in the space activity stream</text:p>
          </table:table-cell>
          <table:table-cell table:style-name="ce140" office:value-type="string">
            <text:p>Step 7: Check updating activity in space</text:p>
          </table:table-cell>
          <table:table-cell table:style-name="ce140" office:value-type="string">
            <text:p>- "john" to to Home page</text:p>
          </table:table-cell>
          <table:table-cell table:style-name="ce140" office:value-type="string">
            <text:p>New activity is added for created topic (an activity will be created when a new post is added)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0">
          <table:table-cell table:style-name="ce115" table:formula="of:=IF(VALUE(MID([.F142];6;FIND(&quot;:&quot;;[.F142];1)-FIND(&quot; &quot;;[.F142];1)-1))&gt;VALUE(MID([.F141];6;FIND(&quot;:&quot;;[.F141];1)-FIND(&quot; &quot;;[.F141];1)-1));&quot;&quot;;MAX([.A$7:.A141])+1)" office:value-type="float" office:value="24">
            <text:p>024</text:p>
          </table:table-cell>
          <table:table-cell table:style-name="ce123" office:value-type="string">
            <text:p>USR_PLF_INT_ANS_01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39" office:value-type="string">
            <text:p>As a space manager, I can add the Answers application for my spaces members</text:p>
          </table:table-cell>
          <table:table-cell table:style-name="ce136" office:value-type="string">
            <text:p>Step 1: Add new space</text:p>
          </table:table-cell>
          <table:table-cell table:style-name="ce140" office:value-type="string">
            <text:p>- Login intranet site</text:p>
            <text:p>- At Home page: Click Show all at My Spaces in the left</text:p>
            <text:p>- Click Add New Space</text:p>
            <text:p>- Input Space name</text:p>
            <text:p>- Click Create</text:p>
          </table:table-cell>
          <table:table-cell table:style-name="ce140" office:value-type="string">
            <text:p>New space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0">
          <table:table-cell table:style-name="ce115"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3];6;FIND(&quot;:&quot;;[.F143];1)-FIND(&quot; &quot;;[.F143];1)-1))&gt;VALUE(MID([.F142];6;FIND(&quot;:&quot;;[.F142];1)-FIND(&quot; &quot;;[.F142];1)-1));[.C142];[.C142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1" office:value-type="string">
            <text:p>As a space manager, I can add the Answers application for my spaces members</text:p>
          </table:table-cell>
          <table:table-cell table:style-name="ce136" office:value-type="string">
            <text:p>Step 2: Open space</text:p>
          </table:table-cell>
          <table:table-cell table:style-name="ce140" office:value-type="string">
            <text:p>- Click on the space from list to view added space</text:p>
          </table:table-cell>
          <table:table-cell table:style-name="ce140" office:value-type="string">
            <text:p>The space is open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0">
          <table:table-cell table:style-name="ce115"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4];6;FIND(&quot;:&quot;;[.F144];1)-FIND(&quot; &quot;;[.F144];1)-1))&gt;VALUE(MID([.F143];6;FIND(&quot;:&quot;;[.F143];1)-FIND(&quot; &quot;;[.F143];1)-1));[.C143];[.C143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1" office:value-type="string">
            <text:p>As a space manager, I can add the Answers application for my spaces members</text:p>
          </table:table-cell>
          <table:table-cell table:style-name="ce136" office:value-type="string">
            <text:p>Step 3: Open space settings form</text:p>
          </table:table-cell>
          <table:table-cell table:style-name="ce140" office:value-type="string">
            <text:p>- Click Space Settings in left pane</text:p>
          </table:table-cell>
          <table:table-cell table:style-name="ce140" office:value-type="string">
            <text:p>Space settings form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0">
          <table:table-cell table:style-name="ce115"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1" office:value-type="string">
            <text:p>As a space manager, I can add the Answers application for my spaces members</text:p>
          </table:table-cell>
          <table:table-cell table:style-name="ce136" office:value-type="string">
            <text:p>Step 4: Add application</text:p>
          </table:table-cell>
          <table:table-cell table:style-name="ce140" office:value-type="string">
            <text:p>- Click Applications tab in setting form</text:p>
            <text:p>- Click Add</text:p>
            <text:p>- Click on FAQ category and click cross + icon to add Answer portlet</text:p>
            <text:p>- Close Application selector list</text:p>
          </table:table-cell>
          <table:table-cell table:style-name="ce140" office:value-type="string">
            <text:p>Answer portlet appears in Applications list of current spac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30">
          <table:table-cell table:style-name="ce115"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1" office:value-type="string">
            <text:p>As a space manager, I can add the Answers application for my spaces members</text:p>
          </table:table-cell>
          <table:table-cell table:style-name="ce136" office:value-type="string">
            <text:p>Step 5: Check after adding Answer into space</text:p>
          </table:table-cell>
          <table:table-cell table:style-name="ce140" office:value-type="string">
            <text:p>- Click Answer Portlet from left pane</text:p>
            <text:p/>
          </table:table-cell>
          <table:table-cell table:style-name="ce157" office:value-type="string">
            <text:p>In the Answers application, a Category has been created for the spac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122" office:value-type="string">
            <text:p>USR_PLF_INT_ANS_01</text:p>
          </table:table-cell>
          <table:table-cell table:style-name="ce132" table:formula="of:=IF(VALUE(MID([.F147];6;FIND(&quot;:&quot;;[.F147];1)-FIND(&quot; &quot;;[.F147];1)-1))&gt;VALUE(MID([.F146];6;FIND(&quot;:&quot;;[.F146];1)-FIND(&quot; &quot;;[.F146];1)-1));[.C146];[.C146]+1)" office:value-type="float" office:value="1">
            <text:p>001</text:p>
          </table:table-cell>
          <table:table-cell table:style-name="ce136" office:value-type="string">
            <text:p>Integration Features\KS\Space Answers</text:p>
          </table:table-cell>
          <table:table-cell table:style-name="ce141" office:value-type="string">
            <text:p>As a space manager, I can add the Answers application for my spaces members</text:p>
          </table:table-cell>
          <table:table-cell table:style-name="ce140" office:value-type="string">
            <text:p>Step 6: Check default moderator on added Category in Answer of space</text:p>
          </table:table-cell>
          <table:table-cell table:style-name="ce140" office:value-type="string">
            <text:p>- In Answer application (focusing on space added category): click on Category <text:s/>in Action bar then select Edit</text:p>
          </table:table-cell>
          <table:table-cell table:style-name="ce140" office:value-type="string">
            <text:p>Moderators is assigned to “manager” of space group (when a space is added, a group is added automatically for that space with group name as space name, under Spaces group)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/>
        </table:table-row>
        <table:table-row table:style-name="ro20">
          <table:table-cell table:style-name="ce115" table:formula="of:=IF(VALUE(MID([.F148];6;FIND(&quot;:&quot;;[.F148];1)-FIND(&quot; &quot;;[.F148];1)-1))&gt;VALUE(MID([.F147];6;FIND(&quot;:&quot;;[.F147];1)-FIND(&quot; &quot;;[.F147];1)-1));&quot;&quot;;MAX([.A$7:.A147])+1)" office:value-type="float" office:value="25">
            <text:p>025</text:p>
          </table:table-cell>
          <table:table-cell table:style-name="ce123" office:value-type="string">
            <text:p>USR_PLF_INT_ANS_02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39" office:value-type="string">
            <text:p>As a space user, my questions in the space Answers are published in the space activity stream</text:p>
            <text:p/>
          </table:table-cell>
          <table:table-cell table:style-name="ce140" office:value-type="string">
            <text:p>Step 1: Add space with Answer application</text:p>
          </table:table-cell>
          <table:table-cell table:style-name="ce140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40" office:value-type="string">
            <text:p>New space with Answer is ad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0">
          <table:table-cell table:style-name="ce115"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As a space user, my questions in the space Answers are published in the space activity stream</text:p>
            <text:p/>
          </table:table-cell>
          <table:table-cell table:style-name="ce136" office:value-type="string">
            <text:p>Step 2: Request to join space</text:p>
          </table:table-cell>
          <table:table-cell table:style-name="ce140" office:value-type="string">
            <text:p>- Login intranet site by "john"</text:p>
            <text:p>- Select Home page</text:p>
            <text:p>- Click Show All at My space on the left</text:p>
            <text:p>- Click Publics on the left</text:p>
            <text:p>- Click cross + icon at the line of added space at step 1 to send a request to join</text:p>
          </table:table-cell>
          <table:table-cell table:style-name="ce157" office:value-type="string">
            <text:p>This space disappears from Publics list &amp; is <text:s/>listed in Pendings list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2">
          <table:table-cell table:style-name="ce115"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As a space user, my questions in the space Answers are published in the space activity stream</text:p>
            <text:p/>
          </table:table-cell>
          <table:table-cell table:style-name="ce136" office:value-type="string">
            <text:p>Step 3: Approve the request</text:p>
          </table:table-cell>
          <table:table-cell table:style-name="ce140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</text:p>
          </table:table-cell>
          <table:table-cell table:style-name="ce157" office:value-type="string">
            <text:p>“john” disappears from pending list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0">
          <table:table-cell table:style-name="ce115"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As a space user, my questions in the space Answers are published in the space activity stream</text:p>
            <text:p/>
          </table:table-cell>
          <table:table-cell table:style-name="ce136" office:value-type="string">
            <text:p>Step 4: Check after being approved</text:p>
          </table:table-cell>
          <table:table-cell table:style-name="ce140" office:value-type="string">
            <text:p>- Back to "john"</text:p>
            <text:p>- Click on My Space from left pane in My Spaces list</text:p>
          </table:table-cell>
          <table:table-cell table:style-name="ce157" office:value-type="string">
            <text:p>Requested space is added &amp; list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0">
          <table:table-cell table:style-name="ce115"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2];6;FIND(&quot;:&quot;;[.F152];1)-FIND(&quot; &quot;;[.F152];1)-1))&gt;VALUE(MID([.F151];6;FIND(&quot;:&quot;;[.F151];1)-FIND(&quot; &quot;;[.F151];1)-1));[.C151];[.C151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As a space user, my questions in the space Answers are published in the space activity stream</text:p>
            <text:p/>
          </table:table-cell>
          <table:table-cell table:style-name="ce140" office:value-type="string">
            <text:p>Step 5: Jump to space Answer</text:p>
          </table:table-cell>
          <table:table-cell table:style-name="ce140" office:value-type="string">
            <text:p>- Click on the new joined space in space list</text:p>
            <text:p>- Click Answer portlet in left pane</text:p>
          </table:table-cell>
          <table:table-cell table:style-name="ce140" office:value-type="string">
            <text:p>Answer portlet appears, focusing on the category of space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0">
          <table:table-cell table:style-name="ce115"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As a space user, my questions in the space Answers are published in the space activity stream</text:p>
            <text:p/>
          </table:table-cell>
          <table:table-cell table:style-name="ce140" office:value-type="string">
            <text:p>Step 6: Submit question</text:p>
          </table:table-cell>
          <table:table-cell table:style-name="ce140" office:value-type="string">
            <text:p>- "john" click Submit Question from action bar</text:p>
            <text:p>- Input needed value &amp; click Save</text:p>
          </table:table-cell>
          <table:table-cell table:style-name="ce140" office:value-type="string">
            <text:p>New question is ad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0">
          <table:table-cell table:style-name="ce115"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4];6;FIND(&quot;:&quot;;[.F154];1)-FIND(&quot; &quot;;[.F154];1)-1))&gt;VALUE(MID([.F153];6;FIND(&quot;:&quot;;[.F153];1)-FIND(&quot; &quot;;[.F153];1)-1));[.C153];[.C153]+1)" office:value-type="float" office:value="1">
            <text:p>001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As a space user, my questions in the space Answers are published in the space activity stream</text:p>
            <text:p/>
          </table:table-cell>
          <table:table-cell table:style-name="ce140" office:value-type="string">
            <text:p>Step 7: Check updating activity in space</text:p>
          </table:table-cell>
          <table:table-cell table:style-name="ce140" office:value-type="string">
            <text:p>- "john" to to Home page</text:p>
          </table:table-cell>
          <table:table-cell table:style-name="ce140" office:value-type="string">
            <text:p>In the space activity stream, a new activity has been created, providing summary info about the question and a link to the question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155];6;FIND(&quot;:&quot;;[.F155];1)-FIND(&quot; &quot;;[.F155];1)-1))&gt;VALUE(MID([.F154];6;FIND(&quot;:&quot;;[.F154];1)-FIND(&quot; &quot;;[.F154];1)-1));&quot;&quot;;MAX([.A$7:.A154])+1)" office:value-type="float" office:value="26">
            <text:p>026</text:p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39" office:value-type="string">
            <text:p>Publish answers to space stream</text:p>
          </table:table-cell>
          <table:table-cell table:style-name="ce136" office:value-type="string">
            <text:p>Step 1: Add space with Answer application</text:p>
          </table:table-cell>
          <table:table-cell table:style-name="ce140" office:value-type="string">
            <text:p>- Login intranet site by root</text:p>
            <text:p>- Add new space with Answer application <text:s/>(<text:a xlink:href="#INT_KS_ANS_01">details</text:a>)</text:p>
          </table:table-cell>
          <table:table-cell table:style-name="ce140" office:value-type="string">
            <text:p>New space with Answer is ad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0">
          <table:table-cell table:style-name="ce115"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table:style-name="ce123" office:value-type="string">
            <text:p>USR_PLF_INT_ANS_02</text:p>
          </table:table-cell>
          <table:table-cell table:style-name="ce132" table:formula="of:=IF(VALUE(MID([.F156];6;FIND(&quot;:&quot;;[.F156];1)-FIND(&quot; &quot;;[.F156];1)-1))&gt;VALUE(MID([.F155];6;FIND(&quot;:&quot;;[.F155];1)-FIND(&quot; &quot;;[.F155];1)-1));[.C155];[.C155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36" office:value-type="string">
            <text:p>Step 2: Add question on space as member</text:p>
          </table:table-cell>
          <table:table-cell table:style-name="ce140" office:value-type="string">
            <text:p>- Login by "john"</text:p>
            <text:p>- Send request to join added space by “root”</text:p>
            <text:p>- Add question in Answer of joined space</text:p>
            <text:p>(<text:a xlink:href="#INT_KS_ANS_02">details</text:a>)</text:p>
          </table:table-cell>
          <table:table-cell table:style-name="ce140" office:value-type="string">
            <text:p>New question is ad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7];6;FIND(&quot;:&quot;;[.F157];1)-FIND(&quot; &quot;;[.F157];1)-1))&gt;VALUE(MID([.F156];6;FIND(&quot;:&quot;;[.F156];1)-FIND(&quot; &quot;;[.F156];1)-1));[.C156];[.C156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36" office:value-type="string">
            <text:p>Step 3: Answer question as member</text:p>
          </table:table-cell>
          <table:table-cell table:style-name="ce140" office:value-type="string">
            <text:p>- Login by "demo"</text:p>
            <text:p>- Send request to join added space by “root”</text:p>
          </table:table-cell>
          <table:table-cell table:style-name="ce157" office:value-type="string">
            <text:p>This space disappears from Public list &amp; is <text:s/>listed in Pendings list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2">
          <table:table-cell table:style-name="ce115"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8];6;FIND(&quot;:&quot;;[.F158];1)-FIND(&quot; &quot;;[.F158];1)-1))&gt;VALUE(MID([.F157];6;FIND(&quot;:&quot;;[.F157];1)-FIND(&quot; &quot;;[.F157];1)-1));[.C157];[.C157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36" office:value-type="string">
            <text:p>Step 4: Approve the request</text:p>
          </table:table-cell>
          <table:table-cell table:style-name="ce140" office:value-type="string">
            <text:p>- Back to "root" at Home page</text:p>
            <text:p>- At My Spaces path (on the left)</text:p>
            <text:p>- Click on the space added at step 1</text:p>
            <text:p>- Click Space Settings from the left</text:p>
            <text:p>- Select Members tab</text:p>
            <text:p>- Click Validate icon in Action column for “demo”</text:p>
          </table:table-cell>
          <table:table-cell table:style-name="ce157" office:value-type="string">
            <text:p>“demo” disappears from pending list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59];6;FIND(&quot;:&quot;;[.F159];1)-FIND(&quot; &quot;;[.F159];1)-1))&gt;VALUE(MID([.F158];6;FIND(&quot;:&quot;;[.F158];1)-FIND(&quot; &quot;;[.F158];1)-1));[.C158];[.C158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36" office:value-type="string">
            <text:p>Step 5: Check after being approved</text:p>
          </table:table-cell>
          <table:table-cell table:style-name="ce140" office:value-type="string">
            <text:p>- Back to "demo"</text:p>
            <text:p>- Click on My Space from left pane in My Spaces list</text:p>
          </table:table-cell>
          <table:table-cell table:style-name="ce157" office:value-type="string">
            <text:p>Requested space is added &amp; list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28">
          <table:table-cell table:style-name="ce115"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60];6;FIND(&quot;:&quot;;[.F160];1)-FIND(&quot; &quot;;[.F160];1)-1))&gt;VALUE(MID([.F159];6;FIND(&quot;:&quot;;[.F159];1)-FIND(&quot; &quot;;[.F159];1)-1));[.C159];[.C159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40" office:value-type="string">
            <text:p>Step 6: Jump to space Answer</text:p>
          </table:table-cell>
          <table:table-cell table:style-name="ce140" office:value-type="string">
            <text:p>- Click on the new joined space in space list</text:p>
            <text:p>- Click Answer portlet in left pane</text:p>
          </table:table-cell>
          <table:table-cell table:style-name="ce140" office:value-type="string">
            <text:p>Answer portlet appears, focusing on the category of space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0">
          <table:table-cell table:style-name="ce115"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61];6;FIND(&quot;:&quot;;[.F161];1)-FIND(&quot; &quot;;[.F161];1)-1))&gt;VALUE(MID([.F160];6;FIND(&quot;:&quot;;[.F160];1)-FIND(&quot; &quot;;[.F160];1)-1));[.C160];[.C160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40" office:value-type="string">
            <text:p>Step 7: Answer the question as space member</text:p>
          </table:table-cell>
          <table:table-cell table:style-name="ce140" office:value-type="string">
            <text:p>- "demo" select the added question by "john"</text:p>
            <text:p>- Click Answer in action bar</text:p>
            <text:p>- Input the answer for the question</text:p>
            <text:p>- Click Save</text:p>
          </table:table-cell>
          <table:table-cell table:style-name="ce168" office:value-type="string">
            <text:p>The answer is added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30">
          <table:table-cell table:style-name="ce115"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table:style-name="ce122" office:value-type="string">
            <text:p>USR_PLF_INT_ANS_02</text:p>
          </table:table-cell>
          <table:table-cell table:style-name="ce132" table:formula="of:=IF(VALUE(MID([.F162];6;FIND(&quot;:&quot;;[.F162];1)-FIND(&quot; &quot;;[.F162];1)-1))&gt;VALUE(MID([.F161];6;FIND(&quot;:&quot;;[.F161];1)-FIND(&quot; &quot;;[.F161];1)-1));[.C161];[.C161]+1)" office:value-type="float" office:value="2">
            <text:p>002</text:p>
          </table:table-cell>
          <table:table-cell table:style-name="ce136" office:value-type="string">
            <text:p>Integration Features\KS\Publish Answers Activities in Stream</text:p>
          </table:table-cell>
          <table:table-cell table:style-name="ce141" office:value-type="string">
            <text:p>Publish answers to space stream</text:p>
          </table:table-cell>
          <table:table-cell table:style-name="ce140" office:value-type="string">
            <text:p>Step 8: Check updating activity in space</text:p>
          </table:table-cell>
          <table:table-cell table:style-name="ce140" office:value-type="string">
            <text:p>- "demo" go to Home page</text:p>
          </table:table-cell>
          <table:table-cell table:style-name="ce140" office:value-type="string">
            <text:p>In the space activity stream, a new activity has been created, providing summary info about the question and a link to the question</text:p>
          </table:table-cell>
          <table:table-cell table:style-name="ce174" office:value-type="string">
            <text:p>High</text:p>
          </table:table-cell>
          <table:table-cell table:style-name="ce129" office:value-type="string">
            <text:p>hang.nguyen</text:p>
          </table:table-cell>
          <table:table-cell table:number-columns-repeated="2" table:style-name="ce129" office:value-type="string">
            <text:p>Passed</text:p>
          </table:table-cell>
          <table:table-cell table:style-name="ce129" table:number-columns-repeated="195"/>
          <table:table-cell/>
        </table:table-row>
        <table:table-row table:style-name="ro19">
          <table:table-cell table:style-name="ce115" table:formula="of:=IF(VALUE(MID([.F163];6;FIND(&quot;:&quot;;[.F163];1)-FIND(&quot; &quot;;[.F163];1)-1))&gt;VALUE(MID([.F162];6;FIND(&quot;:&quot;;[.F162];1)-FIND(&quot; &quot;;[.F162];1)-1));&quot;&quot;;MAX([.A$7:.A162])+1)" office:value-type="float" office:value="27">
            <text:p>027</text:p>
          </table:table-cell>
          <table:table-cell table:style-name="ce123" office:value-type="string">
            <text:p>USR_PLF_INT_WEB_01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Integration Features\WEBOS\Activate</text:p>
          </table:table-cell>
          <table:table-cell table:style-name="ce149" office:value-type="string">
            <text:p>Start with WebOS profile</text:p>
          </table:table-cell>
          <table:table-cell table:style-name="ce150" office:value-type="string">
            <text:p>Step 1: Run package</text:p>
          </table:table-cell>
          <table:table-cell table:style-name="ce162" office:value-type="string">
            <text:p>Start the product with ./start_eXo.sh default,webos (or ./start_eXo.bat default,webos)</text:p>
          </table:table-cell>
          <table:table-cell table:style-name="ce169" office:value-type="string">
            <text:p>Run successfully with no error</text:p>
          </table:table-cell>
          <table:table-cell table:style-name="ce174" office:value-type="string">
            <text:p>High</text:p>
          </table:table-cell>
          <table:table-cell table:number-columns-repeated="199"/>
        </table:table-row>
        <table:table-row table:style-name="ro19">
          <table:table-cell table:style-name="ce115" table:formula="of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122" office:value-type="string">
            <text:p>USR_PLF_INT_WEB_01</text:p>
          </table:table-cell>
          <table:table-cell table:style-name="ce132" table:formula="of:=IF(VALUE(MID([.F164];6;FIND(&quot;:&quot;;[.F164];1)-FIND(&quot; &quot;;[.F164];1)-1))&gt;VALUE(MID([.F163];6;FIND(&quot;:&quot;;[.F163];1)-FIND(&quot; &quot;;[.F163];1)-1));[.C163];[.C163]+1)" office:value-type="float" office:value="1">
            <text:p>001</text:p>
          </table:table-cell>
          <table:table-cell table:style-name="ce136" office:value-type="string">
            <text:p>Integration Features\WEBOS\Activate</text:p>
          </table:table-cell>
          <table:table-cell table:style-name="ce150" office:value-type="string">
            <text:p>Start with WebOS profile</text:p>
          </table:table-cell>
          <table:table-cell table:style-name="ce150" office:value-type="string">
            <text:p>Step 2: Login</text:p>
          </table:table-cell>
          <table:table-cell table:style-name="ce150" office:value-type="string">
            <text:p>Go to any portal and log in as a normal user (demo)</text:p>
          </table:table-cell>
          <table:table-cell table:style-name="ce150" office:value-type="string">
            <text:p>User login successfully. A "Desktop" link is in the user toolbar</text:p>
          </table:table-cell>
          <table:table-cell table:style-name="ce174" office:value-type="string">
            <text:p>High</text:p>
          </table:table-cell>
          <table:table-cell table:number-columns-repeated="199"/>
        </table:table-row>
        <table:table-row table:style-name="ro19">
          <table:table-cell table:style-name="ce115"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122" office:value-type="string">
            <text:p>USR_PLF_INT_WEB_01</text:p>
          </table:table-cell>
          <table:table-cell table:style-name="ce132"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136" office:value-type="string">
            <text:p>Integration Features\WEBOS\Activate</text:p>
          </table:table-cell>
          <table:table-cell table:style-name="ce150" office:value-type="string">
            <text:p>Start with WebOS profile</text:p>
          </table:table-cell>
          <table:table-cell table:style-name="ce150" office:value-type="string">
            <text:p>Step 3: Opens the WebOS mode</text:p>
          </table:table-cell>
          <table:table-cell table:style-name="ce150" office:value-type="string">
            <text:p>Clicking on the "Desktop" link</text:p>
          </table:table-cell>
          <table:table-cell table:style-name="ce150" office:value-type="string">
            <text:p>The WebOS mode is opened</text:p>
          </table:table-cell>
          <table:table-cell table:style-name="ce174" office:value-type="string">
            <text:p>High</text:p>
          </table:table-cell>
          <table:table-cell table:number-columns-repeated="199"/>
        </table:table-row>
        <table:table-row table:style-name="ro19">
          <table:table-cell table:style-name="ce115" table:formula="of:=IF(VALUE(MID([.F166];6;FIND(&quot;:&quot;;[.F166];1)-FIND(&quot; &quot;;[.F166];1)-1))&gt;VALUE(MID([.F165];6;FIND(&quot;:&quot;;[.F165];1)-FIND(&quot; &quot;;[.F165];1)-1));&quot;&quot;;MAX([.A$7:.A165])+1)" office:value-type="float" office:value="28">
            <text:p>028</text:p>
          </table:table-cell>
          <table:table-cell table:style-name="ce122" office:value-type="string">
            <text:p>USR_PLF_INT_WEB_01</text:p>
          </table:table-cell>
          <table:table-cell table:style-name="ce132"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136" office:value-type="string">
            <text:p>Integration Features\WEBOS\Activate</text:p>
          </table:table-cell>
          <table:table-cell table:style-name="ce149" office:value-type="string">
            <text:p>Start without WebOS profile</text:p>
          </table:table-cell>
          <table:table-cell table:style-name="ce150" office:value-type="string">
            <text:p>Step 1: Run package</text:p>
          </table:table-cell>
          <table:table-cell table:style-name="ce162" office:value-type="string">
            <text:p>Start the product with ./start_eXo.sh default (or ./start_eXo.bat default)</text:p>
          </table:table-cell>
          <table:table-cell table:style-name="ce169" office:value-type="string">
            <text:p>Run successfully with no error</text:p>
          </table:table-cell>
          <table:table-cell table:style-name="ce174" office:value-type="string">
            <text:p>High</text:p>
          </table:table-cell>
          <table:table-cell table:number-columns-repeated="199"/>
        </table:table-row>
        <table:table-row table:style-name="ro19">
          <table:table-cell table:style-name="ce115"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122" office:value-type="string">
            <text:p>USR_PLF_INT_WEB_01</text:p>
          </table:table-cell>
          <table:table-cell table:style-name="ce132"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136" office:value-type="string">
            <text:p>Integration Features\WEBOS\Activate</text:p>
          </table:table-cell>
          <table:table-cell table:style-name="ce150" office:value-type="string">
            <text:p>Start without WebOS profile</text:p>
          </table:table-cell>
          <table:table-cell table:style-name="ce150" office:value-type="string">
            <text:p>Step 2: Login</text:p>
          </table:table-cell>
          <table:table-cell table:style-name="ce150" office:value-type="string">
            <text:p>Go to any portal and log in as a normal user (demo)</text:p>
          </table:table-cell>
          <table:table-cell table:style-name="ce150" office:value-type="string">
            <text:p>User login successfully. A "Desktop" link is NOT in the user toolbar</text:p>
          </table:table-cell>
          <table:table-cell table:style-name="ce174" office:value-type="string">
            <text:p>High</text:p>
          </table:table-cell>
          <table:table-cell table:number-columns-repeated="199"/>
        </table:table-row>
        <table:table-row table:style-name="ro11" table:number-rows-repeated="8">
          <table:table-cell table:number-columns-repeated="3"/>
          <table:table-cell table:style-name="ce64"/>
          <table:table-cell table:style-name="ce150" table:number-columns-repeated="4"/>
          <table:table-cell table:number-columns-repeated="200"/>
        </table:table-row>
        <table:table-row table:style-name="ro11" table:number-rows-repeated="16">
          <table:table-cell table:number-columns-repeated="3"/>
          <table:table-cell table:style-name="ce64" table:number-columns-repeated="5"/>
          <table:table-cell table:number-columns-repeated="200"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7"/>
          <table:table-cell table:style-name="ce139"/>
          <table:table-cell table:style-name="ce158"/>
          <table:table-cell table:style-name="ce140" table:number-columns-repeated="2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4">
          <table:table-cell table:style-name="ce115"/>
          <table:table-cell table:style-name="ce121"/>
          <table:table-cell table:style-name="ce132"/>
          <table:table-cell table:style-name="ce137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7"/>
          <table:table-cell table:style-name="ce139"/>
          <table:table-cell table:style-name="ce158"/>
          <table:table-cell table:style-name="ce140" table:number-columns-repeated="2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3">
          <table:table-cell table:style-name="ce115"/>
          <table:table-cell table:style-name="ce121"/>
          <table:table-cell table:style-name="ce132"/>
          <table:table-cell table:style-name="ce137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7"/>
          <table:table-cell table:style-name="ce139"/>
          <table:table-cell table:style-name="ce158"/>
          <table:table-cell table:style-name="ce140" table:number-columns-repeated="2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7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58"/>
          <table:table-cell table:style-name="ce140" table:number-columns-repeated="2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58"/>
          <table:table-cell table:style-name="ce140" table:number-columns-repeated="2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23">
          <table:table-cell table:style-name="ce115"/>
          <table:table-cell table:style-name="ce121"/>
          <table:table-cell table:style-name="ce132"/>
          <table:table-cell table:style-name="ce135"/>
          <table:table-cell table:style-name="ce139"/>
          <table:table-cell table:style-name="ce158"/>
          <table:table-cell table:style-name="ce140" table:number-columns-repeated="2"/>
          <table:table-cell table:style-name="ce175"/>
          <table:table-cell table:style-name="ce129" table:number-columns-repeated="198"/>
          <table:table-cell/>
        </table:table-row>
        <table:table-row table:style-name="ro40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/>
          <table:table-cell table:style-name="ce163"/>
          <table:table-cell table:style-name="ce170"/>
          <table:table-cell table:style-name="ce175"/>
          <table:table-cell table:style-name="ce129" table:number-columns-repeated="198"/>
          <table:table-cell/>
        </table:table-row>
        <table:table-row table:style-name="ro4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58"/>
          <table:table-cell table:style-name="ce140" table:number-columns-repeated="2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41"/>
          <table:table-cell table:style-name="ce140"/>
          <table:table-cell table:style-name="ce163"/>
          <table:table-cell table:style-name="ce170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5"/>
          <table:table-cell table:style-name="ce139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4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43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5"/>
          <table:table-cell table:style-name="ce139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45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5"/>
          <table:table-cell table:style-name="ce147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47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2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5"/>
          <table:table-cell table:style-name="ce139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39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1"/>
          <table:table-cell table:style-name="ce132"/>
          <table:table-cell table:style-name="ce136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4"/>
          <table:table-cell table:style-name="ce132"/>
          <table:table-cell table:style-name="ce138"/>
          <table:table-cell table:style-name="ce153"/>
          <table:table-cell table:style-name="ce159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2">
          <table:table-cell table:style-name="ce115"/>
          <table:table-cell table:style-name="ce124"/>
          <table:table-cell table:style-name="ce132"/>
          <table:table-cell table:style-name="ce138"/>
          <table:table-cell table:style-name="ce154"/>
          <table:table-cell table:style-name="ce159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5"/>
          <table:table-cell table:style-name="ce155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3">
          <table:table-cell table:style-name="ce115"/>
          <table:table-cell table:style-name="ce121"/>
          <table:table-cell table:style-name="ce132"/>
          <table:table-cell table:style-name="ce136"/>
          <table:table-cell table:style-name="ce148"/>
          <table:table-cell table:style-name="ce140"/>
          <table:table-cell table:style-name="ce164"/>
          <table:table-cell table:style-name="ce140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5"/>
          <table:table-cell table:style-name="ce155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4">
          <table:table-cell table:style-name="ce115"/>
          <table:table-cell table:style-name="ce121"/>
          <table:table-cell table:style-name="ce132"/>
          <table:table-cell table:style-name="ce136"/>
          <table:table-cell table:style-name="ce148"/>
          <table:table-cell table:style-name="ce140"/>
          <table:table-cell table:style-name="ce164"/>
          <table:table-cell table:style-name="ce140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5"/>
          <table:table-cell table:style-name="ce155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4">
          <table:table-cell table:style-name="ce115"/>
          <table:table-cell table:style-name="ce121"/>
          <table:table-cell table:style-name="ce132"/>
          <table:table-cell table:style-name="ce136"/>
          <table:table-cell table:style-name="ce148"/>
          <table:table-cell table:style-name="ce140"/>
          <table:table-cell table:style-name="ce164"/>
          <table:table-cell table:style-name="ce140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1"/>
          <table:table-cell table:style-name="ce132"/>
          <table:table-cell table:style-name="ce136"/>
          <table:table-cell table:style-name="ce155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4">
          <table:table-cell table:style-name="ce115"/>
          <table:table-cell table:style-name="ce121"/>
          <table:table-cell table:style-name="ce132"/>
          <table:table-cell table:style-name="ce136"/>
          <table:table-cell table:style-name="ce148"/>
          <table:table-cell table:style-name="ce140"/>
          <table:table-cell table:style-name="ce164"/>
          <table:table-cell table:style-name="ce140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5"/>
          <table:table-cell table:style-name="ce132"/>
          <table:table-cell table:style-name="ce139" table:number-columns-repeated="2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3">
          <table:table-cell table:style-name="ce115"/>
          <table:table-cell table:style-name="ce125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>
          <table:table-cell table:style-name="ce115"/>
          <table:table-cell table:style-name="ce125"/>
          <table:table-cell table:style-name="ce132"/>
          <table:table-cell table:style-name="ce140"/>
          <table:table-cell table:style-name="ce139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3">
          <table:table-cell table:style-name="ce115"/>
          <table:table-cell table:style-name="ce125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175"/>
          <table:table-cell table:style-name="ce129" table:number-columns-repeated="198"/>
          <table:table-cell/>
        </table:table-row>
        <table:table-row table:style-name="ro11" table:number-rows-repeated="18">
          <table:table-cell table:number-columns-repeated="8"/>
          <table:table-cell table:style-name="ce172"/>
          <table:table-cell table:number-columns-repeated="199"/>
        </table:table-row>
        <table:table-row table:style-name="ro11" table:number-rows-repeated="11">
          <table:table-cell/>
          <table:table-cell table:style-name="ce126"/>
          <table:table-cell table:number-columns-repeated="6"/>
          <table:table-cell table:style-name="ce172"/>
          <table:table-cell table:number-columns-repeated="199"/>
        </table:table-row>
        <table:table-row table:style-name="ro11" table:number-rows-repeated="11">
          <table:table-cell table:number-columns-repeated="8"/>
          <table:table-cell table:style-name="ce172"/>
          <table:table-cell table:number-columns-repeated="199"/>
        </table:table-row>
        <table:table-row table:style-name="ro11" table:number-rows-repeated="1048257">
          <table:table-cell table:number-columns-repeated="208"/>
        </table:table-row>
        <table:table-row table:style-name="ro11">
          <table:table-cell table:number-columns-repeated="208"/>
        </table:table-row>
      </table:table>
      <table:table table:name="Builtin_UI" table:style-name="ta2" table:print="false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0" table:default-cell-style-name="Default"/>
        <table:table-column table:style-name="co6" table:number-columns-repeated="217" table:default-cell-style-name="Default"/>
        <table:table-row table:style-name="ro25">
          <table:table-cell/>
          <table:table-cell table:style-name="ce116" office:value-type="string">
            <text:p>TEST CASES</text:p>
          </table:table-cell>
          <table:table-cell table:style-name="ce127"/>
          <table:table-cell table:style-name="ce133" table:number-columns-repeated="2"/>
          <table:table-cell table:number-columns-repeated="2"/>
          <table:table-cell table:style-name="ce133"/>
          <table:table-cell table:style-name="ce171"/>
          <table:table-cell table:style-name="ce176" office:value-type="string">
            <text:p>Passed</text:p>
          </table:table-cell>
          <table:table-cell table:style-name="ce176" table:formula="of:=COUNTIF([.K$7:.K$1007];[.$J1])" office:value-type="float" office:value="0">
            <text:p>0</text:p>
          </table:table-cell>
          <table:table-cell table:style-name="ce176" table:formula="of:=COUNTIF([.L$7:.L$1007];[.$J1])" office:value-type="float" office:value="0">
            <text:p>0</text:p>
          </table:table-cell>
          <table:table-cell table:style-name="ce176" table:formula="of:=COUNTIF([.M$7:.M$1007];[.$J1])" office:value-type="float" office:value="0">
            <text:p>0</text:p>
          </table:table-cell>
          <table:table-cell table:style-name="ce176" table:formula="of:=COUNTIF([.N$7:.N$1007];[.$J1])" office:value-type="float" office:value="0">
            <text:p>0</text:p>
          </table:table-cell>
          <table:table-cell table:style-name="ce179" table:number-columns-repeated="211"/>
          <table:table-cell/>
        </table:table-row>
        <table:table-row table:style-name="ro25">
          <table:table-cell/>
          <table:table-cell table:style-name="ce117" table:number-columns-repeated="2"/>
          <table:table-cell table:style-name="ce133" table:number-columns-repeated="2"/>
          <table:table-cell table:number-columns-repeated="2"/>
          <table:table-cell table:style-name="ce133"/>
          <table:table-cell table:style-name="ce171"/>
          <table:table-cell table:style-name="ce176" office:value-type="string">
            <text:p>Failed</text:p>
          </table:table-cell>
          <table:table-cell table:style-name="ce176" table:formula="of:=COUNTIF([.K$7:.K$1007];[.$J2])" office:value-type="float" office:value="0">
            <text:p>0</text:p>
          </table:table-cell>
          <table:table-cell table:style-name="ce176" table:formula="of:=COUNTIF([.L$7:.L$1007];[.$J2])" office:value-type="float" office:value="0">
            <text:p>0</text:p>
          </table:table-cell>
          <table:table-cell table:style-name="ce176" table:formula="of:=COUNTIF([.M$7:.M$1007];[.$J2])" office:value-type="float" office:value="0">
            <text:p>0</text:p>
          </table:table-cell>
          <table:table-cell table:style-name="ce176" table:formula="of:=COUNTIF([.N$7:.N$1007];[.$J2])" office:value-type="float" office:value="0">
            <text:p>0</text:p>
          </table:table-cell>
          <table:table-cell table:style-name="ce176" table:number-columns-repeated="2"/>
          <table:table-cell/>
          <table:table-cell table:style-name="ce179" table:number-columns-repeated="208"/>
          <table:table-cell/>
        </table:table-row>
        <table:table-row table:style-name="ro46">
          <table:table-cell/>
          <table:table-cell table:style-name="ce118" office:value-type="string">
            <text:p>Function List<text:span text:style-name="T10">:</text:span></text:p>
          </table:table-cell>
          <table:table-cell table:style-name="ce128" table:number-columns-spanned="3" table:number-rows-spanned="1"/>
          <table:covered-table-cell table:number-columns-repeated="2"/>
          <table:table-cell table:number-columns-repeated="2"/>
          <table:table-cell table:style-name="ce165"/>
          <table:table-cell table:style-name="ce172"/>
          <table:table-cell table:style-name="ce176" office:value-type="string">
            <text:p>Blocked</text:p>
          </table:table-cell>
          <table:table-cell table:style-name="ce176" table:formula="of:=COUNTIF([.K$7:.K$1007];[.$J3])" office:value-type="float" office:value="0">
            <text:p>0</text:p>
          </table:table-cell>
          <table:table-cell table:style-name="ce176" table:formula="of:=COUNTIF([.L$7:.L$1007];[.$J3])" office:value-type="float" office:value="0">
            <text:p>0</text:p>
          </table:table-cell>
          <table:table-cell table:style-name="ce176" table:formula="of:=COUNTIF([.M$7:.M$1007];[.$J3])" office:value-type="float" office:value="0">
            <text:p>0</text:p>
          </table:table-cell>
          <table:table-cell table:style-name="ce176" table:formula="of:=COUNTIF([.N$7:.N$1007];[.$J3])" office:value-type="float" office:value="0">
            <text:p>0</text:p>
          </table:table-cell>
          <table:table-cell table:style-name="ce176" table:number-columns-repeated="2"/>
          <table:table-cell/>
          <table:table-cell table:style-name="ce179" table:number-columns-repeated="208"/>
          <table:table-cell/>
        </table:table-row>
        <table:table-row table:style-name="ro27">
          <table:table-cell/>
          <table:table-cell table:style-name="ce118" office:value-type="string">
            <text:p>Total main cases:</text:p>
          </table:table-cell>
          <table:table-cell table:style-name="ce128" table:formula="of:=MAX([.A7:.A1102])" office:value-type="float" office:value="8" table:number-columns-spanned="3" table:number-rows-spanned="1">
            <text:p>8</text:p>
          </table:table-cell>
          <table:covered-table-cell table:style-name="ce134"/>
          <table:covered-table-cell table:style-name="ce128"/>
          <table:table-cell table:number-columns-repeated="2"/>
          <table:table-cell table:style-name="ce165"/>
          <table:table-cell table:style-name="ce172"/>
          <table:table-cell table:style-name="ce177" office:value-type="string">
            <text:p>Untested</text:p>
          </table:table-cell>
          <table:table-cell table:style-name="ce176" table:formula="of:=COUNTIF([.K$7:.K$1007];[.$J4])" office:value-type="float" office:value="0">
            <text:p>0</text:p>
          </table:table-cell>
          <table:table-cell table:style-name="ce176" table:formula="of:=COUNTIF([.L$7:.L$1007];[.$J4])" office:value-type="float" office:value="0">
            <text:p>0</text:p>
          </table:table-cell>
          <table:table-cell table:style-name="ce176" table:formula="of:=COUNTIF([.M$7:.M$1007];[.$J4])" office:value-type="float" office:value="0">
            <text:p>0</text:p>
          </table:table-cell>
          <table:table-cell table:style-name="ce176" table:formula="of:=COUNTIF([.N$7:.N$1007];[.$J4])" office:value-type="float" office:value="0">
            <text:p>0</text:p>
          </table:table-cell>
          <table:table-cell table:style-name="ce176" table:number-columns-repeated="2"/>
          <table:table-cell/>
          <table:table-cell table:style-name="ce179" table:number-columns-repeated="208"/>
          <table:table-cell/>
        </table:table-row>
        <table:table-row table:style-name="ro25">
          <table:table-cell/>
          <table:table-cell table:style-name="ce182"/>
          <table:table-cell table:style-name="ce129" table:number-columns-repeated="6"/>
          <table:table-cell table:style-name="ce173"/>
          <table:table-cell office:value-type="string">
            <text:p>N/A</text:p>
          </table:table-cell>
          <table:table-cell table:style-name="ce176" table:formula="of:=COUNTIF([.K$7:.K$1007];[.$J5])" office:value-type="float" office:value="0">
            <text:p>0</text:p>
          </table:table-cell>
          <table:table-cell table:style-name="ce176" table:formula="of:=COUNTIF([.L$7:.L$1007];[.$J5])" office:value-type="float" office:value="0">
            <text:p>0</text:p>
          </table:table-cell>
          <table:table-cell table:style-name="ce176" table:formula="of:=COUNTIF([.M$7:.M$1007];[.$J5])" office:value-type="float" office:value="0">
            <text:p>0</text:p>
          </table:table-cell>
          <table:table-cell table:style-name="ce176" table:formula="of:=COUNTIF([.N$7:.N$1007];[.$J5])" office:value-type="float" office:value="0">
            <text:p>0</text:p>
          </table:table-cell>
          <table:table-cell table:style-name="ce176" table:number-columns-repeated="2"/>
          <table:table-cell table:number-columns-repeated="210"/>
        </table:table-row>
        <table:table-row table:style-name="ro19">
          <table:table-cell table:style-name="ce113" office:value-type="string">
            <text:p>Case No</text:p>
          </table:table-cell>
          <table:table-cell table:style-name="ce130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130" office:value-type="string">
            <text:p>Case Name</text:p>
          </table:table-cell>
          <table:table-cell table:style-name="ce130" office:value-type="string">
            <text:p>Description</text:p>
          </table:table-cell>
          <table:table-cell table:style-name="ce130" office:value-type="string">
            <text:p>Steps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Tester</text:p>
          </table:table-cell>
          <table:table-cell table:style-name="ce130" office:value-type="string">
            <text:p>IE7</text:p>
          </table:table-cell>
          <table:table-cell table:style-name="ce130" office:value-type="string">
            <text:p>FireFox3.5</text:p>
          </table:table-cell>
          <table:table-cell table:style-name="ce130" office:value-type="string">
            <text:p>Comment/Bug</text:p>
          </table:table-cell>
          <table:table-cell table:style-name="ce130" table:number-columns-repeated="5"/>
          <table:table-cell table:style-name="ce231" table:number-columns-repeated="208"/>
        </table:table-row>
        <table:table-row table:style-name="ro35">
          <table:table-cell table:style-name="ce115" office:value-type="float" office:value="1">
            <text:p>001</text:p>
          </table:table-cell>
          <table:table-cell table:style-name="ce121" office:value-type="string">
            <text:p>USR_PLF_BUI_WEL_01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Buitin UI\Product Welcome Page</text:p>
          </table:table-cell>
          <table:table-cell table:style-name="ce139" office:value-type="string">
            <text:p>Check link to acme sample site on Welcome page</text:p>
          </table:table-cell>
          <table:table-cell table:style-name="ce140" office:value-type="string">
            <text:p>Step 1: Start server</text:p>
          </table:table-cell>
          <table:table-cell table:style-name="ce157" office:value-type="string">
            <text:p><text:span text:style-name="T17">- Unzip the package</text:span></text:p>
            <text:p><text:span text:style-name="T17">- Open readme.html file, follow startup 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57" office:value-type="string">
            <text:p><text:span text:style-name="T15">- In browser, the Platform Welcome product page should be displayed</text:span></text:p>
            <text:p><text:span text:style-name="T15">- A link to Acme is provided, user is taken to acme industries sample website</text:span></text:p>
            <text:p><text:span text:style-name="T15"><text:s/></text:span>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19">
          <table:table-cell table:style-name="ce11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22" office:value-type="string">
            <text:p>USR_PLF_BUI_WEL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6" office:value-type="string">
            <text:p>Buitin UI\Product Welcome Page</text:p>
          </table:table-cell>
          <table:table-cell table:style-name="ce141" office:value-type="string">
            <text:p>Check link to acme sample site on Welcome page</text:p>
          </table:table-cell>
          <table:table-cell table:style-name="ce140" office:value-type="string">
            <text:p>Step 2: Login acme simple site using existing link</text:p>
          </table:table-cell>
          <table:table-cell table:style-name="ce140" office:value-type="string">
            <text:p>Click on the link: Visit the Acme Website</text:p>
          </table:table-cell>
          <table:table-cell table:style-name="ce168" office:value-type="string">
            <text:p>Show acme site in public mod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5">
          <table:table-cell table:style-name="ce115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22" office:value-type="string">
            <text:p>USR_PLF_BUI_WEL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36" office:value-type="string">
            <text:p>Buitin UI\Product Welcome Page</text:p>
          </table:table-cell>
          <table:table-cell table:style-name="ce139" office:value-type="string">
            <text:p>Check link to intranet sample site on Welcome page</text:p>
          </table:table-cell>
          <table:table-cell table:style-name="ce140" office:value-type="string">
            <text:p>Step 1: Start server</text:p>
          </table:table-cell>
          <table:table-cell table:style-name="ce157" office:value-type="string">
            <text:p><text:span text:style-name="T17">- Unzip the package</text:span></text:p>
            <text:p><text:span text:style-name="T17">- Open readme.html file, follow startup 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57" office:value-type="string">
            <text:p><text:span text:style-name="T15">- In browser, the Platform Welcome product page should be displayed</text:span></text:p>
            <text:p><text:span text:style-name="T15">- A link to Intranet is provided, user is taken to Intranet sample website</text:span></text:p>
            <text:p><text:span text:style-name="T15"><text:s/></text:span>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19">
          <table:table-cell table:style-name="ce1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2" office:value-type="string">
            <text:p>USR_PLF_BUI_WEL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6" office:value-type="string">
            <text:p>Buitin UI\Product Welcome Page</text:p>
          </table:table-cell>
          <table:table-cell table:style-name="ce141" office:value-type="string">
            <text:p>Check link to intranet sample site on Welcome page</text:p>
          </table:table-cell>
          <table:table-cell table:style-name="ce140" office:value-type="string">
            <text:p>Step 2: Login acme simple site using existing link</text:p>
          </table:table-cell>
          <table:table-cell table:style-name="ce140" office:value-type="string">
            <text:p>Click on the link: Visit the Acme Social Intranet</text:p>
          </table:table-cell>
          <table:table-cell table:style-name="ce168" office:value-type="string">
            <text:p>Show intranet site in public mode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2">
          <table:table-cell table:style-name="ce115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121" office:value-type="string">
            <text:p>USR_PLF_BUI_WEL_01</text:p>
          </table:table-cell>
          <table:table-cell table:style-name="ce132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36" office:value-type="string">
            <text:p>Buitin UI\Product Welcome Page</text:p>
          </table:table-cell>
          <table:table-cell table:style-name="ce142" office:value-type="string">
            <text:p>Check access document from Welcome page</text:p>
          </table:table-cell>
          <table:table-cell table:style-name="ce140" office:value-type="string">
            <text:p>Step 1: Start server</text:p>
          </table:table-cell>
          <table:table-cell table:style-name="ce157" office:value-type="string">
            <text:p><text:span text:style-name="T17">- Unzip the package</text:span></text:p>
            <text:p><text:span text:style-name="T17">- Open readme.html file, follow startup 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57" office:value-type="string">
            <text:p><text:span text:style-name="T15">- In browser, the Platform Welcome product page should be displayed</text:span></text:p>
            <text:p><text:span text:style-name="T15">A link to Admin Guide, Developer Guide and user Manuals is provided.</text:span>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28">
          <table:table-cell table:style-name="ce11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1" office:value-type="string">
            <text:p>USR_PLF_BUI_WEL_01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36" office:value-type="string">
            <text:p>Buitin UI\Product Welcome Page</text:p>
          </table:table-cell>
          <table:table-cell table:style-name="ce141" office:value-type="string">
            <text:p>Check access document from Welcome page</text:p>
          </table:table-cell>
          <table:table-cell table:style-name="ce140" office:value-type="string">
            <text:p>Step 2: Show document from link</text:p>
          </table:table-cell>
          <table:table-cell table:style-name="ce140" office:value-type="string">
            <text:p>Click on the link to <text:span text:style-name="T15">Admin Guide, Developer Guide and user Manuals </text:span></text:p>
          </table:table-cell>
          <table:table-cell table:style-name="ce140" office:value-type="string">
            <text:p>Corresponding document will be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2">
          <table:table-cell table:style-name="ce115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121" office:value-type="string">
            <text:p>USR_PLF_BUI_WEL_01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36" office:value-type="string">
            <text:p>Buitin UI\Product Welcome Page</text:p>
          </table:table-cell>
          <table:table-cell table:style-name="ce139" office:value-type="string">
            <text:p>Check access site from link</text:p>
          </table:table-cell>
          <table:table-cell table:style-name="ce140" office:value-type="string">
            <text:p>Step 1: Start server</text:p>
          </table:table-cell>
          <table:table-cell table:style-name="ce157" office:value-type="string">
            <text:p><text:span text:style-name="T17">- Unzip the package</text:span></text:p>
            <text:p><text:span text:style-name="T17">- Open readme.html file, follow startup instructions (start tomcat)</text:span></text:p>
            <text:p><text:span text:style-name="T17">- Go to </text:span><text:span text:style-name="T17"><text:a xlink:href="http://localhost:8080/portal/public/default">http://localhost:8080/portal/public/default</text:a></text:span></text:p>
          </table:table-cell>
          <table:table-cell table:style-name="ce157" office:value-type="string">
            <text:p><text:span text:style-name="T15">- In browser, the Platform Welcome product page should be displayed</text:span></text:p>
            <text:p><text:span text:style-name="T15">- There're Links to exo support, exo website, exo forums and eXo blog</text:span>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47">
          <table:table-cell table:style-name="ce11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21" office:value-type="string">
            <text:p>USR_PLF_BUI_WEL_01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36" office:value-type="string">
            <text:p>Buitin UI\Product Welcome Page</text:p>
          </table:table-cell>
          <table:table-cell table:style-name="ce141" office:value-type="string">
            <text:p>Check access site from link</text:p>
          </table:table-cell>
          <table:table-cell table:style-name="ce140" office:value-type="string">
            <text:p>Step 2: Go to site from link</text:p>
          </table:table-cell>
          <table:table-cell table:style-name="ce140" office:value-type="string">
            <text:p>Click on the link to <text:span text:style-name="T15">exo support, exo website, exo forums and eXo blog</text:span></text:p>
          </table:table-cell>
          <table:table-cell table:style-name="ce140" office:value-type="string">
            <text:p>Links bring to the expected websites :</text:p>
            <text:p><text:s text:c="4"/>* support : http://support.exoplatform.com</text:p>
            <text:p><text:s text:c="4"/>* website :http://www.exoplatform.com</text:p>
            <text:p><text:s text:c="4"/>* forum: http://forums.exoplaform.com</text:p>
            <text:p><text:s text:c="4"/>* blog: http://blog.exoplatform.com</text:p>
            <text:p/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48">
          <table:table-cell table:style-name="ce115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table:style-name="ce121" office:value-type="string">
            <text:p>USR_PLF_BUI_AIW_01</text:p>
          </table:table-cell>
          <table:table-cell table:style-name="ce132" office:value-type="float" office:value="1">
            <text:p>001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7" office:value-type="string">
            <text:p>Check sign in intranet site</text:p>
          </table:table-cell>
          <table:table-cell table:style-name="ce140" office:value-type="string">
            <text:p>Step 1: Go to Intranet public</text:p>
          </table:table-cell>
          <table:table-cell table:style-name="ce140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40" office:value-type="string">
            <text:p>- The page displays a welcome text</text:p>
            <text:p>- There's a list of users &amp; Username is displayed as link to login</text:p>
            <text:p>- There's also a Sign in button allows user to input username &amp; password to logi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2">
          <table:table-cell table:style-name="ce11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1" office:value-type="string">
            <text:p>USR_PLF_BUI_AIW_01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8" office:value-type="string">
            <text:p>Check sign in intranet site</text:p>
          </table:table-cell>
          <table:table-cell table:style-name="ce140" office:value-type="string">
            <text:p>Step 2: Login by provided user</text:p>
          </table:table-cell>
          <table:table-cell table:style-name="ce140" office:value-type="string">
            <text:p>Click on given Username or the link “Login as given name” or click Sign in button then input Username &amp; password and click Sign in button at Sign in form</text:p>
          </table:table-cell>
          <table:table-cell table:style-name="ce140" office:value-type="string">
            <text:p>You're redirected to the intranet homepage (tree columns with activities and gadgets)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2">
          <table:table-cell table:style-name="ce115" table:formula="of:=IF(VALUE(MID([.F17];6;FIND(&quot;:&quot;;[.F17];1)-FIND(&quot; &quot;;[.F17];1)-1))&gt;VALUE(MID([.F16];6;FIND(&quot;:&quot;;[.F16];1)-FIND(&quot; &quot;;[.F16];1)-1));&quot;&quot;;MAX([.A$7:.A16])+1)" office:value-type="float" office:value="6">
            <text:p>006</text:p>
          </table:table-cell>
          <table:table-cell table:style-name="ce121" office:value-type="string">
            <text:p>USR_PLF_BUI_AIW_01</text:p>
          </table:table-cell>
          <table:table-cell table:style-name="ce132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7" office:value-type="string">
            <text:p>Check Register from Welcome page in public mode</text:p>
          </table:table-cell>
          <table:table-cell table:style-name="ce140" office:value-type="string">
            <text:p>Step 1: Go to Intranet public</text:p>
          </table:table-cell>
          <table:table-cell table:style-name="ce140" office:value-type="string">
            <text:p>Go to Intranet site in public mode by input URL (e.g: <text:a xlink:href="http://localhost:8080/portal/public/intranet">http://localhost:8080/portal/public/intranet</text:a>)</text:p>
          </table:table-cell>
          <table:table-cell table:style-name="ce140" office:value-type="string">
            <text:p>- The page displays a welcome text</text:p>
            <text:p>- There's a Register button allows user add new account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2">
          <table:table-cell table:style-name="ce11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22" office:value-type="string">
            <text:p>USR_PLF_BUI_AIW_01</text:p>
          </table:table-cell>
          <table:table-cell table:style-name="ce132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8" office:value-type="string">
            <text:p>Check Register from Welcome page in public mode</text:p>
          </table:table-cell>
          <table:table-cell table:style-name="ce140" office:value-type="string">
            <text:p>Step 2: Register new account</text:p>
          </table:table-cell>
          <table:table-cell table:style-name="ce140" office:value-type="string">
            <text:p>- Click on Register button</text:p>
            <text:p>- Input needed values for fields</text:p>
            <text:p>- Click Subscribe</text:p>
          </table:table-cell>
          <table:table-cell table:style-name="ce140" office:value-type="string">
            <text:p>There's message alert new account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2">
          <table:table-cell table:style-name="ce11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2" office:value-type="string">
            <text:p>USR_PLF_BUI_AIW_01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8" office:value-type="string">
            <text:p>Check Register from Welcome page in public mode</text:p>
          </table:table-cell>
          <table:table-cell table:style-name="ce140" office:value-type="string">
            <text:p>Step 3: Back to Welcome page</text:p>
          </table:table-cell>
          <table:table-cell table:style-name="ce140" office:value-type="string">
            <text:p>Click on the ACME logo at the top left of screen</text:p>
          </table:table-cell>
          <table:table-cell table:style-name="ce140" office:value-type="string">
            <text:p>Welcome page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2">
          <table:table-cell table:style-name="ce11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22" office:value-type="string">
            <text:p>USR_PLF_BUI_AIW_01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36" office:value-type="string">
            <text:p>BUItin UI\Acme Industry Website\Acme Industry Social Intranet\Intranet welcome</text:p>
          </table:table-cell>
          <table:table-cell table:style-name="ce148" office:value-type="string">
            <text:p>Check Register from Welcome page in public mode</text:p>
          </table:table-cell>
          <table:table-cell table:style-name="ce158" office:value-type="string">
            <text:p>Step 4: Login by new added account</text:p>
          </table:table-cell>
          <table:table-cell table:style-name="ce140" office:value-type="string">
            <text:p>- Click Sign In button</text:p>
            <text:p>- Input username + Password of new added account at step 2</text:p>
            <text:p>- Click Sign In button in Sign in form</text:p>
          </table:table-cell>
          <table:table-cell table:style-name="ce140" office:value-type="string">
            <text:p>You're redirected to the intranet homepage (tree columns with activities and gadgets)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2">
          <table:table-cell table:style-name="ce115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121" office:value-type="string">
            <text:p>USR_PLF_BUI_AIW_02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BUItin UI\Acme Industry Website\Acme Industry Social Intranet\Access to Social Spaces</text:p>
          </table:table-cell>
          <table:table-cell table:style-name="ce147" office:value-type="string">
            <text:p>Check updating my space gadget in Home page after added/joined</text:p>
          </table:table-cell>
          <table:table-cell table:style-name="ce140" office:value-type="string">
            <text:p>Step 1: Login</text:p>
          </table:table-cell>
          <table:table-cell table:style-name="ce140" office:value-type="string">
            <text:p>- Login intranet site by a normal account</text:p>
          </table:table-cell>
          <table:table-cell table:style-name="ce157" office:value-type="string">
            <text:p>You're redirected to the intranet homepage (tree columns with activities and gadgets)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2">
          <table:table-cell table:style-name="ce11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21" office:value-type="string">
            <text:p>USR_PLF_BUI_AIW_02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Social Spaces</text:p>
          </table:table-cell>
          <table:table-cell table:style-name="ce148" office:value-type="string">
            <text:p>Check updating my space gadget in Home page after added/joined</text:p>
          </table:table-cell>
          <table:table-cell table:style-name="ce140" office:value-type="string">
            <text:p>Step 2: Show spaces directory</text:p>
          </table:table-cell>
          <table:table-cell table:style-name="ce140" office:value-type="string">
            <text:p>- In gadget My Spaces, click on "Show All"</text:p>
          </table:table-cell>
          <table:table-cell table:style-name="ce140" office:value-type="string">
            <text:p>You are redirected to the spaces director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2">
          <table:table-cell table:style-name="ce11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1" office:value-type="string">
            <text:p>USR_PLF_BUI_AIW_02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Social Spaces</text:p>
          </table:table-cell>
          <table:table-cell table:style-name="ce148" office:value-type="string">
            <text:p>Check updating my space gadget in Home page after added/joined</text:p>
          </table:table-cell>
          <table:table-cell table:style-name="ce158" office:value-type="string">
            <text:p>Step 3: Add new space</text:p>
          </table:table-cell>
          <table:table-cell table:style-name="ce140" office:value-type="string">
            <text:p>- Click Add new space</text:p>
            <text:p>- Input Space Name</text:p>
            <text:p>- Click Create</text:p>
            <text:p>(or join existing space)</text:p>
          </table:table-cell>
          <table:table-cell table:style-name="ce140" office:value-type="string">
            <text:p>New added space is listed in spaces director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2">
          <table:table-cell table:style-name="ce11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1" office:value-type="string">
            <text:p>USR_PLF_BUI_AIW_02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Social Spaces</text:p>
          </table:table-cell>
          <table:table-cell table:style-name="ce148" office:value-type="string">
            <text:p>Check updating my space gadget in Home page after added/joined</text:p>
          </table:table-cell>
          <table:table-cell table:style-name="ce140" office:value-type="string">
            <text:p>Step 4: Check updating My space gadget after added new space</text:p>
          </table:table-cell>
          <table:table-cell table:style-name="ce140" office:value-type="string">
            <text:p>Click Home to show intranet Home page</text:p>
          </table:table-cell>
          <table:table-cell table:style-name="ce140" office:value-type="string">
            <text:p>The spaces joined should have been added to the List in My Spaces gadget.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2">
          <table:table-cell table:style-name="ce115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121" office:value-type="string">
            <text:p>USR_PLF_BUI_AIW_03</text:p>
          </table:table-cell>
          <table:table-cell table:style-name="ce132" office:value-type="float" office:value="1">
            <text:p>001</text:p>
          </table:table-cell>
          <table:table-cell table:style-name="ce135" office:value-type="string">
            <text:p>BUItin UI\Acme Industry Website\Acme Industry Social Intranet\Access to activity</text:p>
          </table:table-cell>
          <table:table-cell table:style-name="ce135" office:value-type="string">
            <text:p>View My stream, My friends activities and activities of my spaces</text:p>
          </table:table-cell>
          <table:table-cell table:style-name="ce140" office:value-type="string">
            <text:p>Step 1: Show My activities page</text:p>
          </table:table-cell>
          <table:table-cell table:style-name="ce140" office:value-type="string">
            <text:p>- Login by demo</text:p>
            <text:p>- Mouse over the demo's name on the top right of screen then select My Activities</text:p>
            <text:p/>
          </table:table-cell>
          <table:table-cell table:style-name="ce157" office:value-type="string">
            <text:p>My Activities page is shown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2">
          <table:table-cell table:style-name="ce11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2" office:value-type="string">
            <text:p>USR_PLF_BUI_AIW_03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40" office:value-type="string">
            <text:p>Step 2: Invite a connection</text:p>
          </table:table-cell>
          <table:table-cell table:style-name="ce157" office:value-type="string">
            <text:p>- Click Connection on the left</text:p>
            <text:p>- Click Add Connection button on the right</text:p>
            <text:p>- Click icon on the right to invite John</text:p>
          </table:table-cell>
          <table:table-cell table:style-name="ce140" office:value-type="string">
            <text:p>There's note that John was invi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5">
          <table:table-cell table:style-name="ce11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2" office:value-type="string">
            <text:p>USR_PLF_BUI_AIW_03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57" office:value-type="string">
            <text:p>Step 3: Check receiving invitation</text:p>
          </table:table-cell>
          <table:table-cell table:style-name="ce140" office:value-type="string">
            <text:p>- Login by John</text:p>
            <text:p><text:span text:style-name="T15">- Mouse over the demo's name on the top right of screen then select My Activities</text:span></text:p>
            <text:p><text:span text:style-name="T15">- Click on Connection on the left</text:span></text:p>
            <text:p><text:span text:style-name="T15">- Click Incoming in My connections</text:span></text:p>
          </table:table-cell>
          <table:table-cell table:style-name="ce140" office:value-type="string">
            <text:p>Demo is listed in Invitations waiting for your answer list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2">
          <table:table-cell table:style-name="ce11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22" office:value-type="string">
            <text:p>USR_PLF_BUI_AIW_03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40" office:value-type="string">
            <text:p>Step 4: Accept the invitation</text:p>
          </table:table-cell>
          <table:table-cell table:style-name="ce140" office:value-type="string">
            <text:p>Click Accept icon at the line of demo</text:p>
          </table:table-cell>
          <table:table-cell table:style-name="ce140" office:value-type="string">
            <text:p>Demo disappears from list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2">
          <table:table-cell table:style-name="ce11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2" office:value-type="string">
            <text:p>USR_PLF_BUI_AIW_03</text:p>
          </table:table-cell>
          <table:table-cell table:style-name="ce132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40" office:value-type="string">
            <text:p>Step 5: Share comment by Demo</text:p>
          </table:table-cell>
          <table:table-cell table:style-name="ce140" office:value-type="string">
            <text:p>Demo goes to Home page &amp; write comment to share</text:p>
          </table:table-cell>
          <table:table-cell table:style-name="ce140" office:value-type="string">
            <text:p>Comment is added as activit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2">
          <table:table-cell table:style-name="ce11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22" office:value-type="string">
            <text:p>USR_PLF_BUI_AIW_03</text:p>
          </table:table-cell>
          <table:table-cell table:style-name="ce132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40" office:value-type="string">
            <text:p>Step 6: Share comment by John</text:p>
          </table:table-cell>
          <table:table-cell table:style-name="ce140" office:value-type="string">
            <text:p>John goes to Home page &amp; write comment to share</text:p>
          </table:table-cell>
          <table:table-cell table:style-name="ce140" office:value-type="string">
            <text:p>Comment is added as activity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2">
          <table:table-cell table:style-name="ce11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2" office:value-type="string">
            <text:p>USR_PLF_BUI_AIW_03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58" office:value-type="string">
            <text:p>Step 7: Check activities of friends in connection</text:p>
          </table:table-cell>
          <table:table-cell table:style-name="ce140" office:value-type="string">
            <text:p>- Demo go to Home page of intranet site</text:p>
            <text:p>- Click Connection in the center</text:p>
          </table:table-cell>
          <table:table-cell table:style-name="ce140" office:value-type="string">
            <text:p>Activities by John &amp; Demo are all lis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2">
          <table:table-cell table:style-name="ce11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2" office:value-type="string">
            <text:p>USR_PLF_BUI_AIW_03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40" office:value-type="string">
            <text:p>Step 8: Check activities of current user</text:p>
          </table:table-cell>
          <table:table-cell table:style-name="ce140" office:value-type="string">
            <text:p>Demo click My Status in the center of Home page</text:p>
          </table:table-cell>
          <table:table-cell table:style-name="ce140" office:value-type="string">
            <text:p>Only activities by Demo are lis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2">
          <table:table-cell table:style-name="ce115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2" office:value-type="string">
            <text:p>USR_PLF_BUI_AIW_03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40" office:value-type="string">
            <text:p>Step 9: Add space</text:p>
          </table:table-cell>
          <table:table-cell table:style-name="ce140" office:value-type="string">
            <text:p>- Demo clicks Show all on My Space on the left</text:p>
            <text:p><text:span text:style-name="T15">- Click Add new space</text:span></text:p>
            <text:p><text:span text:style-name="T15">- Input Space Name</text:span></text:p>
            <text:p><text:span text:style-name="T15">- Click Create</text:span></text:p>
          </table:table-cell>
          <table:table-cell table:style-name="ce140" office:value-type="string">
            <text:p>New space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2">
          <table:table-cell table:style-name="ce115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2" office:value-type="string">
            <text:p>USR_PLF_BUI_AIW_03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40" office:value-type="string">
            <text:p>Step 10: Comment on added space</text:p>
          </table:table-cell>
          <table:table-cell table:style-name="ce140" office:value-type="string">
            <text:p>- Demo select added space</text:p>
            <text:p>- Write comment &amp; share</text:p>
          </table:table-cell>
          <table:table-cell table:style-name="ce140" office:value-type="string">
            <text:p>Comment is add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32">
          <table:table-cell table:style-name="ce115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22" office:value-type="string">
            <text:p>USR_PLF_BUI_AIW_03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36" office:value-type="string">
            <text:p>BUItin UI\Acme Industry Website\Acme Industry Social Intranet\Access to activity</text:p>
          </table:table-cell>
          <table:table-cell table:style-name="ce136" office:value-type="string">
            <text:p>View My stream, My friends activities and activities of my spaces</text:p>
          </table:table-cell>
          <table:table-cell table:style-name="ce140" office:value-type="string">
            <text:p>Step 11: Show all activities of current user on his spaces</text:p>
          </table:table-cell>
          <table:table-cell table:style-name="ce140" office:value-type="string">
            <text:p>- Demo back to Home page and click Spaces in centre of Home page</text:p>
          </table:table-cell>
          <table:table-cell table:style-name="ce140" office:value-type="string">
            <text:p>All activities on added/joined space of Demo are listed</text:p>
          </table:table-cell>
          <table:table-cell table:style-name="ce174" office:value-type="string">
            <text:p>High</text:p>
          </table:table-cell>
          <table:table-cell table:style-name="ce129" table:number-columns-repeated="198"/>
          <table:table-cell table:number-columns-repeated="19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86"/>
          <table:table-cell table:style-name="ce220"/>
          <table:table-cell table:style-name="ce164" table:number-columns-repeated="2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86"/>
          <table:table-cell table:style-name="ce220"/>
          <table:table-cell table:style-name="ce140" table:number-columns-repeated="2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39" table:number-columns-repeated="2"/>
          <table:table-cell table:style-name="ce140" table:number-columns-repeated="3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39"/>
          <table:table-cell table:style-name="ce140" table:number-columns-repeated="3"/>
          <table:table-cell table:style-name="ce228"/>
          <table:table-cell table:style-name="ce129" table:number-columns-repeated="217"/>
        </table:table-row>
        <table:table-row table:style-name="ro11" table:number-rows-repeated="2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39"/>
          <table:table-cell table:style-name="ce140" table:number-columns-repeated="3"/>
          <table:table-cell table:style-name="ce228"/>
          <table:table-cell table:style-name="ce129" table:number-columns-repeated="217"/>
        </table:table-row>
        <table:table-row table:style-name="ro11" table:number-rows-repeated="2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39"/>
          <table:table-cell table:style-name="ce140" table:number-columns-repeated="3"/>
          <table:table-cell table:style-name="ce228"/>
          <table:table-cell table:style-name="ce129" table:number-columns-repeated="217"/>
        </table:table-row>
        <table:table-row table:style-name="ro11" table:number-rows-repeated="2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39" table:number-columns-repeated="2"/>
          <table:table-cell table:style-name="ce220"/>
          <table:table-cell table:style-name="ce140"/>
          <table:table-cell table:style-name="ce226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 table:number-columns-repeated="2"/>
          <table:table-cell table:style-name="ce164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39"/>
          <table:table-cell table:style-name="ce220"/>
          <table:table-cell table:style-name="ce140"/>
          <table:table-cell table:style-name="ce226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 table:number-columns-repeated="2"/>
          <table:table-cell table:style-name="ce166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39"/>
          <table:table-cell table:style-name="ce220"/>
          <table:table-cell table:style-name="ce140"/>
          <table:table-cell table:style-name="ce226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 table:number-columns-repeated="2"/>
          <table:table-cell table:style-name="ce166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87"/>
          <table:table-cell table:style-name="ce220"/>
          <table:table-cell table:style-name="ce140"/>
          <table:table-cell table:style-name="ce226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88"/>
          <table:table-cell table:style-name="ce140" table:number-columns-repeated="3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88"/>
          <table:table-cell table:style-name="ce140" table:number-columns-repeated="2"/>
          <table:table-cell table:style-name="ce164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87"/>
          <table:table-cell table:style-name="ce220"/>
          <table:table-cell table:style-name="ce140"/>
          <table:table-cell table:style-name="ce226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88"/>
          <table:table-cell table:style-name="ce140" table:number-columns-repeated="3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88"/>
          <table:table-cell table:style-name="ce140" table:number-columns-repeated="2"/>
          <table:table-cell table:style-name="ce164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39"/>
          <table:table-cell table:style-name="ce220"/>
          <table:table-cell table:style-name="ce140"/>
          <table:table-cell table:style-name="ce226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8"/>
          <table:table-cell table:style-name="ce129" table:number-columns-repeated="217"/>
        </table:table-row>
        <table:table-row table:style-name="ro11" table:number-rows-repeated="2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/>
          <table:table-cell table:style-name="ce164" table:number-columns-repeated="2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39"/>
          <table:table-cell table:style-name="ce220"/>
          <table:table-cell table:style-name="ce140"/>
          <table:table-cell table:style-name="ce226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220"/>
          <table:table-cell table:style-name="ce164" table:number-columns-repeated="2"/>
          <table:table-cell table:style-name="ce228"/>
          <table:table-cell table:style-name="ce129" table:number-columns-repeated="217"/>
        </table:table-row>
        <table:table-row table:style-name="ro11" table:number-rows-repeated="2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220"/>
          <table:table-cell table:style-name="ce140" table:number-columns-repeated="2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89"/>
          <table:table-cell table:style-name="ce220"/>
          <table:table-cell table:style-name="ce140"/>
          <table:table-cell table:style-name="ce226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86"/>
          <table:table-cell table:style-name="ce140" table:number-columns-repeated="3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86"/>
          <table:table-cell table:style-name="ce220"/>
          <table:table-cell table:style-name="ce164" table:number-columns-repeated="2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86"/>
          <table:table-cell table:style-name="ce220"/>
          <table:table-cell table:style-name="ce140" table:number-columns-repeated="2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89"/>
          <table:table-cell table:style-name="ce220"/>
          <table:table-cell table:style-name="ce140"/>
          <table:table-cell table:style-name="ce226"/>
          <table:table-cell table:style-name="ce228"/>
          <table:table-cell table:style-name="ce129" table:number-columns-repeated="217"/>
        </table:table-row>
        <table:table-row table:style-name="ro23">
          <table:table-cell table:style-name="ce115"/>
          <table:table-cell table:style-name="ce183"/>
          <table:table-cell table:style-name="ce132"/>
          <table:table-cell table:style-name="ce140"/>
          <table:table-cell table:style-name="ce186"/>
          <table:table-cell table:style-name="ce220"/>
          <table:table-cell table:style-name="ce140" table:number-columns-repeated="2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89"/>
          <table:table-cell table:style-name="ce220"/>
          <table:table-cell table:style-name="ce140"/>
          <table:table-cell table:style-name="ce226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86"/>
          <table:table-cell table:style-name="ce220"/>
          <table:table-cell table:style-name="ce140" table:number-columns-repeated="2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89"/>
          <table:table-cell table:style-name="ce220"/>
          <table:table-cell table:style-name="ce140"/>
          <table:table-cell table:style-name="ce164"/>
          <table:table-cell table:style-name="ce228"/>
          <table:table-cell table:style-name="ce129" table:number-columns-repeated="217"/>
        </table:table-row>
        <table:table-row table:style-name="ro49" table:number-rows-repeated="2">
          <table:table-cell table:style-name="ce115"/>
          <table:table-cell table:style-name="ce183"/>
          <table:table-cell table:style-name="ce132"/>
          <table:table-cell table:style-name="ce140"/>
          <table:table-cell table:style-name="ce186"/>
          <table:table-cell table:style-name="ce220"/>
          <table:table-cell table:style-name="ce140" table:number-columns-repeated="2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89"/>
          <table:table-cell table:style-name="ce220"/>
          <table:table-cell table:style-name="ce140"/>
          <table:table-cell table:style-name="ce226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86"/>
          <table:table-cell table:style-name="ce140" table:number-columns-repeated="3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86"/>
          <table:table-cell table:style-name="ce140" table:number-columns-repeated="2"/>
          <table:table-cell table:style-name="ce166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86"/>
          <table:table-cell table:style-name="ce220"/>
          <table:table-cell table:style-name="ce140"/>
          <table:table-cell table:style-name="ce226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86"/>
          <table:table-cell table:style-name="ce140" table:number-columns-repeated="3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86"/>
          <table:table-cell table:style-name="ce140" table:number-columns-repeated="2"/>
          <table:table-cell table:style-name="ce166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89"/>
          <table:table-cell table:style-name="ce220"/>
          <table:table-cell table:style-name="ce140"/>
          <table:table-cell table:style-name="ce226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86"/>
          <table:table-cell table:style-name="ce140" table:number-columns-repeated="3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86"/>
          <table:table-cell table:style-name="ce140" table:number-columns-repeated="2"/>
          <table:table-cell table:style-name="ce166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89"/>
          <table:table-cell table:style-name="ce220"/>
          <table:table-cell table:style-name="ce140"/>
          <table:table-cell table:style-name="ce226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86"/>
          <table:table-cell table:style-name="ce140" table:number-columns-repeated="3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86"/>
          <table:table-cell table:style-name="ce140" table:number-columns-repeated="2"/>
          <table:table-cell table:style-name="ce166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39" table:number-columns-repeated="2"/>
          <table:table-cell table:style-name="ce220"/>
          <table:table-cell table:style-name="ce140"/>
          <table:table-cell table:style-name="ce164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 table:number-columns-repeated="2"/>
          <table:table-cell table:style-name="ce164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39"/>
          <table:table-cell table:style-name="ce220"/>
          <table:table-cell table:style-name="ce140"/>
          <table:table-cell table:style-name="ce164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/>
          <table:table-cell table:style-name="ce222"/>
          <table:table-cell table:style-name="ce166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39"/>
          <table:table-cell table:style-name="ce220"/>
          <table:table-cell table:style-name="ce140"/>
          <table:table-cell table:style-name="ce164"/>
          <table:table-cell table:style-name="ce228"/>
          <table:table-cell table:style-name="ce129" table:number-columns-repeated="217"/>
        </table:table-row>
        <table:table-row table:style-name="ro11" table:number-rows-repeated="2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47"/>
          <table:table-cell table:style-name="ce220"/>
          <table:table-cell table:style-name="ce140"/>
          <table:table-cell table:style-name="ce164"/>
          <table:table-cell table:style-name="ce228"/>
          <table:table-cell table:style-name="ce129" table:number-columns-repeated="217"/>
        </table:table-row>
        <table:table-row table:style-name="ro11" table:number-rows-repeated="2">
          <table:table-cell table:style-name="ce115"/>
          <table:table-cell table:style-name="ce183"/>
          <table:table-cell table:style-name="ce132"/>
          <table:table-cell table:style-name="ce140"/>
          <table:table-cell table:style-name="ce152"/>
          <table:table-cell table:style-name="ce140" table:number-columns-repeated="3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47"/>
          <table:table-cell table:style-name="ce220"/>
          <table:table-cell table:style-name="ce140"/>
          <table:table-cell table:style-name="ce164"/>
          <table:table-cell table:style-name="ce228"/>
          <table:table-cell table:style-name="ce129" table:number-columns-repeated="217"/>
        </table:table-row>
        <table:table-row table:style-name="ro11" table:number-rows-repeated="2">
          <table:table-cell table:style-name="ce115"/>
          <table:table-cell table:style-name="ce183"/>
          <table:table-cell table:style-name="ce132"/>
          <table:table-cell table:style-name="ce140"/>
          <table:table-cell table:style-name="ce152"/>
          <table:table-cell table:style-name="ce140" table:number-columns-repeated="3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47"/>
          <table:table-cell table:style-name="ce220"/>
          <table:table-cell table:style-name="ce140"/>
          <table:table-cell table:style-name="ce164"/>
          <table:table-cell table:style-name="ce228"/>
          <table:table-cell table:style-name="ce129" table:number-columns-repeated="217"/>
        </table:table-row>
        <table:table-row table:style-name="ro11" table:number-rows-repeated="2">
          <table:table-cell table:style-name="ce115"/>
          <table:table-cell table:style-name="ce183"/>
          <table:table-cell table:style-name="ce132"/>
          <table:table-cell table:style-name="ce140"/>
          <table:table-cell table:style-name="ce164"/>
          <table:table-cell table:style-name="ce140" table:number-columns-repeated="3"/>
          <table:table-cell table:style-name="ce228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39"/>
          <table:table-cell table:style-name="ce147"/>
          <table:table-cell table:style-name="ce140"/>
          <table:table-cell table:style-name="ce164" table:number-columns-repeated="2"/>
          <table:table-cell table:style-name="ce229"/>
          <table:table-cell table:style-name="ce129" table:number-columns-repeated="217"/>
        </table:table-row>
        <table:table-row table:style-name="ro11" table:number-rows-repeated="2">
          <table:table-cell table:style-name="ce115"/>
          <table:table-cell table:style-name="ce183"/>
          <table:table-cell table:style-name="ce132"/>
          <table:table-cell table:style-name="ce140"/>
          <table:table-cell table:style-name="ce152"/>
          <table:table-cell table:style-name="ce140" table:number-columns-repeated="3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52"/>
          <table:table-cell table:style-name="ce140" table:number-columns-repeated="2"/>
          <table:table-cell table:style-name="ce164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52"/>
          <table:table-cell table:style-name="ce140" table:number-columns-repeated="3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90"/>
          <table:table-cell table:style-name="ce191" table:number-columns-repeated="3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91" table:number-columns-repeated="4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90"/>
          <table:table-cell table:style-name="ce191" table:number-columns-repeated="3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91" table:number-columns-repeated="4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91"/>
          <table:table-cell table:style-name="ce140" table:number-columns-repeated="2"/>
          <table:table-cell table:style-name="ce164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91"/>
          <table:table-cell table:style-name="ce140" table:number-columns-repeated="3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90"/>
          <table:table-cell table:style-name="ce191" table:number-columns-repeated="3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91" table:number-columns-repeated="4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90"/>
          <table:table-cell table:style-name="ce191" table:number-columns-repeated="3"/>
          <table:table-cell table:style-name="ce229"/>
          <table:table-cell table:style-name="ce129" table:number-columns-repeated="217"/>
        </table:table-row>
        <table:table-row table:style-name="ro11" table:number-rows-repeated="3">
          <table:table-cell table:style-name="ce115"/>
          <table:table-cell table:style-name="ce183"/>
          <table:table-cell table:style-name="ce132"/>
          <table:table-cell table:style-name="ce140"/>
          <table:table-cell table:style-name="ce191" table:number-columns-repeated="4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90"/>
          <table:table-cell table:style-name="ce191" table:number-columns-repeated="3"/>
          <table:table-cell table:style-name="ce229"/>
          <table:table-cell table:style-name="ce129" table:number-columns-repeated="217"/>
        </table:table-row>
        <table:table-row table:style-name="ro11" table:number-rows-repeated="3">
          <table:table-cell table:style-name="ce115"/>
          <table:table-cell table:style-name="ce183"/>
          <table:table-cell table:style-name="ce132"/>
          <table:table-cell table:style-name="ce140"/>
          <table:table-cell table:style-name="ce191" table:number-columns-repeated="4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90"/>
          <table:table-cell table:style-name="ce191" table:number-columns-repeated="3"/>
          <table:table-cell table:style-name="ce229"/>
          <table:table-cell table:style-name="ce129" table:number-columns-repeated="217"/>
        </table:table-row>
        <table:table-row table:style-name="ro11" table:number-rows-repeated="3">
          <table:table-cell table:style-name="ce115"/>
          <table:table-cell table:style-name="ce183"/>
          <table:table-cell table:style-name="ce132"/>
          <table:table-cell table:style-name="ce140"/>
          <table:table-cell table:style-name="ce191" table:number-columns-repeated="4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90"/>
          <table:table-cell table:style-name="ce191" table:number-columns-repeated="3"/>
          <table:table-cell table:style-name="ce229"/>
          <table:table-cell table:style-name="ce129" table:number-columns-repeated="217"/>
        </table:table-row>
        <table:table-row table:style-name="ro11" table:number-rows-repeated="3">
          <table:table-cell table:style-name="ce115"/>
          <table:table-cell table:style-name="ce183"/>
          <table:table-cell table:style-name="ce132"/>
          <table:table-cell table:style-name="ce140"/>
          <table:table-cell table:style-name="ce191" table:number-columns-repeated="4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90"/>
          <table:table-cell table:style-name="ce191" table:number-columns-repeated="3"/>
          <table:table-cell table:style-name="ce229"/>
          <table:table-cell table:style-name="ce129" table:number-columns-repeated="217"/>
        </table:table-row>
        <table:table-row table:style-name="ro11" table:number-rows-repeated="3">
          <table:table-cell table:style-name="ce115"/>
          <table:table-cell table:style-name="ce183"/>
          <table:table-cell table:style-name="ce132"/>
          <table:table-cell table:style-name="ce140"/>
          <table:table-cell table:style-name="ce191" table:number-columns-repeated="4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90"/>
          <table:table-cell table:style-name="ce191" table:number-columns-repeated="3"/>
          <table:table-cell table:style-name="ce229"/>
          <table:table-cell table:style-name="ce129" table:number-columns-repeated="217"/>
        </table:table-row>
        <table:table-row table:style-name="ro11" table:number-rows-repeated="4">
          <table:table-cell table:style-name="ce115"/>
          <table:table-cell table:style-name="ce183"/>
          <table:table-cell table:style-name="ce132"/>
          <table:table-cell table:style-name="ce140"/>
          <table:table-cell table:style-name="ce191" table:number-columns-repeated="4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90"/>
          <table:table-cell table:style-name="ce191" table:number-columns-repeated="3"/>
          <table:table-cell table:style-name="ce229"/>
          <table:table-cell table:style-name="ce129" table:number-columns-repeated="217"/>
        </table:table-row>
        <table:table-row table:style-name="ro11" table:number-rows-repeated="4">
          <table:table-cell table:style-name="ce115"/>
          <table:table-cell table:style-name="ce183"/>
          <table:table-cell table:style-name="ce132"/>
          <table:table-cell table:style-name="ce140"/>
          <table:table-cell table:style-name="ce191" table:number-columns-repeated="4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90"/>
          <table:table-cell table:style-name="ce191" table:number-columns-repeated="3"/>
          <table:table-cell table:style-name="ce229"/>
          <table:table-cell table:style-name="ce129" table:number-columns-repeated="217"/>
        </table:table-row>
        <table:table-row table:style-name="ro11" table:number-rows-repeated="4">
          <table:table-cell table:style-name="ce115"/>
          <table:table-cell table:style-name="ce183"/>
          <table:table-cell table:style-name="ce132"/>
          <table:table-cell table:style-name="ce140"/>
          <table:table-cell table:style-name="ce191" table:number-columns-repeated="4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39"/>
          <table:table-cell table:style-name="ce140"/>
          <table:table-cell table:style-name="ce223"/>
          <table:table-cell table:style-name="ce227"/>
          <table:table-cell table:style-name="ce229"/>
          <table:table-cell table:style-name="ce129" table:number-columns-repeated="217"/>
        </table:table-row>
        <table:table-row table:style-name="ro11" table:number-rows-repeated="2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/>
          <table:table-cell table:style-name="ce223"/>
          <table:table-cell table:style-name="ce227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39"/>
          <table:table-cell table:style-name="ce140"/>
          <table:table-cell table:style-name="ce223"/>
          <table:table-cell table:style-name="ce227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/>
          <table:table-cell table:style-name="ce223"/>
          <table:table-cell table:style-name="ce227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/>
          <table:table-cell table:style-name="ce222"/>
          <table:table-cell table:style-name="ce166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39"/>
          <table:table-cell table:style-name="ce140"/>
          <table:table-cell table:style-name="ce223"/>
          <table:table-cell table:style-name="ce227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/>
          <table:table-cell table:style-name="ce223"/>
          <table:table-cell table:style-name="ce227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47"/>
          <table:table-cell table:style-name="ce140"/>
          <table:table-cell table:style-name="ce223"/>
          <table:table-cell table:style-name="ce227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52"/>
          <table:table-cell table:style-name="ce140"/>
          <table:table-cell table:style-name="ce223"/>
          <table:table-cell table:style-name="ce227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52"/>
          <table:table-cell table:style-name="ce140" table:number-columns-repeated="3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47"/>
          <table:table-cell table:style-name="ce140"/>
          <table:table-cell table:style-name="ce223"/>
          <table:table-cell table:style-name="ce227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52"/>
          <table:table-cell table:style-name="ce140"/>
          <table:table-cell table:style-name="ce223"/>
          <table:table-cell table:style-name="ce227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52"/>
          <table:table-cell table:style-name="ce140" table:number-columns-repeated="3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47"/>
          <table:table-cell table:style-name="ce140"/>
          <table:table-cell table:style-name="ce223"/>
          <table:table-cell table:style-name="ce227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52"/>
          <table:table-cell table:style-name="ce140"/>
          <table:table-cell table:style-name="ce223"/>
          <table:table-cell table:style-name="ce227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52"/>
          <table:table-cell table:style-name="ce140" table:number-columns-repeated="3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39"/>
          <table:table-cell table:style-name="ce140"/>
          <table:table-cell table:style-name="ce223"/>
          <table:table-cell table:style-name="ce227"/>
          <table:table-cell table:style-name="ce229"/>
          <table:table-cell table:style-name="ce129" table:number-columns-repeated="217"/>
        </table:table-row>
        <table:table-row table:style-name="ro11" table:number-rows-repeated="5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/>
          <table:table-cell table:style-name="ce223"/>
          <table:table-cell table:style-name="ce227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39"/>
          <table:table-cell table:style-name="ce140"/>
          <table:table-cell table:style-name="ce223"/>
          <table:table-cell table:style-name="ce227"/>
          <table:table-cell table:style-name="ce229"/>
          <table:table-cell table:style-name="ce129" table:number-columns-repeated="217"/>
        </table:table-row>
        <table:table-row table:style-name="ro11" table:number-rows-repeated="5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/>
          <table:table-cell table:style-name="ce223"/>
          <table:table-cell table:style-name="ce227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85"/>
          <table:table-cell table:style-name="ce139"/>
          <table:table-cell table:style-name="ce140" table:number-columns-repeated="2"/>
          <table:table-cell table:style-name="ce164"/>
          <table:table-cell table:style-name="ce229"/>
          <table:table-cell table:style-name="ce129" table:number-columns-repeated="217"/>
        </table:table-row>
        <table:table-row table:style-name="ro11" table:number-rows-repeated="2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/>
          <table:table-cell table:style-name="ce223"/>
          <table:table-cell table:style-name="ce227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39" table:number-columns-repeated="2"/>
          <table:table-cell table:style-name="ce220"/>
          <table:table-cell table:style-name="ce140"/>
          <table:table-cell table:style-name="ce164"/>
          <table:table-cell table:style-name="ce229"/>
          <table:table-cell table:style-name="ce129" table:number-columns-repeated="217"/>
        </table:table-row>
        <table:table-row table:style-name="ro11" table:number-rows-repeated="3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9"/>
          <table:table-cell table:style-name="ce129" table:number-columns-repeated="217"/>
        </table:table-row>
        <table:table-row table:style-name="ro50">
          <table:table-cell table:style-name="ce115"/>
          <table:table-cell table:style-name="ce183"/>
          <table:table-cell table:style-name="ce132"/>
          <table:table-cell table:style-name="ce140"/>
          <table:table-cell table:style-name="ce139"/>
          <table:table-cell table:style-name="ce220"/>
          <table:table-cell table:style-name="ce140"/>
          <table:table-cell table:style-name="ce164"/>
          <table:table-cell table:style-name="ce229"/>
          <table:table-cell table:style-name="ce129" table:number-columns-repeated="217"/>
        </table:table-row>
        <table:table-row table:style-name="ro11" table:number-rows-repeated="3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39" table:number-columns-repeated="2"/>
          <table:table-cell table:style-name="ce220"/>
          <table:table-cell table:style-name="ce140"/>
          <table:table-cell table:style-name="ce164"/>
          <table:table-cell table:style-name="ce229"/>
          <table:table-cell table:style-name="ce129" table:number-columns-repeated="217"/>
        </table:table-row>
        <table:table-row table:style-name="ro11" table:number-rows-repeated="2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9"/>
          <table:table-cell table:style-name="ce129" table:number-columns-repeated="217"/>
        </table:table-row>
        <table:table-row table:style-name="ro44">
          <table:table-cell table:style-name="ce115"/>
          <table:table-cell table:style-name="ce183"/>
          <table:table-cell table:style-name="ce132"/>
          <table:table-cell table:style-name="ce140"/>
          <table:table-cell table:style-name="ce139"/>
          <table:table-cell table:style-name="ce220"/>
          <table:table-cell table:style-name="ce140"/>
          <table:table-cell table:style-name="ce164"/>
          <table:table-cell table:style-name="ce229"/>
          <table:table-cell table:style-name="ce129" table:number-columns-repeated="217"/>
        </table:table-row>
        <table:table-row table:style-name="ro11" table:number-rows-repeated="2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39"/>
          <table:table-cell table:style-name="ce220"/>
          <table:table-cell table:style-name="ce140"/>
          <table:table-cell table:style-name="ce164"/>
          <table:table-cell table:style-name="ce229"/>
          <table:table-cell table:style-name="ce129" table:number-columns-repeated="217"/>
        </table:table-row>
        <table:table-row table:style-name="ro11" table:number-rows-repeated="2">
          <table:table-cell table:style-name="ce115"/>
          <table:table-cell table:style-name="ce183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39"/>
          <table:table-cell table:style-name="ce220"/>
          <table:table-cell table:style-name="ce140"/>
          <table:table-cell table:style-name="ce164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9"/>
          <table:table-cell table:style-name="ce129" table:number-columns-repeated="217"/>
        </table:table-row>
        <table:table-row table:style-name="ro52">
          <table:table-cell table:style-name="ce115"/>
          <table:table-cell table:style-name="ce183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9"/>
          <table:table-cell table:style-name="ce129" table:number-columns-repeated="217"/>
        </table:table-row>
        <table:table-row table:style-name="ro53">
          <table:table-cell table:style-name="ce115"/>
          <table:table-cell table:style-name="ce183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9"/>
          <table:table-cell table:style-name="ce129" table:number-columns-repeated="217"/>
        </table:table-row>
        <table:table-row table:style-name="ro53">
          <table:table-cell table:style-name="ce115"/>
          <table:table-cell table:style-name="ce183"/>
          <table:table-cell table:style-name="ce132"/>
          <table:table-cell table:style-name="ce140"/>
          <table:table-cell table:style-name="ce139"/>
          <table:table-cell table:style-name="ce220"/>
          <table:table-cell table:style-name="ce140"/>
          <table:table-cell table:style-name="ce164"/>
          <table:table-cell table:style-name="ce229"/>
          <table:table-cell table:style-name="ce129" table:number-columns-repeated="217"/>
        </table:table-row>
        <table:table-row table:style-name="ro53" table:number-rows-repeated="2">
          <table:table-cell table:style-name="ce115"/>
          <table:table-cell table:style-name="ce183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9"/>
          <table:table-cell table:style-name="ce129" table:number-columns-repeated="217"/>
        </table:table-row>
        <table:table-row table:style-name="ro54">
          <table:table-cell table:style-name="ce115"/>
          <table:table-cell table:style-name="ce183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9"/>
          <table:table-cell table:style-name="ce129" table:number-columns-repeated="217"/>
        </table:table-row>
        <table:table-row table:style-name="ro54">
          <table:table-cell table:style-name="ce115"/>
          <table:table-cell table:style-name="ce183"/>
          <table:table-cell table:style-name="ce132"/>
          <table:table-cell table:style-name="ce140"/>
          <table:table-cell table:style-name="ce139"/>
          <table:table-cell table:style-name="ce220"/>
          <table:table-cell table:style-name="ce140"/>
          <table:table-cell table:style-name="ce164"/>
          <table:table-cell table:style-name="ce229"/>
          <table:table-cell table:style-name="ce129" table:number-columns-repeated="217"/>
        </table:table-row>
        <table:table-row table:style-name="ro55">
          <table:table-cell table:style-name="ce115"/>
          <table:table-cell table:style-name="ce183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9"/>
          <table:table-cell table:style-name="ce129" table:number-columns-repeated="217"/>
        </table:table-row>
        <table:table-row table:style-name="ro56">
          <table:table-cell table:style-name="ce115"/>
          <table:table-cell table:style-name="ce183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9"/>
          <table:table-cell table:style-name="ce129" table:number-columns-repeated="217"/>
        </table:table-row>
        <table:table-row table:style-name="ro57">
          <table:table-cell table:style-name="ce115"/>
          <table:table-cell table:style-name="ce183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39"/>
          <table:table-cell table:style-name="ce220"/>
          <table:table-cell table:style-name="ce140"/>
          <table:table-cell table:style-name="ce164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9"/>
          <table:table-cell table:style-name="ce129" table:number-columns-repeated="217"/>
        </table:table-row>
        <table:table-row table:style-name="ro51">
          <table:table-cell table:style-name="ce115"/>
          <table:table-cell table:style-name="ce183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9"/>
          <table:table-cell table:style-name="ce129" table:number-columns-repeated="217"/>
        </table:table-row>
        <table:table-row table:style-name="ro58">
          <table:table-cell table:style-name="ce115"/>
          <table:table-cell table:style-name="ce183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9"/>
          <table:table-cell table:style-name="ce129" table:number-columns-repeated="217"/>
        </table:table-row>
        <table:table-row table:style-name="ro58">
          <table:table-cell table:style-name="ce115"/>
          <table:table-cell table:style-name="ce183"/>
          <table:table-cell table:style-name="ce132"/>
          <table:table-cell table:style-name="ce140"/>
          <table:table-cell table:style-name="ce139"/>
          <table:table-cell table:style-name="ce220"/>
          <table:table-cell table:style-name="ce140"/>
          <table:table-cell table:style-name="ce164"/>
          <table:table-cell table:style-name="ce229"/>
          <table:table-cell table:style-name="ce129" table:number-columns-repeated="217"/>
        </table:table-row>
        <table:table-row table:style-name="ro59">
          <table:table-cell table:style-name="ce115"/>
          <table:table-cell table:style-name="ce183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9"/>
          <table:table-cell table:style-name="ce129" table:number-columns-repeated="217"/>
        </table:table-row>
        <table:table-row table:style-name="ro60">
          <table:table-cell table:style-name="ce115"/>
          <table:table-cell table:style-name="ce183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9"/>
          <table:table-cell table:style-name="ce129" table:number-columns-repeated="217"/>
        </table:table-row>
        <table:table-row table:style-name="ro58" table:number-rows-repeated="2">
          <table:table-cell table:style-name="ce115"/>
          <table:table-cell table:style-name="ce183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9"/>
          <table:table-cell table:style-name="ce129" table:number-columns-repeated="217"/>
        </table:table-row>
        <table:table-row table:style-name="ro58">
          <table:table-cell table:style-name="ce115"/>
          <table:table-cell table:style-name="ce183"/>
          <table:table-cell table:style-name="ce132"/>
          <table:table-cell table:style-name="ce140"/>
          <table:table-cell table:style-name="ce139"/>
          <table:table-cell table:style-name="ce220"/>
          <table:table-cell table:style-name="ce140"/>
          <table:table-cell table:style-name="ce164"/>
          <table:table-cell table:style-name="ce229"/>
          <table:table-cell table:style-name="ce129" table:number-columns-repeated="217"/>
        </table:table-row>
        <table:table-row table:style-name="ro41">
          <table:table-cell table:style-name="ce115"/>
          <table:table-cell table:style-name="ce183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9"/>
          <table:table-cell table:style-name="ce129" table:number-columns-repeated="217"/>
        </table:table-row>
        <table:table-row table:style-name="ro61">
          <table:table-cell table:style-name="ce115"/>
          <table:table-cell table:style-name="ce183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9"/>
          <table:table-cell table:style-name="ce129" table:number-columns-repeated="217"/>
        </table:table-row>
        <table:table-row table:style-name="ro21">
          <table:table-cell table:style-name="ce115"/>
          <table:table-cell table:style-name="ce183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9"/>
          <table:table-cell table:style-name="ce129" table:number-columns-repeated="217"/>
        </table:table-row>
        <table:table-row table:style-name="ro58">
          <table:table-cell table:style-name="ce115"/>
          <table:table-cell table:style-name="ce183"/>
          <table:table-cell table:style-name="ce132"/>
          <table:table-cell table:style-name="ce140"/>
          <table:table-cell table:style-name="ce141"/>
          <table:table-cell table:style-name="ce140" table:number-columns-repeated="3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39" table:number-columns-repeated="2"/>
          <table:table-cell table:style-name="ce140" table:number-columns-repeated="3"/>
          <table:table-cell table:style-name="ce229"/>
          <table:table-cell table:style-name="ce129" table:number-columns-repeated="217"/>
        </table:table-row>
        <table:table-row table:style-name="ro11" table:number-rows-repeated="4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 table:number-columns-repeated="3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39" table:number-columns-repeated="2"/>
          <table:table-cell table:style-name="ce220"/>
          <table:table-cell table:style-name="ce140"/>
          <table:table-cell table:style-name="ce164"/>
          <table:table-cell table:style-name="ce229"/>
          <table:table-cell table:style-name="ce129"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51"/>
          <table:table-cell table:style-name="ce140"/>
          <table:table-cell table:style-name="ce223"/>
          <table:table-cell table:style-name="ce227"/>
          <table:table-cell table:style-name="ce229"/>
          <table:table-cell table:style-name="ce129" table:number-columns-repeated="217"/>
        </table:table-row>
        <table:table-row table:style-name="ro50">
          <table:table-cell table:style-name="ce115"/>
          <table:table-cell table:style-name="ce183"/>
          <table:table-cell table:style-name="ce132"/>
          <table:table-cell table:style-name="ce139"/>
          <table:table-cell table:style-name="ce192"/>
          <table:table-cell table:style-name="ce136" table:number-columns-repeated="3"/>
          <table:table-cell table:style-name="ce229"/>
          <table:table-cell table:number-columns-repeated="217"/>
        </table:table-row>
        <table:table-row table:style-name="ro50">
          <table:table-cell table:style-name="ce115"/>
          <table:table-cell table:style-name="ce183"/>
          <table:table-cell table:style-name="ce132"/>
          <table:table-cell table:style-name="ce140"/>
          <table:table-cell table:style-name="ce193"/>
          <table:table-cell table:style-name="ce136"/>
          <table:table-cell table:style-name="ce224"/>
          <table:table-cell table:style-name="ce136"/>
          <table:table-cell table:style-name="ce229"/>
          <table:table-cell table:number-columns-repeated="217"/>
        </table:table-row>
        <table:table-row table:style-name="ro62">
          <table:table-cell table:style-name="ce115"/>
          <table:table-cell table:style-name="ce183"/>
          <table:table-cell table:style-name="ce132"/>
          <table:table-cell table:style-name="ce140"/>
          <table:table-cell table:style-name="ce193"/>
          <table:table-cell table:style-name="ce136"/>
          <table:table-cell table:style-name="ce224"/>
          <table:table-cell table:style-name="ce136"/>
          <table:table-cell table:style-name="ce229"/>
          <table:table-cell table:number-columns-repeated="217"/>
        </table:table-row>
        <table:table-row table:style-name="ro50">
          <table:table-cell table:style-name="ce115"/>
          <table:table-cell table:style-name="ce183"/>
          <table:table-cell table:style-name="ce132"/>
          <table:table-cell table:style-name="ce140"/>
          <table:table-cell table:style-name="ce192"/>
          <table:table-cell table:style-name="ce136" table:number-columns-repeated="3"/>
          <table:table-cell table:style-name="ce229"/>
          <table:table-cell table:number-columns-repeated="217"/>
        </table:table-row>
        <table:table-row table:style-name="ro50">
          <table:table-cell table:style-name="ce115"/>
          <table:table-cell table:style-name="ce183"/>
          <table:table-cell table:style-name="ce132"/>
          <table:table-cell table:style-name="ce140"/>
          <table:table-cell table:style-name="ce193"/>
          <table:table-cell table:style-name="ce136"/>
          <table:table-cell table:style-name="ce224"/>
          <table:table-cell table:style-name="ce136"/>
          <table:table-cell table:style-name="ce229"/>
          <table:table-cell table:number-columns-repeated="217"/>
        </table:table-row>
        <table:table-row table:style-name="ro63">
          <table:table-cell table:style-name="ce115"/>
          <table:table-cell table:style-name="ce183"/>
          <table:table-cell table:style-name="ce132"/>
          <table:table-cell table:style-name="ce140"/>
          <table:table-cell table:style-name="ce193"/>
          <table:table-cell table:style-name="ce136"/>
          <table:table-cell table:style-name="ce224"/>
          <table:table-cell table:style-name="ce136"/>
          <table:table-cell table:style-name="ce229"/>
          <table:table-cell table:number-columns-repeated="217"/>
        </table:table-row>
        <table:table-row table:style-name="ro50">
          <table:table-cell table:style-name="ce115"/>
          <table:table-cell table:style-name="ce183"/>
          <table:table-cell table:style-name="ce132"/>
          <table:table-cell table:style-name="ce140"/>
          <table:table-cell table:style-name="ce192"/>
          <table:table-cell table:style-name="ce136" table:number-columns-repeated="3"/>
          <table:table-cell table:style-name="ce229"/>
          <table:table-cell table:number-columns-repeated="217"/>
        </table:table-row>
        <table:table-row table:style-name="ro64">
          <table:table-cell table:style-name="ce115"/>
          <table:table-cell table:style-name="ce183"/>
          <table:table-cell table:style-name="ce132"/>
          <table:table-cell table:style-name="ce140"/>
          <table:table-cell table:style-name="ce193"/>
          <table:table-cell table:style-name="ce136"/>
          <table:table-cell table:style-name="ce224"/>
          <table:table-cell table:style-name="ce136"/>
          <table:table-cell table:style-name="ce229"/>
          <table:table-cell table:number-columns-repeated="217"/>
        </table:table-row>
        <table:table-row table:style-name="ro65">
          <table:table-cell table:style-name="ce115"/>
          <table:table-cell table:style-name="ce183"/>
          <table:table-cell table:style-name="ce132"/>
          <table:table-cell table:style-name="ce140"/>
          <table:table-cell table:style-name="ce193"/>
          <table:table-cell table:style-name="ce136"/>
          <table:table-cell table:style-name="ce224"/>
          <table:table-cell table:style-name="ce136"/>
          <table:table-cell table:style-name="ce229"/>
          <table:table-cell table:number-columns-repeated="217"/>
        </table:table-row>
        <table:table-row table:style-name="ro66">
          <table:table-cell table:style-name="ce115"/>
          <table:table-cell table:style-name="ce183"/>
          <table:table-cell table:style-name="ce132"/>
          <table:table-cell table:style-name="ce140"/>
          <table:table-cell table:style-name="ce193"/>
          <table:table-cell table:style-name="ce136"/>
          <table:table-cell table:style-name="ce224"/>
          <table:table-cell table:style-name="ce136"/>
          <table:table-cell table:style-name="ce229"/>
          <table:table-cell table:number-columns-repeated="217"/>
        </table:table-row>
        <table:table-row table:style-name="ro60">
          <table:table-cell table:style-name="ce115"/>
          <table:table-cell table:style-name="ce183"/>
          <table:table-cell table:style-name="ce132"/>
          <table:table-cell table:style-name="ce140"/>
          <table:table-cell table:style-name="ce192"/>
          <table:table-cell table:style-name="ce136" table:number-columns-repeated="3"/>
          <table:table-cell table:style-name="ce229"/>
          <table:table-cell table:number-columns-repeated="217"/>
        </table:table-row>
        <table:table-row table:style-name="ro58">
          <table:table-cell table:style-name="ce115"/>
          <table:table-cell table:style-name="ce183"/>
          <table:table-cell table:style-name="ce132"/>
          <table:table-cell table:style-name="ce140"/>
          <table:table-cell table:style-name="ce193"/>
          <table:table-cell table:style-name="ce136"/>
          <table:table-cell table:style-name="ce224"/>
          <table:table-cell table:style-name="ce136"/>
          <table:table-cell table:style-name="ce229"/>
          <table:table-cell table:number-columns-repeated="217"/>
        </table:table-row>
        <table:table-row table:style-name="ro64">
          <table:table-cell table:style-name="ce115"/>
          <table:table-cell table:style-name="ce183"/>
          <table:table-cell table:style-name="ce132"/>
          <table:table-cell table:style-name="ce140"/>
          <table:table-cell table:style-name="ce192"/>
          <table:table-cell table:style-name="ce136" table:number-columns-repeated="3"/>
          <table:table-cell table:style-name="ce229"/>
          <table:table-cell table:number-columns-repeated="217"/>
        </table:table-row>
        <table:table-row table:style-name="ro67">
          <table:table-cell table:style-name="ce115"/>
          <table:table-cell table:style-name="ce183"/>
          <table:table-cell table:style-name="ce132"/>
          <table:table-cell table:style-name="ce140"/>
          <table:table-cell table:style-name="ce193"/>
          <table:table-cell table:style-name="ce136"/>
          <table:table-cell table:style-name="ce224"/>
          <table:table-cell table:style-name="ce136"/>
          <table:table-cell table:style-name="ce229"/>
          <table:table-cell table:number-columns-repeated="217"/>
        </table:table-row>
        <table:table-row table:style-name="ro68">
          <table:table-cell table:style-name="ce115"/>
          <table:table-cell table:style-name="ce183"/>
          <table:table-cell table:style-name="ce132"/>
          <table:table-cell table:style-name="ce140"/>
          <table:table-cell table:style-name="ce192"/>
          <table:table-cell table:style-name="ce136" table:number-columns-repeated="3"/>
          <table:table-cell table:style-name="ce229"/>
          <table:table-cell table:number-columns-repeated="217"/>
        </table:table-row>
        <table:table-row table:style-name="ro69">
          <table:table-cell table:style-name="ce115"/>
          <table:table-cell table:style-name="ce183"/>
          <table:table-cell table:style-name="ce132"/>
          <table:table-cell table:style-name="ce140"/>
          <table:table-cell table:style-name="ce193"/>
          <table:table-cell table:style-name="ce136"/>
          <table:table-cell table:style-name="ce224"/>
          <table:table-cell table:style-name="ce136"/>
          <table:table-cell table:style-name="ce229"/>
          <table:table-cell table:number-columns-repeated="217"/>
        </table:table-row>
        <table:table-row table:style-name="ro70">
          <table:table-cell table:style-name="ce115"/>
          <table:table-cell table:style-name="ce183"/>
          <table:table-cell table:style-name="ce132"/>
          <table:table-cell table:style-name="ce139"/>
          <table:table-cell table:style-name="ce192"/>
          <table:table-cell table:style-name="ce136" table:number-columns-repeated="3"/>
          <table:table-cell table:style-name="ce229"/>
          <table:table-cell table:number-columns-repeated="217"/>
        </table:table-row>
        <table:table-row table:style-name="ro71">
          <table:table-cell table:style-name="ce115"/>
          <table:table-cell table:style-name="ce183"/>
          <table:table-cell table:style-name="ce132"/>
          <table:table-cell table:style-name="ce140"/>
          <table:table-cell table:style-name="ce193"/>
          <table:table-cell table:style-name="ce136" table:number-columns-repeated="3"/>
          <table:table-cell table:style-name="ce229"/>
          <table:table-cell table:number-columns-repeated="217"/>
        </table:table-row>
        <table:table-row table:style-name="ro72">
          <table:table-cell table:style-name="ce115"/>
          <table:table-cell table:style-name="ce183"/>
          <table:table-cell table:style-name="ce132"/>
          <table:table-cell table:style-name="ce140"/>
          <table:table-cell table:style-name="ce193"/>
          <table:table-cell table:style-name="ce136" table:number-columns-repeated="3"/>
          <table:table-cell table:style-name="ce229"/>
          <table:table-cell table:number-columns-repeated="217"/>
        </table:table-row>
        <table:table-row table:style-name="ro12">
          <table:table-cell table:style-name="ce115"/>
          <table:table-cell table:style-name="ce183"/>
          <table:table-cell table:style-name="ce132"/>
          <table:table-cell table:style-name="ce140"/>
          <table:table-cell table:style-name="ce193"/>
          <table:table-cell table:style-name="ce136" table:number-columns-repeated="3"/>
          <table:table-cell table:style-name="ce229"/>
          <table:table-cell table:number-columns-repeated="217"/>
        </table:table-row>
        <table:table-row table:style-name="ro52">
          <table:table-cell table:style-name="ce115"/>
          <table:table-cell table:style-name="ce183"/>
          <table:table-cell table:style-name="ce132"/>
          <table:table-cell table:style-name="ce140"/>
          <table:table-cell table:style-name="ce192"/>
          <table:table-cell table:style-name="ce136" table:number-columns-repeated="3"/>
          <table:table-cell table:style-name="ce229"/>
          <table:table-cell table:number-columns-repeated="217"/>
        </table:table-row>
        <table:table-row table:style-name="ro73">
          <table:table-cell table:style-name="ce115"/>
          <table:table-cell table:style-name="ce183"/>
          <table:table-cell table:style-name="ce132"/>
          <table:table-cell table:style-name="ce140"/>
          <table:table-cell table:style-name="ce193"/>
          <table:table-cell table:style-name="ce136" table:number-columns-repeated="3"/>
          <table:table-cell table:style-name="ce229"/>
          <table:table-cell table:number-columns-repeated="217"/>
        </table:table-row>
        <table:table-row table:style-name="ro64">
          <table:table-cell table:style-name="ce115"/>
          <table:table-cell table:style-name="ce183"/>
          <table:table-cell table:style-name="ce132"/>
          <table:table-cell table:style-name="ce140"/>
          <table:table-cell table:style-name="ce193"/>
          <table:table-cell table:style-name="ce136" table:number-columns-repeated="3"/>
          <table:table-cell table:style-name="ce229"/>
          <table:table-cell table:number-columns-repeated="217"/>
        </table:table-row>
        <table:table-row table:style-name="ro55">
          <table:table-cell table:style-name="ce115"/>
          <table:table-cell table:style-name="ce183"/>
          <table:table-cell table:style-name="ce132"/>
          <table:table-cell table:style-name="ce140"/>
          <table:table-cell table:style-name="ce192"/>
          <table:table-cell table:style-name="ce136" table:number-columns-repeated="3"/>
          <table:table-cell table:style-name="ce229"/>
          <table:table-cell table:number-columns-repeated="217"/>
        </table:table-row>
        <table:table-row table:style-name="ro40">
          <table:table-cell table:style-name="ce115"/>
          <table:table-cell table:style-name="ce183"/>
          <table:table-cell table:style-name="ce132"/>
          <table:table-cell table:style-name="ce140"/>
          <table:table-cell table:style-name="ce193"/>
          <table:table-cell table:style-name="ce136" table:number-columns-repeated="3"/>
          <table:table-cell table:style-name="ce229"/>
          <table:table-cell table:number-columns-repeated="217"/>
        </table:table-row>
        <table:table-row table:style-name="ro74">
          <table:table-cell table:style-name="ce115"/>
          <table:table-cell table:style-name="ce183"/>
          <table:table-cell table:style-name="ce132"/>
          <table:table-cell table:style-name="ce140"/>
          <table:table-cell table:style-name="ce193"/>
          <table:table-cell table:style-name="ce136"/>
          <table:table-cell table:style-name="ce224"/>
          <table:table-cell table:style-name="ce136"/>
          <table:table-cell table:style-name="ce229"/>
          <table:table-cell table:number-columns-repeated="217"/>
        </table:table-row>
        <table:table-row table:style-name="ro75">
          <table:table-cell table:style-name="ce115"/>
          <table:table-cell table:style-name="ce183"/>
          <table:table-cell table:style-name="ce132"/>
          <table:table-cell table:style-name="ce140"/>
          <table:table-cell table:style-name="ce193"/>
          <table:table-cell table:style-name="ce136"/>
          <table:table-cell table:style-name="ce224"/>
          <table:table-cell table:style-name="ce136"/>
          <table:table-cell table:style-name="ce229"/>
          <table:table-cell table:number-columns-repeated="217"/>
        </table:table-row>
        <table:table-row table:style-name="ro51">
          <table:table-cell table:style-name="ce115"/>
          <table:table-cell table:style-name="ce183"/>
          <table:table-cell table:style-name="ce132"/>
          <table:table-cell table:style-name="ce139"/>
          <table:table-cell table:style-name="ce192"/>
          <table:table-cell table:style-name="ce136" table:number-columns-repeated="3"/>
          <table:table-cell table:style-name="ce229"/>
          <table:table-cell table:number-columns-repeated="217"/>
        </table:table-row>
        <table:table-row table:style-name="ro76">
          <table:table-cell table:style-name="ce115"/>
          <table:table-cell table:style-name="ce183"/>
          <table:table-cell table:style-name="ce132"/>
          <table:table-cell table:style-name="ce140"/>
          <table:table-cell table:style-name="ce193"/>
          <table:table-cell table:style-name="ce136" table:number-columns-repeated="3"/>
          <table:table-cell table:style-name="ce229"/>
          <table:table-cell table:number-columns-repeated="217"/>
        </table:table-row>
        <table:table-row table:style-name="ro75">
          <table:table-cell table:style-name="ce115"/>
          <table:table-cell table:style-name="ce183"/>
          <table:table-cell table:style-name="ce132"/>
          <table:table-cell table:style-name="ce140"/>
          <table:table-cell table:style-name="ce193"/>
          <table:table-cell table:style-name="ce136" table:number-columns-repeated="3"/>
          <table:table-cell table:style-name="ce229"/>
          <table:table-cell table:number-columns-repeated="217"/>
        </table:table-row>
        <table:table-row table:style-name="ro79">
          <table:table-cell table:style-name="ce115"/>
          <table:table-cell table:style-name="ce183"/>
          <table:table-cell table:style-name="ce132"/>
          <table:table-cell table:style-name="ce140"/>
          <table:table-cell table:style-name="ce193"/>
          <table:table-cell table:style-name="ce136" table:number-columns-repeated="3"/>
          <table:table-cell table:style-name="ce229"/>
          <table:table-cell table:number-columns-repeated="217"/>
        </table:table-row>
        <table:table-row table:style-name="ro64">
          <table:table-cell table:style-name="ce115"/>
          <table:table-cell table:style-name="ce183"/>
          <table:table-cell table:style-name="ce132"/>
          <table:table-cell table:style-name="ce139"/>
          <table:table-cell table:style-name="ce192"/>
          <table:table-cell table:style-name="ce136" table:number-columns-repeated="3"/>
          <table:table-cell table:style-name="ce229"/>
          <table:table-cell table:number-columns-repeated="217"/>
        </table:table-row>
        <table:table-row table:style-name="ro64">
          <table:table-cell table:style-name="ce115"/>
          <table:table-cell table:style-name="ce183"/>
          <table:table-cell table:style-name="ce132"/>
          <table:table-cell table:style-name="ce140"/>
          <table:table-cell table:style-name="ce193"/>
          <table:table-cell table:style-name="ce136" table:number-columns-repeated="3"/>
          <table:table-cell table:style-name="ce229"/>
          <table:table-cell table:number-columns-repeated="217"/>
        </table:table-row>
        <table:table-row table:style-name="ro80">
          <table:table-cell table:style-name="ce115"/>
          <table:table-cell table:style-name="ce183"/>
          <table:table-cell table:style-name="ce132"/>
          <table:table-cell table:style-name="ce140"/>
          <table:table-cell table:style-name="ce193"/>
          <table:table-cell table:style-name="ce140"/>
          <table:table-cell table:style-name="ce136"/>
          <table:table-cell table:style-name="ce140"/>
          <table:table-cell table:style-name="ce229"/>
          <table:table-cell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39"/>
          <table:table-cell table:style-name="ce194"/>
          <table:table-cell table:style-name="ce136" table:number-columns-repeated="3"/>
          <table:table-cell table:style-name="ce229"/>
          <table:table-cell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36" table:number-columns-repeated="2"/>
          <table:table-cell table:style-name="ce224"/>
          <table:table-cell table:style-name="ce136"/>
          <table:table-cell table:style-name="ce229"/>
          <table:table-cell table:number-columns-repeated="217"/>
        </table:table-row>
        <table:table-row table:style-name="ro11" table:number-rows-repeated="3">
          <table:table-cell table:style-name="ce115"/>
          <table:table-cell table:style-name="ce183"/>
          <table:table-cell table:style-name="ce132"/>
          <table:table-cell table:style-name="ce140"/>
          <table:table-cell table:style-name="ce136" table:number-columns-repeated="4"/>
          <table:table-cell table:style-name="ce229"/>
          <table:table-cell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36"/>
          <table:table-cell table:style-name="ce140" table:number-columns-repeated="3"/>
          <table:table-cell table:style-name="ce229"/>
          <table:table-cell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35"/>
          <table:table-cell table:style-name="ce136" table:number-columns-repeated="3"/>
          <table:table-cell table:style-name="ce229"/>
          <table:table-cell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36" table:number-columns-repeated="2"/>
          <table:table-cell table:style-name="ce224"/>
          <table:table-cell table:style-name="ce136"/>
          <table:table-cell table:style-name="ce229"/>
          <table:table-cell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94"/>
          <table:table-cell table:style-name="ce136" table:number-columns-repeated="3"/>
          <table:table-cell table:style-name="ce229"/>
          <table:table-cell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36" table:number-columns-repeated="2"/>
          <table:table-cell table:style-name="ce224"/>
          <table:table-cell table:style-name="ce136"/>
          <table:table-cell table:style-name="ce229"/>
          <table:table-cell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36"/>
          <table:table-cell table:style-name="ce140"/>
          <table:table-cell table:style-name="ce136" table:number-columns-repeated="2"/>
          <table:table-cell table:style-name="ce229"/>
          <table:table-cell table:number-columns-repeated="217"/>
        </table:table-row>
        <table:table-row table:style-name="ro11" table:number-rows-repeated="2">
          <table:table-cell table:style-name="ce115"/>
          <table:table-cell table:style-name="ce183"/>
          <table:table-cell table:style-name="ce132"/>
          <table:table-cell table:style-name="ce140"/>
          <table:table-cell table:style-name="ce136"/>
          <table:table-cell table:style-name="ce140" table:number-columns-repeated="3"/>
          <table:table-cell table:style-name="ce229"/>
          <table:table-cell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95"/>
          <table:table-cell table:style-name="ce219" table:number-columns-repeated="3"/>
          <table:table-cell table:style-name="ce229"/>
          <table:table-cell table:number-columns-repeated="217"/>
        </table:table-row>
        <table:table-row table:style-name="ro11" table:number-rows-repeated="2">
          <table:table-cell table:style-name="ce115"/>
          <table:table-cell table:style-name="ce183"/>
          <table:table-cell table:style-name="ce132"/>
          <table:table-cell table:style-name="ce140"/>
          <table:table-cell table:style-name="ce219" table:number-columns-repeated="2"/>
          <table:table-cell table:style-name="ce225"/>
          <table:table-cell table:style-name="ce219"/>
          <table:table-cell table:style-name="ce229"/>
          <table:table-cell table:number-columns-repeated="217"/>
        </table:table-row>
        <table:table-row table:style-name="ro11" table:number-rows-repeated="3">
          <table:table-cell table:style-name="ce115"/>
          <table:table-cell table:style-name="ce183"/>
          <table:table-cell table:style-name="ce132"/>
          <table:table-cell table:style-name="ce140"/>
          <table:table-cell table:style-name="ce219" table:number-columns-repeated="4"/>
          <table:table-cell table:style-name="ce229"/>
          <table:table-cell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219"/>
          <table:table-cell table:style-name="ce221" table:number-columns-repeated="3"/>
          <table:table-cell table:style-name="ce229"/>
          <table:table-cell table:number-columns-repeated="217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39"/>
          <table:table-cell table:style-name="ce194"/>
          <table:table-cell table:style-name="ce136" table:number-columns-repeated="3"/>
          <table:table-cell table:style-name="ce229"/>
          <table:table-cell table:style-name="ce230" table:number-columns-repeated="2"/>
          <table:table-cell table:number-columns-repeated="215"/>
        </table:table-row>
        <table:table-row table:style-name="ro11" table:number-rows-repeated="2">
          <table:table-cell table:style-name="ce115"/>
          <table:table-cell table:style-name="ce183"/>
          <table:table-cell table:style-name="ce132"/>
          <table:table-cell table:style-name="ce140"/>
          <table:table-cell table:style-name="ce136" table:number-columns-repeated="2"/>
          <table:table-cell table:style-name="ce224"/>
          <table:table-cell table:style-name="ce136"/>
          <table:table-cell table:style-name="ce229"/>
          <table:table-cell table:style-name="ce230" table:number-columns-repeated="2"/>
          <table:table-cell table:number-columns-repeated="215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36"/>
          <table:table-cell table:style-name="ce140"/>
          <table:table-cell table:style-name="ce136" table:number-columns-repeated="2"/>
          <table:table-cell table:style-name="ce229"/>
          <table:table-cell table:style-name="ce230" table:number-columns-repeated="2"/>
          <table:table-cell table:number-columns-repeated="215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40"/>
          <table:table-cell table:style-name="ce136"/>
          <table:table-cell table:style-name="ce140" table:number-columns-repeated="3"/>
          <table:table-cell table:style-name="ce229"/>
          <table:table-cell table:style-name="ce230" table:number-columns-repeated="2"/>
          <table:table-cell table:number-columns-repeated="215"/>
        </table:table-row>
        <table:table-row table:style-name="ro11" table:number-rows-repeated="11">
          <table:table-cell/>
          <table:table-cell table:style-name="ce184"/>
          <table:table-cell table:number-columns-repeated="6"/>
          <table:table-cell table:style-name="ce172"/>
          <table:table-cell table:number-columns-repeated="217"/>
        </table:table-row>
        <table:table-row table:style-name="ro11" table:number-rows-repeated="11">
          <table:table-cell table:number-columns-repeated="8"/>
          <table:table-cell table:style-name="ce172"/>
          <table:table-cell table:number-columns-repeated="217"/>
        </table:table-row>
        <table:table-row table:style-name="ro11" table:number-rows-repeated="1048249">
          <table:table-cell table:number-columns-repeated="226"/>
        </table:table-row>
        <table:table-row table:style-name="ro11">
          <table:table-cell table:number-columns-repeated="226"/>
        </table:table-row>
      </table:table>
      <table:table table:name="System_Administration" table:style-name="ta2" table:print="false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column table:style-name="co50" table:default-cell-style-name="Default"/>
        <table:table-column table:style-name="co6" table:number-columns-repeated="213" table:default-cell-style-name="Default"/>
        <table:table-row table:style-name="ro25">
          <table:table-cell/>
          <table:table-cell table:style-name="ce116" office:value-type="string">
            <text:p>TEST CASES</text:p>
          </table:table-cell>
          <table:table-cell table:style-name="ce127"/>
          <table:table-cell table:style-name="ce133" table:number-columns-repeated="2"/>
          <table:table-cell table:number-columns-repeated="2"/>
          <table:table-cell table:style-name="ce133"/>
          <table:table-cell table:style-name="ce171"/>
          <table:table-cell table:style-name="ce176" office:value-type="string">
            <text:p>Passed</text:p>
          </table:table-cell>
          <table:table-cell table:style-name="ce176" table:formula="of:=COUNTIF([.K$7:.K$1018];[.$J1])" office:value-type="float" office:value="0">
            <text:p>0</text:p>
          </table:table-cell>
          <table:table-cell table:style-name="ce176" table:formula="of:=COUNTIF([.L$7:.L$1018];[.$J1])" office:value-type="float" office:value="0">
            <text:p>0</text:p>
          </table:table-cell>
          <table:table-cell table:style-name="ce176" table:formula="of:=COUNTIF([.M$7:.M$1018];[.$J1])" office:value-type="float" office:value="0">
            <text:p>0</text:p>
          </table:table-cell>
          <table:table-cell table:style-name="ce176" table:formula="of:=COUNTIF([.N$7:.N$1018];[.$J1])" office:value-type="float" office:value="0">
            <text:p>0</text:p>
          </table:table-cell>
          <table:table-cell table:style-name="ce179" table:number-columns-repeated="210"/>
          <table:table-cell/>
        </table:table-row>
        <table:table-row table:style-name="ro25">
          <table:table-cell/>
          <table:table-cell table:style-name="ce117" table:number-columns-repeated="2"/>
          <table:table-cell table:style-name="ce133" table:number-columns-repeated="2"/>
          <table:table-cell table:number-columns-repeated="2"/>
          <table:table-cell table:style-name="ce133"/>
          <table:table-cell table:style-name="ce171"/>
          <table:table-cell table:style-name="ce176" office:value-type="string">
            <text:p>Failed</text:p>
          </table:table-cell>
          <table:table-cell table:style-name="ce176" table:formula="of:=COUNTIF([.K$7:.K$1018];[.$J2])" office:value-type="float" office:value="0">
            <text:p>0</text:p>
          </table:table-cell>
          <table:table-cell table:style-name="ce176" table:formula="of:=COUNTIF([.L$7:.L$1018];[.$J2])" office:value-type="float" office:value="0">
            <text:p>0</text:p>
          </table:table-cell>
          <table:table-cell table:style-name="ce176" table:formula="of:=COUNTIF([.M$7:.M$1018];[.$J2])" office:value-type="float" office:value="0">
            <text:p>0</text:p>
          </table:table-cell>
          <table:table-cell table:style-name="ce176" table:formula="of:=COUNTIF([.N$7:.N$1018];[.$J2])" office:value-type="float" office:value="0">
            <text:p>0</text:p>
          </table:table-cell>
          <table:table-cell table:style-name="ce176" table:number-columns-repeated="2"/>
          <table:table-cell/>
          <table:table-cell table:style-name="ce179" table:number-columns-repeated="207"/>
          <table:table-cell/>
        </table:table-row>
        <table:table-row table:style-name="ro13">
          <table:table-cell/>
          <table:table-cell table:style-name="ce118" office:value-type="string">
            <text:p>Function List<text:span text:style-name="T10">:</text:span></text:p>
          </table:table-cell>
          <table:table-cell table:style-name="ce128" table:number-columns-spanned="3" table:number-rows-spanned="1"/>
          <table:covered-table-cell table:number-columns-repeated="2"/>
          <table:table-cell table:number-columns-repeated="2"/>
          <table:table-cell table:style-name="ce165"/>
          <table:table-cell table:style-name="ce172"/>
          <table:table-cell table:style-name="ce176" office:value-type="string">
            <text:p>Blocked</text:p>
          </table:table-cell>
          <table:table-cell table:style-name="ce176" table:formula="of:=COUNTIF([.K$7:.K$1018];[.$J3])" office:value-type="float" office:value="0">
            <text:p>0</text:p>
          </table:table-cell>
          <table:table-cell table:style-name="ce176" table:formula="of:=COUNTIF([.L$7:.L$1018];[.$J3])" office:value-type="float" office:value="0">
            <text:p>0</text:p>
          </table:table-cell>
          <table:table-cell table:style-name="ce176" table:formula="of:=COUNTIF([.M$7:.M$1018];[.$J3])" office:value-type="float" office:value="0">
            <text:p>0</text:p>
          </table:table-cell>
          <table:table-cell table:style-name="ce176" table:formula="of:=COUNTIF([.N$7:.N$1018];[.$J3])" office:value-type="float" office:value="0">
            <text:p>0</text:p>
          </table:table-cell>
          <table:table-cell table:style-name="ce176" table:number-columns-repeated="2"/>
          <table:table-cell/>
          <table:table-cell table:style-name="ce179" table:number-columns-repeated="207"/>
          <table:table-cell/>
        </table:table-row>
        <table:table-row table:style-name="ro27">
          <table:table-cell/>
          <table:table-cell table:style-name="ce118" office:value-type="string">
            <text:p>Total main cases</text:p>
          </table:table-cell>
          <table:table-cell table:style-name="ce128" table:formula="of:=MAX([.A7:.A1038])" office:value-type="float" office:value="10" table:number-columns-spanned="3" table:number-rows-spanned="1">
            <text:p>10</text:p>
          </table:table-cell>
          <table:covered-table-cell table:number-columns-repeated="2"/>
          <table:table-cell table:number-columns-repeated="2"/>
          <table:table-cell table:style-name="ce165"/>
          <table:table-cell table:style-name="ce172"/>
          <table:table-cell table:style-name="ce177" office:value-type="string">
            <text:p>Untested</text:p>
          </table:table-cell>
          <table:table-cell table:style-name="ce176" table:formula="of:=COUNTIF([.K$7:.K$1018];[.$J4])" office:value-type="float" office:value="0">
            <text:p>0</text:p>
          </table:table-cell>
          <table:table-cell table:style-name="ce176" table:formula="of:=COUNTIF([.L$7:.L$1018];[.$J4])" office:value-type="float" office:value="0">
            <text:p>0</text:p>
          </table:table-cell>
          <table:table-cell table:style-name="ce176" table:formula="of:=COUNTIF([.M$7:.M$1018];[.$J4])" office:value-type="float" office:value="0">
            <text:p>0</text:p>
          </table:table-cell>
          <table:table-cell table:style-name="ce176" table:formula="of:=COUNTIF([.N$7:.N$1018];[.$J4])" office:value-type="float" office:value="0">
            <text:p>0</text:p>
          </table:table-cell>
          <table:table-cell table:style-name="ce176" table:number-columns-repeated="2"/>
          <table:table-cell/>
          <table:table-cell table:style-name="ce179" table:number-columns-repeated="207"/>
          <table:table-cell/>
        </table:table-row>
        <table:table-row table:style-name="ro25">
          <table:table-cell/>
          <table:table-cell table:style-name="ce232"/>
          <table:table-cell table:style-name="ce129" table:number-columns-repeated="6"/>
          <table:table-cell table:style-name="ce173"/>
          <table:table-cell office:value-type="string">
            <text:p>N/A</text:p>
          </table:table-cell>
          <table:table-cell table:style-name="ce176" table:formula="of:=COUNTIF([.K$7:.K$1018];[.$J5])" office:value-type="float" office:value="0">
            <text:p>0</text:p>
          </table:table-cell>
          <table:table-cell table:style-name="ce176" table:formula="of:=COUNTIF([.L$7:.L$1018];[.$J5])" office:value-type="float" office:value="0">
            <text:p>0</text:p>
          </table:table-cell>
          <table:table-cell table:style-name="ce176" table:formula="of:=COUNTIF([.M$7:.M$1018];[.$J5])" office:value-type="float" office:value="0">
            <text:p>0</text:p>
          </table:table-cell>
          <table:table-cell table:style-name="ce176" table:formula="of:=COUNTIF([.N$7:.N$1018];[.$J5])" office:value-type="float" office:value="0">
            <text:p>0</text:p>
          </table:table-cell>
          <table:table-cell table:style-name="ce176" table:number-columns-repeated="2"/>
          <table:table-cell table:number-columns-repeated="209"/>
        </table:table-row>
        <table:table-row table:style-name="ro19">
          <table:table-cell table:style-name="ce113" office:value-type="string">
            <text:p>Case No</text:p>
          </table:table-cell>
          <table:table-cell table:style-name="ce130" office:value-type="string">
            <text:p>Related function</text:p>
          </table:table-cell>
          <table:table-cell table:style-name="ce130" office:value-type="string">
            <text:p>Case ID</text:p>
          </table:table-cell>
          <table:table-cell table:style-name="ce130" office:value-type="string">
            <text:p>Path</text:p>
          </table:table-cell>
          <table:table-cell table:style-name="ce130" office:value-type="string">
            <text:p>Case Name</text:p>
          </table:table-cell>
          <table:table-cell table:style-name="ce130" office:value-type="string">
            <text:p>Description</text:p>
          </table:table-cell>
          <table:table-cell table:style-name="ce130" office:value-type="string">
            <text:p>Steps</text:p>
          </table:table-cell>
          <table:table-cell table:style-name="ce130" office:value-type="string">
            <text:p>Expected Output</text:p>
          </table:table-cell>
          <table:table-cell table:style-name="ce130" office:value-type="string">
            <text:p>Priority</text:p>
          </table:table-cell>
          <table:table-cell table:style-name="ce130" office:value-type="string">
            <text:p>Tester</text:p>
          </table:table-cell>
          <table:table-cell table:style-name="ce130" office:value-type="string">
            <text:p>IE7</text:p>
          </table:table-cell>
          <table:table-cell table:style-name="ce240" office:value-type="string">
            <text:p>FireFox3.5</text:p>
          </table:table-cell>
          <table:table-cell table:style-name="ce130" office:value-type="string">
            <text:p>Comment/Bug</text:p>
          </table:table-cell>
          <table:table-cell table:style-name="ce130" table:number-columns-repeated="5"/>
          <table:table-cell table:style-name="ce231" table:number-columns-repeated="207"/>
        </table:table-row>
        <table:table-row table:style-name="ro30">
          <table:table-cell table:style-name="ce115" office:value-type="float" office:value="1">
            <text:p>001</text:p>
          </table:table-cell>
          <table:table-cell table:style-name="ce183" office:value-type="string">
            <text:p>USR_PLF_SYS_SPR_01</text:p>
          </table:table-cell>
          <table:table-cell table:style-name="ce132" office:value-type="float" office:value="1">
            <text:p>001</text:p>
          </table:table-cell>
          <table:table-cell table:style-name="ce235" office:value-type="string">
            <text:p>System Administration/Startup Profiles/Minimal</text:p>
          </table:table-cell>
          <table:table-cell table:style-name="ce235" office:value-type="string">
            <text:p>Activate minimal profile</text:p>
          </table:table-cell>
          <table:table-cell table:style-name="ce136" office:value-type="string">
            <text:p>Step 1: Edit startup script</text:p>
          </table:table-cell>
          <table:table-cell table:style-name="ce237" office:value-type="string">
            <text:p>As sys admin, edit gatein.sh (tomcat/bin/gatein.sh): set -Dexo.profiles=minimal</text:p>
          </table:table-cell>
          <table:table-cell table:style-name="ce237" office:value-type="string">
            <text:p>File is changed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83" office:value-type="string">
            <text:p>USR_PLF_SYS_SPR_01</text:p>
          </table:table-cell>
          <table:table-cell table:style-name="ce13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69" office:value-type="string">
            <text:p>System Administration/Startup Profiles/Minimal</text:p>
          </table:table-cell>
          <table:table-cell table:style-name="ce169" office:value-type="string">
            <text:p>Activate minimal profile</text:p>
          </table:table-cell>
          <table:table-cell table:style-name="ce169" office:value-type="string">
            <text:p>Step 2: Start</text:p>
          </table:table-cell>
          <table:table-cell table:style-name="ce169" office:value-type="string">
            <text:p>Run gatein.sh in console</text:p>
          </table:table-cell>
          <table:table-cell table:style-name="ce169" office:value-type="string">
            <text:p>Run successfully with no error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83" office:value-type="string">
            <text:p>USR_PLF_SYS_SPR_01</text:p>
          </table:table-cell>
          <table:table-cell table:style-name="ce13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69" office:value-type="string">
            <text:p>System Administration/Startup Profiles/Minimal</text:p>
          </table:table-cell>
          <table:table-cell table:style-name="ce169" office:value-type="string">
            <text:p>Activate minimal profile</text:p>
          </table:table-cell>
          <table:table-cell table:style-name="ce136" office:value-type="string">
            <text:p>Step 3: Check by user</text:p>
          </table:table-cell>
          <table:table-cell table:style-name="ce169" office:value-type="string">
            <text:p>- Login as any user</text:p>
          </table:table-cell>
          <table:table-cell table:style-name="ce237" office:value-type="string">
            <text:p>Toolbar and all acme features should be functional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83" office:value-type="string">
            <text:p>USR_PLF_SYS_SPR_01</text:p>
          </table:table-cell>
          <table:table-cell table:style-name="ce132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69" office:value-type="string">
            <text:p>System Administration/Startup Profiles/Minimal</text:p>
          </table:table-cell>
          <table:table-cell table:style-name="ce169" office:value-type="string">
            <text:p>Activate minimal profile</text:p>
          </table:table-cell>
          <table:table-cell table:style-name="ce136" office:value-type="string">
            <text:p>Step 4: Check Intranet Home page</text:p>
          </table:table-cell>
          <table:table-cell table:style-name="ce237" office:value-type="string">
            <text:p>Go to localhost:8080/portal/private/intranet</text:p>
          </table:table-cell>
          <table:table-cell table:style-name="ce237" office:value-type="string">
            <text:p>Gadgets and portlets do not display well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30">
          <table:table-cell table:style-name="ce115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83" office:value-type="string">
            <text:p>USR_PLF_SYS_SPR_02</text:p>
          </table:table-cell>
          <table:table-cell table:style-name="ce132" office:value-type="float" office:value="1">
            <text:p>001</text:p>
          </table:table-cell>
          <table:table-cell table:style-name="ce235" office:value-type="string">
            <text:p>System Administration/Startup Profiles/Workflow</text:p>
          </table:table-cell>
          <table:table-cell table:style-name="ce235" office:value-type="string">
            <text:p>Activate workflow</text:p>
          </table:table-cell>
          <table:table-cell table:style-name="ce136" office:value-type="string">
            <text:p>Step 1: Edit startup script</text:p>
          </table:table-cell>
          <table:table-cell table:style-name="ce237" office:value-type="string">
            <text:p>As sys admin, edit gatein.sh (tomcat/bin/gatein.sh): set -Dexo.profiles=default,workflow</text:p>
          </table:table-cell>
          <table:table-cell table:style-name="ce237" office:value-type="string">
            <text:p>File is changed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83" office:value-type="string">
            <text:p>USR_PLF_SYS_SPR_02</text:p>
          </table:table-cell>
          <table:table-cell table:style-name="ce132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69" office:value-type="string">
            <text:p>System Administration/Startup Profiles/Workflow</text:p>
          </table:table-cell>
          <table:table-cell table:style-name="ce169" office:value-type="string">
            <text:p>Activate workflow</text:p>
          </table:table-cell>
          <table:table-cell table:style-name="ce169" office:value-type="string">
            <text:p>Step 2: Start</text:p>
          </table:table-cell>
          <table:table-cell table:style-name="ce169" office:value-type="string">
            <text:p>Run gatein.sh in console</text:p>
          </table:table-cell>
          <table:table-cell table:style-name="ce169" office:value-type="string">
            <text:p>Run successfully with no error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83" office:value-type="string">
            <text:p>USR_PLF_SYS_SPR_02</text:p>
          </table:table-cell>
          <table:table-cell table:style-name="ce132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69" office:value-type="string">
            <text:p>System Administration/Startup Profiles/Workflow</text:p>
          </table:table-cell>
          <table:table-cell table:style-name="ce169" office:value-type="string">
            <text:p>Activate workflow</text:p>
          </table:table-cell>
          <table:table-cell table:style-name="ce136" office:value-type="string">
            <text:p>Step 3: Check if the collaboration profile is enabled.</text:p>
          </table:table-cell>
          <table:table-cell table:style-name="ce169" office:value-type="string">
            <text:p>Find this in console </text:p>
          </table:table-cell>
          <table:table-cell table:style-name="ce237" office:value-type="string">
            <text:p>There's INFO: Active profiles [workflow, tomcat]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32">
          <table:table-cell table:style-name="ce115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83" office:value-type="string">
            <text:p>USR_PLF_SYS_SPR_02</text:p>
          </table:table-cell>
          <table:table-cell table:style-name="ce132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69" office:value-type="string">
            <text:p>System Administration/Startup Profiles/Workflow</text:p>
          </table:table-cell>
          <table:table-cell table:style-name="ce169" office:value-type="string">
            <text:p>Activate workflow</text:p>
          </table:table-cell>
          <table:table-cell table:style-name="ce136" office:value-type="string">
            <text:p>Step 4: Check that JBPM is starting</text:p>
          </table:table-cell>
          <table:table-cell table:style-name="ce237" office:value-type="string">
            <text:p>Find in startup console</text:p>
          </table:table-cell>
          <table:table-cell table:style-name="ce237" office:value-type="string">
            <text:p>8 oct. 2010 02:04:13 org.jbpm.JbpmConfiguration getInstance</text:p>
            <text:p>INFO: using configuration resource: jbpm.cfg.xml</text:p>
            <text:p/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83" office:value-type="string">
            <text:p>USR_PLF_SYS_SPR_02</text:p>
          </table:table-cell>
          <table:table-cell table:style-name="ce132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69" office:value-type="string">
            <text:p>System Administration/Startup Profiles/Workflow</text:p>
          </table:table-cell>
          <table:table-cell table:style-name="ce169" office:value-type="string">
            <text:p>Activate workflow</text:p>
          </table:table-cell>
          <table:table-cell table:style-name="ce136" office:value-type="string">
            <text:p>Step 5: Import Application</text:p>
          </table:table-cell>
          <table:table-cell table:style-name="ce237" office:value-type="string">
            <text:p>- Go to Application Registry</text:p>
            <text:p>- Click Import Application</text:p>
          </table:table-cell>
          <table:table-cell table:style-name="ce237" office:value-type="string">
            <text:p>All applications are imported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0">
          <table:table-cell table:style-name="ce115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83" office:value-type="string">
            <text:p>USR_PLF_SYS_SPR_02</text:p>
          </table:table-cell>
          <table:table-cell table:style-name="ce132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69" office:value-type="string">
            <text:p>System Administration/Startup Profiles/Workflow</text:p>
          </table:table-cell>
          <table:table-cell table:style-name="ce169" office:value-type="string">
            <text:p>Activate workflow</text:p>
          </table:table-cell>
          <table:table-cell table:style-name="ce136" office:value-type="string">
            <text:p>Step 6: Check WF page</text:p>
          </table:table-cell>
          <table:table-cell table:style-name="ce237" office:value-type="string">
            <text:p>- Login acme site</text:p>
            <text:p>- Add new page with Workflow Controller portlet</text:p>
          </table:table-cell>
          <table:table-cell table:style-name="ce237" office:value-type="string">
            <text:p>- Page is added</text:p>
            <text:p>- There're payraise and holidays sample processes are listed in BP Definition Controller tab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83" office:value-type="string">
            <text:p>USR_PLF_SYS_SPR_03</text:p>
          </table:table-cell>
          <table:table-cell table:style-name="ce132" office:value-type="float" office:value="1">
            <text:p>001</text:p>
          </table:table-cell>
          <table:table-cell table:style-name="ce235" office:value-type="string">
            <text:p>System Administration/Startup Profiles/Social</text:p>
          </table:table-cell>
          <table:table-cell table:style-name="ce235" office:value-type="string">
            <text:p>Activate social</text:p>
          </table:table-cell>
          <table:table-cell table:style-name="ce136" office:value-type="string">
            <text:p>Step 1: Edit startup script</text:p>
          </table:table-cell>
          <table:table-cell table:style-name="ce237" office:value-type="string">
            <text:p>As sys admin, edit gatein.sh (tomcat/bin/gatein.sh): set -Dexo.profiles=social</text:p>
          </table:table-cell>
          <table:table-cell table:style-name="ce237" office:value-type="string">
            <text:p>File is changed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233" office:value-type="string">
            <text:p>USR_PLF_SYS_SPR_03</text:p>
          </table:table-cell>
          <table:table-cell table:style-name="ce132" table:formula="of:=IF(VALUE(MID([.F18];6;FIND(&quot;:&quot;;[.F18];1)-FIND(&quot; &quot;;[.F18];1)-1))&gt;VALUE(MID([.F7];6;FIND(&quot;:&quot;;[.F7];1)-FIND(&quot; &quot;;[.F7];1)-1));[.C7];[.C7]+1)" office:value-type="float" office:value="1">
            <text:p>001</text:p>
          </table:table-cell>
          <table:table-cell table:style-name="ce169" office:value-type="string">
            <text:p>System Administration/Startup Profiles/Social</text:p>
          </table:table-cell>
          <table:table-cell table:style-name="ce169" office:value-type="string">
            <text:p>Activate social</text:p>
          </table:table-cell>
          <table:table-cell table:style-name="ce169" office:value-type="string">
            <text:p>Step 2: Start</text:p>
          </table:table-cell>
          <table:table-cell table:style-name="ce169" office:value-type="string">
            <text:p>Run gatein.sh in console</text:p>
          </table:table-cell>
          <table:table-cell table:style-name="ce169" office:value-type="string">
            <text:p>Run successfully with no error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233" office:value-type="string">
            <text:p>USR_PLF_SYS_SPR_03</text:p>
          </table:table-cell>
          <table:table-cell table:style-name="ce132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69" office:value-type="string">
            <text:p>System Administration/Startup Profiles/Social</text:p>
          </table:table-cell>
          <table:table-cell table:style-name="ce169" office:value-type="string">
            <text:p>Activate social</text:p>
          </table:table-cell>
          <table:table-cell table:style-name="ce136" office:value-type="string">
            <text:p>Step 3: Check if the collaboration profile is enabled.</text:p>
          </table:table-cell>
          <table:table-cell table:style-name="ce169" office:value-type="string">
            <text:p>Find this in console </text:p>
          </table:table-cell>
          <table:table-cell table:style-name="ce237" office:value-type="string">
            <text:p>There's INFO: Active profiles [tomcat, social]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30">
          <table:table-cell table:style-name="ce11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233" office:value-type="string">
            <text:p>USR_PLF_SYS_SPR_03</text:p>
          </table:table-cell>
          <table:table-cell table:style-name="ce132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69" office:value-type="string">
            <text:p>System Administration/Startup Profiles/Social</text:p>
          </table:table-cell>
          <table:table-cell table:style-name="ce169" office:value-type="string">
            <text:p>Activate social</text:p>
          </table:table-cell>
          <table:table-cell table:style-name="ce169" office:value-type="string">
            <text:p>Step 4: Check Tasks &amp; Events gadgets in Home page</text:p>
          </table:table-cell>
          <table:table-cell table:style-name="ce169" office:value-type="string">
            <text:p>- Go to localhost:8080/portal/public/intranet</text:p>
            <text:p>- Login as john</text:p>
          </table:table-cell>
          <table:table-cell table:style-name="ce169" office:value-type="string">
            <text:p>Tasks and events gadgets should not display anything (Left &amp; right pane of intranet Home page)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233" office:value-type="string">
            <text:p>USR_PLF_SYS_SPR_03</text:p>
          </table:table-cell>
          <table:table-cell table:style-name="ce132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69" office:value-type="string">
            <text:p>System Administration/Startup Profiles/Social</text:p>
          </table:table-cell>
          <table:table-cell table:style-name="ce169" office:value-type="string">
            <text:p>Activate social</text:p>
          </table:table-cell>
          <table:table-cell table:style-name="ce191" office:value-type="string">
            <text:p>Step 5: Check Activities stream portlet</text:p>
          </table:table-cell>
          <table:table-cell table:style-name="ce191" office:value-type="string">
            <text:p>Check Activities stream portlet (Centre of Home page)</text:p>
          </table:table-cell>
          <table:table-cell table:style-name="ce169" office:value-type="string">
            <text:p>Activity stream portlet should work properly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233" office:value-type="string">
            <text:p>USR_PLF_SYS_SPR_03</text:p>
          </table:table-cell>
          <table:table-cell table:style-name="ce132" table:formula="of:=IF(VALUE(MID([.F22];6;FIND(&quot;:&quot;;[.F22];1)-FIND(&quot; &quot;;[.F22];1)-1))&gt;VALUE(MID([.F21];6;FIND(&quot;:&quot;;[.F21];1)-FIND(&quot; &quot;;[.F21];1)-1));[.C21];[.C21]+1)" office:value-type="float" office:value="1">
            <text:p>001</text:p>
          </table:table-cell>
          <table:table-cell table:style-name="ce169" office:value-type="string">
            <text:p>System Administration/Startup Profiles/Social</text:p>
          </table:table-cell>
          <table:table-cell table:style-name="ce169" office:value-type="string">
            <text:p>Activate social</text:p>
          </table:table-cell>
          <table:table-cell table:style-name="ce169" office:value-type="string">
            <text:p>Step 6: Check Forum</text:p>
          </table:table-cell>
          <table:table-cell table:style-name="ce169" office:value-type="string">
            <text:p>Click Forum link</text:p>
          </table:table-cell>
          <table:table-cell table:style-name="ce191" office:value-type="string">
            <text:p>Forum portlet should not work properly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30">
          <table:table-cell table:style-name="ce115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233" office:value-type="string">
            <text:p>USR_PLF_SYS_SPR_03</text:p>
          </table:table-cell>
          <table:table-cell table:style-name="ce132" table:formula="of:=IF(VALUE(MID([.F23];6;FIND(&quot;:&quot;;[.F23];1)-FIND(&quot; &quot;;[.F23];1)-1))&gt;VALUE(MID([.F22];6;FIND(&quot;:&quot;;[.F22];1)-FIND(&quot; &quot;;[.F22];1)-1));[.C22];[.C22]+1)" office:value-type="float" office:value="2">
            <text:p>002</text:p>
          </table:table-cell>
          <table:table-cell table:style-name="ce169" office:value-type="string">
            <text:p>System Administration/Startup Profiles/Social</text:p>
          </table:table-cell>
          <table:table-cell table:style-name="ce235" office:value-type="string">
            <text:p>Deactivate social</text:p>
          </table:table-cell>
          <table:table-cell table:style-name="ce136" office:value-type="string">
            <text:p>Step 1: Edit startup script</text:p>
          </table:table-cell>
          <table:table-cell table:style-name="ce237" office:value-type="string">
            <text:p>As sys admin, edit gatein.sh (tomcat/bin/gatein.sh): set -Dexo.profiles=collaboration,knowledge</text:p>
          </table:table-cell>
          <table:table-cell table:style-name="ce237" office:value-type="string">
            <text:p>File is changed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233" office:value-type="string">
            <text:p>USR_PLF_SYS_SPR_03</text:p>
          </table:table-cell>
          <table:table-cell table:style-name="ce132"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table:style-name="ce169" office:value-type="string">
            <text:p>System Administration/Startup Profiles/Social</text:p>
          </table:table-cell>
          <table:table-cell table:style-name="ce169" office:value-type="string">
            <text:p>Deactivate social</text:p>
          </table:table-cell>
          <table:table-cell table:style-name="ce169" office:value-type="string">
            <text:p>Step 2: Start</text:p>
          </table:table-cell>
          <table:table-cell table:style-name="ce169" office:value-type="string">
            <text:p>Run gatein.sh in console</text:p>
          </table:table-cell>
          <table:table-cell table:style-name="ce169" office:value-type="string">
            <text:p>Run successfully with no error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233" office:value-type="string">
            <text:p>USR_PLF_SYS_SPR_03</text:p>
          </table:table-cell>
          <table:table-cell table:style-name="ce132"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table:style-name="ce169" office:value-type="string">
            <text:p>System Administration/Startup Profiles/Social</text:p>
          </table:table-cell>
          <table:table-cell table:style-name="ce169" office:value-type="string">
            <text:p>Deactivate social</text:p>
          </table:table-cell>
          <table:table-cell table:style-name="ce136" office:value-type="string">
            <text:p>Step 3: Check if the collaboration profile is enabled.</text:p>
          </table:table-cell>
          <table:table-cell table:style-name="ce169" office:value-type="string">
            <text:p>Find this in console </text:p>
          </table:table-cell>
          <table:table-cell table:style-name="ce237" office:value-type="string">
            <text:p>There's INFO: Active profiles [collaboration, knowledge, tomcat]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30">
          <table:table-cell table:style-name="ce11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233" office:value-type="string">
            <text:p>USR_PLF_SYS_SPR_03</text:p>
          </table:table-cell>
          <table:table-cell table:style-name="ce132"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table:style-name="ce169" office:value-type="string">
            <text:p>System Administration/Startup Profiles/Social</text:p>
          </table:table-cell>
          <table:table-cell table:style-name="ce169" office:value-type="string">
            <text:p>Deactivate social</text:p>
          </table:table-cell>
          <table:table-cell table:style-name="ce169" office:value-type="string">
            <text:p>Step 4: Check Tasks &amp; Events gadgets in Home page</text:p>
          </table:table-cell>
          <table:table-cell table:style-name="ce169" office:value-type="string">
            <text:p>- Go to localhost:8080/portal/public/intranet</text:p>
            <text:p>- Login as john</text:p>
          </table:table-cell>
          <table:table-cell table:style-name="ce169" office:value-type="string">
            <text:p>Tasks and events gadgets should not display anything (Left &amp; right pane of intranet Home page)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233" office:value-type="string">
            <text:p>USR_PLF_SYS_SPR_03</text:p>
          </table:table-cell>
          <table:table-cell table:style-name="ce132" table:formula="of:=IF(VALUE(MID([.F27];6;FIND(&quot;:&quot;;[.F27];1)-FIND(&quot; &quot;;[.F27];1)-1))&gt;VALUE(MID([.F26];6;FIND(&quot;:&quot;;[.F26];1)-FIND(&quot; &quot;;[.F26];1)-1));[.C26];[.C26]+1)" office:value-type="float" office:value="2">
            <text:p>002</text:p>
          </table:table-cell>
          <table:table-cell table:style-name="ce169" office:value-type="string">
            <text:p>System Administration/Startup Profiles/Social</text:p>
          </table:table-cell>
          <table:table-cell table:style-name="ce169" office:value-type="string">
            <text:p>Deactivate social</text:p>
          </table:table-cell>
          <table:table-cell table:style-name="ce191" office:value-type="string">
            <text:p>Step 5: Check Activities stream portlet</text:p>
          </table:table-cell>
          <table:table-cell table:style-name="ce191" office:value-type="string">
            <text:p>Check Activities stream portlet (Centre of Home page)</text:p>
          </table:table-cell>
          <table:table-cell table:style-name="ce169" office:value-type="string">
            <text:p>Activity stream portlet should not work properly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233" office:value-type="string">
            <text:p>USR_PLF_SYS_SPR_03</text:p>
          </table:table-cell>
          <table:table-cell table:style-name="ce132" table:formula="of:=IF(VALUE(MID([.F28];6;FIND(&quot;:&quot;;[.F28];1)-FIND(&quot; &quot;;[.F28];1)-1))&gt;VALUE(MID([.F27];6;FIND(&quot;:&quot;;[.F27];1)-FIND(&quot; &quot;;[.F27];1)-1));[.C27];[.C27]+1)" office:value-type="float" office:value="2">
            <text:p>002</text:p>
          </table:table-cell>
          <table:table-cell table:style-name="ce169" office:value-type="string">
            <text:p>System Administration/Startup Profiles/Social</text:p>
          </table:table-cell>
          <table:table-cell table:style-name="ce169" office:value-type="string">
            <text:p>Deactivate social</text:p>
          </table:table-cell>
          <table:table-cell table:style-name="ce169" office:value-type="string">
            <text:p>Step 6: Check toolbar</text:p>
          </table:table-cell>
          <table:table-cell table:style-name="ce169" office:value-type="string">
            <text:p>Check toolbar</text:p>
          </table:table-cell>
          <table:table-cell table:style-name="ce169" office:value-type="string">
            <text:p>In toolbar, social-related menus should not appear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0">
          <table:table-cell table:style-name="ce115" table:formula="of:=IF(VALUE(MID([.F29];6;FIND(&quot;:&quot;;[.F29];1)-FIND(&quot; &quot;;[.F29];1)-1))&gt;VALUE(MID([.F28];6;FIND(&quot;:&quot;;[.F28];1)-FIND(&quot; &quot;;[.F28];1)-1));&quot;&quot;;MAX([.A$7:.A28])+1)" office:value-type="float" office:value="5">
            <text:p>005</text:p>
          </table:table-cell>
          <table:table-cell table:style-name="ce183" office:value-type="string">
            <text:p>USR_PLF_SYS_SPR_04</text:p>
          </table:table-cell>
          <table:table-cell table:style-name="ce132" office:value-type="float" office:value="1">
            <text:p>001</text:p>
          </table:table-cell>
          <table:table-cell table:style-name="ce235" office:value-type="string">
            <text:p>System Administration/Startup Profiles/Collaboration</text:p>
          </table:table-cell>
          <table:table-cell table:style-name="ce235" office:value-type="string">
            <text:p>Activate collaboration</text:p>
          </table:table-cell>
          <table:table-cell table:style-name="ce136" office:value-type="string">
            <text:p>Step 1: Edit startup script</text:p>
          </table:table-cell>
          <table:table-cell table:style-name="ce237" office:value-type="string">
            <text:p>As sys admin, edit gatein.sh (tomcat/bin/gatein.sh): set -Dexo.profiles=collaboration</text:p>
          </table:table-cell>
          <table:table-cell table:style-name="ce237" office:value-type="string">
            <text:p>File is changed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30">
          <table:table-cell table:style-name="ce115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233" office:value-type="string">
            <text:p>USR_PLF_SYS_SPR_04</text:p>
          </table:table-cell>
          <table:table-cell table:style-name="ce132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169" office:value-type="string">
            <text:p>System Administration/Startup Profiles/Collaboration</text:p>
          </table:table-cell>
          <table:table-cell table:style-name="ce169" office:value-type="string">
            <text:p>Activate collaboration</text:p>
          </table:table-cell>
          <table:table-cell table:style-name="ce169" office:value-type="string">
            <text:p>Step 2: Start</text:p>
          </table:table-cell>
          <table:table-cell table:style-name="ce169" office:value-type="string">
            <text:p>Run gatein.sh in console</text:p>
          </table:table-cell>
          <table:table-cell table:style-name="ce169" office:value-type="string">
            <text:p>Run successfully with no error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30">
          <table:table-cell table:style-name="ce11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233" office:value-type="string">
            <text:p>USR_PLF_SYS_SPR_04</text:p>
          </table:table-cell>
          <table:table-cell table:style-name="ce132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69" office:value-type="string">
            <text:p>System Administration/Startup Profiles/Collaboration</text:p>
          </table:table-cell>
          <table:table-cell table:style-name="ce169" office:value-type="string">
            <text:p>Activate collaboration</text:p>
          </table:table-cell>
          <table:table-cell table:style-name="ce136" office:value-type="string">
            <text:p>Step 3: Check if the collaboration profile is enabled.</text:p>
          </table:table-cell>
          <table:table-cell table:style-name="ce169" office:value-type="string">
            <text:p>Find this in console </text:p>
          </table:table-cell>
          <table:table-cell table:style-name="ce237" office:value-type="string">
            <text:p>There's INFO: Active profiles [collaboration, tomcat]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30">
          <table:table-cell table:style-name="ce11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233" office:value-type="string">
            <text:p>USR_PLF_SYS_SPR_04</text:p>
          </table:table-cell>
          <table:table-cell table:style-name="ce132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69" office:value-type="string">
            <text:p>System Administration/Startup Profiles/Collaboration</text:p>
          </table:table-cell>
          <table:table-cell table:style-name="ce169" office:value-type="string">
            <text:p>Activate collaboration</text:p>
          </table:table-cell>
          <table:table-cell table:style-name="ce169" office:value-type="string">
            <text:p>Step 4: Check Tasks &amp; Events gadgets in Home page</text:p>
          </table:table-cell>
          <table:table-cell table:style-name="ce169" office:value-type="string">
            <text:p>- Go to localhost:8080/portal/public/intranet</text:p>
            <text:p>- Login as john</text:p>
          </table:table-cell>
          <table:table-cell table:style-name="ce169" office:value-type="string">
            <text:p>Tasks and events gadgets should display properly (Left &amp; right pane of intranet Home page)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30">
          <table:table-cell table:style-name="ce115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233" office:value-type="string">
            <text:p>USR_PLF_SYS_SPR_04</text:p>
          </table:table-cell>
          <table:table-cell table:style-name="ce132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69" office:value-type="string">
            <text:p>System Administration/Startup Profiles/Collaboration</text:p>
          </table:table-cell>
          <table:table-cell table:style-name="ce169" office:value-type="string">
            <text:p>Activate collaboration</text:p>
          </table:table-cell>
          <table:table-cell table:style-name="ce169" office:value-type="string">
            <text:p>Step 5: Check Chat bar</text:p>
          </table:table-cell>
          <table:table-cell table:style-name="ce169" office:value-type="string">
            <text:p>Check Chat bar</text:p>
          </table:table-cell>
          <table:table-cell table:style-name="ce169" office:value-type="string">
            <text:p>Chat bar should appear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30">
          <table:table-cell table:style-name="ce115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233" office:value-type="string">
            <text:p>USR_PLF_SYS_SPR_04</text:p>
          </table:table-cell>
          <table:table-cell table:style-name="ce132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69" office:value-type="string">
            <text:p>System Administration/Startup Profiles/Collaboration</text:p>
          </table:table-cell>
          <table:table-cell table:style-name="ce169" office:value-type="string">
            <text:p>Activate collaboration</text:p>
          </table:table-cell>
          <table:table-cell table:style-name="ce191" office:value-type="string">
            <text:p>Step 6: Check Mail portlet</text:p>
          </table:table-cell>
          <table:table-cell table:style-name="ce191" office:value-type="string">
            <text:p>Click Mail icon at the bottom left of Home page</text:p>
          </table:table-cell>
          <table:table-cell table:style-name="ce169" office:value-type="string">
            <text:p>Mail portlet should work properly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30">
          <table:table-cell table:style-name="ce115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233" office:value-type="string">
            <text:p>USR_PLF_SYS_SPR_04</text:p>
          </table:table-cell>
          <table:table-cell table:style-name="ce132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169" office:value-type="string">
            <text:p>System Administration/Startup Profiles/Collaboration</text:p>
          </table:table-cell>
          <table:table-cell table:style-name="ce169" office:value-type="string">
            <text:p>Activate collaboration</text:p>
          </table:table-cell>
          <table:table-cell table:style-name="ce191" office:value-type="string">
            <text:p>Step 7: Check Calendar portlet</text:p>
          </table:table-cell>
          <table:table-cell table:style-name="ce191" office:value-type="string">
            <text:p>Click calendar icon at the bottom left of Home page</text:p>
          </table:table-cell>
          <table:table-cell table:style-name="ce169" office:value-type="string">
            <text:p>Calendar portlet should work properly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30">
          <table:table-cell table:style-name="ce115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233" office:value-type="string">
            <text:p>USR_PLF_SYS_SPR_04</text:p>
          </table:table-cell>
          <table:table-cell table:style-name="ce132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169" office:value-type="string">
            <text:p>System Administration/Startup Profiles/Collaboration</text:p>
          </table:table-cell>
          <table:table-cell table:style-name="ce169" office:value-type="string">
            <text:p>Activate collaboration</text:p>
          </table:table-cell>
          <table:table-cell table:style-name="ce191" office:value-type="string">
            <text:p>Step 8: Check Contact portlet</text:p>
          </table:table-cell>
          <table:table-cell table:style-name="ce191" office:value-type="string">
            <text:p>Click Contact icon at the bottom left of Home page</text:p>
          </table:table-cell>
          <table:table-cell table:style-name="ce169" office:value-type="string">
            <text:p>Contact portlet should work properly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30">
          <table:table-cell table:style-name="ce115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233" office:value-type="string">
            <text:p>USR_PLF_SYS_SPR_04</text:p>
          </table:table-cell>
          <table:table-cell table:style-name="ce132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169" office:value-type="string">
            <text:p>System Administration/Startup Profiles/Collaboration</text:p>
          </table:table-cell>
          <table:table-cell table:style-name="ce169" office:value-type="string">
            <text:p>Activate collaboration</text:p>
          </table:table-cell>
          <table:table-cell table:style-name="ce191" office:value-type="string">
            <text:p>Step 9: Check Activities stream portlet</text:p>
          </table:table-cell>
          <table:table-cell table:style-name="ce191" office:value-type="string">
            <text:p>Check Activities stream portlet (Centre of Home page)</text:p>
          </table:table-cell>
          <table:table-cell table:style-name="ce169" office:value-type="string">
            <text:p>Activity stream portlet should not work properly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30">
          <table:table-cell table:style-name="ce115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33" office:value-type="string">
            <text:p>USR_PLF_SYS_SPR_04</text:p>
          </table:table-cell>
          <table:table-cell table:style-name="ce132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69" office:value-type="string">
            <text:p>System Administration/Startup Profiles/Collaboration</text:p>
          </table:table-cell>
          <table:table-cell table:style-name="ce169" office:value-type="string">
            <text:p>Activate collaboration</text:p>
          </table:table-cell>
          <table:table-cell table:style-name="ce169" office:value-type="string">
            <text:p>Step 10: Check Forum</text:p>
          </table:table-cell>
          <table:table-cell table:style-name="ce169" office:value-type="string">
            <text:p>Click Forum link</text:p>
          </table:table-cell>
          <table:table-cell table:style-name="ce191" office:value-type="string">
            <text:p>Forum portlet should not work properly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30">
          <table:table-cell table:style-name="ce115" table:formula="of:=IF(VALUE(MID([.F39];6;FIND(&quot;:&quot;;[.F39];1)-FIND(&quot; &quot;;[.F39];1)-1))&gt;VALUE(MID([.F38];6;FIND(&quot;:&quot;;[.F38];1)-FIND(&quot; &quot;;[.F38];1)-1));&quot;&quot;;MAX([.A$7:.A38])+1)" office:value-type="float" office:value="6">
            <text:p>006</text:p>
          </table:table-cell>
          <table:table-cell table:style-name="ce233" office:value-type="string">
            <text:p>USR_PLF_SYS_SPR_04</text:p>
          </table:table-cell>
          <table:table-cell table:style-name="ce132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69" office:value-type="string">
            <text:p>System Administration/Startup Profiles/Collaboration</text:p>
          </table:table-cell>
          <table:table-cell table:style-name="ce235" office:value-type="string">
            <text:p>Deactivate collaboration</text:p>
          </table:table-cell>
          <table:table-cell table:style-name="ce136" office:value-type="string">
            <text:p>Step 1: Edit startup script</text:p>
          </table:table-cell>
          <table:table-cell table:style-name="ce237" office:value-type="string">
            <text:p>As sys admin, edit gatein.sh (tomcat/bin/gatein.sh): set -Dexo.profiles=knowledge,social</text:p>
          </table:table-cell>
          <table:table-cell table:style-name="ce237" office:value-type="string">
            <text:p>File is changed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30">
          <table:table-cell table:style-name="ce115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233" office:value-type="string">
            <text:p>USR_PLF_SYS_SPR_04</text:p>
          </table:table-cell>
          <table:table-cell table:style-name="ce132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69" office:value-type="string">
            <text:p>System Administration/Startup Profiles/Collaboration</text:p>
          </table:table-cell>
          <table:table-cell table:style-name="ce169" office:value-type="string">
            <text:p>Deactivate collaboration</text:p>
          </table:table-cell>
          <table:table-cell table:style-name="ce169" office:value-type="string">
            <text:p>Step 2: Start</text:p>
          </table:table-cell>
          <table:table-cell table:style-name="ce169" office:value-type="string">
            <text:p>Run gatein.sh in console</text:p>
          </table:table-cell>
          <table:table-cell table:style-name="ce169" office:value-type="string">
            <text:p>Run successfully with no error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30">
          <table:table-cell table:style-name="ce115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233" office:value-type="string">
            <text:p>USR_PLF_SYS_SPR_04</text:p>
          </table:table-cell>
          <table:table-cell table:style-name="ce132" table:formula="of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169" office:value-type="string">
            <text:p>System Administration/Startup Profiles/Collaboration</text:p>
          </table:table-cell>
          <table:table-cell table:style-name="ce169" office:value-type="string">
            <text:p>Deactivate collaboration</text:p>
          </table:table-cell>
          <table:table-cell table:style-name="ce136" office:value-type="string">
            <text:p>Step 3: Check if the collaboration profile is disabled.</text:p>
          </table:table-cell>
          <table:table-cell table:style-name="ce169" office:value-type="string">
            <text:p>Find this in console </text:p>
          </table:table-cell>
          <table:table-cell table:style-name="ce237" office:value-type="string">
            <text:p>There's INFO: Active profiles [knowledge, tomcat, social]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30">
          <table:table-cell table:style-name="ce115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233" office:value-type="string">
            <text:p>USR_PLF_SYS_SPR_04</text:p>
          </table:table-cell>
          <table:table-cell table:style-name="ce132"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169" office:value-type="string">
            <text:p>System Administration/Startup Profiles/Collaboration</text:p>
          </table:table-cell>
          <table:table-cell table:style-name="ce169" office:value-type="string">
            <text:p>Deactivate collaboration</text:p>
          </table:table-cell>
          <table:table-cell table:style-name="ce169" office:value-type="string">
            <text:p>Step 4: Check Tasks &amp; Events gadgets in Home page</text:p>
          </table:table-cell>
          <table:table-cell table:style-name="ce169" office:value-type="string">
            <text:p>- Go to localhost:8080/portal/public/intranet</text:p>
            <text:p>- Login as john</text:p>
          </table:table-cell>
          <table:table-cell table:style-name="ce169" office:value-type="string">
            <text:p>Tasks and events gadgets should not display (Left &amp; right pane of intranet Home page)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30">
          <table:table-cell table:style-name="ce115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233" office:value-type="string">
            <text:p>USR_PLF_SYS_SPR_04</text:p>
          </table:table-cell>
          <table:table-cell table:style-name="ce132"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169" office:value-type="string">
            <text:p>System Administration/Startup Profiles/Collaboration</text:p>
          </table:table-cell>
          <table:table-cell table:style-name="ce169" office:value-type="string">
            <text:p>Deactivate collaboration</text:p>
          </table:table-cell>
          <table:table-cell table:style-name="ce191" office:value-type="string">
            <text:p>Step 5: Check Activities stream portlet</text:p>
          </table:table-cell>
          <table:table-cell table:style-name="ce191" office:value-type="string">
            <text:p>Check Activities stream portlet (Centre of Home page)</text:p>
          </table:table-cell>
          <table:table-cell table:style-name="ce169" office:value-type="string">
            <text:p>Activity stream portlet should work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30">
          <table:table-cell table:style-name="ce115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233" office:value-type="string">
            <text:p>USR_PLF_SYS_SPR_04</text:p>
          </table:table-cell>
          <table:table-cell table:style-name="ce132"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169" office:value-type="string">
            <text:p>System Administration/Startup Profiles/Collaboration</text:p>
          </table:table-cell>
          <table:table-cell table:style-name="ce169" office:value-type="string">
            <text:p>Deactivate collaboration</text:p>
          </table:table-cell>
          <table:table-cell table:style-name="ce169" office:value-type="string">
            <text:p>Step 6: Check Forum</text:p>
          </table:table-cell>
          <table:table-cell table:style-name="ce169" office:value-type="string">
            <text:p>Click Forum link</text:p>
          </table:table-cell>
          <table:table-cell table:style-name="ce191" office:value-type="string">
            <text:p>Forum portlet should work properly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30">
          <table:table-cell table:style-name="ce115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233" office:value-type="string">
            <text:p>USR_PLF_SYS_SPR_04</text:p>
          </table:table-cell>
          <table:table-cell table:style-name="ce132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169" office:value-type="string">
            <text:p>System Administration/Startup Profiles/Collaboration</text:p>
          </table:table-cell>
          <table:table-cell table:style-name="ce169" office:value-type="string">
            <text:p>Deactivate collaboration</text:p>
          </table:table-cell>
          <table:table-cell table:style-name="ce169" office:value-type="string">
            <text:p>Step 7: Check Chat bar</text:p>
          </table:table-cell>
          <table:table-cell table:style-name="ce169" office:value-type="string">
            <text:p>Check Chat bar</text:p>
          </table:table-cell>
          <table:table-cell table:style-name="ce169" office:value-type="string">
            <text:p>Chat bar should not appear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57">
          <table:table-cell table:style-name="ce115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233" office:value-type="string">
            <text:p>USR_PLF_SYS_SPR_04</text:p>
          </table:table-cell>
          <table:table-cell table:style-name="ce132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169" office:value-type="string">
            <text:p>System Administration/Startup Profiles/Collaboration</text:p>
          </table:table-cell>
          <table:table-cell table:style-name="ce169" office:value-type="string">
            <text:p>Deactivate collaboration</text:p>
          </table:table-cell>
          <table:table-cell table:style-name="ce191" office:value-type="string">
            <text:p>Step 8: Check Mail portlet</text:p>
          </table:table-cell>
          <table:table-cell table:style-name="ce191" office:value-type="string">
            <text:p>Click Mail icon at the bottom left of Home page</text:p>
          </table:table-cell>
          <table:table-cell table:style-name="ce169" office:value-type="string">
            <text:p>Mail portlet should not work properly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30">
          <table:table-cell table:style-name="ce115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233" office:value-type="string">
            <text:p>USR_PLF_SYS_SPR_04</text:p>
          </table:table-cell>
          <table:table-cell table:style-name="ce132" table:formula="of:=IF(VALUE(MID([.F47];6;FIND(&quot;:&quot;;[.F47];1)-FIND(&quot; &quot;;[.F47];1)-1))&gt;VALUE(MID([.F46];6;FIND(&quot;:&quot;;[.F46];1)-FIND(&quot; &quot;;[.F46];1)-1));[.C46];[.C46]+1)" office:value-type="float" office:value="2">
            <text:p>002</text:p>
          </table:table-cell>
          <table:table-cell table:style-name="ce169" office:value-type="string">
            <text:p>System Administration/Startup Profiles/Collaboration</text:p>
          </table:table-cell>
          <table:table-cell table:style-name="ce169" office:value-type="string">
            <text:p>Deactivate collaboration</text:p>
          </table:table-cell>
          <table:table-cell table:style-name="ce191" office:value-type="string">
            <text:p>Step 9: Check Calendar portlet</text:p>
          </table:table-cell>
          <table:table-cell table:style-name="ce191" office:value-type="string">
            <text:p>Click calendar icon at the bottom left of Home page</text:p>
          </table:table-cell>
          <table:table-cell table:style-name="ce169" office:value-type="string">
            <text:p>Calendar portlet should not work properly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30">
          <table:table-cell table:style-name="ce115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233" office:value-type="string">
            <text:p>USR_PLF_SYS_SPR_04</text:p>
          </table:table-cell>
          <table:table-cell table:style-name="ce132" table:formula="of:=IF(VALUE(MID([.F48];6;FIND(&quot;:&quot;;[.F48];1)-FIND(&quot; &quot;;[.F48];1)-1))&gt;VALUE(MID([.F47];6;FIND(&quot;:&quot;;[.F47];1)-FIND(&quot; &quot;;[.F47];1)-1));[.C47];[.C47]+1)" office:value-type="float" office:value="2">
            <text:p>002</text:p>
          </table:table-cell>
          <table:table-cell table:style-name="ce169" office:value-type="string">
            <text:p>System Administration/Startup Profiles/Collaboration</text:p>
          </table:table-cell>
          <table:table-cell table:style-name="ce169" office:value-type="string">
            <text:p>Deactivate collaboration</text:p>
          </table:table-cell>
          <table:table-cell table:style-name="ce191" office:value-type="string">
            <text:p>Step 10: Check Contact portlet</text:p>
          </table:table-cell>
          <table:table-cell table:style-name="ce191" office:value-type="string">
            <text:p>Click Contact icon at the bottom left of Home page</text:p>
          </table:table-cell>
          <table:table-cell table:style-name="ce169" office:value-type="string">
            <text:p>Contact portlet should not work properly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0">
          <table:table-cell table:style-name="ce115" table:formula="of:=IF(VALUE(MID([.F49];6;FIND(&quot;:&quot;;[.F49];1)-FIND(&quot; &quot;;[.F49];1)-1))&gt;VALUE(MID([.F48];6;FIND(&quot;:&quot;;[.F48];1)-FIND(&quot; &quot;;[.F48];1)-1));&quot;&quot;;MAX([.A$7:.A48])+1)" office:value-type="float" office:value="7">
            <text:p>007</text:p>
          </table:table-cell>
          <table:table-cell table:style-name="ce234" office:value-type="string">
            <text:p>USR_PLF_SYS_SPR_05</text:p>
          </table:table-cell>
          <table:table-cell table:style-name="ce132" office:value-type="float" office:value="1">
            <text:p>001</text:p>
          </table:table-cell>
          <table:table-cell table:style-name="ce235" office:value-type="string">
            <text:p>System Administration/Startup Profiles/Knowledge</text:p>
          </table:table-cell>
          <table:table-cell table:style-name="ce235" office:value-type="string">
            <text:p>Activate knowledge</text:p>
          </table:table-cell>
          <table:table-cell table:style-name="ce136" office:value-type="string">
            <text:p>Step 1: Edit startup script</text:p>
          </table:table-cell>
          <table:table-cell table:style-name="ce237" office:value-type="string">
            <text:p>As sys admin, edit gatein.sh (tomcat/bin/gatein.sh): set -Dexo.profiles=knowledge</text:p>
          </table:table-cell>
          <table:table-cell table:style-name="ce237" office:value-type="string">
            <text:p>File is changed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233" office:value-type="string">
            <text:p>USR_PLF_SYS_SPR_05</text:p>
          </table:table-cell>
          <table:table-cell table:style-name="ce132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169" office:value-type="string">
            <text:p>System Administration/Startup Profiles/Knowledge</text:p>
          </table:table-cell>
          <table:table-cell table:style-name="ce169" office:value-type="string">
            <text:p>Activate knowledge</text:p>
          </table:table-cell>
          <table:table-cell table:style-name="ce169" office:value-type="string">
            <text:p>Step 2: Start</text:p>
          </table:table-cell>
          <table:table-cell table:style-name="ce169" office:value-type="string">
            <text:p>Run gatein.sh in console</text:p>
          </table:table-cell>
          <table:table-cell table:style-name="ce169" office:value-type="string">
            <text:p>Run successfully with no error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233" office:value-type="string">
            <text:p>USR_PLF_SYS_SPR_05</text:p>
          </table:table-cell>
          <table:table-cell table:style-name="ce132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169" office:value-type="string">
            <text:p>System Administration/Startup Profiles/Knowledge</text:p>
          </table:table-cell>
          <table:table-cell table:style-name="ce169" office:value-type="string">
            <text:p>Activate knowledge</text:p>
          </table:table-cell>
          <table:table-cell table:style-name="ce136" office:value-type="string">
            <text:p>Step 3: Check if the collaboration profile is disabled.</text:p>
          </table:table-cell>
          <table:table-cell table:style-name="ce169" office:value-type="string">
            <text:p>Find this in console </text:p>
          </table:table-cell>
          <table:table-cell table:style-name="ce237" office:value-type="string">
            <text:p>There's INFO: Active profiles [knowledge, tomcat]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30">
          <table:table-cell table:style-name="ce115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233" office:value-type="string">
            <text:p>USR_PLF_SYS_SPR_05</text:p>
          </table:table-cell>
          <table:table-cell table:style-name="ce132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169" office:value-type="string">
            <text:p>System Administration/Startup Profiles/Knowledge</text:p>
          </table:table-cell>
          <table:table-cell table:style-name="ce169" office:value-type="string">
            <text:p>Activate knowledge</text:p>
          </table:table-cell>
          <table:table-cell table:style-name="ce169" office:value-type="string">
            <text:p>Step 4: Check Tasks &amp; Events gadgets in Home page</text:p>
          </table:table-cell>
          <table:table-cell table:style-name="ce169" office:value-type="string">
            <text:p>- Go to localhost:8080/portal/public/intranet</text:p>
            <text:p>- Login as john</text:p>
          </table:table-cell>
          <table:table-cell table:style-name="ce169" office:value-type="string">
            <text:p>Tasks and events gadgets should not display (Left &amp; right pane of intranet Home page)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233" office:value-type="string">
            <text:p>USR_PLF_SYS_SPR_05</text:p>
          </table:table-cell>
          <table:table-cell table:style-name="ce132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169" office:value-type="string">
            <text:p>System Administration/Startup Profiles/Knowledge</text:p>
          </table:table-cell>
          <table:table-cell table:style-name="ce169" office:value-type="string">
            <text:p>Activate knowledge</text:p>
          </table:table-cell>
          <table:table-cell table:style-name="ce191" office:value-type="string">
            <text:p>Step 5: Check Activities stream portlet</text:p>
          </table:table-cell>
          <table:table-cell table:style-name="ce191" office:value-type="string">
            <text:p>Check Activities stream portlet (Centre of Home page)</text:p>
          </table:table-cell>
          <table:table-cell table:style-name="ce169" office:value-type="string">
            <text:p>Activity stream portlet should not work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233" office:value-type="string">
            <text:p>USR_PLF_SYS_SPR_05</text:p>
          </table:table-cell>
          <table:table-cell table:style-name="ce132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169" office:value-type="string">
            <text:p>System Administration/Startup Profiles/Knowledge</text:p>
          </table:table-cell>
          <table:table-cell table:style-name="ce169" office:value-type="string">
            <text:p>Activate knowledge</text:p>
          </table:table-cell>
          <table:table-cell table:style-name="ce169" office:value-type="string">
            <text:p>Step 6: Check Forum</text:p>
          </table:table-cell>
          <table:table-cell table:style-name="ce169" office:value-type="string">
            <text:p>Click Forum link</text:p>
          </table:table-cell>
          <table:table-cell table:style-name="ce191" office:value-type="string">
            <text:p>Forum portlet should work properly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233" office:value-type="string">
            <text:p>USR_PLF_SYS_SPR_05</text:p>
          </table:table-cell>
          <table:table-cell table:style-name="ce132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169" office:value-type="string">
            <text:p>System Administration/Startup Profiles/Knowledge</text:p>
          </table:table-cell>
          <table:table-cell table:style-name="ce169" office:value-type="string">
            <text:p>Activate knowledge</text:p>
          </table:table-cell>
          <table:table-cell table:style-name="ce169" office:value-type="string">
            <text:p>Step 7: Check Chat bar</text:p>
          </table:table-cell>
          <table:table-cell table:style-name="ce169" office:value-type="string">
            <text:p>Check Chat bar</text:p>
          </table:table-cell>
          <table:table-cell table:style-name="ce169" office:value-type="string">
            <text:p>Chat bar should not appear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233" office:value-type="string">
            <text:p>USR_PLF_SYS_SPR_05</text:p>
          </table:table-cell>
          <table:table-cell table:style-name="ce132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69" office:value-type="string">
            <text:p>System Administration/Startup Profiles/Knowledge</text:p>
          </table:table-cell>
          <table:table-cell table:style-name="ce169" office:value-type="string">
            <text:p>Activate knowledge</text:p>
          </table:table-cell>
          <table:table-cell table:style-name="ce191" office:value-type="string">
            <text:p>Step 8: Check Mail portlet</text:p>
          </table:table-cell>
          <table:table-cell table:style-name="ce191" office:value-type="string">
            <text:p>Click Mail icon at the bottom left of Home page</text:p>
          </table:table-cell>
          <table:table-cell table:style-name="ce169" office:value-type="string">
            <text:p>Mail portlet should not work properly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233" office:value-type="string">
            <text:p>USR_PLF_SYS_SPR_05</text:p>
          </table:table-cell>
          <table:table-cell table:style-name="ce132" table:formula="of:=IF(VALUE(MID([.F57];6;FIND(&quot;:&quot;;[.F57];1)-FIND(&quot; &quot;;[.F57];1)-1))&gt;VALUE(MID([.F56];6;FIND(&quot;:&quot;;[.F56];1)-FIND(&quot; &quot;;[.F56];1)-1));[.C56];[.C56]+1)" office:value-type="float" office:value="1">
            <text:p>001</text:p>
          </table:table-cell>
          <table:table-cell table:style-name="ce169" office:value-type="string">
            <text:p>System Administration/Startup Profiles/Knowledge</text:p>
          </table:table-cell>
          <table:table-cell table:style-name="ce169" office:value-type="string">
            <text:p>Activate knowledge</text:p>
          </table:table-cell>
          <table:table-cell table:style-name="ce191" office:value-type="string">
            <text:p>Step 9: Check Calendar portlet</text:p>
          </table:table-cell>
          <table:table-cell table:style-name="ce191" office:value-type="string">
            <text:p>Click calendar icon at the bottom left of Home page</text:p>
          </table:table-cell>
          <table:table-cell table:style-name="ce169" office:value-type="string">
            <text:p>Calendar portlet should not work properly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81">
          <table:table-cell table:style-name="ce115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233" office:value-type="string">
            <text:p>USR_PLF_SYS_SPR_05</text:p>
          </table:table-cell>
          <table:table-cell table:style-name="ce132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69" office:value-type="string">
            <text:p>System Administration/Startup Profiles/Knowledge</text:p>
          </table:table-cell>
          <table:table-cell table:style-name="ce169" office:value-type="string">
            <text:p>Activate knowledge</text:p>
          </table:table-cell>
          <table:table-cell table:style-name="ce191" office:value-type="string">
            <text:p>Step 10: Check Contact portlet</text:p>
          </table:table-cell>
          <table:table-cell table:style-name="ce191" office:value-type="string">
            <text:p>Click Contact icon at the bottom left of Home page</text:p>
          </table:table-cell>
          <table:table-cell table:style-name="ce169" office:value-type="string">
            <text:p>Contact portlet should not work properly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233" office:value-type="string">
            <text:p>USR_PLF_SYS_SPR_05</text:p>
          </table:table-cell>
          <table:table-cell table:style-name="ce132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169" office:value-type="string">
            <text:p>System Administration/Startup Profiles/Knowledge</text:p>
          </table:table-cell>
          <table:table-cell table:style-name="ce169" office:value-type="string">
            <text:p>Activate knowledge</text:p>
          </table:table-cell>
          <table:table-cell table:style-name="ce191" office:value-type="string">
            <text:p>Step 11: Check Answer portlet</text:p>
          </table:table-cell>
          <table:table-cell table:style-name="ce191" office:value-type="string">
            <text:p>Click Answer link at Home page</text:p>
          </table:table-cell>
          <table:table-cell table:style-name="ce169" office:value-type="string">
            <text:p>Answers portlets should work properly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0">
          <table:table-cell table:style-name="ce115" table:formula="of:=IF(VALUE(MID([.F60];6;FIND(&quot;:&quot;;[.F60];1)-FIND(&quot; &quot;;[.F60];1)-1))&gt;VALUE(MID([.F59];6;FIND(&quot;:&quot;;[.F59];1)-FIND(&quot; &quot;;[.F59];1)-1));&quot;&quot;;MAX([.A$7:.A59])+1)" office:value-type="float" office:value="8">
            <text:p>008</text:p>
          </table:table-cell>
          <table:table-cell table:style-name="ce233" office:value-type="string">
            <text:p>USR_PLF_SYS_SPR_05</text:p>
          </table:table-cell>
          <table:table-cell table:style-name="ce132"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table:style-name="ce235" office:value-type="string">
            <text:p>System Administration/Startup Profiles/Knowledge</text:p>
          </table:table-cell>
          <table:table-cell table:style-name="ce235" office:value-type="string">
            <text:p>Deactivate knowledge</text:p>
          </table:table-cell>
          <table:table-cell table:style-name="ce136" office:value-type="string">
            <text:p>Step 1: Edit startup script</text:p>
          </table:table-cell>
          <table:table-cell table:style-name="ce237" office:value-type="string">
            <text:p>As sys admin, edit gatein.sh (tomcat/bin/gatein.sh): set -Dexo.profiles=collaboration,social</text:p>
          </table:table-cell>
          <table:table-cell table:style-name="ce237" office:value-type="string">
            <text:p>File is changed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233" office:value-type="string">
            <text:p>USR_PLF_SYS_SPR_05</text:p>
          </table:table-cell>
          <table:table-cell table:style-name="ce132"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table:style-name="ce169" office:value-type="string">
            <text:p>System Administration/Startup Profiles/Knowledge</text:p>
          </table:table-cell>
          <table:table-cell table:style-name="ce169" office:value-type="string">
            <text:p>Deactivate knowledge</text:p>
          </table:table-cell>
          <table:table-cell table:style-name="ce169" office:value-type="string">
            <text:p>Step 2: Start</text:p>
          </table:table-cell>
          <table:table-cell table:style-name="ce169" office:value-type="string">
            <text:p>Run gatein.sh in console</text:p>
          </table:table-cell>
          <table:table-cell table:style-name="ce169" office:value-type="string">
            <text:p>Run successfully with no error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233" office:value-type="string">
            <text:p>USR_PLF_SYS_SPR_05</text:p>
          </table:table-cell>
          <table:table-cell table:style-name="ce132"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table:style-name="ce169" office:value-type="string">
            <text:p>System Administration/Startup Profiles/Knowledge</text:p>
          </table:table-cell>
          <table:table-cell table:style-name="ce169" office:value-type="string">
            <text:p>Deactivate knowledge</text:p>
          </table:table-cell>
          <table:table-cell table:style-name="ce136" office:value-type="string">
            <text:p>Step 3: Check if the collaboration profile is disabled.</text:p>
          </table:table-cell>
          <table:table-cell table:style-name="ce169" office:value-type="string">
            <text:p>Find this in console </text:p>
          </table:table-cell>
          <table:table-cell table:style-name="ce237" office:value-type="string">
            <text:p>There's INFO: Active profiles [collaboration, tomcat, social]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30">
          <table:table-cell table:style-name="ce115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233" office:value-type="string">
            <text:p>USR_PLF_SYS_SPR_05</text:p>
          </table:table-cell>
          <table:table-cell table:style-name="ce132"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169" office:value-type="string">
            <text:p>System Administration/Startup Profiles/Knowledge</text:p>
          </table:table-cell>
          <table:table-cell table:style-name="ce169" office:value-type="string">
            <text:p>Deactivate knowledge</text:p>
          </table:table-cell>
          <table:table-cell table:style-name="ce169" office:value-type="string">
            <text:p>Step 4: Check Tasks &amp; Events gadgets in Home page</text:p>
          </table:table-cell>
          <table:table-cell table:style-name="ce169" office:value-type="string">
            <text:p>- Go to localhost:8080/portal/public/intranet</text:p>
            <text:p>- Login as john</text:p>
          </table:table-cell>
          <table:table-cell table:style-name="ce169" office:value-type="string">
            <text:p>Tasks and events gadgets should display (Left &amp; right pane of intranet Home page)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233" office:value-type="string">
            <text:p>USR_PLF_SYS_SPR_05</text:p>
          </table:table-cell>
          <table:table-cell table:style-name="ce132"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169" office:value-type="string">
            <text:p>System Administration/Startup Profiles/Knowledge</text:p>
          </table:table-cell>
          <table:table-cell table:style-name="ce169" office:value-type="string">
            <text:p>Deactivate knowledge</text:p>
          </table:table-cell>
          <table:table-cell table:style-name="ce191" office:value-type="string">
            <text:p>Step 5: Check Activities stream portlet</text:p>
          </table:table-cell>
          <table:table-cell table:style-name="ce191" office:value-type="string">
            <text:p>Check Activities stream portlet (Centre of Home page)</text:p>
          </table:table-cell>
          <table:table-cell table:style-name="ce169" office:value-type="string">
            <text:p>Activity stream portlet should work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233" office:value-type="string">
            <text:p>USR_PLF_SYS_SPR_05</text:p>
          </table:table-cell>
          <table:table-cell table:style-name="ce132"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169" office:value-type="string">
            <text:p>System Administration/Startup Profiles/Knowledge</text:p>
          </table:table-cell>
          <table:table-cell table:style-name="ce169" office:value-type="string">
            <text:p>Deactivate knowledge</text:p>
          </table:table-cell>
          <table:table-cell table:style-name="ce169" office:value-type="string">
            <text:p>Step 6: Check Forum</text:p>
          </table:table-cell>
          <table:table-cell table:style-name="ce169" office:value-type="string">
            <text:p>Click Forum link</text:p>
          </table:table-cell>
          <table:table-cell table:style-name="ce191" office:value-type="string">
            <text:p>Forum portlet should not work properly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233" office:value-type="string">
            <text:p>USR_PLF_SYS_SPR_05</text:p>
          </table:table-cell>
          <table:table-cell table:style-name="ce132"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169" office:value-type="string">
            <text:p>System Administration/Startup Profiles/Knowledge</text:p>
          </table:table-cell>
          <table:table-cell table:style-name="ce169" office:value-type="string">
            <text:p>Deactivate knowledge</text:p>
          </table:table-cell>
          <table:table-cell table:style-name="ce169" office:value-type="string">
            <text:p>Step 7: Check Chat bar</text:p>
          </table:table-cell>
          <table:table-cell table:style-name="ce169" office:value-type="string">
            <text:p>Check Chat bar</text:p>
          </table:table-cell>
          <table:table-cell table:style-name="ce169" office:value-type="string">
            <text:p>Chat bar should appear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233" office:value-type="string">
            <text:p>USR_PLF_SYS_SPR_05</text:p>
          </table:table-cell>
          <table:table-cell table:style-name="ce132"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169" office:value-type="string">
            <text:p>System Administration/Startup Profiles/Knowledge</text:p>
          </table:table-cell>
          <table:table-cell table:style-name="ce169" office:value-type="string">
            <text:p>Deactivate knowledge</text:p>
          </table:table-cell>
          <table:table-cell table:style-name="ce191" office:value-type="string">
            <text:p>Step 8: Check Mail portlet</text:p>
          </table:table-cell>
          <table:table-cell table:style-name="ce191" office:value-type="string">
            <text:p>Click Mail icon at the bottom left of Home page</text:p>
          </table:table-cell>
          <table:table-cell table:style-name="ce169" office:value-type="string">
            <text:p>Mail portlet should work properly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233" office:value-type="string">
            <text:p>USR_PLF_SYS_SPR_05</text:p>
          </table:table-cell>
          <table:table-cell table:style-name="ce132" table:formula="of:=IF(VALUE(MID([.F68];6;FIND(&quot;:&quot;;[.F68];1)-FIND(&quot; &quot;;[.F68];1)-1))&gt;VALUE(MID([.F67];6;FIND(&quot;:&quot;;[.F67];1)-FIND(&quot; &quot;;[.F67];1)-1));[.C67];[.C67]+1)" office:value-type="float" office:value="2">
            <text:p>002</text:p>
          </table:table-cell>
          <table:table-cell table:style-name="ce169" office:value-type="string">
            <text:p>System Administration/Startup Profiles/Knowledge</text:p>
          </table:table-cell>
          <table:table-cell table:style-name="ce169" office:value-type="string">
            <text:p>Deactivate knowledge</text:p>
          </table:table-cell>
          <table:table-cell table:style-name="ce191" office:value-type="string">
            <text:p>Step 9: Check Calendar portlet</text:p>
          </table:table-cell>
          <table:table-cell table:style-name="ce191" office:value-type="string">
            <text:p>Click calendar icon at the bottom left of Home page</text:p>
          </table:table-cell>
          <table:table-cell table:style-name="ce169" office:value-type="string">
            <text:p>Calendar portlet should work properly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233" office:value-type="string">
            <text:p>USR_PLF_SYS_SPR_05</text:p>
          </table:table-cell>
          <table:table-cell table:style-name="ce132" table:formula="of:=IF(VALUE(MID([.F69];6;FIND(&quot;:&quot;;[.F69];1)-FIND(&quot; &quot;;[.F69];1)-1))&gt;VALUE(MID([.F68];6;FIND(&quot;:&quot;;[.F68];1)-FIND(&quot; &quot;;[.F68];1)-1));[.C68];[.C68]+1)" office:value-type="float" office:value="2">
            <text:p>002</text:p>
          </table:table-cell>
          <table:table-cell table:style-name="ce169" office:value-type="string">
            <text:p>System Administration/Startup Profiles/Knowledge</text:p>
          </table:table-cell>
          <table:table-cell table:style-name="ce169" office:value-type="string">
            <text:p>Deactivate knowledge</text:p>
          </table:table-cell>
          <table:table-cell table:style-name="ce191" office:value-type="string">
            <text:p>Step 10: Check Contact portlet</text:p>
          </table:table-cell>
          <table:table-cell table:style-name="ce191" office:value-type="string">
            <text:p>Click Contact icon at the bottom left of Home page</text:p>
          </table:table-cell>
          <table:table-cell table:style-name="ce169" office:value-type="string">
            <text:p>Contact portlet should work properly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34">
          <table:table-cell table:style-name="ce115" table:formula="of:=IF(VALUE(MID([.F70];6;FIND(&quot;:&quot;;[.F70];1)-FIND(&quot; &quot;;[.F70];1)-1))&gt;VALUE(MID([.F69];6;FIND(&quot;:&quot;;[.F69];1)-FIND(&quot; &quot;;[.F69];1)-1));&quot;&quot;;MAX([.A$7:.A69])+1)" office:value-type="float" office:value="9">
            <text:p>009</text:p>
          </table:table-cell>
          <table:table-cell table:style-name="ce233" office:value-type="string">
            <text:p>USR_PLF_SYS_SPR_06</text:p>
          </table:table-cell>
          <table:table-cell table:style-name="ce132" office:value-type="float" office:value="1">
            <text:p>001</text:p>
          </table:table-cell>
          <table:table-cell table:style-name="ce235" office:value-type="string">
            <text:p>System Administration/Remove Samples</text:p>
          </table:table-cell>
          <table:table-cell table:style-name="ce235" office:value-type="string">
            <text:p>Remove samples on Tomcat</text:p>
          </table:table-cell>
          <table:table-cell table:style-name="ce169" office:value-type="string">
            <text:p>Step 1: Remove samples</text:p>
          </table:table-cell>
          <table:table-cell table:style-name="ce238" office:value-type="string">
            <text:p>- I locate the administrators guide in the delivery package under /docs/admin/AdministratorsGuide/index.pdf</text:p>
            <text:p>- I find a chapter called "Deployment" &gt; "How to remove sample applications" &gt; "Tomcat Bundle"</text:p>
            <text:p>- I follow instructions (remove acme_website.war &amp; acme_website, office-portal.war &amp; office-portal under /webapps; data under /gatein)</text:p>
            <text:p>- Start tomcat</text:p>
          </table:table-cell>
          <table:table-cell table:style-name="ce136" office:value-type="string">
            <text:p>Tomcat is started with no error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233" office:value-type="string">
            <text:p>USR_PLF_SYS_SPR_06</text:p>
          </table:table-cell>
          <table:table-cell table:style-name="ce132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69" office:value-type="string">
            <text:p>System Administration/Remove Samples</text:p>
          </table:table-cell>
          <table:table-cell table:style-name="ce169" office:value-type="string">
            <text:p>Remove samples on Tomcat</text:p>
          </table:table-cell>
          <table:table-cell table:style-name="ce136" office:value-type="string">
            <text:p>Step 2: Check after remove samples</text:p>
          </table:table-cell>
          <table:table-cell table:style-name="ce237" office:value-type="string">
            <text:p>Login</text:p>
          </table:table-cell>
          <table:table-cell table:style-name="ce237" office:value-type="string">
            <text:p>There's only default portal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82">
          <table:table-cell table:style-name="ce115" table:formula="of:=IF(VALUE(MID([.F72];6;FIND(&quot;:&quot;;[.F72];1)-FIND(&quot; &quot;;[.F72];1)-1))&gt;VALUE(MID([.F71];6;FIND(&quot;:&quot;;[.F71];1)-FIND(&quot; &quot;;[.F71];1)-1));&quot;&quot;;MAX([.A$7:.A71])+1)" office:value-type="float" office:value="10">
            <text:p>010</text:p>
          </table:table-cell>
          <table:table-cell table:style-name="ce233" office:value-type="string">
            <text:p>USR_PLF_SYS_SPR_06</text:p>
          </table:table-cell>
          <table:table-cell table:style-name="ce132"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169" office:value-type="string">
            <text:p>System Administration/Remove Samples</text:p>
          </table:table-cell>
          <table:table-cell table:style-name="ce235" office:value-type="string">
            <text:p>Remove samples on jboss</text:p>
          </table:table-cell>
          <table:table-cell table:style-name="ce169" office:value-type="string">
            <text:p>Step 1: Remove samples</text:p>
          </table:table-cell>
          <table:table-cell table:style-name="ce238" office:value-type="string">
            <text:p>- I locate the administrators guide in the delivery package under /docs/admin/AdministratorsGuide/index.pdf</text:p>
            <text:p>- I find a chapter called "Deployment" &gt; "How to remove sample applications" &gt; "EAR Distribution Bundle"</text:p>
            <text:p>- I follow instructions (remove <text:s/>exo.platform.office.ear-3.0.2-SNAPSHOT.ear</text:p>
            <text:p>[2:23:36 PM ICT] Philippe Aristote: exo.platform.sample.acme-website.ear-3.0.2-SNAPSHOT.ear</text:p>
            <text:p><text:s/>under jboss/server/default/deploy; data)</text:p>
            <text:p>- Start jboss</text:p>
          </table:table-cell>
          <table:table-cell table:style-name="ce136" office:value-type="string">
            <text:p>Jboss is started with no error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28">
          <table:table-cell table:style-name="ce115"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233" office:value-type="string">
            <text:p>USR_PLF_SYS_SPR_06</text:p>
          </table:table-cell>
          <table:table-cell table:style-name="ce132"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169" office:value-type="string">
            <text:p>System Administration/Remove Samples</text:p>
          </table:table-cell>
          <table:table-cell table:style-name="ce169" office:value-type="string">
            <text:p>Remove samples on jboss</text:p>
          </table:table-cell>
          <table:table-cell table:style-name="ce136" office:value-type="string">
            <text:p>Step 2: Check after remove samples</text:p>
          </table:table-cell>
          <table:table-cell table:style-name="ce237" office:value-type="string">
            <text:p>Login</text:p>
          </table:table-cell>
          <table:table-cell table:style-name="ce237" office:value-type="string">
            <text:p>There's only default portal</text:p>
          </table:table-cell>
          <table:table-cell table:style-name="ce239" office:value-type="string">
            <text:p>High</text:p>
          </table:table-cell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236"/>
          <table:table-cell table:style-name="ce169"/>
          <table:table-cell table:style-name="ce238"/>
          <table:table-cell table:style-name="ce136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235"/>
          <table:table-cell table:style-name="ce136"/>
          <table:table-cell table:style-name="ce237" table:number-columns-repeated="2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83">
          <table:table-cell table:style-name="ce115"/>
          <table:table-cell table:style-name="ce183"/>
          <table:table-cell table:style-name="ce132"/>
          <table:table-cell table:style-name="ce169"/>
          <table:table-cell table:style-name="ce236"/>
          <table:table-cell table:style-name="ce169"/>
          <table:table-cell table:style-name="ce238"/>
          <table:table-cell table:style-name="ce136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235"/>
          <table:table-cell table:style-name="ce136"/>
          <table:table-cell table:style-name="ce237" table:number-columns-repeated="2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84">
          <table:table-cell table:style-name="ce115"/>
          <table:table-cell table:style-name="ce183"/>
          <table:table-cell table:style-name="ce132"/>
          <table:table-cell table:style-name="ce169"/>
          <table:table-cell table:style-name="ce236"/>
          <table:table-cell table:style-name="ce169"/>
          <table:table-cell table:style-name="ce238"/>
          <table:table-cell table:style-name="ce136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235"/>
          <table:table-cell table:style-name="ce136"/>
          <table:table-cell table:style-name="ce237" table:number-columns-repeated="2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236"/>
          <table:table-cell table:style-name="ce169"/>
          <table:table-cell table:style-name="ce238"/>
          <table:table-cell table:style-name="ce136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235"/>
          <table:table-cell table:style-name="ce136"/>
          <table:table-cell table:style-name="ce237" table:number-columns-repeated="2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236"/>
          <table:table-cell table:style-name="ce169"/>
          <table:table-cell table:style-name="ce238"/>
          <table:table-cell table:style-name="ce136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235"/>
          <table:table-cell table:style-name="ce136"/>
          <table:table-cell table:style-name="ce237" table:number-columns-repeated="2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236"/>
          <table:table-cell table:style-name="ce169"/>
          <table:table-cell table:style-name="ce238"/>
          <table:table-cell table:style-name="ce136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235"/>
          <table:table-cell table:style-name="ce136"/>
          <table:table-cell table:style-name="ce237" table:number-columns-repeated="2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236"/>
          <table:table-cell table:style-name="ce169"/>
          <table:table-cell table:style-name="ce238"/>
          <table:table-cell table:style-name="ce136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235"/>
          <table:table-cell table:style-name="ce136"/>
          <table:table-cell table:style-name="ce237" table:number-columns-repeated="2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236"/>
          <table:table-cell table:style-name="ce169"/>
          <table:table-cell table:style-name="ce238"/>
          <table:table-cell table:style-name="ce136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235"/>
          <table:table-cell table:style-name="ce136"/>
          <table:table-cell table:style-name="ce237" table:number-columns-repeated="2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236"/>
          <table:table-cell table:style-name="ce169"/>
          <table:table-cell table:style-name="ce238"/>
          <table:table-cell table:style-name="ce136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235"/>
          <table:table-cell table:style-name="ce136"/>
          <table:table-cell table:style-name="ce237" table:number-columns-repeated="2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236"/>
          <table:table-cell table:style-name="ce169"/>
          <table:table-cell table:style-name="ce238"/>
          <table:table-cell table:style-name="ce136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235"/>
          <table:table-cell table:style-name="ce136"/>
          <table:table-cell table:style-name="ce237" table:number-columns-repeated="2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236"/>
          <table:table-cell table:style-name="ce169"/>
          <table:table-cell table:style-name="ce238"/>
          <table:table-cell table:style-name="ce136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235"/>
          <table:table-cell table:style-name="ce136"/>
          <table:table-cell table:style-name="ce237" table:number-columns-repeated="2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236"/>
          <table:table-cell table:style-name="ce169"/>
          <table:table-cell table:style-name="ce238"/>
          <table:table-cell table:style-name="ce136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235"/>
          <table:table-cell table:style-name="ce136"/>
          <table:table-cell table:style-name="ce237" table:number-columns-repeated="2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236"/>
          <table:table-cell table:style-name="ce169"/>
          <table:table-cell table:style-name="ce238"/>
          <table:table-cell table:style-name="ce136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235"/>
          <table:table-cell table:style-name="ce136"/>
          <table:table-cell table:style-name="ce237" table:number-columns-repeated="2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236"/>
          <table:table-cell table:style-name="ce169"/>
          <table:table-cell table:style-name="ce238"/>
          <table:table-cell table:style-name="ce136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235"/>
          <table:table-cell table:style-name="ce136"/>
          <table:table-cell table:style-name="ce237" table:number-columns-repeated="2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236"/>
          <table:table-cell table:style-name="ce169"/>
          <table:table-cell table:style-name="ce238"/>
          <table:table-cell table:style-name="ce136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235"/>
          <table:table-cell table:style-name="ce136"/>
          <table:table-cell table:style-name="ce237" table:number-columns-repeated="2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236"/>
          <table:table-cell table:style-name="ce169"/>
          <table:table-cell table:style-name="ce238"/>
          <table:table-cell table:style-name="ce136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194"/>
          <table:table-cell table:style-name="ce169" table:number-columns-repeated="3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136"/>
          <table:table-cell table:style-name="ce169" table:number-columns-repeated="3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194"/>
          <table:table-cell table:style-name="ce169" table:number-columns-repeated="3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136"/>
          <table:table-cell table:style-name="ce169" table:number-columns-repeated="3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194"/>
          <table:table-cell table:style-name="ce169" table:number-columns-repeated="3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136"/>
          <table:table-cell table:style-name="ce169" table:number-columns-repeated="3"/>
          <table:table-cell table:style-name="ce239"/>
          <table:table-cell table:style-name="ce129" table:number-columns-repeated="2"/>
          <table:table-cell table:style-name="ce241"/>
          <table:table-cell table:style-name="ce129"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235"/>
          <table:table-cell table:style-name="ce136"/>
          <table:table-cell table:style-name="ce169"/>
          <table:table-cell table:style-name="ce136"/>
          <table:table-cell table:style-name="ce239"/>
          <table:table-cell table:number-columns-repeated="2"/>
          <table:table-cell table:style-name="ce242"/>
          <table:table-cell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 table:number-columns-repeated="4"/>
          <table:table-cell table:style-name="ce136"/>
          <table:table-cell table:style-name="ce239"/>
          <table:table-cell table:number-columns-repeated="2"/>
          <table:table-cell table:style-name="ce242"/>
          <table:table-cell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/>
          <table:table-cell table:style-name="ce235"/>
          <table:table-cell table:style-name="ce169" table:number-columns-repeated="2"/>
          <table:table-cell table:style-name="ce136"/>
          <table:table-cell table:style-name="ce239"/>
          <table:table-cell table:number-columns-repeated="2"/>
          <table:table-cell table:style-name="ce242"/>
          <table:table-cell table:number-columns-repeated="213"/>
        </table:table-row>
        <table:table-row table:style-name="ro11">
          <table:table-cell table:style-name="ce115"/>
          <table:table-cell table:style-name="ce183"/>
          <table:table-cell table:style-name="ce132"/>
          <table:table-cell table:style-name="ce169" table:number-columns-repeated="4"/>
          <table:table-cell table:style-name="ce136"/>
          <table:table-cell table:style-name="ce239"/>
          <table:table-cell table:number-columns-repeated="2"/>
          <table:table-cell table:style-name="ce242"/>
          <table:table-cell table:number-columns-repeated="213"/>
        </table:table-row>
        <table:table-row table:style-name="ro11" table:number-rows-repeated="7">
          <table:table-cell/>
          <table:table-cell table:style-name="ce181"/>
          <table:table-cell table:number-columns-repeated="6"/>
          <table:table-cell table:style-name="ce172"/>
          <table:table-cell table:number-columns-repeated="2"/>
          <table:table-cell table:style-name="ce242"/>
          <table:table-cell table:number-columns-repeated="213"/>
        </table:table-row>
        <table:table-row table:style-name="ro11" table:number-rows-repeated="11">
          <table:table-cell table:number-columns-repeated="8"/>
          <table:table-cell table:style-name="ce172"/>
          <table:table-cell table:number-columns-repeated="2"/>
          <table:table-cell table:style-name="ce242"/>
          <table:table-cell table:number-columns-repeated="213"/>
        </table:table-row>
        <table:table-row table:style-name="ro11" table:number-rows-repeated="1048443">
          <table:table-cell table:number-columns-repeated="225"/>
        </table:table-row>
        <table:table-row table:style-name="ro11">
          <table:table-cell table:number-columns-repeated="225"/>
        </table:table-row>
      </table:table>
      <table:table table:name="Summary_Report" table:style-name="ta2" table:print="false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6" table:default-cell-style-name="Default"/>
        <table:table-row table:style-name="ro44">
          <table:table-cell table:style-name="ce196" office:value-type="string" table:number-columns-spanned="4" table:number-rows-spanned="2">
            <text:p>PLF User Stories List</text:p>
            <text:p>Product version: PLF 3.0.x</text:p>
          </table:table-cell>
          <table:covered-table-cell table:number-columns-repeated="3" table:style-name="ce207"/>
          <table:table-cell table:style-name="ce208" office:value-type="string" table:number-columns-spanned="1" table:number-rows-spanned="3">
            <text:p>Total cases</text:p>
          </table:table-cell>
          <table:table-cell table:style-name="ce206" table:number-columns-repeated="250"/>
        </table:table-row>
        <table:table-row table:style-name="ro51">
          <table:covered-table-cell table:style-name="ce197"/>
          <table:covered-table-cell table:number-columns-repeated="3" table:style-name="ce207"/>
          <table:covered-table-cell table:style-name="ce216"/>
          <table:table-cell table:style-name="ce206" table:number-columns-repeated="250"/>
        </table:table-row>
        <table:table-row table:style-name="ro77">
          <table:table-cell table:style-name="ce198" office:value-type="string">
            <text:p>Id</text:p>
          </table:table-cell>
          <table:table-cell table:style-name="ce208" office:value-type="string">
            <text:p>Functional Group</text:p>
          </table:table-cell>
          <table:table-cell table:style-name="ce208" office:value-type="string">
            <text:p>Functionality</text:p>
          </table:table-cell>
          <table:table-cell table:style-name="ce208" office:value-type="string">
            <text:p>Functionality summary</text:p>
          </table:table-cell>
          <table:covered-table-cell table:style-name="ce216"/>
          <table:table-cell table:style-name="ce206" table:number-columns-repeated="250"/>
        </table:table-row>
        <table:table-row table:style-name="ro9">
          <table:table-cell table:style-name="ce199" office:value-type="string">
            <text:p>USR_PLF_INT_IDE_01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WCM Templates</text:p>
          </table:table-cell>
          <table:table-cell table:style-name="ce217" table:formula="of:=SUMPRODUCT(([Integration_Features.B$5:Integration_Features.B$1126]=[.$A4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2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Gadgets</text:p>
          </table:table-cell>
          <table:table-cell table:style-name="ce217" table:formula="of:=SUMPRODUCT(([Integration_Features.B$5:Integration_Features.B$1126]=[.$A5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3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3" office:value-type="string">
            <text:p>Develop REST Services</text:p>
          </table:table-cell>
          <table:table-cell table:style-name="ce217" table:formula="of:=SUMPRODUCT(([Integration_Features.B$5:Integration_Features.B$1126]=[.$A6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4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Shared groovy scripts library</text:p>
          </table:table-cell>
          <table:table-cell table:style-name="ce217" table:formula="of:=SUMPRODUCT(([Integration_Features.B$5:Integration_Features.B$1126]=[.$A7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5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Develop from any template</text:p>
          </table:table-cell>
          <table:table-cell table:style-name="ce217" table:formula="of:=SUMPRODUCT(([Integration_Features.B$5:Integration_Features.B$1126]=[.$A8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IDE_06</text:p>
          </table:table-cell>
          <table:table-cell table:style-name="ce209" office:value-type="string">
            <text:p>IDE</text:p>
          </table:table-cell>
          <table:table-cell table:style-name="ce212" office:value-type="string">
            <text:p>Integration_Features/IDE</text:p>
          </table:table-cell>
          <table:table-cell table:style-name="ce212" office:value-type="string">
            <text:p>Upload any file</text:p>
          </table:table-cell>
          <table:table-cell table:style-name="ce217" table:formula="of:=SUMPRODUCT(([Integration_Features.B$5:Integration_Features.B$1126]=[.$A9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INT_CON_01</text:p>
          </table:table-cell>
          <table:table-cell table:style-name="ce209" office:value-type="string">
            <text:p>Content</text:p>
          </table:table-cell>
          <table:table-cell table:style-name="ce212" office:value-type="string">
            <text:p>Integration_Features/Content</text:p>
          </table:table-cell>
          <table:table-cell table:style-name="ce213" office:value-type="string">
            <text:p>Install CMIS Expert gadget</text:p>
          </table:table-cell>
          <table:table-cell table:style-name="ce217" table:formula="of:=SUMPRODUCT(([Integration_Features.B$5:Integration_Features.B$1126]=[.$A10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ON_02</text:p>
          </table:table-cell>
          <table:table-cell table:style-name="ce209" office:value-type="string">
            <text:p>Content</text:p>
          </table:table-cell>
          <table:table-cell table:style-name="ce212" office:value-type="string">
            <text:p>Integration_Features/Content</text:p>
          </table:table-cell>
          <table:table-cell table:style-name="ce213" office:value-type="string">
            <text:p>Modify template</text:p>
          </table:table-cell>
          <table:table-cell table:style-name="ce217" table:formula="of:=SUMPRODUCT(([Integration_Features.B$5:Integration_Features.B$1126]=[.$A11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SOC_01</text:p>
          </table:table-cell>
          <table:table-cell table:style-name="ce209" office:value-type="string">
            <text:p>SOC</text:p>
          </table:table-cell>
          <table:table-cell table:style-name="ce212" office:value-type="string">
            <text:p>Integration_Features/SOC</text:p>
          </table:table-cell>
          <table:table-cell table:style-name="ce213" office:value-type="string">
            <text:p>Share a Document in Stream</text:p>
          </table:table-cell>
          <table:table-cell table:style-name="ce217" table:formula="of:=SUMPRODUCT(([Integration_Features.B$5:Integration_Features.B$1126]=[.$A12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MAL_01</text:p>
          </table:table-cell>
          <table:table-cell table:style-name="ce209" office:value-type="string">
            <text:p>CS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Mail Attachments in DMS</text:p>
          </table:table-cell>
          <table:table-cell table:style-name="ce217" table:formula="of:=SUMPRODUCT(([Integration_Features.B$5:Integration_Features.B$1126]=[.$A13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AL_01</text:p>
          </table:table-cell>
          <table:table-cell table:style-name="ce209" office:value-type="string">
            <text:p>Calendar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Space Calendar</text:p>
          </table:table-cell>
          <table:table-cell table:style-name="ce217" table:formula="of:=SUMPRODUCT(([Integration_Features.B$5:Integration_Features.B$1126]=[.$A14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CAL_02</text:p>
          </table:table-cell>
          <table:table-cell table:style-name="ce209" office:value-type="string">
            <text:p>Calendar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Publish Calendar Activities in Stream</text:p>
          </table:table-cell>
          <table:table-cell table:style-name="ce217" table:formula="of:=SUMPRODUCT(([Integration_Features.B$5:Integration_Features.B$1126]=[.$A15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FOR_01</text:p>
          </table:table-cell>
          <table:table-cell table:style-name="ce209" office:value-type="string">
            <text:p>Forum</text:p>
          </table:table-cell>
          <table:table-cell table:style-name="ce212" office:value-type="string">
            <text:p>Integration_Features/CS</text:p>
          </table:table-cell>
          <table:table-cell table:style-name="ce213" office:value-type="string">
            <text:p>Space Forum</text:p>
          </table:table-cell>
          <table:table-cell table:style-name="ce217" table:formula="of:=SUMPRODUCT(([Integration_Features.B$5:Integration_Features.B$1126]=[.$A16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FOR_02</text:p>
          </table:table-cell>
          <table:table-cell table:style-name="ce209" office:value-type="string">
            <text:p>Forum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Publish Forum Activities in Stream</text:p>
          </table:table-cell>
          <table:table-cell table:style-name="ce217" table:formula="of:=SUMPRODUCT(([Integration_Features.B$5:Integration_Features.B$1126]=[.$A17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ANS_01</text:p>
          </table:table-cell>
          <table:table-cell table:style-name="ce209" office:value-type="string">
            <text:p>Answer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Space Answers</text:p>
          </table:table-cell>
          <table:table-cell table:style-name="ce217" table:formula="of:=SUMPRODUCT(([Integration_Features.B$5:Integration_Features.B$1126]=[.$A18])*([Integration_Features.A$5:Integration_Features.A$1126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INT_ANS_02</text:p>
          </table:table-cell>
          <table:table-cell table:style-name="ce209" office:value-type="string">
            <text:p>Answer</text:p>
          </table:table-cell>
          <table:table-cell table:style-name="ce212" office:value-type="string">
            <text:p>Integration_Features/CS</text:p>
          </table:table-cell>
          <table:table-cell table:style-name="ce212" office:value-type="string">
            <text:p>Publish Answers Activities in Stream</text:p>
          </table:table-cell>
          <table:table-cell table:style-name="ce217" table:formula="of:=SUMPRODUCT(([Integration_Features.B$5:Integration_Features.B$1126]=[.$A19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2" office:value-type="string">
            <text:p>USR_PLF_INT_WEB_01</text:p>
          </table:table-cell>
          <table:table-cell table:style-name="ce209" office:value-type="string">
            <text:p>WebOS</text:p>
          </table:table-cell>
          <table:table-cell table:style-name="ce212" office:value-type="string">
            <text:p>Integration_Features/WebOS</text:p>
          </table:table-cell>
          <table:table-cell table:style-name="ce212" office:value-type="string">
            <text:p>Activate WebOS</text:p>
          </table:table-cell>
          <table:table-cell table:style-name="ce217" table:formula="of:=SUMPRODUCT(([Integration_Features.B$5:Integration_Features.B$1126]=[.$A20])*([Integration_Features.A$5:Integration_Features.A$1126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WEL_01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Product Welcome Page</text:p>
          </table:table-cell>
          <table:table-cell table:style-name="ce217" table:formula="of:=SUMPRODUCT(([Builtin_UI.B$5:Builtin_UI.B$1069]=[.$A21])*([Builtin_UI.A$5:Builtin_UI.A$1069]&lt;&gt;&quot;&quot;))" office:value-type="float" office:value="4">
            <text:p>4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AIW_01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Acme Industry Social Intranet\Intranet welcome</text:p>
          </table:table-cell>
          <table:table-cell table:style-name="ce217" table:formula="of:=SUMPRODUCT(([Builtin_UI.B$5:Builtin_UI.B$1069]=[.$A22])*([Builtin_UI.A$5:Builtin_UI.A$1069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199" office:value-type="string">
            <text:p>USR_PLF_BUI_AIW_02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3" office:value-type="string">
            <text:p>Acme Industry Social Intranet\Access to activity</text:p>
          </table:table-cell>
          <table:table-cell table:style-name="ce217" table:formula="of:=SUMPRODUCT(([Builtin_UI.B$5:Builtin_UI.B$1069]=[.$A23])*([Builtin_UI.A$5:Builtin_UI.A$1069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0" office:value-type="string">
            <text:p>USR_PLF_BUI_AIW_03</text:p>
          </table:table-cell>
          <table:table-cell table:style-name="ce209" office:value-type="string">
            <text:p>Home page</text:p>
          </table:table-cell>
          <table:table-cell table:style-name="ce212" office:value-type="string">
            <text:p>Builtin_UI</text:p>
          </table:table-cell>
          <table:table-cell table:style-name="ce212" office:value-type="string">
            <text:p>Acme Industry Social Intranet\Access to activity</text:p>
          </table:table-cell>
          <table:table-cell table:style-name="ce217" table:formula="of:=SUMPRODUCT(([Builtin_UI.B$5:Builtin_UI.B$1069]=[.$A24])*([Builtin_UI.A$5:Builtin_UI.A$1069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1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 minimal profile</text:p>
          </table:table-cell>
          <table:table-cell table:style-name="ce217" table:formula="of:=SUMPRODUCT(([System_Administration.B$5:System_Administration.B$1070]=[.$A25])*([System_Administration.A$5:System_Administration.A$1070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2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 workflow</text:p>
          </table:table-cell>
          <table:table-cell table:style-name="ce217" table:formula="of:=SUMPRODUCT(([System_Administration.B$5:System_Administration.B$1070]=[.$A26])*([System_Administration.A$5:System_Administration.A$1070]&lt;&gt;&quot;&quot;))" office:value-type="float" office:value="1">
            <text:p>1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3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social</text:p>
          </table:table-cell>
          <table:table-cell table:style-name="ce217" table:formula="of:=SUMPRODUCT(([System_Administration.B$5:System_Administration.B$1070]=[.$A27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4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collaboration</text:p>
          </table:table-cell>
          <table:table-cell table:style-name="ce217" table:formula="of:=SUMPRODUCT(([System_Administration.B$5:System_Administration.B$1070]=[.$A28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9">
          <table:table-cell table:style-name="ce201" office:value-type="string">
            <text:p>USR_PLF_SYS_SPR_05</text:p>
          </table:table-cell>
          <table:table-cell table:style-name="ce209" office:value-type="string">
            <text:p>Activate profile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Activate/Deactivate knowledge</text:p>
          </table:table-cell>
          <table:table-cell table:style-name="ce217" table:formula="of:=SUMPRODUCT(([System_Administration.B$5:System_Administration.B$1070]=[.$A29])*([System_Administration.A$5:System_Administration.A$1070]&lt;&gt;&quot;&quot;))" office:value-type="float" office:value="2">
            <text:p>2</text:p>
          </table:table-cell>
          <table:table-cell table:style-name="ce211" table:number-columns-repeated="224"/>
          <table:table-cell table:style-name="ce206" table:number-columns-repeated="26"/>
        </table:table-row>
        <table:table-row table:style-name="ro9">
          <table:table-cell table:style-name="ce203" office:value-type="string">
            <text:p>USR_PLF_SYS_SPR_06</text:p>
          </table:table-cell>
          <table:table-cell table:style-name="ce201" office:value-type="string">
            <text:p>System Admin</text:p>
          </table:table-cell>
          <table:table-cell table:style-name="ce212" office:value-type="string">
            <text:p>System Admin</text:p>
          </table:table-cell>
          <table:table-cell table:style-name="ce214" office:value-type="string">
            <text:p>Remove Samples</text:p>
          </table:table-cell>
          <table:table-cell table:style-name="ce217" table:formula="of:=SUMPRODUCT(([System_Administration.B$5:System_Administration.B$1070]=[.$A30])*([System_Administration.A$5:System_Administration.A$1070]&lt;&gt;&quot;&quot;))" office:value-type="float" office:value="2">
            <text:p>2</text:p>
          </table:table-cell>
          <table:table-cell table:style-name="ce206" table:number-columns-repeated="250"/>
        </table:table-row>
        <table:table-row table:style-name="ro1">
          <table:table-cell table:style-name="ce204" office:value-type="string">
            <text:p>Total</text:p>
          </table:table-cell>
          <table:table-cell table:style-name="ce210" table:number-columns-repeated="2"/>
          <table:table-cell table:style-name="ce215"/>
          <table:table-cell table:style-name="ce218" table:formula="of:=SUM([.E4:.E30])" office:value-type="float" office:value="41">
            <text:p>41</text:p>
          </table:table-cell>
          <table:table-cell table:style-name="ce206" table:number-columns-repeated="250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78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06" table:number-columns-repeated="254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5"/>
          <table:table-cell table:style-name="ce211" table:number-columns-repeated="228"/>
          <table:table-cell table:style-name="ce206" table:number-columns-repeated="26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style-name="ce206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</table:table>
      <table:named-expressions>
        <table:named-expression table:name="ACTION" table:base-cell-address="$Cover.$A$1" table:expression="$#REF!.$B$3:$G$4"/>
        <table:named-expression table:name="APPLICATION_NAME" table:base-cell-address="$Cover.$A$1" table:expression="$#REF!.$C$6"/>
        <table:named-expression table:name="APPLICATION_NAME1" table:base-cell-address="$Cover.$C$8" table:expression="$cover.$c$#ref!"/>
        <table:named-range table:name="Excel_BuiltIn_Print_Area_1" table:base-cell-address="$Cover.$A$1" table:cell-range-address="$Cover.$A$1:.$E$69" table:range-usable-as="print-range"/>
        <table:named-expression table:name="Excel_BuiltIn_Print_Area_4" table:base-cell-address="$Cover.$A$1" table:expression="$#REF!.$A$1:$G$33"/>
        <table:named-expression table:name="Excel_BuiltIn_Print_Titles_2" table:base-cell-address="$Cover.$A$1" table:expression="$#REF!.$A$10:$IV$11"/>
        <table:named-expression table:name="Excel_BuiltIn_Print_Titles_3" table:base-cell-address="$Cover.$A$1" table:expression="$#REF!.$A$10:$IV$10"/>
        <table:named-expression table:name="Excel_BuiltIn_Print_Titles_4" table:base-cell-address="$Cover.$A$1" table:expression="$#REF!.$A$10:$IV$10"/>
        <table:named-expression table:name="Excel_BuiltIn__FilterDatabase_2" table:base-cell-address="$Cover.$A$1" table:expression="$#REF!.$A$10:$G$28"/>
        <table:named-expression table:name="Excel_BuiltIn__FilterDatabase_3" table:base-cell-address="$Cover.$A$1" table:expression="$#REF!.$A$10:$G$22"/>
        <table:named-expression table:name="Excel_BuiltIn__FilterDatabase_4" table:base-cell-address="$Cover.$A$1" table:expression="$#REF!.$A$10:$G$33"/>
        <table:named-range table:name="FAQ_01" table:base-cell-address="$Integration_Features.$A$13" table:cell-range-address="$Integration_Features.$B$7:.$H$125"/>
        <table:named-range table:name="FAQ_01_001" table:base-cell-address="$Integration_Features.$G$14" table:cell-range-address="$Integration_Features.$B$7:.$H$23"/>
        <table:named-range table:name="FAQ_01_002" table:base-cell-address="$Integration_Features.$G$16" table:cell-range-address="$Integration_Features.$B$77:.$H$78"/>
        <table:named-range table:name="FAQ_01_003" table:base-cell-address="$Integration_Features.$G$18" table:cell-range-address="$Integration_Features.$B$79:.$H$79"/>
        <table:named-range table:name="FAQ_01_004" table:base-cell-address="$Integration_Features.$G$20" table:cell-range-address="$Integration_Features.$B$91:.$H$96"/>
        <table:named-range table:name="FAQ_01_005" table:base-cell-address="$Integration_Features.$G$22" table:cell-range-address="$Integration_Features.$B$102:.$H$102"/>
        <table:named-range table:name="FAQ_01_006" table:base-cell-address="$Integration_Features.$G$24" table:cell-range-address="$Integration_Features.$B$103:.$H$104"/>
        <table:named-range table:name="FAQ_01_007" table:base-cell-address="$Integration_Features.$G$27" table:cell-range-address="$Integration_Features.$B$105:.$H$107"/>
        <table:named-range table:name="FAQ_01_029" table:base-cell-address="$Integration_Features.$G$102" table:cell-range-address="$Integration_Features.$B$253:.$H$256"/>
        <table:named-range table:name="FAQ_01_030" table:base-cell-address="$Integration_Features.$G$106" table:cell-range-address="$Integration_Features.$B$257:.$H$260"/>
        <table:named-range table:name="FAQ_01_031" table:base-cell-address="$Integration_Features.$G$109" table:cell-range-address="$Integration_Features.$B$261:.$H$263"/>
        <table:named-range table:name="FAQ_01_032" table:base-cell-address="$Integration_Features.$G$112" table:cell-range-address="$Integration_Features.$C$264:.$H$266"/>
        <table:named-range table:name="FAQ_01_033" table:base-cell-address="$Integration_Features.$G$117" table:cell-range-address="$Integration_Features.$B$267:.$H$268"/>
        <table:named-range table:name="FAQ_01_034" table:base-cell-address="$Integration_Features.$G$117" table:cell-range-address="$Integration_Features.$B$269:.$H$270"/>
        <table:named-range table:name="FAQ_01_32" table:base-cell-address="$Integration_Features.$G$112" table:cell-range-address="$Integration_Features.$B$264:.$H$266"/>
        <table:named-range table:name="FAQ_02" table:base-cell-address="$Integration_Features.$G$32" table:cell-range-address="$Integration_Features.$B$132:.$H$134"/>
        <table:named-range table:name="FAQ_02_008" table:base-cell-address="$Integration_Features.$G$28" table:cell-range-address="$Integration_Features.$B$132:.$H$134"/>
        <table:named-range table:name="FAQ_03" table:base-cell-address="$Integration_Features.$G$34" table:cell-range-address="$Integration_Features.$B$185:.$H$186"/>
        <table:named-expression table:name="FAQ_03_002" table:base-cell-address="$Cover.$G$19" table:expression="$#REF!.$B$#REF!:$H$#REF!"/>
        <table:named-range table:name="FAQ_03_009" table:base-cell-address="$Integration_Features.$G$31" table:cell-range-address="$Integration_Features.$B$185:.$H$186"/>
        <table:named-range table:name="FAQ_04" table:base-cell-address="$Integration_Features.$A$51" table:cell-range-address="$Integration_Features.$B$189:.$H$196"/>
        <table:named-range table:name="FAQ_04_010" table:base-cell-address="$Integration_Features.$G$33" table:cell-range-address="$Integration_Features.$B$189:.$H$191"/>
        <table:named-range table:name="FAQ_05" table:base-cell-address="$Integration_Features.$G$39" table:cell-range-address="$Integration_Features.$B$192:.$H$193"/>
        <table:named-range table:name="FAQ_05_011" table:base-cell-address="$Integration_Features.$A$36" table:cell-range-address="$Integration_Features.$B$192:.$H$194"/>
        <table:named-range table:name="FAQ_06" table:base-cell-address="$Integration_Features.$G$41" table:cell-range-address="$Integration_Features.$B$195:.$H$196"/>
        <table:named-range table:name="FAQ_06_012" table:base-cell-address="$Integration_Features.$G$39" table:cell-range-address="$Integration_Features.$B$195:.$H$196"/>
        <table:named-range table:name="FAQ_07" table:base-cell-address="$Integration_Features.$G$71" table:cell-range-address="$Integration_Features.$B$197:.$H$222"/>
        <table:named-range table:name="FAQ_07_013" table:base-cell-address="$Integration_Features.$G$42" table:cell-range-address="$Integration_Features.$B$197:.$H$198"/>
        <table:named-expression table:name="FAQ_07_014" table:base-cell-address="$Integration_Features.$G$45" table:expression="$category.$b$#ref!:$h$#ref!"/>
        <table:named-range table:name="FAQ_07_015" table:base-cell-address="$Integration_Features.$G$48" table:cell-range-address="$Integration_Features.$B$199:.$H$201"/>
        <table:named-range table:name="FAQ_07_016" table:base-cell-address="$Integration_Features.$G$51" table:cell-range-address="$Integration_Features.$B$202:.$H$204"/>
        <table:named-range table:name="FAQ_07_017" table:base-cell-address="$Integration_Features.$G$55" table:cell-range-address="$Integration_Features.$B$208:.$H$210"/>
        <table:named-range table:name="FAQ_07_018" table:base-cell-address="$Integration_Features.$G$58" table:cell-range-address="$Integration_Features.$B$211:.$H$213"/>
        <table:named-range table:name="FAQ_07_019" table:base-cell-address="$Integration_Features.$G$61" table:cell-range-address="$Integration_Features.$B$214:.$H$216"/>
        <table:named-range table:name="FAQ_07_020" table:base-cell-address="$Integration_Features.$G$64" table:cell-range-address="$Integration_Features.$B$217:.$H$219"/>
        <table:named-range table:name="FAQ_07_021" table:base-cell-address="$Integration_Features.$G$67" table:cell-range-address="$Integration_Features.$B$220:.$H$222"/>
        <table:named-range table:name="FAQ_08" table:base-cell-address="$Integration_Features.$G$85" table:cell-range-address="$Integration_Features.$B$226:.$H$239"/>
        <table:named-range table:name="FAQ_08_022" table:base-cell-address="$Integration_Features.$G$71" table:cell-range-address="$Integration_Features.$B$226:.$H$229"/>
        <table:named-range table:name="FAQ_08_023" table:base-cell-address="$Integration_Features.$G$76" table:cell-range-address="$Integration_Features.$B$230:.$H$234"/>
        <table:named-range table:name="FAQ_08_024" table:base-cell-address="$Integration_Features.$G$81" table:cell-range-address="$Integration_Features.$B$235:.$H$239"/>
        <table:named-range table:name="FAQ_08_025" table:base-cell-address="$Integration_Features.$G$86" table:cell-range-address="$Integration_Features.$B$240:.$H$244"/>
        <table:named-range table:name="FAQ_09" table:base-cell-address="$Integration_Features.$G$99" table:cell-range-address="$Integration_Features.$B$245:.$H$252"/>
        <table:named-expression table:name="FAQ_09_026" table:base-cell-address="$Integration_Features.$G$90" table:expression="$category.$b$#ref!:$h$#ref!"/>
        <table:named-range table:name="FAQ_09_027" table:base-cell-address="$Integration_Features.$G$94" table:cell-range-address="$Integration_Features.$B$245:.$H$248"/>
        <table:named-range table:name="FAQ_09_028" table:base-cell-address="$Integration_Features.$G$98" table:cell-range-address="$Integration_Features.$B$251"/>
        <table:named-range table:name="FAQ_09_28" table:base-cell-address="$Integration_Features.$G$98" table:cell-range-address="$Integration_Features.$B$249:.$H$252"/>
        <table:named-range table:name="FAQ_10" table:base-cell-address="$Builtin_UI.$G$38" table:cell-range-address="$Builtin_UI.$B$7:.$H$37"/>
        <table:named-range table:name="FAQ_10_001" table:base-cell-address="$Builtin_UI.$G$15" table:cell-range-address="$Builtin_UI.$B$7:$Builtin_UI.$H$8"/>
        <table:named-range table:name="FAQ_10_002" table:base-cell-address="$Builtin_UI.$G$18" table:cell-range-address="$Builtin_UI.$B$15:$Builtin_UI.$H$17"/>
        <table:named-range table:name="FAQ_10_003" table:base-cell-address="$Builtin_UI.$G$21" table:cell-range-address="$Builtin_UI.$B$18:$Builtin_UI.$H$20"/>
        <table:named-range table:name="FAQ_10_004" table:base-cell-address="$Builtin_UI.$G$24" table:cell-range-address="$Builtin_UI.$B$21:$Builtin_UI.$H$23"/>
        <table:named-range table:name="FAQ_10_005" table:base-cell-address="$Builtin_UI.$G$29" table:cell-range-address="$Builtin_UI.$B$24:$Builtin_UI.$H$28"/>
        <table:named-range table:name="FAQ_10_006" table:base-cell-address="$Builtin_UI.$G$34" table:cell-range-address="$Builtin_UI.$B$29:$Builtin_UI.$H$33"/>
        <table:named-range table:name="FAQ_10_007" table:base-cell-address="$Builtin_UI.$G$38" table:cell-range-address="$Builtin_UI.$B$34:.$H$37"/>
        <table:named-range table:name="FAQ_11" table:base-cell-address="$Builtin_UI.$G$50" table:cell-range-address="$Builtin_UI.$B$38:.$H$48"/>
        <table:named-range table:name="FAQ_11_008" table:base-cell-address="$Builtin_UI.$G$43" table:cell-range-address="$Builtin_UI.$B$38:.$H$42"/>
        <table:named-range table:name="FAQ_11_009" table:base-cell-address="$Builtin_UI.$G$43" table:cell-range-address="$Builtin_UI.$B$40:.$H$42"/>
        <table:named-range table:name="FAQ_11_010" table:base-cell-address="$Builtin_UI.$G$46" table:cell-range-address="$Builtin_UI.$B$43:.$H$45"/>
        <table:named-range table:name="FAQ_11_011" table:base-cell-address="$Builtin_UI.$G$49" table:cell-range-address="$Builtin_UI.$B$46:.$H$48"/>
        <table:named-range table:name="FAQ_12" table:base-cell-address="$Builtin_UI.$G$57" table:cell-range-address="$Builtin_UI.$B$49:.$H$51"/>
        <table:named-range table:name="FAQ_12_012" table:base-cell-address="$Builtin_UI.$G$52" table:cell-range-address="$Builtin_UI.$B$49:.$H$51"/>
        <table:named-range table:name="FAQ_13" table:base-cell-address="$Builtin_UI.$G$133" table:cell-range-address="$Builtin_UI.$B$97:.$H$162"/>
        <table:named-range table:name="FAQ_13_012" table:base-cell-address="$Cover.$G$62" table:cell-range-address="$Builtin_UI.$B$273:$Builtin_UI.$H$276"/>
        <table:named-range table:name="FAQ_13_013" table:base-cell-address="$Builtin_UI.$G$55" table:cell-range-address="$Builtin_UI.$B$97:.$H$99"/>
        <table:named-range table:name="FAQ_13_014" table:base-cell-address="$Builtin_UI.$G$58" table:cell-range-address="$Builtin_UI.$B$100:.$H$102"/>
        <table:named-range table:name="FAQ_13_015" table:base-cell-address="$Builtin_UI.$G$61" table:cell-range-address="$Builtin_UI.$B$103:.$H$105"/>
        <table:named-range table:name="FAQ_13_016" table:base-cell-address="$Builtin_UI.$G$64" table:cell-range-address="$Builtin_UI.$B$106:.$H$108"/>
        <table:named-range table:name="FAQ_13_017" table:base-cell-address="$Builtin_UI.$G$67" table:cell-range-address="$Builtin_UI.$B$109:.$H$111"/>
        <table:named-range table:name="FAQ_13_018" table:base-cell-address="$Builtin_UI.$G$70" table:cell-range-address="$Builtin_UI.$B$112:.$H$114"/>
        <table:named-expression table:name="FAQ_13_019" table:base-cell-address="$Builtin_UI.$G$75" table:expression="$question.$a$#ref!:$g$#ref!"/>
        <table:named-expression table:name="FAQ_13_020" table:base-cell-address="$Builtin_UI.$G$79" table:expression="$question.$a$#ref!:$g$#ref!"/>
        <table:named-range table:name="FAQ_13_021" table:base-cell-address="$Builtin_UI.$G$84" table:cell-range-address="$Builtin_UI.$B$115:.$H$119"/>
        <table:named-range table:name="FAQ_13_022" table:base-cell-address="$Builtin_UI.$G$86" table:cell-range-address="$Builtin_UI.$B$120:.$H$121"/>
        <table:named-range table:name="FAQ_13_023" table:base-cell-address="$Builtin_UI.$G$90" table:cell-range-address="$Builtin_UI.$B$122:.$H$125"/>
        <table:named-range table:name="FAQ_13_024" table:base-cell-address="$Builtin_UI.$G$92" table:cell-range-address="$Builtin_UI.$B$126:.$H$127"/>
        <table:named-range table:name="FAQ_13_025" table:base-cell-address="$Builtin_UI.$G$96" table:cell-range-address="$Builtin_UI.$B$128:.$H$131"/>
        <table:named-range table:name="FAQ_13_026" table:base-cell-address="$Builtin_UI.$G$100" table:cell-range-address="$Builtin_UI.$B$132:.$H$135"/>
        <table:named-range table:name="FAQ_13_027" table:base-cell-address="$Builtin_UI.$G$101" table:cell-range-address="$Builtin_UI.$B$136:.$H$139"/>
        <table:named-range table:name="FAQ_13_028" table:base-cell-address="$Builtin_UI.$G$108" table:cell-range-address="$Builtin_UI.$B$143:.$H$1181"/>
        <table:named-range table:name="FAQ_13_029" table:base-cell-address="$Builtin_UI.$G$112" table:cell-range-address="$Builtin_UI.$B$144:.$H$147"/>
        <table:named-range table:name="FAQ_13_030" table:base-cell-address="$Builtin_UI.$G$117" table:cell-range-address="$Builtin_UI.$B$148:.$H$152"/>
        <table:named-range table:name="FAQ_13_031" table:base-cell-address="$Builtin_UI.$G$122" table:cell-range-address="$Builtin_UI.$B$153:.$H$157"/>
        <table:named-range table:name="FAQ_13_032" table:base-cell-address="$Builtin_UI.$G$127" table:cell-range-address="$Builtin_UI.$B$158:.$H$162"/>
        <table:named-range table:name="FAQ_13_040" table:base-cell-address="$Builtin_UI.$G$153" table:cell-range-address="$Builtin_UI.$B$163:.$H$165"/>
        <table:named-range table:name="FAQ_13_041" table:base-cell-address="$Builtin_UI.$G$159" table:cell-range-address="$Builtin_UI.$B$181:.$H$186"/>
        <table:named-range table:name="FAQ_13_042" table:base-cell-address="$Builtin_UI.$G$165" table:cell-range-address="$Builtin_UI.$B$187:.$H$192"/>
        <table:named-range table:name="FAQ_13_043" table:base-cell-address="$Builtin_UI.$G$168" table:cell-range-address="$Builtin_UI.$B$193:.$H$195"/>
        <table:named-range table:name="FAQ_14" table:base-cell-address="$Builtin_UI.$G$136" table:cell-range-address="$Builtin_UI.$B$196:.$H$198"/>
        <table:named-range table:name="FAQ_14_033" table:base-cell-address="$Builtin_UI.$G$130" table:cell-range-address="$Builtin_UI.$B$196:.$H$198"/>
        <table:named-range table:name="FAQ_15" table:base-cell-address="$Builtin_UI.$G$158" table:cell-range-address="$Builtin_UI.$B$200:.$H$212"/>
        <table:named-range table:name="FAQ_15_034" table:base-cell-address="$Builtin_UI.$G$133" table:cell-range-address="$Builtin_UI.$B$200:.$H$202"/>
        <table:named-range table:name="FAQ_15_035" table:base-cell-address="$Builtin_UI.$G$136" table:cell-range-address="$Builtin_UI.$B$204:.$H$206"/>
        <table:named-range table:name="FAQ_15_036" table:base-cell-address="$Builtin_UI.$G$139" table:cell-range-address="$Builtin_UI.$B$207:.$H$209"/>
        <table:named-range table:name="FAQ_15_037" table:base-cell-address="$Builtin_UI.$G$142" table:cell-range-address="$Builtin_UI.$B$210:.$H$212"/>
        <table:named-range table:name="FAQ_16" table:base-cell-address="$Builtin_UI.$G$166" table:cell-range-address="$Builtin_UI.$B$239:.$H$243"/>
        <table:named-range table:name="FAQ_16_038" table:base-cell-address="$Builtin_UI.$G$147" table:cell-range-address="$Builtin_UI.$B$239:.$H$243"/>
        <table:named-range table:name="FAQ_17" table:base-cell-address="$Builtin_UI.$G$170" table:cell-range-address="$Builtin_UI.$B$244:$Builtin_UI.$H$245"/>
        <table:named-range table:name="FAQ_17_039" table:base-cell-address="$Builtin_UI.$G$149" table:cell-range-address="$Builtin_UI.$B$244:.$H$245"/>
        <table:named-expression table:name="FAQ_18" table:base-cell-address="$System_Administration.$G$18" table:expression="$#REF!.$B$7:$H$12"/>
        <table:named-expression table:name="FAQ_18_001" table:base-cell-address="$System_Administration.$G$15" table:expression="$#REF!.$B$7:$H$9"/>
        <table:named-expression table:name="FAQ_18_002" table:base-cell-address="$System_Administration.$G$18" table:expression="$#REF!.$B$10:$H$12"/>
        <table:named-expression table:name="FAQ_19" table:base-cell-address="$System_Administration.$G$22" table:expression="$#REF!.$B$21:$H$24"/>
        <table:named-expression table:name="FAQ_19_003" table:base-cell-address="$System_Administration.$G$22" table:expression="$#REF!.$B$13:$H$16"/>
        <table:named-expression table:name="FAQ_19_004" table:base-cell-address="$System_Administration.$G$26" table:expression="$#REF!.$B$17:$H$20"/>
        <table:named-expression table:name="FAQ_19_005" table:base-cell-address="$System_Administration.$G$30" table:expression="$#REF!.$B$21:$H$24"/>
        <table:named-expression table:name="FAQ_20" table:base-cell-address="$System_Administration.$G$27" table:expression="$questions_management.$b$#ref!:$h$#ref!"/>
        <table:named-expression table:name="FAQ_20_006" table:base-cell-address="$System_Administration.$G$35" table:expression="$questions_management.$b$#ref!:$h$#ref!"/>
        <table:named-expression table:name="FAQ_21" table:base-cell-address="$System_Administration.$G$30" table:expression="$questions_management.$b$#ref!:$h$#ref!"/>
        <table:named-expression table:name="FAQ_21_007" table:base-cell-address="$System_Administration.$G$38" table:expression="$questions_management.$b$#ref!:$h$#ref!"/>
        <table:named-range table:name="FAQ_22" table:base-cell-address="$Summary_Report.$A$13" table:cell-range-address="$System_Administration.$B$7:.$H$24"/>
        <table:named-range table:name="FAQ_22_001" table:base-cell-address="$Summary_Report.$G$14" table:cell-range-address="$System_Administration.$B$7:.$H$18"/>
        <table:named-range table:name="FAQ_22_002" table:base-cell-address="$Summary_Report.$G$16" table:cell-range-address="$System_Administration.$B$19:.$H$20"/>
        <table:named-range table:name="FAQ_22_003" table:base-cell-address="$Summary_Report.$G$18" table:cell-range-address="$System_Administration.$B$21:.$H$22"/>
        <table:named-range table:name="FAQ_22_004" table:base-cell-address="$Summary_Report.$G$20" table:cell-range-address="$System_Administration.$B$23:.$H$24"/>
        <table:named-range table:name="FAQ_23" table:base-cell-address="$Summary_Report.$G$72" table:cell-range-address="$System_Administration.$B$59:.$H$110"/>
        <table:named-range table:name="FAQ_23_005" table:base-cell-address="$Summary_Report.$G$22" table:cell-range-address="$System_Administration.$B$59:.$H$60"/>
        <table:named-range table:name="FAQ_23_006" table:base-cell-address="$Summary_Report.$G$24" table:cell-range-address="$System_Administration.$B$61:.$H$62"/>
        <table:named-range table:name="FAQ_23_007" table:base-cell-address="$Summary_Report.$G$26" table:cell-range-address="$System_Administration.$B$63:.$H$64"/>
        <table:named-range table:name="FAQ_23_008" table:base-cell-address="$Summary_Report.$G$28" table:cell-range-address="$System_Administration.$B$65:.$H$66"/>
        <table:named-range table:name="FAQ_23_009" table:base-cell-address="$Summary_Report.$G$30" table:cell-range-address="$System_Administration.$B$67:.$H$68"/>
        <table:named-range table:name="FAQ_23_010" table:base-cell-address="$Summary_Report.$G$32" table:cell-range-address="$System_Administration.$B$69:.$H$70"/>
        <table:named-range table:name="FAQ_23_011" table:base-cell-address="$Summary_Report.$G$34" table:cell-range-address="$System_Administration.$B$71:.$H$72"/>
        <table:named-range table:name="FAQ_23_012" table:base-cell-address="$Summary_Report.$G$36" table:cell-range-address="$System_Administration.$B$73:.$H$74"/>
        <table:named-range table:name="FAQ_23_013" table:base-cell-address="$Summary_Report.$G$38" table:cell-range-address="$System_Administration.$B$75:.$H$76"/>
        <table:named-range table:name="FAQ_23_014" table:base-cell-address="$Summary_Report.$G$40" table:cell-range-address="$System_Administration.$B$77:.$H$78"/>
        <table:named-range table:name="FAQ_23_015" table:base-cell-address="$Summary_Report.$G$42" table:cell-range-address="$System_Administration.$B$79:.$H$80"/>
        <table:named-range table:name="FAQ_23_016" table:base-cell-address="$Summary_Report.$G$44" table:cell-range-address="$System_Administration.$B$81:.$H$82"/>
        <table:named-range table:name="FAQ_23_017" table:base-cell-address="$Summary_Report.$G$46" table:cell-range-address="$System_Administration.$B$83:.$H$84"/>
        <table:named-range table:name="FAQ_23_018" table:base-cell-address="$Summary_Report.$G$48" table:cell-range-address="$System_Administration.$B$85:.$H$86"/>
        <table:named-range table:name="FAQ_23_019" table:base-cell-address="$Summary_Report.$G$50" table:cell-range-address="$System_Administration.$B$87:.$H$88"/>
        <table:named-range table:name="FAQ_23_020" table:base-cell-address="$Summary_Report.$G$52" table:cell-range-address="$System_Administration.$B$89:.$H$90"/>
        <table:named-range table:name="FAQ_23_021" table:base-cell-address="$Summary_Report.$G$54" table:cell-range-address="$System_Administration.$B$91:.$H$92"/>
        <table:named-range table:name="FAQ_23_022" table:base-cell-address="$Summary_Report.$G$56" table:cell-range-address="$System_Administration.$B$93:.$H$94"/>
        <table:named-range table:name="FAQ_23_023" table:base-cell-address="$Summary_Report.$G$58" table:cell-range-address="$System_Administration.$B$95:.$H$96"/>
        <table:named-range table:name="FAQ_23_024" table:base-cell-address="$Summary_Report.$G$60" table:cell-range-address="$System_Administration.$B$97:.$H$98"/>
        <table:named-range table:name="FAQ_23_025" table:base-cell-address="$Summary_Report.$G$62" table:cell-range-address="$System_Administration.$B$99:.$H$100"/>
        <table:named-range table:name="FAQ_23_026" table:base-cell-address="$Summary_Report.$G$64" table:cell-range-address="$System_Administration.$B$101:.$H$102"/>
        <table:named-range table:name="FAQ_23_027" table:base-cell-address="$Summary_Report.$G$66" table:cell-range-address="$System_Administration.$B$103:.$H$104"/>
        <table:named-range table:name="FAQ_23_028" table:base-cell-address="$Summary_Report.$G$68" table:cell-range-address="$System_Administration.$B$105:.$H$106"/>
        <table:named-range table:name="FAQ_23_029" table:base-cell-address="$Summary_Report.$G$70" table:cell-range-address="$System_Administration.$B$107:.$H$108"/>
        <table:named-range table:name="FAQ_23_030" table:base-cell-address="$Summary_Report.$G$72" table:cell-range-address="$System_Administration.$B$109:.$H$110"/>
        <table:named-expression table:name="FAQ_24" table:base-cell-address="$Cover.$G$55" table:expression="$#REF!.$B$7:$H$38"/>
        <table:named-expression table:name="FAQ_24_001" table:base-cell-address="$Cover.$G$15" table:expression="$#REF!.$B$7:$H$9"/>
        <table:named-expression table:name="FAQ_24_002" table:base-cell-address="$Cover.$G$18" table:expression="$#REF!.$B$10:$H$12"/>
        <table:named-expression table:name="FAQ_24_003" table:base-cell-address="$Cover.$A$21" table:expression="$#REF!.$B$13:$IM$15"/>
        <table:named-expression table:name="FAQ_24_004" table:base-cell-address="$Cover.$G$25" table:expression="$#REF!.$B$16:$H$18"/>
        <table:named-expression table:name="FAQ_24_005" table:base-cell-address="$Cover.$G$28" table:expression="$#REF!.$B$29:$H$31"/>
        <table:named-expression table:name="FAQ_24_006" table:base-cell-address="$Cover.$G$31" table:expression="$#REF!.$B$32:$H$34"/>
        <table:named-expression table:name="FAQ_24_007" table:base-cell-address="$Cover.$G$34" table:expression="$#REF!.$B$35:$H$37"/>
        <table:named-expression table:name="FAQ_24_008" table:base-cell-address="$Cover.$G$37" table:expression="$#REF!.$B$38:$H$38"/>
        <table:named-expression table:name="FAQ_24_009" table:base-cell-address="$Cover.$G$40" table:expression="$user_settings.$b$#ref!:$h$#ref!"/>
        <table:named-expression table:name="FAQ_24_010" table:base-cell-address="$Cover.$G$43" table:expression="$user_settings.$b$#ref!:$h$#ref!"/>
        <table:named-expression table:name="FAQ_24_011" table:base-cell-address="$Cover.$G$46" table:expression="$user_settings.$b$#ref!:$h$#ref!"/>
        <table:named-expression table:name="FAQ_24_013" table:base-cell-address="$Cover.$G$52" table:expression="$user_settings.$b$#ref!:$h$#ref!"/>
        <table:named-expression table:name="FAQ_24_014" table:base-cell-address="$Cover.$G$55" table:expression="$user_settings.$b$#ref!:$h$#ref!"/>
        <table:named-expression table:name="FAQ_24_015" table:base-cell-address="$Cover.$G$58" table:expression="$user_settings.$b$#ref!:$h$#ref!"/>
        <table:named-expression table:name="FAQ_24_016" table:base-cell-address="$Cover.$G$61" table:expression="$user_settings.$b$#ref!:$h$#ref!"/>
        <table:named-expression table:name="FAQ_24_12" table:base-cell-address="$Cover.$G$49" table:expression="$user_settings.$b$#ref!:$h$#ref!"/>
        <table:named-expression table:name="FAQ_25" table:base-cell-address="$Cover.$G$36" table:expression="$#REF!.$B$7:$H$30"/>
        <table:named-expression table:name="FAQ_25_001" table:base-cell-address="$Cover.$G$18" table:expression="$#REF!.$B$7:$H$12"/>
        <table:named-expression table:name="FAQ_25_002" table:base-cell-address="$Cover.$G$24" table:expression="$#REF!.$B$13:$H$18"/>
        <table:named-expression table:name="FAQ_25_003" table:base-cell-address="$Cover.$G$30" table:expression="$#REF!.$B$19:$H$24"/>
        <table:named-expression table:name="FAQ_25_004" table:base-cell-address="$Cover.$G$36" table:expression="$#REF!.$B$25:$H$30"/>
        <table:named-expression table:name="FAQ_26" table:base-cell-address="$Cover.$G$16" table:expression="$#REF!.$B$13:$H$16"/>
        <table:named-expression table:name="FAQ_26_015" table:base-cell-address="$Cover.$G$58" table:expression="$user_settings.$b$#ref!:$h$#ref!"/>
        <table:named-expression table:name="FAQ_27" table:base-cell-address="$Cover.$G$22" table:expression="$#REF!.$B$#REF!:$H$#REF!"/>
        <table:named-expression table:name="FAQ_27_001" table:base-cell-address="$Cover.$G$15" table:expression="$#REF!.$B$#REF!:$H$#REF!"/>
        <table:named-expression table:name="FAQ_27_002" table:base-cell-address="$Cover.$G$18" table:expression="$#REF!.$B$#REF!:$H$#REF!"/>
        <table:named-expression table:name="FAQ_27_003" table:base-cell-address="$Cover.$G$22" table:expression="$#REF!.$B$#REF!:$H$#REF!"/>
        <table:named-expression table:name="FAQ_27_008" table:base-cell-address="$Cover.$G$44" table:expression="$#REF!.$B$#REF!:$H$#REF!"/>
        <table:named-expression table:name="FAQ_28" table:base-cell-address="$Cover.$G$44" table:expression="$#REF!.$B$#REF!:$H$#REF!"/>
        <table:named-expression table:name="FAQ_28_004" table:base-cell-address="$Cover.$G$29" table:expression="$#REF!.$B$#REF!:$H$#REF!"/>
        <table:named-expression table:name="FAQ_28_005" table:base-cell-address="$Cover.$G$34" table:expression="$#REF!.$B$#REF!:$H$#REF!"/>
        <table:named-expression table:name="FAQ_28_006" table:base-cell-address="$Cover.$G$40" table:expression="$#REF!.$B$#REF!:$H$#REF!"/>
        <table:named-expression table:name="FAQ_28_007" table:base-cell-address="$Cover.$G$44" table:expression="$#REF!.$B$#REF!:$H$#REF!"/>
        <table:named-expression table:name="FAQ_28_008" table:base-cell-address="$Cover.$A$48" table:expression="$#REF!.$B$#REF!:$IM$#REF!"/>
        <table:named-expression table:name="FAQ_28_009" table:base-cell-address="$Cover.$G$54" table:expression="$#REF!.$B$#REF!:$H$#REF!"/>
        <table:named-expression table:name="FAQ_29" table:base-cell-address="$Cover.$B$13" table:expression="$#REF!.$B$#REF!:$H$#REF!"/>
        <table:named-expression table:name="FAQ_29_001" table:base-cell-address="$Cover.$G$15" table:expression="$#REF!.$B$#REF!:$H$#REF!"/>
        <table:named-expression table:name="FAQ_29_002" table:base-cell-address="$Cover.$G$19" table:expression="$#REF!.$B$#REF!:$H$#REF!"/>
        <table:named-expression table:name="FAQ_29_003" table:base-cell-address="$Cover.$G$23" table:expression="$#REF!.$B$#REF!:$H$#REF!"/>
        <table:named-expression table:name="FAQ_29_004" table:base-cell-address="$Cover.$G$28" table:expression="$#REF!.$B$#REF!:$H$#REF!"/>
        <table:named-expression table:name="FAQ_29_005" table:base-cell-address="$Cover.$G$34" table:expression="$#REF!.$B$#REF!:$H$#REF!"/>
        <table:named-expression table:name="FAQ_30" table:base-cell-address="$Cover.$G$34" table:expression="$#REF!.$B$#REF!:$H$#REF!"/>
        <table:named-expression table:name="FAQ_30_003" table:base-cell-address="$Cover.$G$23" table:expression="$#REF!.$B$#REF!:$H$#REF!"/>
        <table:named-expression table:name="FAQ_30_004" table:base-cell-address="$Cover.$G$28" table:expression="$#REF!.$B$#REF!:$H$#REF!"/>
        <table:named-expression table:name="FAQ_30_005" table:base-cell-address="$Cover.$G$34" table:expression="$#REF!.$B$#REF!:$H$#REF!"/>
        <table:named-expression table:name="FAQ_31" table:base-cell-address="$Cover.$G$37" table:expression="$other_actions.$a$#ref!:$g$#ref!"/>
        <table:named-expression table:name="FAQ_31_006" table:base-cell-address="$Cover.$G$37" table:expression="$other_actions.$a$#ref!:$g$#ref!"/>
        <table:named-expression table:name="FAQ_32" table:base-cell-address="$Cover.$A$34" table:expression="$#REF!.$B$#REF!:$H$#REF!"/>
        <table:named-expression table:name="FAQ_32_007" table:base-cell-address="$Cover.$D$39" table:expression="$#REF!.$B$#REF!:$H$#REF!"/>
        <table:named-range table:name="FAQ_33" table:base-cell-address="$Cover.$G$62" table:cell-range-address="$Builtin_UI.$B$246:$Builtin_UI.$H$276"/>
        <table:named-expression table:name="FAQ_33_007" table:base-cell-address="$Cover.$G$44" table:expression="$#REF!.$B$#REF!:$H$#REF!"/>
        <table:named-range table:name="FAQ_33_008" table:base-cell-address="$Cover.$G$47" table:cell-range-address="$Builtin_UI.$B$246:$Builtin_UI.$H$248"/>
        <table:named-range table:name="FAQ_33_009" table:base-cell-address="$Cover.$G$50" table:cell-range-address="$Builtin_UI.$B$249:$Builtin_UI.$H$251"/>
        <table:named-range table:name="FAQ_33_010" table:base-cell-address="$Cover.$G$54" table:cell-range-address="$Builtin_UI.$B$252:$Builtin_UI.$H$255"/>
        <table:named-range table:name="FAQ_33_011" table:base-cell-address="$Cover.$G$58" table:cell-range-address="$Builtin_UI.$B$252:$Builtin_UI.$H$255"/>
        <table:named-range table:name="FAQ_33_012" table:base-cell-address="$Cover.$G$62" table:cell-range-address="$Builtin_UI.$B$273:$Builtin_UI.$H$276"/>
        <table:named-range table:name="FAQ_33_11" table:base-cell-address="$Cover.$G$58" table:cell-range-address="$Builtin_UI.$B$262:$Builtin_UI.$H$265"/>
        <table:named-range table:name="FAQ_34" table:base-cell-address="$Cover.$G$65" table:cell-range-address="$Builtin_UI.$B$277:$Builtin_UI.$H$279"/>
        <table:named-range table:name="FAQ_34_013" table:base-cell-address="$Cover.$G$65" table:cell-range-address="$Builtin_UI.$B$277:$Builtin_UI.$H$279"/>
        <table:named-expression table:name="FAQ_35" table:base-cell-address="$Cover.$G$68" table:expression="$#REF!.$B$#REF!:$H$#REF!"/>
        <table:named-expression table:name="FAQ_35_014" table:base-cell-address="$Cover.$G$68" table:expression="$#REF!.$B$#REF!:$H$#REF!"/>
        <table:named-expression table:name="FAQ_36" table:base-cell-address="$Cover.$G$100" table:expression="$#REF!.$B$#REF!:$H$#REF!"/>
        <table:named-expression table:name="FAQ_36_015" table:base-cell-address="$Cover.$A$69" table:expression="$#REF!.$B$#REF!:$H$#REF!"/>
        <table:named-expression table:name="FAQ_36_016" table:base-cell-address="$Cover.$A$72" table:expression="$#REF!.$B$#REF!:$H$#REF!"/>
        <table:named-expression table:name="FAQ_36_017" table:base-cell-address="$Cover.$A$75" table:expression="$#REF!.$B$#REF!:$H$#REF!"/>
        <table:named-expression table:name="FAQ_36_018" table:base-cell-address="$Cover.$G$81" table:expression="$#REF!.$B$#REF!:$H$#REF!"/>
        <table:named-expression table:name="FAQ_36_019" table:base-cell-address="$Cover.$A$82" table:expression="$other_actions.$a$#ref!:$g$#ref!"/>
        <table:named-expression table:name="FAQ_36_020" table:base-cell-address="$Cover.$G$89" table:expression="$#REF!.$B$#REF!:$H$#REF!"/>
        <table:named-expression table:name="FAQ_36_021" table:base-cell-address="$Cover.$G$94" table:expression="$#REF!.$B$#REF!:$H$#REF!"/>
        <table:named-expression table:name="FAQ_36_022" table:base-cell-address="$Cover.$G$99" table:expression="$#REF!.$B$#REF!:$H$#REF!"/>
        <table:named-expression table:name="FAQ_36_023" table:base-cell-address="$Cover.$G$104" table:expression="$#REF!.$B$#REF!:$H$#REF!"/>
        <table:named-expression table:name="FAQ_36_024" table:base-cell-address="$Cover.$G$109" table:expression="$#REF!.$B$#REF!:$H$#REF!"/>
        <table:named-range table:name="FAQ_37" table:base-cell-address="$Cover.$A$107" table:cell-range-address="$Builtin_UI.$B$280:$Builtin_UI.$H$285"/>
        <table:named-range table:name="FAQ_37_023" table:base-cell-address="$Cover.$G$104" table:cell-range-address="$Builtin_UI.$B$280:$Builtin_UI.$H$282"/>
        <table:named-range table:name="FAQ_37_025" table:base-cell-address="$Cover.$A$107" table:cell-range-address="$Builtin_UI.$B$280:$Builtin_UI.$H$285"/>
        <table:named-range table:name="FAQ_38" table:base-cell-address="$Cover.$G$119" table:cell-range-address="$Builtin_UI.$B$288:$Builtin_UI.$H$292"/>
        <table:named-range table:name="FAQ_38_026" table:base-cell-address="$Cover.$G$119" table:cell-range-address="$Builtin_UI.$B$288:$Builtin_UI.$H$292"/>
        <table:named-range table:name="FAQ_39" table:base-cell-address="$Cover.$G$126" table:cell-range-address="$Builtin_UI.$B$293:$Builtin_UI.$H$299"/>
        <table:named-range table:name="FAQ_40" table:base-cell-address="$Cover.$G$131" table:cell-range-address="$Builtin_UI.$B$300:$Builtin_UI.$H$304"/>
        <table:named-range table:name="FAQ_40_028" table:base-cell-address="$Cover.$G$131" table:cell-range-address="$Builtin_UI.$B$300:$Builtin_UI.$H$304"/>
        <table:named-expression table:name="FAQ_41" table:base-cell-address="$Cover.$G$51" table:expression="$#REF!.$B$#REF!:$H$#REF!"/>
        <table:named-expression table:name="FAQ_41_001" table:base-cell-address="$Cover.$G$15" table:expression="$#REF!.$B$#REF!:$H$#REF!"/>
        <table:named-expression table:name="FAQ_41_002" table:base-cell-address="$Cover.$G$18" table:expression="$#REF!.$B$#REF!:$H$#REF!"/>
        <table:named-expression table:name="FAQ_41_003" table:base-cell-address="$Cover.$G$21" table:expression="$#REF!.$B$#REF!:$H$#REF!"/>
        <table:named-expression table:name="FAQ_41_004" table:base-cell-address="$Cover.$G$24" table:expression="$#REF!.$B$#REF!:$H$#REF!"/>
        <table:named-expression table:name="FAQ_41_005" table:base-cell-address="$Cover.$G$27" table:expression="$#REF!.$B$#REF!:$H$#REF!"/>
        <table:named-expression table:name="FAQ_41_006" table:base-cell-address="$Cover.$G$30" table:expression="$#REF!.$B$#REF!:$H$#REF!"/>
        <table:named-expression table:name="FAQ_41_007" table:base-cell-address="$Cover.$G$33" table:expression="$#REF!.$B$#REF!:$H$#REF!"/>
        <table:named-expression table:name="FAQ_41_008" table:base-cell-address="$Cover.$G$36" table:expression="$#REF!.$B$#REF!:$H$#REF!"/>
        <table:named-expression table:name="FAQ_41_009" table:base-cell-address="$Cover.$G$39" table:expression="$#REF!.$B$#REF!:$H$#REF!"/>
        <table:named-expression table:name="FAQ_41_010" table:base-cell-address="$Cover.$G$42" table:expression="$#REF!.$B$#REF!:$H$#REF!"/>
        <table:named-expression table:name="FAQ_41_011" table:base-cell-address="$Cover.$G$45" table:expression="$#REF!.$B$#REF!:$H$#REF!"/>
        <table:named-expression table:name="FAQ_41_012" table:base-cell-address="$Cover.$G$48" table:expression="$#REF!.$B$#REF!:$H$#REF!"/>
        <table:named-expression table:name="FAQ_41_013" table:base-cell-address="$Cover.$G$51" table:expression="$#REF!.$B$#REF!:$H$#REF!"/>
        <table:named-expression table:name="FOR_27_003" table:base-cell-address="$Cover.$G$23" table:expression="$#REF!.$B$#REF!:$H$#REF!"/>
        <table:named-expression table:name="FOR_29" table:base-cell-address="$Cover.$G$34" table:expression="$#REF!.$B$#REF!:$H$#REF!"/>
        <table:named-expression table:name="FOR_29_001" table:base-cell-address="$Cover.$G$15" table:expression="$#REF!.$B$#REF!:$H$#REF!"/>
        <table:named-expression table:name="FOR_29_002" table:base-cell-address="$Cover.$C$31" table:expression="$#REF!.$B$#REF!:$H$#REF!"/>
        <table:named-expression table:name="FOR_29_003" table:base-cell-address="$Cover.$G$23" table:expression="$#REF!.$B$#REF!:$H$#REF!"/>
        <table:named-expression table:name="FOR_29_004" table:base-cell-address="$Cover.$G$28" table:expression="$#REF!.$B$#REF!:$H$#REF!"/>
        <table:named-expression table:name="FOR_30_002" table:base-cell-address="$Cover.$C$31" table:expression="$#REF!.$D$#REF!"/>
        <table:named-range table:name="INT_COL_CAL_01" table:base-cell-address="$Integration_Features.$H$48" table:cell-range-address="$Integration_Features.$E$91:.$H$95"/>
        <table:named-range table:name="INT_KS_ANS_01" table:base-cell-address="$Integration_Features.$H$73" table:cell-range-address="$Integration_Features.$F$115:.$H$119"/>
        <table:named-range table:name="INT_KS_ANS_02" table:base-cell-address="$Integration_Features.$H$80" table:cell-range-address="$Integration_Features.$F$122:.$H$126"/>
        <table:named-range table:name="INT_KS_FOR_01" table:base-cell-address="$Integration_Features.$H$59" table:cell-range-address="$Integration_Features.$E$102:.$H$105"/>
        <table:named-range table:name="PRODUCT_NAME" table:base-cell-address="$Cover.$C$7" table:cell-range-address="$Cover.$C$10"/>
        <table:named-expression table:name="TEST_VERSION" table:base-cell-address="$Cover.$A$1" table:expression="$#REF!.$C$4"/>
      </table:named-expressions>
      <table:database-ranges>
        <table:database-range table:name="__Anonymous_Sheet_DB__2" table:target-range-address="Integration_Features.E1:Integration_Features.E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4" svg:font-family="Arial" style:font-adornments="Normal" style:font-family-generic="swiss" style:font-pitch="variable"/>
    <style:font-face style:name="Arial3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£</number:text>
      <number:number number:decimal-places="0" number:min-integer-digits="1" number:grouping="true"/>
    </number:number-style>
    <number:number-style style:name="N138">
      <style:text-properties fo:color="#ff0000"/>
      <number:text>-£</number:text>
      <number:number number:decimal-places="0" number:min-integer-digits="1" number:grouping="true"/>
      <style:map style:condition="value()&gt;=0" style:apply-style-name="N138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2" number:min-integer-digits="1" number:grouping="true"/>
    </number:number-style>
    <number:number-style style:name="N141">
      <style:text-properties fo:color="#ff0000"/>
      <number:text>-£</number:text>
      <number:number number:decimal-places="2" number:min-integer-digits="1" number:grouping="true"/>
      <style:map style:condition="value()&gt;=0" style:apply-style-name="N141P0"/>
    </number:number-style>
    <number:number-style style:name="N145P0" style:volatile="true">
      <number:text> £</number:text>
      <number:number number:decimal-places="0" number:min-integer-digits="1" number:grouping="true"/>
      <number:text> </number:text>
    </number:number-style>
    <number:number-style style:name="N145P1" style:volatile="true">
      <number:text>-£</number:text>
      <number:number number:decimal-places="0" number:min-integer-digits="1" number:grouping="true"/>
      <number:text> </number:text>
    </number:number-style>
    <number:number-style style:name="N145P2" style:volatile="true">
      <number:text> £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£</number:text>
      <number:number number:decimal-places="2" number:min-integer-digits="1" number:grouping="true"/>
      <number:text> </number:text>
    </number:number-style>
    <number:number-style style:name="N151P1" style:volatile="true">
      <number:text>-£</number:text>
      <number:number number:decimal-places="2" number:min-integer-digits="1" number:grouping="true"/>
      <number:text> </number:text>
    </number:number-style>
    <number:number-style style:name="N151P2" style:volatile="true">
      <number:text> £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-</number:text>
      <number:number number:decimal-places="2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£-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£-</number:text>
      <number:number number:decimal-places="2" number:min-integer-digits="1" number:grouping="true"/>
      <style:map style:condition="value()&gt;=0" style:apply-style-name="N155P0"/>
    </number:number-style>
    <number:date-style style:name="N156">
      <number:day/>
      <number:text>-</number:text>
      <number:month number:textual="true"/>
      <number:text>-</number:text>
      <number:year/>
    </number:date-style>
    <number:date-style style:name="N157P0" style:volatile="true">
      <number:day/>
      <number:text>-</number:text>
      <number:month number:textual="true"/>
      <number:text>-</number:text>
      <number:year/>
    </number:date-style>
    <number:text-style style:name="N157">
      <number:text-content/>
      <style:map style:condition="value()&gt;=0" style:apply-style-name="N157P0"/>
    </number:text-style>
    <number:number-style style:name="N158">
      <number:number number:decimal-places="1" number:min-integer-digits="1"/>
    </number:number-style>
    <number:date-style style:name="N159">
      <number:day/>
      <number:text>- </number:text>
      <number:month number:textual="true"/>
      <number:text>- </number:text>
      <number:year number:style="long"/>
    </number:date-style>
    <number:date-style style:name="N160">
      <number:day/>
      <number:text>-</number:text>
      <number:month number:textual="true"/>
      <number:text>-</number:text>
      <number:year number:style="long"/>
    </number:date-style>
    <number:number-style style:name="N162P0" style:volatile="true">
      <number:text>¥</number:text>
      <number:number number:decimal-places="0" number:min-integer-digits="1" number:grouping="true"/>
    </number:number-style>
    <number:number-style style:name="N162">
      <style:text-properties fo:color="#ff0000"/>
      <number:text>¥-</number:text>
      <number:number number:decimal-places="0" number:min-integer-digits="1" number:grouping="true"/>
      <style:map style:condition="value()&gt;=0" style:apply-style-name="N162P0"/>
    </number:number-style>
    <number:number-style style:name="N163">
      <number:text>UR_</number:text>
      <number:number number:decimal-places="0" number:min-integer-digits="2"/>
    </number:number-style>
    <number:date-style style:name="N164P0" style:volatile="true">
      <number:day/>
      <number:text>-</number:text>
      <number:month number:textual="true"/>
      <number:text>-</number:text>
      <number:year number:style="long"/>
    </number:date-style>
    <number:text-style style:name="N164">
      <number:text-content/>
      <style:map style:condition="value()&gt;=0" style:apply-style-name="N164P0"/>
    </number:text-style>
    <number:number-style style:name="N165">
      <number:text>GUI_</number:text>
      <number:number number:decimal-places="0" number:min-integer-digits="2"/>
    </number:number-style>
    <number:number-style style:name="N166">
      <number:text>FUN_</number:text>
      <number:number number:decimal-places="0" number:min-integer-digits="2"/>
    </number:number-style>
    <number:number-style style:name="N16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1" number:grouping="true"/>
    </number:number-style>
    <number:number-style style:name="N169">
      <style:text-properties fo:color="#ff0000"/>
      <number:text>¥¥-</number:text>
      <number:number number:decimal-places="0" number:min-integer-digits="1" number:grouping="true"/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0P0"/>
    </number:number-style>
    <number:number-style style:name="N171">
      <number:text>DATA_</number:text>
      <number:number number:decimal-places="0" number:min-integer-digits="2"/>
    </number:number-style>
    <number:number-style style:name="N172">
      <number:text>DATA_M_</number:text>
      <number:number number:decimal-places="0" number:min-integer-digits="2"/>
    </number:number-style>
    <number:percentage-style style:name="N173">
      <number:number number:decimal-places="1" number:min-integer-digits="1"/>
      <number:text>%</number:text>
    </number:percentage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1P0"/>
    </number:currency-style>
    <number:number-style style:name="N183P0" style:volatile="true">
      <number:number number:decimal-places="0" number:min-integer-digits="1"/>
      <number:text> </number:text>
    </number:number-style>
    <number:number-style style:name="N183">
      <number:text>(</number:text>
      <number:number number:decimal-places="0" number:min-integer-digits="1"/>
      <number:text>)</number:text>
      <style:map style:condition="value()&gt;=0" style:apply-style-name="N183P0"/>
    </number:number-style>
    <number:number-style style:name="N185P0" style:volatile="true">
      <number:number number:decimal-places="2" number:min-integer-digits="1"/>
      <number:text> </number:text>
    </number:number-style>
    <number:number-style style:name="N185">
      <number:text>(</number:text>
      <number:number number:decimal-places="2" number:min-integer-digits="1"/>
      <number:text>)</number:text>
      <style:map style:condition="value()&gt;=0" style:apply-style-name="N185P0"/>
    </number:number-style>
    <number:date-style style:name="N186">
      <number:month number:textual="true"/>
      <number:text>-</number:text>
      <number:year number:style="long"/>
    </number:date-style>
    <number:number-style style:name="N187P0" style:volatile="true">
      <number:number number:decimal-places="2" number:min-integer-digits="1"/>
    </number:number-style>
    <number:number-style style:name="N187">
      <style:text-properties fo:color="#ff0000"/>
      <number:number number:decimal-places="2" number:min-integer-digits="1"/>
      <style:map style:condition="value()&gt;=0" style:apply-style-name="N187P0"/>
    </number:number-style>
    <number:number-style style:name="N188">
      <number:number number:decimal-places="0" number:min-integer-digits="3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month/>
      <number:text>/</number:text>
      <number:day/>
      <number:text>/</number:text>
      <number:year number:style="long"/>
    </number:date-style>
    <number:date-style style:name="N218">
      <number:day/>
      <number:text>-</number:text>
      <number:month number:textual="true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220">
      <number:month number:textual="true"/>
      <number:text>- </number:text>
      <number:day/>
      <number:text>- </number:text>
      <number:year/>
    </number:date-style>
    <number:date-style style:name="N221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fo:font-size="11pt" style:font-name-asian="ＭＳ Ｐゴシック" style:font-size-asian="11pt" style:font-name-complex="Arial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Functional_20_Test_20_Case_20_v1.0" style:display-name="Normal_Functional Test Case v1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NextG_5f_AHR-010_5f_A0024_5f_TestDesign_5f_v0_20_1" style:display-name="Normal_NextG_AHR-010_A0024_TestDesign_v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2cm solid #000000"/>
      <style:text-properties style:use-window-font-color="true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c0c0c0"/>
      <style:text-properties fo:color="#000000"/>
    </style:style>
    <style:style style:name="Excel_5f_CondFormat_5f_1_5f_2_5f_1_20_1" style:display-name="Excel_CondFormat_1_2_1 1" style:family="table-cell" style:parent-style-name="Default">
      <style:table-cell-properties fo:background-color="#c0c0c0"/>
      <style:text-properties style:use-window-font-color="true"/>
    </style:style>
    <style:style style:name="Normal_5f_eXoFunctionnalityList_5f_revuParPatrice_5f_contactMail_20_1" style:display-name="Normal_eXoFunctionnalityList_revuParPatrice_contactMail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c0c0c0"/>
      <style:text-properties fo:color="#000000"/>
    </style:style>
    <style:style style:name="Excel_5f_CondFormat_5f_1_5f_2_5f_1" style:display-name="Excel_CondFormat_1_2_1" style:family="table-cell" style:parent-style-name="Default">
      <style:table-cell-properties fo:background-color="#c0c0c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2" style:display-name="Normal_Contact Portlet_TestCase Specification_acceptance_1.4.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3" style:display-name="Normal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27.94cm" fo:page-height="21.59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3cm" fo:page-height="21.006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Mpm4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page-layout style:name="Mpm5">
      <style:page-layout-properties fo:page-width="29.699cm" fo:page-height="20.999cm" style:num-format="1" style:print-orientation="landscape" fo:margin-top="1.27cm" fo:margin-bottom="1.27cm" fo:margin-left="1.27cm" fo:margin-right="0.635cm" style:first-page-number="continue" style:scale-to="100%" style:writing-mode="lr-tb"/>
      <style:header-style>
        <style:header-footer-properties fo:min-height="0.751cm" fo:margin-left="0.63cm" fo:margin-right="1.265cm" fo:margin-bottom="0.841cm"/>
      </style:header-style>
      <style:footer-style>
        <style:header-footer-properties fo:min-height="0.751cm" fo:margin-left="0.63cm" fo:margin-right="1.265cm" fo:margin-top="0.877cm"/>
      </style:footer-style>
    </style:page-layout>
    <style:page-layout style:name="Mpm6">
      <style:page-layout-properties fo:page-width="27.94cm" fo:page-height="21.59cm" style:num-format="1" style:print-orientation="landscape" fo:margin-top="2.499cm" fo:margin-bottom="1.27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.947cm"/>
      </style:footer-style>
    </style:page-layout>
    <style:page-layout style:name="Mpm7">
      <style:page-layout-properties fo:page-width="29.699cm" fo:page-height="20.999cm" style:num-format="1" style:print-orientation="landscape" fo:margin-top="2cm" fo:margin-bottom="2cm" fo:margin-left="2cm" fo:margin-right="2cm" style:scale-to="100%"/>
      <style:header-style>
        <style:header-footer-properties fo:margin-left="0cm" fo:margin-right="0cm" fo:margin-bottom="0.25cm"/>
      </style:header-style>
      <style:footer-style>
        <style:header-footer-properties fo:margin-left="0cm" fo:margin-right="0cm" fo:margin-top="0.25cm"/>
      </style:footer-style>
    </style:page-layout>
    <style:page-layout style:name="Mpm8">
      <style:page-layout-properties fo:page-width="29.699cm" fo:page-height="42cm" style:num-format="1" style:print-orientation="portrait" fo:margin-top="1.3cm" fo:margin-bottom="2.499cm" fo:margin-left="1.9cm" fo:margin-right="1.9cm" style:first-page-number="continue" style:scale-to="100%"/>
      <style:header-style>
        <style:header-footer-properties fo:margin-left="0cm" fo:margin-right="0cm" fo:margin-bottom="0.494cm"/>
      </style:header-style>
      <style:footer-style>
        <style:header-footer-properties fo:margin-left="0cm" fo:margin-right="0cm" fo:margin-top="0cm"/>
      </style:footer-style>
    </style:page-layout>
    <style:page-layout style:name="Mpm9">
      <style:page-layout-properties style:num-format="1" style:print-orientation="portrait" fo:margin-top="2.499cm" fo:margin-bottom="2.499cm" fo:margin-left="1.9cm" fo:margin-right="1.9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MT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left>
          <text:p>Test Case_Commnet for document</text:p>
        </style:region-left>
        <style:region-center>
          <text:p><text:sheet-name>???</text:sheet-name></text:p>
        </style:region-center>
      </style:header>
      <style:header-left style:display="false"/>
      <style:footer>
        <style:region-left>
          <text:p>eXo Platform</text:p>
        </style:region-left>
        <style:region-center>
          <text:p>Page <text:page-number>1</text:page-number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1">21/05/2012</text:date>, <text:time>14:1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Company" style:display-name="PageStyle_Company" style:page-layout-name="Mpm4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Facilitate_Test Case\Company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s" style:display-name="PageStyle_Users" style:page-layout-name="Mpm5">
      <style:header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Us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oviders" style:display-name="PageStyle_Providers" style:page-layout-name="Mpm5">
      <style:header>
        <style:region-left>
          <text:p><text:span text:style-name="MT3">Test Case_Add/Edit localized content</text:span></text:p>
        </style:region-left>
        <style:region-right>
          <text:p><text:span text:style-name="MT3">v1.0</text:span></text:p>
        </style:region-right>
      </style:header>
      <style:header-left style:display="false">
        <style:region-left>
          <text:p><text:span text:style-name="MT3">Facilitate_Test Case\Providers</text:span></text:p>
        </style:region-left>
        <style:region-right>
          <text:p><text:span text:style-name="MT3">v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User_20_Permissions" style:display-name="PageStyle_User Permissions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Test_20_Report" style:display-name="PageStyle_Test Report" style:page-layout-name="Mpm6">
      <style:header style:display="false"/>
      <style:header-left style:display="false"/>
      <style:footer>
        <style:region-left>
          <text:p><text:span text:style-name="MT1"><text:s/></text:span><text:span text:style-name="MT1">02ae-BM/PM/HDCV/FSOFT v1/0</text:span></text:p>
        </style:region-left>
      </style:footer>
      <style:footer-left style:display="false">
        <style:region-left>
          <text:p><text:span text:style-name="MT1"><text:s/></text:span><text:span text:style-name="MT1">02ae-BM/PM/HDCV/FSOFT v1/0</text:span></text:p>
        </style:region-left>
      </style:footer-left>
    </style:master-page>
    <style:master-page style:name="PageStyle_5f_Compose" style:display-name="PageStyle_Compose" style:page-layout-name="Mpm7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Mail" style:display-name="PageStyle_Mail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FAQ" style:display-name="PageStyle_FAQ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1" style:display-name="PageStyle_FAQ 1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FAQ_20_2" style:display-name="PageStyle_FAQ 2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Mail_20_1" style:display-name="PageStyle_Mail 1" style:page-layout-name="Mpm8">
      <style:header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>
      <style:header-left style:display="false">
        <style:region-left>
          <text:p><text:span text:style-name="MT5"><text:file-name text:display="name-and-extension">???</text:file-name></text:span></text:p>
          <text:p><text:span text:style-name="MT5"><text:sheet-name>???</text:sheet-name></text:span></text:p>
        </style:region-left>
        <style:region-right>
          <text:p><text:span text:style-name="MT5"><text:page-number>1</text:page-number></text:span><text:span text:style-name="MT5">/</text:span><text:span text:style-name="MT5"><text:page-count>99</text:page-count></text:span></text:p>
        </style:region-right>
      </style:header-left>
      <style:footer style:display="false"/>
      <style:footer-left style:display="false"/>
    </style:master-page>
    <style:master-page style:name="PageStyle_5f_Custom_20_Layout_20_View" style:display-name="PageStyle_Custom Layout View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  <style:master-page style:name="PageStyle_5f_Custom_20_Layout_20_View_20_1" style:display-name="PageStyle_Custom Layout View 1" style:page-layout-name="Mpm10">
      <style:header>
        <text:p><text:span text:style-name="MT4"><text:sheet-name>???</text:sheet-name></text:span></text:p>
      </style:header>
      <style:header-left style:display="false">
        <text:p><text:span text:style-name="MT4"><text:sheet-name>???</text:sheet-name></text:span></text:p>
      </style:header-left>
      <style:footer>
        <text:p><text:span text:style-name="MT4">Page </text:span><text:span text:style-name="MT4"><text:page-number>1</text:page-number></text:span></text:p>
      </style:footer>
      <style:footer-left style:display="false">
        <text:p><text:span text:style-name="MT4">Page </text:span><text:span text:style-name="MT4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eXo FAQ Test Cases</dc:title>
    <dc:description>9-Jan-07: IP: Add test report, remove Traceability matrix, add formula to calculate Test case coverage, Add record of change</dc:description>
    <dc:subject>Test case specification</dc:subject>
    <meta:initial-creator>Thanh Cong Nguyen</meta:initial-creator>
    <meta:creation-date>2008-09-10T15:56:08</meta:creation-date>
    <dc:date>2012-05-21T14:14:09.67</dc:date>
    <meta:editing-cycles>575</meta:editing-cycles>
    <meta:editing-duration>P13DT12H31M44S</meta:editing-duration>
    <meta:document-statistic meta:table-count="6" meta:cell-count="3064" meta:object-count="1"/>
    <meta:user-defined meta:name="Info 1"/>
    <meta:user-defined meta:name="Info 2"/>
    <meta:user-defined meta:name="Info 3"/>
    <meta:user-defined meta:name="Info 4"/>
  </office:meta>
</office:document-meta>
</file>